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lay3.comm.sub.network" table:style-name="ta1">
        <table:shapes>
          <draw:frame draw:z-index="0" draw:style-name="gr1" draw:text-style-name="P1" svg:width="1297.67pt" svg:height="633.97pt" svg:x="62.36pt" svg:y="3pt">
            <draw:object draw:notify-on-update-of-ranges="'relay3.comm.sub.network'.E2:'relay3.comm.sub.network'.E492 'relay3.comm.sub.network'.F2:'relay3.comm.sub.network'.F49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028855.02557" calcext:value-type="float">
            <text:p>1456028855.02557</text:p>
          </table:table-cell>
          <table:table-cell office:value-type="float" office:value="1456028855.02593" calcext:value-type="float">
            <text:p>1456028855.02593</text:p>
          </table:table-cell>
          <table:table-cell office:value-type="float" office:value="4864" calcext:value-type="float">
            <text:p>4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028855.12054" calcext:value-type="float">
            <text:p>1456028855.12054</text:p>
          </table:table-cell>
          <table:table-cell office:value-type="float" office:value="1456028855.12095" calcext:value-type="float">
            <text:p>1456028855.12095</text:p>
          </table:table-cell>
          <table:table-cell office:value-type="float" office:value="4952" calcext:value-type="float">
            <text:p>4952</text:p>
          </table:table-cell>
          <table:table-cell table:formula="of:=[.B3]-[.B$2]" office:value-type="float" office:value="0.0949721336364746" calcext:value-type="float">
            <text:p>0.0949721336</text:p>
          </table:table-cell>
          <table:table-cell table:formula="of:=[.D3]/([.E3]-[.E2])" office:value-type="float" office:value="52141.6104955039" calcext:value-type="float">
            <text:p>52141.6104955039</text:p>
          </table:table-cell>
          <table:table-cell table:formula="of:=[.E3]-[.E2]" office:value-type="float" office:value="0.0949721336364746" calcext:value-type="float">
            <text:p>0.0949721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028855.22029" calcext:value-type="float">
            <text:p>1456028855.22029</text:p>
          </table:table-cell>
          <table:table-cell office:value-type="float" office:value="1456028855.22067" calcext:value-type="float">
            <text:p>1456028855.22067</text:p>
          </table:table-cell>
          <table:table-cell office:value-type="float" office:value="5056" calcext:value-type="float">
            <text:p>5056</text:p>
          </table:table-cell>
          <table:table-cell table:formula="of:=[.B4]-[.B$2]" office:value-type="float" office:value="0.194721221923828" calcext:value-type="float">
            <text:p>0.1947212219</text:p>
          </table:table-cell>
          <table:table-cell table:formula="of:=[.D4]/([.E4]-[.E3])" office:value-type="float" office:value="50687.1800716099" calcext:value-type="float">
            <text:p>50687.1800716099</text:p>
          </table:table-cell>
          <table:table-cell table:formula="of:=[.E4]-[.E3]" office:value-type="float" office:value="0.0997490882873535" calcext:value-type="float">
            <text:p>0.09974908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028855.32091" calcext:value-type="float">
            <text:p>1456028855.32091</text:p>
          </table:table-cell>
          <table:table-cell office:value-type="float" office:value="1456028855.3213" calcext:value-type="float">
            <text:p>1456028855.3213</text:p>
          </table:table-cell>
          <table:table-cell office:value-type="float" office:value="5160" calcext:value-type="float">
            <text:p>5160</text:p>
          </table:table-cell>
          <table:table-cell table:formula="of:=[.B5]-[.B$2]" office:value-type="float" office:value="0.295341014862061" calcext:value-type="float">
            <text:p>0.2953410149</text:p>
          </table:table-cell>
          <table:table-cell table:formula="of:=[.D5]/([.E5]-[.E4])" office:value-type="float" office:value="51282.1568134967" calcext:value-type="float">
            <text:p>51282.1568134967</text:p>
          </table:table-cell>
          <table:table-cell table:formula="of:=[.E5]-[.E4]" office:value-type="float" office:value="0.100619792938232" calcext:value-type="float">
            <text:p>0.10061979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028855.41734" calcext:value-type="float">
            <text:p>1456028855.41734</text:p>
          </table:table-cell>
          <table:table-cell office:value-type="float" office:value="1456028855.41755" calcext:value-type="float">
            <text:p>1456028855.41755</text:p>
          </table:table-cell>
          <table:table-cell office:value-type="float" office:value="5264" calcext:value-type="float">
            <text:p>5264</text:p>
          </table:table-cell>
          <table:table-cell table:formula="of:=[.B6]-[.B$2]" office:value-type="float" office:value="0.391765117645264" calcext:value-type="float">
            <text:p>0.3917651176</text:p>
          </table:table-cell>
          <table:table-cell table:formula="of:=[.D6]/([.E6]-[.E5])" office:value-type="float" office:value="54592.1595126004" calcext:value-type="float">
            <text:p>54592.1595126004</text:p>
          </table:table-cell>
          <table:table-cell table:formula="of:=[.E6]-[.E5]" office:value-type="float" office:value="0.0964241027832031" calcext:value-type="float">
            <text:p>0.0964241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028855.52089" calcext:value-type="float">
            <text:p>1456028855.52089</text:p>
          </table:table-cell>
          <table:table-cell office:value-type="float" office:value="1456028855.52111" calcext:value-type="float">
            <text:p>1456028855.52111</text:p>
          </table:table-cell>
          <table:table-cell office:value-type="float" office:value="5384" calcext:value-type="float">
            <text:p>5384</text:p>
          </table:table-cell>
          <table:table-cell table:formula="of:=[.B7]-[.B$2]" office:value-type="float" office:value="0.495320081710815" calcext:value-type="float">
            <text:p>0.4953200817</text:p>
          </table:table-cell>
          <table:table-cell table:formula="of:=[.D7]/([.E7]-[.E6])" office:value-type="float" office:value="51991.7132759744" calcext:value-type="float">
            <text:p>51991.7132759744</text:p>
          </table:table-cell>
          <table:table-cell table:formula="of:=[.E7]-[.E6]" office:value-type="float" office:value="0.103554964065552" calcext:value-type="float">
            <text:p>0.10355496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028855.6209" calcext:value-type="float">
            <text:p>1456028855.6209</text:p>
          </table:table-cell>
          <table:table-cell office:value-type="float" office:value="1456028855.62111" calcext:value-type="float">
            <text:p>1456028855.62111</text:p>
          </table:table-cell>
          <table:table-cell office:value-type="float" office:value="5504" calcext:value-type="float">
            <text:p>5504</text:p>
          </table:table-cell>
          <table:table-cell table:formula="of:=[.B8]-[.B$2]" office:value-type="float" office:value="0.595328569412231" calcext:value-type="float">
            <text:p>0.5953285694</text:p>
          </table:table-cell>
          <table:table-cell table:formula="of:=[.D8]/([.E8]-[.E7])" office:value-type="float" office:value="55035.3287656211" calcext:value-type="float">
            <text:p>55035.3287656211</text:p>
          </table:table-cell>
          <table:table-cell table:formula="of:=[.E8]-[.E7]" office:value-type="float" office:value="0.100008487701416" calcext:value-type="float">
            <text:p>0.10000848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028855.72055" calcext:value-type="float">
            <text:p>1456028855.72055</text:p>
          </table:table-cell>
          <table:table-cell office:value-type="float" office:value="1456028855.72077" calcext:value-type="float">
            <text:p>1456028855.72077</text:p>
          </table:table-cell>
          <table:table-cell office:value-type="float" office:value="5624" calcext:value-type="float">
            <text:p>5624</text:p>
          </table:table-cell>
          <table:table-cell table:formula="of:=[.B9]-[.B$2]" office:value-type="float" office:value="0.694977045059204" calcext:value-type="float">
            <text:p>0.6949770451</text:p>
          </table:table-cell>
          <table:table-cell table:formula="of:=[.D9]/([.E9]-[.E8])" office:value-type="float" office:value="56438.3947018346" calcext:value-type="float">
            <text:p>56438.3947018346</text:p>
          </table:table-cell>
          <table:table-cell table:formula="of:=[.E9]-[.E8]" office:value-type="float" office:value="0.0996484756469727" calcext:value-type="float">
            <text:p>0.09964847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028855.81696" calcext:value-type="float">
            <text:p>1456028855.81696</text:p>
          </table:table-cell>
          <table:table-cell office:value-type="float" office:value="1456028855.81718" calcext:value-type="float">
            <text:p>1456028855.81718</text:p>
          </table:table-cell>
          <table:table-cell office:value-type="float" office:value="5736" calcext:value-type="float">
            <text:p>5736</text:p>
          </table:table-cell>
          <table:table-cell table:formula="of:=[.B10]-[.B$2]" office:value-type="float" office:value="0.791391134262085" calcext:value-type="float">
            <text:p>0.7913911343</text:p>
          </table:table-cell>
          <table:table-cell table:formula="of:=[.D10]/([.E10]-[.E9])" office:value-type="float" office:value="59493.3795197705" calcext:value-type="float">
            <text:p>59493.3795197705</text:p>
          </table:table-cell>
          <table:table-cell table:formula="of:=[.E10]-[.E9]" office:value-type="float" office:value="0.0964140892028809" calcext:value-type="float">
            <text:p>0.09641408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028855.91716" calcext:value-type="float">
            <text:p>1456028855.91716</text:p>
          </table:table-cell>
          <table:table-cell office:value-type="float" office:value="1456028855.91739" calcext:value-type="float">
            <text:p>1456028855.91739</text:p>
          </table:table-cell>
          <table:table-cell office:value-type="float" office:value="5864" calcext:value-type="float">
            <text:p>5864</text:p>
          </table:table-cell>
          <table:table-cell table:formula="of:=[.B11]-[.B$2]" office:value-type="float" office:value="0.891591787338257" calcext:value-type="float">
            <text:p>0.8915917873</text:p>
          </table:table-cell>
          <table:table-cell table:formula="of:=[.D11]/([.E11]-[.E10])" office:value-type="float" office:value="58522.5726577074" calcext:value-type="float">
            <text:p>58522.5726577074</text:p>
          </table:table-cell>
          <table:table-cell table:formula="of:=[.E11]-[.E10]" office:value-type="float" office:value="0.100200653076172" calcext:value-type="float">
            <text:p>0.10020065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028856.0208" calcext:value-type="float">
            <text:p>1456028856.0208</text:p>
          </table:table-cell>
          <table:table-cell office:value-type="float" office:value="1456028856.02101" calcext:value-type="float">
            <text:p>1456028856.02101</text:p>
          </table:table-cell>
          <table:table-cell office:value-type="float" office:value="5992" calcext:value-type="float">
            <text:p>5992</text:p>
          </table:table-cell>
          <table:table-cell table:formula="of:=[.B12]-[.B$2]" office:value-type="float" office:value="0.995230197906494" calcext:value-type="float">
            <text:p>0.9952301979</text:p>
          </table:table-cell>
          <table:table-cell table:formula="of:=[.D12]/([.E12]-[.E11])" office:value-type="float" office:value="57816.401922285" calcext:value-type="float">
            <text:p>57816.401922285</text:p>
          </table:table-cell>
          <table:table-cell table:formula="of:=[.E12]-[.E11]" office:value-type="float" office:value="0.103638410568237" calcext:value-type="float">
            <text:p>0.10363841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028856.12112" calcext:value-type="float">
            <text:p>1456028856.12112</text:p>
          </table:table-cell>
          <table:table-cell office:value-type="float" office:value="1456028856.12133" calcext:value-type="float">
            <text:p>1456028856.12133</text:p>
          </table:table-cell>
          <table:table-cell office:value-type="float" office:value="6120" calcext:value-type="float">
            <text:p>6120</text:p>
          </table:table-cell>
          <table:table-cell table:formula="of:=[.B13]-[.B$2]" office:value-type="float" office:value="1.0955502986908" calcext:value-type="float">
            <text:p>1.0955502987</text:p>
          </table:table-cell>
          <table:table-cell table:formula="of:=[.D13]/([.E13]-[.E12])" office:value-type="float" office:value="61004.7234019293" calcext:value-type="float">
            <text:p>61004.7234019293</text:p>
          </table:table-cell>
          <table:table-cell table:formula="of:=[.E13]-[.E12]" office:value-type="float" office:value="0.100320100784302" calcext:value-type="float">
            <text:p>0.1003201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028856.21754" calcext:value-type="float">
            <text:p>1456028856.21754</text:p>
          </table:table-cell>
          <table:table-cell office:value-type="float" office:value="1456028856.21775" calcext:value-type="float">
            <text:p>1456028856.21775</text:p>
          </table:table-cell>
          <table:table-cell office:value-type="float" office:value="6240" calcext:value-type="float">
            <text:p>6240</text:p>
          </table:table-cell>
          <table:table-cell table:formula="of:=[.B14]-[.B$2]" office:value-type="float" office:value="1.19197154045105" calcext:value-type="float">
            <text:p>1.1919715405</text:p>
          </table:table-cell>
          <table:table-cell table:formula="of:=[.D14]/([.E14]-[.E13])" office:value-type="float" office:value="64716.0302655655" calcext:value-type="float">
            <text:p>64716.0302655655</text:p>
          </table:table-cell>
          <table:table-cell table:formula="of:=[.E14]-[.E13]" office:value-type="float" office:value="0.0964212417602539" calcext:value-type="float">
            <text:p>0.09642124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028856.32069" calcext:value-type="float">
            <text:p>1456028856.32069</text:p>
          </table:table-cell>
          <table:table-cell office:value-type="float" office:value="1456028856.32091" calcext:value-type="float">
            <text:p>1456028856.32091</text:p>
          </table:table-cell>
          <table:table-cell office:value-type="float" office:value="6368" calcext:value-type="float">
            <text:p>6368</text:p>
          </table:table-cell>
          <table:table-cell table:formula="of:=[.B15]-[.B$2]" office:value-type="float" office:value="1.2951192855835" calcext:value-type="float">
            <text:p>1.2951192856</text:p>
          </table:table-cell>
          <table:table-cell table:formula="of:=[.D15]/([.E15]-[.E14])" office:value-type="float" office:value="61736.6864571126" calcext:value-type="float">
            <text:p>61736.6864571126</text:p>
          </table:table-cell>
          <table:table-cell table:formula="of:=[.E15]-[.E14]" office:value-type="float" office:value="0.103147745132446" calcext:value-type="float">
            <text:p>0.10314774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028856.41716" calcext:value-type="float">
            <text:p>1456028856.41716</text:p>
          </table:table-cell>
          <table:table-cell office:value-type="float" office:value="1456028856.41737" calcext:value-type="float">
            <text:p>1456028856.41737</text:p>
          </table:table-cell>
          <table:table-cell office:value-type="float" office:value="6488" calcext:value-type="float">
            <text:p>6488</text:p>
          </table:table-cell>
          <table:table-cell table:formula="of:=[.B16]-[.B$2]" office:value-type="float" office:value="1.39158654212952" calcext:value-type="float">
            <text:p>1.3915865421</text:p>
          </table:table-cell>
          <table:table-cell table:formula="of:=[.D16]/([.E16]-[.E15])" office:value-type="float" office:value="67255.9812759353" calcext:value-type="float">
            <text:p>67255.9812759353</text:p>
          </table:table-cell>
          <table:table-cell table:formula="of:=[.E16]-[.E15]" office:value-type="float" office:value="0.0964672565460205" calcext:value-type="float">
            <text:p>0.09646725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028856.51774" calcext:value-type="float">
            <text:p>1456028856.51774</text:p>
          </table:table-cell>
          <table:table-cell office:value-type="float" office:value="1456028856.51796" calcext:value-type="float">
            <text:p>1456028856.51796</text:p>
          </table:table-cell>
          <table:table-cell office:value-type="float" office:value="6608" calcext:value-type="float">
            <text:p>6608</text:p>
          </table:table-cell>
          <table:table-cell table:formula="of:=[.B17]-[.B$2]" office:value-type="float" office:value="1.49217343330383" calcext:value-type="float">
            <text:p>1.4921734333</text:p>
          </table:table-cell>
          <table:table-cell table:formula="of:=[.D17]/([.E17]-[.E16])" office:value-type="float" office:value="65694.4450996938" calcext:value-type="float">
            <text:p>65694.4450996938</text:p>
          </table:table-cell>
          <table:table-cell table:formula="of:=[.E17]-[.E16]" office:value-type="float" office:value="0.100586891174316" calcext:value-type="float">
            <text:p>0.10058689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028856.62107" calcext:value-type="float">
            <text:p>1456028856.62107</text:p>
          </table:table-cell>
          <table:table-cell office:value-type="float" office:value="1456028856.62128" calcext:value-type="float">
            <text:p>1456028856.62128</text:p>
          </table:table-cell>
          <table:table-cell office:value-type="float" office:value="6728" calcext:value-type="float">
            <text:p>6728</text:p>
          </table:table-cell>
          <table:table-cell table:formula="of:=[.B18]-[.B$2]" office:value-type="float" office:value="1.59549903869629" calcext:value-type="float">
            <text:p>1.5954990387</text:p>
          </table:table-cell>
          <table:table-cell table:formula="of:=[.D18]/([.E18]-[.E17])" office:value-type="float" office:value="65114.5471100353" calcext:value-type="float">
            <text:p>65114.5471100353</text:p>
          </table:table-cell>
          <table:table-cell table:formula="of:=[.E18]-[.E17]" office:value-type="float" office:value="0.103325605392456" calcext:value-type="float">
            <text:p>0.10332560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028856.7237" calcext:value-type="float">
            <text:p>1456028856.7237</text:p>
          </table:table-cell>
          <table:table-cell office:value-type="float" office:value="1456028856.72392" calcext:value-type="float">
            <text:p>1456028856.72392</text:p>
          </table:table-cell>
          <table:table-cell office:value-type="float" office:value="6848" calcext:value-type="float">
            <text:p>6848</text:p>
          </table:table-cell>
          <table:table-cell table:formula="of:=[.B19]-[.B$2]" office:value-type="float" office:value="1.69813346862793" calcext:value-type="float">
            <text:p>1.6981334686</text:p>
          </table:table-cell>
          <table:table-cell table:formula="of:=[.D19]/([.E19]-[.E18])" office:value-type="float" office:value="66722.2490986805" calcext:value-type="float">
            <text:p>66722.2490986805</text:p>
          </table:table-cell>
          <table:table-cell table:formula="of:=[.E19]-[.E18]" office:value-type="float" office:value="0.102634429931641" calcext:value-type="float">
            <text:p>0.10263442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028856.82046" calcext:value-type="float">
            <text:p>1456028856.82046</text:p>
          </table:table-cell>
          <table:table-cell office:value-type="float" office:value="1456028856.82071" calcext:value-type="float">
            <text:p>1456028856.82071</text:p>
          </table:table-cell>
          <table:table-cell office:value-type="float" office:value="6960" calcext:value-type="float">
            <text:p>6960</text:p>
          </table:table-cell>
          <table:table-cell table:formula="of:=[.B20]-[.B$2]" office:value-type="float" office:value="1.79489254951477" calcext:value-type="float">
            <text:p>1.7948925495</text:p>
          </table:table-cell>
          <table:table-cell table:formula="of:=[.D20]/([.E20]-[.E19])" office:value-type="float" office:value="71931.2330812617" calcext:value-type="float">
            <text:p>71931.2330812617</text:p>
          </table:table-cell>
          <table:table-cell table:formula="of:=[.E20]-[.E19]" office:value-type="float" office:value="0.0967590808868408" calcext:value-type="float">
            <text:p>0.09675908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028856.91698" calcext:value-type="float">
            <text:p>1456028856.91698</text:p>
          </table:table-cell>
          <table:table-cell office:value-type="float" office:value="1456028856.91721" calcext:value-type="float">
            <text:p>1456028856.91721</text:p>
          </table:table-cell>
          <table:table-cell office:value-type="float" office:value="7064" calcext:value-type="float">
            <text:p>7064</text:p>
          </table:table-cell>
          <table:table-cell table:formula="of:=[.B21]-[.B$2]" office:value-type="float" office:value="1.89140963554382" calcext:value-type="float">
            <text:p>1.8914096355</text:p>
          </table:table-cell>
          <table:table-cell table:formula="of:=[.D21]/([.E21]-[.E20])" office:value-type="float" office:value="73189.1138722698" calcext:value-type="float">
            <text:p>73189.1138722698</text:p>
          </table:table-cell>
          <table:table-cell table:formula="of:=[.E21]-[.E20]" office:value-type="float" office:value="0.0965170860290527" calcext:value-type="float">
            <text:p>0.0965170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028857.0176" calcext:value-type="float">
            <text:p>1456028857.0176</text:p>
          </table:table-cell>
          <table:table-cell office:value-type="float" office:value="1456028857.01781" calcext:value-type="float">
            <text:p>1456028857.01781</text:p>
          </table:table-cell>
          <table:table-cell office:value-type="float" office:value="7168" calcext:value-type="float">
            <text:p>7168</text:p>
          </table:table-cell>
          <table:table-cell table:formula="of:=[.B22]-[.B$2]" office:value-type="float" office:value="1.99202585220337" calcext:value-type="float">
            <text:p>1.9920258522</text:p>
          </table:table-cell>
          <table:table-cell table:formula="of:=[.D22]/([.E22]-[.E21])" office:value-type="float" office:value="71241.0010828999" calcext:value-type="float">
            <text:p>71241.0010828999</text:p>
          </table:table-cell>
          <table:table-cell table:formula="of:=[.E22]-[.E21]" office:value-type="float" office:value="0.100616216659546" calcext:value-type="float">
            <text:p>0.10061621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028857.12058" calcext:value-type="float">
            <text:p>1456028857.12058</text:p>
          </table:table-cell>
          <table:table-cell office:value-type="float" office:value="1456028857.12079" calcext:value-type="float">
            <text:p>1456028857.12079</text:p>
          </table:table-cell>
          <table:table-cell office:value-type="float" office:value="7272" calcext:value-type="float">
            <text:p>7272</text:p>
          </table:table-cell>
          <table:table-cell table:formula="of:=[.B23]-[.B$2]" office:value-type="float" office:value="2.09500694274902" calcext:value-type="float">
            <text:p>2.0950069427</text:p>
          </table:table-cell>
          <table:table-cell table:formula="of:=[.D23]/([.E23]-[.E22])" office:value-type="float" office:value="70614.9057217075" calcext:value-type="float">
            <text:p>70614.9057217075</text:p>
          </table:table-cell>
          <table:table-cell table:formula="of:=[.E23]-[.E22]" office:value-type="float" office:value="0.102981090545654" calcext:value-type="float">
            <text:p>0.10298109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028857.21706" calcext:value-type="float">
            <text:p>1456028857.21706</text:p>
          </table:table-cell>
          <table:table-cell office:value-type="float" office:value="1456028857.21727" calcext:value-type="float">
            <text:p>1456028857.21727</text:p>
          </table:table-cell>
          <table:table-cell office:value-type="float" office:value="7360" calcext:value-type="float">
            <text:p>7360</text:p>
          </table:table-cell>
          <table:table-cell table:formula="of:=[.B24]-[.B$2]" office:value-type="float" office:value="2.19148778915405" calcext:value-type="float">
            <text:p>2.1914877892</text:p>
          </table:table-cell>
          <table:table-cell table:formula="of:=[.D24]/([.E24]-[.E23])" office:value-type="float" office:value="76284.5712308795" calcext:value-type="float">
            <text:p>76284.5712308795</text:p>
          </table:table-cell>
          <table:table-cell table:formula="of:=[.E24]-[.E23]" office:value-type="float" office:value="0.0964808464050293" calcext:value-type="float">
            <text:p>0.09648084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028857.32048" calcext:value-type="float">
            <text:p>1456028857.32048</text:p>
          </table:table-cell>
          <table:table-cell office:value-type="float" office:value="1456028857.3207" calcext:value-type="float">
            <text:p>1456028857.3207</text:p>
          </table:table-cell>
          <table:table-cell office:value-type="float" office:value="7448" calcext:value-type="float">
            <text:p>7448</text:p>
          </table:table-cell>
          <table:table-cell table:formula="of:=[.B25]-[.B$2]" office:value-type="float" office:value="2.29491186141968" calcext:value-type="float">
            <text:p>2.2949118614</text:p>
          </table:table-cell>
          <table:table-cell table:formula="of:=[.D25]/([.E25]-[.E24])" office:value-type="float" office:value="72014.1823546769" calcext:value-type="float">
            <text:p>72014.1823546769</text:p>
          </table:table-cell>
          <table:table-cell table:formula="of:=[.E25]-[.E24]" office:value-type="float" office:value="0.103424072265625" calcext:value-type="float">
            <text:p>0.10342407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028857.42103" calcext:value-type="float">
            <text:p>1456028857.42103</text:p>
          </table:table-cell>
          <table:table-cell office:value-type="float" office:value="1456028857.42125" calcext:value-type="float">
            <text:p>1456028857.42125</text:p>
          </table:table-cell>
          <table:table-cell office:value-type="float" office:value="7528" calcext:value-type="float">
            <text:p>7528</text:p>
          </table:table-cell>
          <table:table-cell table:formula="of:=[.B26]-[.B$2]" office:value-type="float" office:value="2.39546322822571" calcext:value-type="float">
            <text:p>2.3954632282</text:p>
          </table:table-cell>
          <table:table-cell table:formula="of:=[.D26]/([.E26]-[.E25])" office:value-type="float" office:value="74867.2070716052" calcext:value-type="float">
            <text:p>74867.2070716052</text:p>
          </table:table-cell>
          <table:table-cell table:formula="of:=[.E26]-[.E25]" office:value-type="float" office:value="0.10055136680603" calcext:value-type="float">
            <text:p>0.10055136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028857.53091" calcext:value-type="float">
            <text:p>1456028857.53091</text:p>
          </table:table-cell>
          <table:table-cell office:value-type="float" office:value="1456028857.53113" calcext:value-type="float">
            <text:p>1456028857.53113</text:p>
          </table:table-cell>
          <table:table-cell office:value-type="float" office:value="7600" calcext:value-type="float">
            <text:p>7600</text:p>
          </table:table-cell>
          <table:table-cell table:formula="of:=[.B27]-[.B$2]" office:value-type="float" office:value="2.50533699989319" calcext:value-type="float">
            <text:p>2.5053369999</text:p>
          </table:table-cell>
          <table:table-cell table:formula="of:=[.D27]/([.E27]-[.E26])" office:value-type="float" office:value="69170.2840874569" calcext:value-type="float">
            <text:p>69170.2840874569</text:p>
          </table:table-cell>
          <table:table-cell table:formula="of:=[.E27]-[.E26]" office:value-type="float" office:value="0.10987377166748" calcext:value-type="float">
            <text:p>0.10987377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028857.70246" calcext:value-type="float">
            <text:p>1456028857.70246</text:p>
          </table:table-cell>
          <table:table-cell office:value-type="float" office:value="1456028857.70268" calcext:value-type="float">
            <text:p>1456028857.70268</text:p>
          </table:table-cell>
          <table:table-cell office:value-type="float" office:value="7712" calcext:value-type="float">
            <text:p>7712</text:p>
          </table:table-cell>
          <table:table-cell table:formula="of:=[.B28]-[.B$2]" office:value-type="float" office:value="2.67689323425293" calcext:value-type="float">
            <text:p>2.6768932343</text:p>
          </table:table-cell>
          <table:table-cell table:formula="of:=[.D28]/([.E28]-[.E27])" office:value-type="float" office:value="44953.1900066569" calcext:value-type="float">
            <text:p>44953.1900066569</text:p>
          </table:table-cell>
          <table:table-cell table:formula="of:=[.E28]-[.E27]" office:value-type="float" office:value="0.171556234359741" calcext:value-type="float">
            <text:p>0.17155623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028857.80291" calcext:value-type="float">
            <text:p>1456028857.80291</text:p>
          </table:table-cell>
          <table:table-cell office:value-type="float" office:value="1456028857.80314" calcext:value-type="float">
            <text:p>1456028857.80314</text:p>
          </table:table-cell>
          <table:table-cell office:value-type="float" office:value="7760" calcext:value-type="float">
            <text:p>7760</text:p>
          </table:table-cell>
          <table:table-cell table:formula="of:=[.B29]-[.B$2]" office:value-type="float" office:value="2.77734088897705" calcext:value-type="float">
            <text:p>2.777340889</text:p>
          </table:table-cell>
          <table:table-cell table:formula="of:=[.D29]/([.E29]-[.E28])" office:value-type="float" office:value="77254.1680670673" calcext:value-type="float">
            <text:p>77254.1680670673</text:p>
          </table:table-cell>
          <table:table-cell table:formula="of:=[.E29]-[.E28]" office:value-type="float" office:value="0.100447654724121" calcext:value-type="float">
            <text:p>0.10044765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028857.90745" calcext:value-type="float">
            <text:p>1456028857.90745</text:p>
          </table:table-cell>
          <table:table-cell office:value-type="float" office:value="1456028857.90767" calcext:value-type="float">
            <text:p>1456028857.90767</text:p>
          </table:table-cell>
          <table:table-cell office:value-type="float" office:value="7808" calcext:value-type="float">
            <text:p>7808</text:p>
          </table:table-cell>
          <table:table-cell table:formula="of:=[.B30]-[.B$2]" office:value-type="float" office:value="2.88187909126282" calcext:value-type="float">
            <text:p>2.8818790913</text:p>
          </table:table-cell>
          <table:table-cell table:formula="of:=[.D30]/([.E30]-[.E29])" office:value-type="float" office:value="74690.398622467" calcext:value-type="float">
            <text:p>74690.398622467</text:p>
          </table:table-cell>
          <table:table-cell table:formula="of:=[.E30]-[.E29]" office:value-type="float" office:value="0.104538202285767" calcext:value-type="float">
            <text:p>0.10453820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028858.0342" calcext:value-type="float">
            <text:p>1456028858.0342</text:p>
          </table:table-cell>
          <table:table-cell office:value-type="float" office:value="1456028858.03461" calcext:value-type="float">
            <text:p>1456028858.03461</text:p>
          </table:table-cell>
          <table:table-cell office:value-type="float" office:value="7848" calcext:value-type="float">
            <text:p>7848</text:p>
          </table:table-cell>
          <table:table-cell table:formula="of:=[.B31]-[.B$2]" office:value-type="float" office:value="3.00863194465637" calcext:value-type="float">
            <text:p>3.0086319447</text:p>
          </table:table-cell>
          <table:table-cell table:formula="of:=[.D31]/([.E31]-[.E30])" office:value-type="float" office:value="61915.7659167858" calcext:value-type="float">
            <text:p>61915.7659167858</text:p>
          </table:table-cell>
          <table:table-cell table:formula="of:=[.E31]-[.E30]" office:value-type="float" office:value="0.126752853393555" calcext:value-type="float">
            <text:p>0.12675285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028858.20756" calcext:value-type="float">
            <text:p>1456028858.20756</text:p>
          </table:table-cell>
          <table:table-cell office:value-type="float" office:value="1456028858.20777" calcext:value-type="float">
            <text:p>1456028858.20777</text:p>
          </table:table-cell>
          <table:table-cell office:value-type="float" office:value="7880" calcext:value-type="float">
            <text:p>7880</text:p>
          </table:table-cell>
          <table:table-cell table:formula="of:=[.B32]-[.B$2]" office:value-type="float" office:value="3.18198657035828" calcext:value-type="float">
            <text:p>3.1819865704</text:p>
          </table:table-cell>
          <table:table-cell table:formula="of:=[.D32]/([.E32]-[.E31])" office:value-type="float" office:value="45455.9546253483" calcext:value-type="float">
            <text:p>45455.9546253483</text:p>
          </table:table-cell>
          <table:table-cell table:formula="of:=[.E32]-[.E31]" office:value-type="float" office:value="0.173354625701904" calcext:value-type="float">
            <text:p>0.17335462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028858.29008" calcext:value-type="float">
            <text:p>1456028858.29008</text:p>
          </table:table-cell>
          <table:table-cell office:value-type="float" office:value="1456028858.2903" calcext:value-type="float">
            <text:p>1456028858.2903</text:p>
          </table:table-cell>
          <table:table-cell office:value-type="float" office:value="7888" calcext:value-type="float">
            <text:p>7888</text:p>
          </table:table-cell>
          <table:table-cell table:formula="of:=[.B33]-[.B$2]" office:value-type="float" office:value="3.26451182365417" calcext:value-type="float">
            <text:p>3.2645118237</text:p>
          </table:table-cell>
          <table:table-cell table:formula="of:=[.D33]/([.E33]-[.E32])" office:value-type="float" office:value="95582.863244505" calcext:value-type="float">
            <text:p>95582.863244505</text:p>
          </table:table-cell>
          <table:table-cell table:formula="of:=[.E33]-[.E32]" office:value-type="float" office:value="0.0825252532958984" calcext:value-type="float">
            <text:p>0.08252525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028858.41813" calcext:value-type="float">
            <text:p>1456028858.41813</text:p>
          </table:table-cell>
          <table:table-cell office:value-type="float" office:value="1456028858.41834" calcext:value-type="float">
            <text:p>1456028858.41834</text:p>
          </table:table-cell>
          <table:table-cell office:value-type="float" office:value="7888" calcext:value-type="float">
            <text:p>7888</text:p>
          </table:table-cell>
          <table:table-cell table:formula="of:=[.B34]-[.B$2]" office:value-type="float" office:value="3.39255571365356" calcext:value-type="float">
            <text:p>3.3925557137</text:p>
          </table:table-cell>
          <table:table-cell table:formula="of:=[.D34]/([.E34]-[.E33])" office:value-type="float" office:value="61603.876608541" calcext:value-type="float">
            <text:p>61603.876608541</text:p>
          </table:table-cell>
          <table:table-cell table:formula="of:=[.E34]-[.E33]" office:value-type="float" office:value="0.12804388999939" calcext:value-type="float">
            <text:p>0.128043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028858.54641" calcext:value-type="float">
            <text:p>1456028858.54641</text:p>
          </table:table-cell>
          <table:table-cell office:value-type="float" office:value="1456028858.54663" calcext:value-type="float">
            <text:p>1456028858.54663</text:p>
          </table:table-cell>
          <table:table-cell office:value-type="float" office:value="7880" calcext:value-type="float">
            <text:p>7880</text:p>
          </table:table-cell>
          <table:table-cell table:formula="of:=[.B35]-[.B$2]" office:value-type="float" office:value="3.52084350585937" calcext:value-type="float">
            <text:p>3.5208435059</text:p>
          </table:table-cell>
          <table:table-cell table:formula="of:=[.D35]/([.E35]-[.E34])" office:value-type="float" office:value="61424.3948275157" calcext:value-type="float">
            <text:p>61424.3948275157</text:p>
          </table:table-cell>
          <table:table-cell table:formula="of:=[.E35]-[.E34]" office:value-type="float" office:value="0.128287792205811" calcext:value-type="float">
            <text:p>0.12828779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028858.70405" calcext:value-type="float">
            <text:p>1456028858.70405</text:p>
          </table:table-cell>
          <table:table-cell office:value-type="float" office:value="1456028858.70426" calcext:value-type="float">
            <text:p>1456028858.70426</text:p>
          </table:table-cell>
          <table:table-cell office:value-type="float" office:value="7840" calcext:value-type="float">
            <text:p>7840</text:p>
          </table:table-cell>
          <table:table-cell table:formula="of:=[.B36]-[.B$2]" office:value-type="float" office:value="3.67847561836243" calcext:value-type="float">
            <text:p>3.6784756184</text:p>
          </table:table-cell>
          <table:table-cell table:formula="of:=[.D36]/([.E36]-[.E35])" office:value-type="float" office:value="49736.0586971022" calcext:value-type="float">
            <text:p>49736.0586971022</text:p>
          </table:table-cell>
          <table:table-cell table:formula="of:=[.E36]-[.E35]" office:value-type="float" office:value="0.157632112503052" calcext:value-type="float">
            <text:p>0.15763211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028858.81054" calcext:value-type="float">
            <text:p>1456028858.81054</text:p>
          </table:table-cell>
          <table:table-cell office:value-type="float" office:value="1456028858.81076" calcext:value-type="float">
            <text:p>1456028858.81076</text:p>
          </table:table-cell>
          <table:table-cell office:value-type="float" office:value="7800" calcext:value-type="float">
            <text:p>7800</text:p>
          </table:table-cell>
          <table:table-cell table:formula="of:=[.B37]-[.B$2]" office:value-type="float" office:value="3.78496932983398" calcext:value-type="float">
            <text:p>3.7849693298</text:p>
          </table:table-cell>
          <table:table-cell table:formula="of:=[.D37]/([.E37]-[.E36])" office:value-type="float" office:value="73243.7614598795" calcext:value-type="float">
            <text:p>73243.7614598795</text:p>
          </table:table-cell>
          <table:table-cell table:formula="of:=[.E37]-[.E36]" office:value-type="float" office:value="0.106493711471558" calcext:value-type="float">
            <text:p>0.10649371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028858.92895" calcext:value-type="float">
            <text:p>1456028858.92895</text:p>
          </table:table-cell>
          <table:table-cell office:value-type="float" office:value="1456028858.92916" calcext:value-type="float">
            <text:p>1456028858.92916</text:p>
          </table:table-cell>
          <table:table-cell office:value-type="float" office:value="7760" calcext:value-type="float">
            <text:p>7760</text:p>
          </table:table-cell>
          <table:table-cell table:formula="of:=[.B38]-[.B$2]" office:value-type="float" office:value="3.90337729454041" calcext:value-type="float">
            <text:p>3.9033772945</text:p>
          </table:table-cell>
          <table:table-cell table:formula="of:=[.D38]/([.E38]-[.E37])" office:value-type="float" office:value="65536.1319590286" calcext:value-type="float">
            <text:p>65536.1319590286</text:p>
          </table:table-cell>
          <table:table-cell table:formula="of:=[.E38]-[.E37]" office:value-type="float" office:value="0.118407964706421" calcext:value-type="float">
            <text:p>0.11840796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028859.10238" calcext:value-type="float">
            <text:p>1456028859.10238</text:p>
          </table:table-cell>
          <table:table-cell office:value-type="float" office:value="1456028859.1026" calcext:value-type="float">
            <text:p>1456028859.1026</text:p>
          </table:table-cell>
          <table:table-cell office:value-type="float" office:value="7648" calcext:value-type="float">
            <text:p>7648</text:p>
          </table:table-cell>
          <table:table-cell table:formula="of:=[.B39]-[.B$2]" office:value-type="float" office:value="4.07681035995483" calcext:value-type="float">
            <text:p>4.07681036</text:p>
          </table:table-cell>
          <table:table-cell table:formula="of:=[.D39]/([.E39]-[.E38])" office:value-type="float" office:value="44097.704101145" calcext:value-type="float">
            <text:p>44097.704101145</text:p>
          </table:table-cell>
          <table:table-cell table:formula="of:=[.E39]-[.E38]" office:value-type="float" office:value="0.173433065414429" calcext:value-type="float">
            <text:p>0.17343306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028859.20285" calcext:value-type="float">
            <text:p>1456028859.20285</text:p>
          </table:table-cell>
          <table:table-cell office:value-type="float" office:value="1456028859.20307" calcext:value-type="float">
            <text:p>1456028859.20307</text:p>
          </table:table-cell>
          <table:table-cell office:value-type="float" office:value="7584" calcext:value-type="float">
            <text:p>7584</text:p>
          </table:table-cell>
          <table:table-cell table:formula="of:=[.B40]-[.B$2]" office:value-type="float" office:value="4.17728304862976" calcext:value-type="float">
            <text:p>4.1772830486</text:p>
          </table:table-cell>
          <table:table-cell table:formula="of:=[.D40]/([.E40]-[.E39])" office:value-type="float" office:value="75483.1994646582" calcext:value-type="float">
            <text:p>75483.1994646582</text:p>
          </table:table-cell>
          <table:table-cell table:formula="of:=[.E40]-[.E39]" office:value-type="float" office:value="0.100472688674927" calcext:value-type="float">
            <text:p>0.10047268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028859.30408" calcext:value-type="float">
            <text:p>1456028859.30408</text:p>
          </table:table-cell>
          <table:table-cell office:value-type="float" office:value="1456028859.30431" calcext:value-type="float">
            <text:p>1456028859.30431</text:p>
          </table:table-cell>
          <table:table-cell office:value-type="float" office:value="7512" calcext:value-type="float">
            <text:p>7512</text:p>
          </table:table-cell>
          <table:table-cell table:formula="of:=[.B41]-[.B$2]" office:value-type="float" office:value="4.27850580215454" calcext:value-type="float">
            <text:p>4.2785058022</text:p>
          </table:table-cell>
          <table:table-cell table:formula="of:=[.D41]/([.E41]-[.E40])" office:value-type="float" office:value="74212.5632668251" calcext:value-type="float">
            <text:p>74212.5632668251</text:p>
          </table:table-cell>
          <table:table-cell table:formula="of:=[.E41]-[.E40]" office:value-type="float" office:value="0.10122275352478" calcext:value-type="float">
            <text:p>0.10122275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028859.427" calcext:value-type="float">
            <text:p>1456028859.427</text:p>
          </table:table-cell>
          <table:table-cell office:value-type="float" office:value="1456028859.42722" calcext:value-type="float">
            <text:p>1456028859.42722</text:p>
          </table:table-cell>
          <table:table-cell office:value-type="float" office:value="7424" calcext:value-type="float">
            <text:p>7424</text:p>
          </table:table-cell>
          <table:table-cell table:formula="of:=[.B42]-[.B$2]" office:value-type="float" office:value="4.40143346786499" calcext:value-type="float">
            <text:p>4.4014334679</text:p>
          </table:table-cell>
          <table:table-cell table:formula="of:=[.D42]/([.E42]-[.E41])" office:value-type="float" office:value="60393.2398544597" calcext:value-type="float">
            <text:p>60393.2398544597</text:p>
          </table:table-cell>
          <table:table-cell table:formula="of:=[.E42]-[.E41]" office:value-type="float" office:value="0.122927665710449" calcext:value-type="float">
            <text:p>0.12292766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028859.60228" calcext:value-type="float">
            <text:p>1456028859.60228</text:p>
          </table:table-cell>
          <table:table-cell office:value-type="float" office:value="1456028859.6025" calcext:value-type="float">
            <text:p>1456028859.6025</text:p>
          </table:table-cell>
          <table:table-cell office:value-type="float" office:value="7248" calcext:value-type="float">
            <text:p>7248</text:p>
          </table:table-cell>
          <table:table-cell table:formula="of:=[.B43]-[.B$2]" office:value-type="float" office:value="4.57670783996582" calcext:value-type="float">
            <text:p>4.57670784</text:p>
          </table:table-cell>
          <table:table-cell table:formula="of:=[.D43]/([.E43]-[.E42])" office:value-type="float" office:value="41352.3090291286" calcext:value-type="float">
            <text:p>41352.3090291286</text:p>
          </table:table-cell>
          <table:table-cell table:formula="of:=[.E43]-[.E42]" office:value-type="float" office:value="0.17527437210083" calcext:value-type="float">
            <text:p>0.17527437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028859.70309" calcext:value-type="float">
            <text:p>1456028859.70309</text:p>
          </table:table-cell>
          <table:table-cell office:value-type="float" office:value="1456028859.7033" calcext:value-type="float">
            <text:p>1456028859.7033</text:p>
          </table:table-cell>
          <table:table-cell office:value-type="float" office:value="7144" calcext:value-type="float">
            <text:p>7144</text:p>
          </table:table-cell>
          <table:table-cell table:formula="of:=[.B44]-[.B$2]" office:value-type="float" office:value="4.67751502990723" calcext:value-type="float">
            <text:p>4.6775150299</text:p>
          </table:table-cell>
          <table:table-cell table:formula="of:=[.D44]/([.E44]-[.E43])" office:value-type="float" office:value="70867.9609475517" calcext:value-type="float">
            <text:p>70867.9609475517</text:p>
          </table:table-cell>
          <table:table-cell table:formula="of:=[.E44]-[.E43]" office:value-type="float" office:value="0.100807189941406" calcext:value-type="float">
            <text:p>0.10080718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028859.80632" calcext:value-type="float">
            <text:p>1456028859.80632</text:p>
          </table:table-cell>
          <table:table-cell office:value-type="float" office:value="1456028859.80654" calcext:value-type="float">
            <text:p>1456028859.80654</text:p>
          </table:table-cell>
          <table:table-cell office:value-type="float" office:value="7040" calcext:value-type="float">
            <text:p>7040</text:p>
          </table:table-cell>
          <table:table-cell table:formula="of:=[.B45]-[.B$2]" office:value-type="float" office:value="4.78075170516968" calcext:value-type="float">
            <text:p>4.7807517052</text:p>
          </table:table-cell>
          <table:table-cell table:formula="of:=[.D45]/([.E45]-[.E44])" office:value-type="float" office:value="68192.8198685469" calcext:value-type="float">
            <text:p>68192.8198685469</text:p>
          </table:table-cell>
          <table:table-cell table:formula="of:=[.E45]-[.E44]" office:value-type="float" office:value="0.103236675262451" calcext:value-type="float">
            <text:p>0.10323667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028859.90283" calcext:value-type="float">
            <text:p>1456028859.90283</text:p>
          </table:table-cell>
          <table:table-cell office:value-type="float" office:value="1456028859.90304" calcext:value-type="float">
            <text:p>1456028859.90304</text:p>
          </table:table-cell>
          <table:table-cell office:value-type="float" office:value="6936" calcext:value-type="float">
            <text:p>6936</text:p>
          </table:table-cell>
          <table:table-cell table:formula="of:=[.B46]-[.B$2]" office:value-type="float" office:value="4.87725901603699" calcext:value-type="float">
            <text:p>4.877259016</text:p>
          </table:table-cell>
          <table:table-cell table:formula="of:=[.D46]/([.E46]-[.E45])" office:value-type="float" office:value="71870.2027614932" calcext:value-type="float">
            <text:p>71870.2027614932</text:p>
          </table:table-cell>
          <table:table-cell table:formula="of:=[.E46]-[.E45]" office:value-type="float" office:value="0.0965073108673096" calcext:value-type="float">
            <text:p>0.09650731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028860.01788" calcext:value-type="float">
            <text:p>1456028860.01788</text:p>
          </table:table-cell>
          <table:table-cell office:value-type="float" office:value="1456028860.0181" calcext:value-type="float">
            <text:p>1456028860.0181</text:p>
          </table:table-cell>
          <table:table-cell office:value-type="float" office:value="6808" calcext:value-type="float">
            <text:p>6808</text:p>
          </table:table-cell>
          <table:table-cell table:formula="of:=[.B47]-[.B$2]" office:value-type="float" office:value="4.99230599403381" calcext:value-type="float">
            <text:p>4.992305994</text:p>
          </table:table-cell>
          <table:table-cell table:formula="of:=[.D47]/([.E47]-[.E46])" office:value-type="float" office:value="59175.8264192547" calcext:value-type="float">
            <text:p>59175.8264192547</text:p>
          </table:table-cell>
          <table:table-cell table:formula="of:=[.E47]-[.E46]" office:value-type="float" office:value="0.115046977996826" calcext:value-type="float">
            <text:p>0.1150469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028860.21313" calcext:value-type="float">
            <text:p>1456028860.21313</text:p>
          </table:table-cell>
          <table:table-cell office:value-type="float" office:value="1456028860.21334" calcext:value-type="float">
            <text:p>1456028860.21334</text:p>
          </table:table-cell>
          <table:table-cell office:value-type="float" office:value="6576" calcext:value-type="float">
            <text:p>6576</text:p>
          </table:table-cell>
          <table:table-cell table:formula="of:=[.B48]-[.B$2]" office:value-type="float" office:value="5.18755435943604" calcext:value-type="float">
            <text:p>5.1875543594</text:p>
          </table:table-cell>
          <table:table-cell table:formula="of:=[.D48]/([.E48]-[.E47])" office:value-type="float" office:value="33680.1795316089" calcext:value-type="float">
            <text:p>33680.1795316089</text:p>
          </table:table-cell>
          <table:table-cell table:formula="of:=[.E48]-[.E47]" office:value-type="float" office:value="0.195248365402222" calcext:value-type="float">
            <text:p>0.19524836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028860.24841" calcext:value-type="float">
            <text:p>1456028860.24841</text:p>
          </table:table-cell>
          <table:table-cell office:value-type="float" office:value="1456028860.24863" calcext:value-type="float">
            <text:p>1456028860.24863</text:p>
          </table:table-cell>
          <table:table-cell office:value-type="float" office:value="6528" calcext:value-type="float">
            <text:p>6528</text:p>
          </table:table-cell>
          <table:table-cell table:formula="of:=[.B49]-[.B$2]" office:value-type="float" office:value="5.2228376865387" calcext:value-type="float">
            <text:p>5.2228376865</text:p>
          </table:table-cell>
          <table:table-cell table:formula="of:=[.D49]/([.E49]-[.E48])" office:value-type="float" office:value="185016.56550149" calcext:value-type="float">
            <text:p>185016.56550149</text:p>
          </table:table-cell>
          <table:table-cell table:formula="of:=[.E49]-[.E48]" office:value-type="float" office:value="0.0352833271026611" calcext:value-type="float">
            <text:p>0.03528332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028860.40213" calcext:value-type="float">
            <text:p>1456028860.40213</text:p>
          </table:table-cell>
          <table:table-cell office:value-type="float" office:value="1456028860.40244" calcext:value-type="float">
            <text:p>1456028860.40244</text:p>
          </table:table-cell>
          <table:table-cell office:value-type="float" office:value="6336" calcext:value-type="float">
            <text:p>6336</text:p>
          </table:table-cell>
          <table:table-cell table:formula="of:=[.B50]-[.B$2]" office:value-type="float" office:value="5.37656021118164" calcext:value-type="float">
            <text:p>5.3765602112</text:p>
          </table:table-cell>
          <table:table-cell table:formula="of:=[.D50]/([.E50]-[.E49])" office:value-type="float" office:value="41217.1216594107" calcext:value-type="float">
            <text:p>41217.1216594107</text:p>
          </table:table-cell>
          <table:table-cell table:formula="of:=[.E50]-[.E49]" office:value-type="float" office:value="0.153722524642944" calcext:value-type="float">
            <text:p>0.15372252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028860.50625" calcext:value-type="float">
            <text:p>1456028860.50625</text:p>
          </table:table-cell>
          <table:table-cell office:value-type="float" office:value="1456028860.50649" calcext:value-type="float">
            <text:p>1456028860.50649</text:p>
          </table:table-cell>
          <table:table-cell office:value-type="float" office:value="6216" calcext:value-type="float">
            <text:p>6216</text:p>
          </table:table-cell>
          <table:table-cell table:formula="of:=[.B51]-[.B$2]" office:value-type="float" office:value="5.48068356513977" calcext:value-type="float">
            <text:p>5.4806835651</text:p>
          </table:table-cell>
          <table:table-cell table:formula="of:=[.D51]/([.E51]-[.E50])" office:value-type="float" office:value="59698.4227236819" calcext:value-type="float">
            <text:p>59698.4227236819</text:p>
          </table:table-cell>
          <table:table-cell table:formula="of:=[.E51]-[.E50]" office:value-type="float" office:value="0.10412335395813" calcext:value-type="float">
            <text:p>0.1041233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028860.60241" calcext:value-type="float">
            <text:p>1456028860.60241</text:p>
          </table:table-cell>
          <table:table-cell office:value-type="float" office:value="1456028860.60262" calcext:value-type="float">
            <text:p>1456028860.60262</text:p>
          </table:table-cell>
          <table:table-cell office:value-type="float" office:value="6088" calcext:value-type="float">
            <text:p>6088</text:p>
          </table:table-cell>
          <table:table-cell table:formula="of:=[.B52]-[.B$2]" office:value-type="float" office:value="5.57683873176575" calcext:value-type="float">
            <text:p>5.5768387318</text:p>
          </table:table-cell>
          <table:table-cell table:formula="of:=[.D52]/([.E52]-[.E51])" office:value-type="float" office:value="63314.3305099875" calcext:value-type="float">
            <text:p>63314.3305099875</text:p>
          </table:table-cell>
          <table:table-cell table:formula="of:=[.E52]-[.E51]" office:value-type="float" office:value="0.0961551666259766" calcext:value-type="float">
            <text:p>0.09615516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028860.70327" calcext:value-type="float">
            <text:p>1456028860.70327</text:p>
          </table:table-cell>
          <table:table-cell office:value-type="float" office:value="1456028860.70348" calcext:value-type="float">
            <text:p>1456028860.70348</text:p>
          </table:table-cell>
          <table:table-cell office:value-type="float" office:value="5960" calcext:value-type="float">
            <text:p>5960</text:p>
          </table:table-cell>
          <table:table-cell table:formula="of:=[.B53]-[.B$2]" office:value-type="float" office:value="5.67770123481751" calcext:value-type="float">
            <text:p>5.6777012348</text:p>
          </table:table-cell>
          <table:table-cell table:formula="of:=[.D53]/([.E53]-[.E52])" office:value-type="float" office:value="59090.3439798794" calcext:value-type="float">
            <text:p>59090.3439798794</text:p>
          </table:table-cell>
          <table:table-cell table:formula="of:=[.E53]-[.E52]" office:value-type="float" office:value="0.100862503051758" calcext:value-type="float">
            <text:p>0.10086250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028860.80339" calcext:value-type="float">
            <text:p>1456028860.80339</text:p>
          </table:table-cell>
          <table:table-cell office:value-type="float" office:value="1456028860.80361" calcext:value-type="float">
            <text:p>1456028860.80361</text:p>
          </table:table-cell>
          <table:table-cell office:value-type="float" office:value="5840" calcext:value-type="float">
            <text:p>5840</text:p>
          </table:table-cell>
          <table:table-cell table:formula="of:=[.B54]-[.B$2]" office:value-type="float" office:value="5.7778172492981" calcext:value-type="float">
            <text:p>5.7778172493</text:p>
          </table:table-cell>
          <table:table-cell table:formula="of:=[.D54]/([.E54]-[.E53])" office:value-type="float" office:value="58332.3260549109" calcext:value-type="float">
            <text:p>58332.3260549109</text:p>
          </table:table-cell>
          <table:table-cell table:formula="of:=[.E54]-[.E53]" office:value-type="float" office:value="0.100116014480591" calcext:value-type="float">
            <text:p>0.10011601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028860.91699" calcext:value-type="float">
            <text:p>1456028860.91699</text:p>
          </table:table-cell>
          <table:table-cell office:value-type="float" office:value="1456028860.91721" calcext:value-type="float">
            <text:p>1456028860.91721</text:p>
          </table:table-cell>
          <table:table-cell office:value-type="float" office:value="5696" calcext:value-type="float">
            <text:p>5696</text:p>
          </table:table-cell>
          <table:table-cell table:formula="of:=[.B55]-[.B$2]" office:value-type="float" office:value="5.89141869544983" calcext:value-type="float">
            <text:p>5.8914186954</text:p>
          </table:table-cell>
          <table:table-cell table:formula="of:=[.D55]/([.E55]-[.E54])" office:value-type="float" office:value="50140.206775115" calcext:value-type="float">
            <text:p>50140.206775115</text:p>
          </table:table-cell>
          <table:table-cell table:formula="of:=[.E55]-[.E54]" office:value-type="float" office:value="0.113601446151733" calcext:value-type="float">
            <text:p>0.11360144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028861.0205" calcext:value-type="float">
            <text:p>1456028861.0205</text:p>
          </table:table-cell>
          <table:table-cell office:value-type="float" office:value="1456028861.0208" calcext:value-type="float">
            <text:p>1456028861.0208</text:p>
          </table:table-cell>
          <table:table-cell office:value-type="float" office:value="5568" calcext:value-type="float">
            <text:p>5568</text:p>
          </table:table-cell>
          <table:table-cell table:formula="of:=[.B56]-[.B$2]" office:value-type="float" office:value="5.99493145942688" calcext:value-type="float">
            <text:p>5.9949314594</text:p>
          </table:table-cell>
          <table:table-cell table:formula="of:=[.D56]/([.E56]-[.E55])" office:value-type="float" office:value="53790.4678232189" calcext:value-type="float">
            <text:p>53790.4678232189</text:p>
          </table:table-cell>
          <table:table-cell table:formula="of:=[.E56]-[.E55]" office:value-type="float" office:value="0.103512763977051" calcext:value-type="float">
            <text:p>0.1035127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028861.117" calcext:value-type="float">
            <text:p>1456028861.117</text:p>
          </table:table-cell>
          <table:table-cell office:value-type="float" office:value="1456028861.11723" calcext:value-type="float">
            <text:p>1456028861.11723</text:p>
          </table:table-cell>
          <table:table-cell office:value-type="float" office:value="5456" calcext:value-type="float">
            <text:p>5456</text:p>
          </table:table-cell>
          <table:table-cell table:formula="of:=[.B57]-[.B$2]" office:value-type="float" office:value="6.09142994880676" calcext:value-type="float">
            <text:p>6.0914299488</text:p>
          </table:table-cell>
          <table:table-cell table:formula="of:=[.D57]/([.E57]-[.E56])" office:value-type="float" office:value="56539.7451821398" calcext:value-type="float">
            <text:p>56539.7451821398</text:p>
          </table:table-cell>
          <table:table-cell table:formula="of:=[.E57]-[.E56]" office:value-type="float" office:value="0.0964984893798828" calcext:value-type="float">
            <text:p>0.09649848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028861.22026" calcext:value-type="float">
            <text:p>1456028861.22026</text:p>
          </table:table-cell>
          <table:table-cell office:value-type="float" office:value="1456028861.22047" calcext:value-type="float">
            <text:p>1456028861.22047</text:p>
          </table:table-cell>
          <table:table-cell office:value-type="float" office:value="5336" calcext:value-type="float">
            <text:p>5336</text:p>
          </table:table-cell>
          <table:table-cell table:formula="of:=[.B58]-[.B$2]" office:value-type="float" office:value="6.19468641281128" calcext:value-type="float">
            <text:p>6.1946864128</text:p>
          </table:table-cell>
          <table:table-cell table:formula="of:=[.D58]/([.E58]-[.E57])" office:value-type="float" office:value="51677.1521419385" calcext:value-type="float">
            <text:p>51677.1521419385</text:p>
          </table:table-cell>
          <table:table-cell table:formula="of:=[.E58]-[.E57]" office:value-type="float" office:value="0.103256464004517" calcext:value-type="float">
            <text:p>0.1032564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028861.32068" calcext:value-type="float">
            <text:p>1456028861.32068</text:p>
          </table:table-cell>
          <table:table-cell office:value-type="float" office:value="1456028861.3209" calcext:value-type="float">
            <text:p>1456028861.3209</text:p>
          </table:table-cell>
          <table:table-cell office:value-type="float" office:value="5224" calcext:value-type="float">
            <text:p>5224</text:p>
          </table:table-cell>
          <table:table-cell table:formula="of:=[.B59]-[.B$2]" office:value-type="float" office:value="6.29510951042175" calcext:value-type="float">
            <text:p>6.2951095104</text:p>
          </table:table-cell>
          <table:table-cell table:formula="of:=[.D59]/([.E59]-[.E58])" office:value-type="float" office:value="52019.9050248691" calcext:value-type="float">
            <text:p>52019.9050248691</text:p>
          </table:table-cell>
          <table:table-cell table:formula="of:=[.E59]-[.E58]" office:value-type="float" office:value="0.100423097610474" calcext:value-type="float">
            <text:p>0.10042309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028861.40208" calcext:value-type="float">
            <text:p>1456028861.40208</text:p>
          </table:table-cell>
          <table:table-cell office:value-type="float" office:value="1456028861.4023" calcext:value-type="float">
            <text:p>1456028861.4023</text:p>
          </table:table-cell>
          <table:table-cell office:value-type="float" office:value="5136" calcext:value-type="float">
            <text:p>5136</text:p>
          </table:table-cell>
          <table:table-cell table:formula="of:=[.B60]-[.B$2]" office:value-type="float" office:value="6.37651085853577" calcext:value-type="float">
            <text:p>6.3765108585</text:p>
          </table:table-cell>
          <table:table-cell table:formula="of:=[.D60]/([.E60]-[.E59])" office:value-type="float" office:value="63094.7781455208" calcext:value-type="float">
            <text:p>63094.7781455208</text:p>
          </table:table-cell>
          <table:table-cell table:formula="of:=[.E60]-[.E59]" office:value-type="float" office:value="0.0814013481140137" calcext:value-type="float">
            <text:p>0.08140134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028861.50309" calcext:value-type="float">
            <text:p>1456028861.50309</text:p>
          </table:table-cell>
          <table:table-cell office:value-type="float" office:value="1456028861.50331" calcext:value-type="float">
            <text:p>1456028861.50331</text:p>
          </table:table-cell>
          <table:table-cell office:value-type="float" office:value="5032" calcext:value-type="float">
            <text:p>5032</text:p>
          </table:table-cell>
          <table:table-cell table:formula="of:=[.B61]-[.B$2]" office:value-type="float" office:value="6.47751784324646" calcext:value-type="float">
            <text:p>6.4775178432</text:p>
          </table:table-cell>
          <table:table-cell table:formula="of:=[.D61]/([.E61]-[.E60])" office:value-type="float" office:value="49818.3369636543" calcext:value-type="float">
            <text:p>49818.3369636543</text:p>
          </table:table-cell>
          <table:table-cell table:formula="of:=[.E61]-[.E60]" office:value-type="float" office:value="0.101006984710693" calcext:value-type="float">
            <text:p>0.10100698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028861.60246" calcext:value-type="float">
            <text:p>1456028861.60246</text:p>
          </table:table-cell>
          <table:table-cell office:value-type="float" office:value="1456028861.60268" calcext:value-type="float">
            <text:p>1456028861.60268</text:p>
          </table:table-cell>
          <table:table-cell office:value-type="float" office:value="4936" calcext:value-type="float">
            <text:p>4936</text:p>
          </table:table-cell>
          <table:table-cell table:formula="of:=[.B62]-[.B$2]" office:value-type="float" office:value="6.57688808441162" calcext:value-type="float">
            <text:p>6.5768880844</text:p>
          </table:table-cell>
          <table:table-cell table:formula="of:=[.D62]/([.E62]-[.E61])" office:value-type="float" office:value="49672.8189659516" calcext:value-type="float">
            <text:p>49672.8189659516</text:p>
          </table:table-cell>
          <table:table-cell table:formula="of:=[.E62]-[.E61]" office:value-type="float" office:value="0.0993702411651611" calcext:value-type="float">
            <text:p>0.09937024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028861.70323" calcext:value-type="float">
            <text:p>1456028861.70323</text:p>
          </table:table-cell>
          <table:table-cell office:value-type="float" office:value="1456028861.70345" calcext:value-type="float">
            <text:p>1456028861.70345</text:p>
          </table:table-cell>
          <table:table-cell office:value-type="float" office:value="4840" calcext:value-type="float">
            <text:p>4840</text:p>
          </table:table-cell>
          <table:table-cell table:formula="of:=[.B63]-[.B$2]" office:value-type="float" office:value="6.67765617370606" calcext:value-type="float">
            <text:p>6.6776561737</text:p>
          </table:table-cell>
          <table:table-cell table:formula="of:=[.D63]/([.E63]-[.E62])" office:value-type="float" office:value="48031.078428589" calcext:value-type="float">
            <text:p>48031.078428589</text:p>
          </table:table-cell>
          <table:table-cell table:formula="of:=[.E63]-[.E62]" office:value-type="float" office:value="0.100768089294434" calcext:value-type="float">
            <text:p>0.10076808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028861.8027" calcext:value-type="float">
            <text:p>1456028861.8027</text:p>
          </table:table-cell>
          <table:table-cell office:value-type="float" office:value="1456028861.80291" calcext:value-type="float">
            <text:p>1456028861.80291</text:p>
          </table:table-cell>
          <table:table-cell office:value-type="float" office:value="4752" calcext:value-type="float">
            <text:p>4752</text:p>
          </table:table-cell>
          <table:table-cell table:formula="of:=[.B64]-[.B$2]" office:value-type="float" office:value="6.77712726593018" calcext:value-type="float">
            <text:p>6.7771272659</text:p>
          </table:table-cell>
          <table:table-cell table:formula="of:=[.D64]/([.E64]-[.E63])" office:value-type="float" office:value="47772.6733842747" calcext:value-type="float">
            <text:p>47772.6733842747</text:p>
          </table:table-cell>
          <table:table-cell table:formula="of:=[.E64]-[.E63]" office:value-type="float" office:value="0.0994710922241211" calcext:value-type="float">
            <text:p>0.09947109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028861.90263" calcext:value-type="float">
            <text:p>1456028861.90263</text:p>
          </table:table-cell>
          <table:table-cell office:value-type="float" office:value="1456028861.90286" calcext:value-type="float">
            <text:p>1456028861.90286</text:p>
          </table:table-cell>
          <table:table-cell office:value-type="float" office:value="4672" calcext:value-type="float">
            <text:p>4672</text:p>
          </table:table-cell>
          <table:table-cell table:formula="of:=[.B65]-[.B$2]" office:value-type="float" office:value="6.87705540657043" calcext:value-type="float">
            <text:p>6.8770554066</text:p>
          </table:table-cell>
          <table:table-cell table:formula="of:=[.D65]/([.E65]-[.E64])" office:value-type="float" office:value="46753.5968353419" calcext:value-type="float">
            <text:p>46753.5968353419</text:p>
          </table:table-cell>
          <table:table-cell table:formula="of:=[.E65]-[.E64]" office:value-type="float" office:value="0.0999281406402588" calcext:value-type="float">
            <text:p>0.09992814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028862.00322" calcext:value-type="float">
            <text:p>1456028862.00322</text:p>
          </table:table-cell>
          <table:table-cell office:value-type="float" office:value="1456028862.00344" calcext:value-type="float">
            <text:p>1456028862.00344</text:p>
          </table:table-cell>
          <table:table-cell office:value-type="float" office:value="4600" calcext:value-type="float">
            <text:p>4600</text:p>
          </table:table-cell>
          <table:table-cell table:formula="of:=[.B66]-[.B$2]" office:value-type="float" office:value="6.97764992713928" calcext:value-type="float">
            <text:p>6.9776499271</text:p>
          </table:table-cell>
          <table:table-cell table:formula="of:=[.D66]/([.E66]-[.E65])" office:value-type="float" office:value="45728.1368208492" calcext:value-type="float">
            <text:p>45728.1368208492</text:p>
          </table:table-cell>
          <table:table-cell table:formula="of:=[.E66]-[.E65]" office:value-type="float" office:value="0.100594520568848" calcext:value-type="float">
            <text:p>0.10059452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028862.02968" calcext:value-type="float">
            <text:p>1456028862.02968</text:p>
          </table:table-cell>
          <table:table-cell office:value-type="float" office:value="1456028862.0299" calcext:value-type="float">
            <text:p>1456028862.0299</text:p>
          </table:table-cell>
          <table:table-cell office:value-type="float" office:value="4576" calcext:value-type="float">
            <text:p>4576</text:p>
          </table:table-cell>
          <table:table-cell table:formula="of:=[.B67]-[.B$2]" office:value-type="float" office:value="7.00411200523376" calcext:value-type="float">
            <text:p>7.0041120052</text:p>
          </table:table-cell>
          <table:table-cell table:formula="of:=[.D67]/([.E67]-[.E66])" office:value-type="float" office:value="172926.70604559" calcext:value-type="float">
            <text:p>172926.70604559</text:p>
          </table:table-cell>
          <table:table-cell table:formula="of:=[.E67]-[.E66]" office:value-type="float" office:value="0.0264620780944824" calcext:value-type="float">
            <text:p>0.02646207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028862.1213" calcext:value-type="float">
            <text:p>1456028862.1213</text:p>
          </table:table-cell>
          <table:table-cell office:value-type="float" office:value="1456028862.12152" calcext:value-type="float">
            <text:p>1456028862.12152</text:p>
          </table:table-cell>
          <table:table-cell office:value-type="float" office:value="4520" calcext:value-type="float">
            <text:p>4520</text:p>
          </table:table-cell>
          <table:table-cell table:formula="of:=[.B68]-[.B$2]" office:value-type="float" office:value="7.09573197364807" calcext:value-type="float">
            <text:p>7.0957319736</text:p>
          </table:table-cell>
          <table:table-cell table:formula="of:=[.D68]/([.E68]-[.E67])" office:value-type="float" office:value="49334.223512941" calcext:value-type="float">
            <text:p>49334.223512941</text:p>
          </table:table-cell>
          <table:table-cell table:formula="of:=[.E68]-[.E67]" office:value-type="float" office:value="0.0916199684143066" calcext:value-type="float">
            <text:p>0.09161996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028862.20613" calcext:value-type="float">
            <text:p>1456028862.20613</text:p>
          </table:table-cell>
          <table:table-cell office:value-type="float" office:value="1456028862.20635" calcext:value-type="float">
            <text:p>1456028862.20635</text:p>
          </table:table-cell>
          <table:table-cell office:value-type="float" office:value="4472" calcext:value-type="float">
            <text:p>4472</text:p>
          </table:table-cell>
          <table:table-cell table:formula="of:=[.B69]-[.B$2]" office:value-type="float" office:value="7.18056201934814" calcext:value-type="float">
            <text:p>7.1805620193</text:p>
          </table:table-cell>
          <table:table-cell table:formula="of:=[.D69]/([.E69]-[.E68])" office:value-type="float" office:value="52717.1707040132" calcext:value-type="float">
            <text:p>52717.1707040132</text:p>
          </table:table-cell>
          <table:table-cell table:formula="of:=[.E69]-[.E68]" office:value-type="float" office:value="0.0848300457000732" calcext:value-type="float">
            <text:p>0.08483004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028862.30215" calcext:value-type="float">
            <text:p>1456028862.30215</text:p>
          </table:table-cell>
          <table:table-cell office:value-type="float" office:value="1456028862.30237" calcext:value-type="float">
            <text:p>1456028862.30237</text:p>
          </table:table-cell>
          <table:table-cell office:value-type="float" office:value="4424" calcext:value-type="float">
            <text:p>4424</text:p>
          </table:table-cell>
          <table:table-cell table:formula="of:=[.B70]-[.B$2]" office:value-type="float" office:value="7.27658295631409" calcext:value-type="float">
            <text:p>7.2765829563</text:p>
          </table:table-cell>
          <table:table-cell table:formula="of:=[.D70]/([.E70]-[.E69])" office:value-type="float" office:value="46073.2850541663" calcext:value-type="float">
            <text:p>46073.2850541663</text:p>
          </table:table-cell>
          <table:table-cell table:formula="of:=[.E70]-[.E69]" office:value-type="float" office:value="0.0960209369659424" calcext:value-type="float">
            <text:p>0.0960209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028862.40254" calcext:value-type="float">
            <text:p>1456028862.40254</text:p>
          </table:table-cell>
          <table:table-cell office:value-type="float" office:value="1456028862.40276" calcext:value-type="float">
            <text:p>1456028862.40276</text:p>
          </table:table-cell>
          <table:table-cell office:value-type="float" office:value="4376" calcext:value-type="float">
            <text:p>4376</text:p>
          </table:table-cell>
          <table:table-cell table:formula="of:=[.B71]-[.B$2]" office:value-type="float" office:value="7.37696528434753" calcext:value-type="float">
            <text:p>7.3769652843</text:p>
          </table:table-cell>
          <table:table-cell table:formula="of:=[.D71]/([.E71]-[.E70])" office:value-type="float" office:value="43593.3304768736" calcext:value-type="float">
            <text:p>43593.3304768736</text:p>
          </table:table-cell>
          <table:table-cell table:formula="of:=[.E71]-[.E70]" office:value-type="float" office:value="0.100382328033447" calcext:value-type="float">
            <text:p>0.1003823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028862.50315" calcext:value-type="float">
            <text:p>1456028862.50315</text:p>
          </table:table-cell>
          <table:table-cell office:value-type="float" office:value="1456028862.50338" calcext:value-type="float">
            <text:p>1456028862.50338</text:p>
          </table:table-cell>
          <table:table-cell office:value-type="float" office:value="4344" calcext:value-type="float">
            <text:p>4344</text:p>
          </table:table-cell>
          <table:table-cell table:formula="of:=[.B72]-[.B$2]" office:value-type="float" office:value="7.47758293151856" calcext:value-type="float">
            <text:p>7.4775829315</text:p>
          </table:table-cell>
          <table:table-cell table:formula="of:=[.D72]/([.E72]-[.E71])" office:value-type="float" office:value="43173.3410801832" calcext:value-type="float">
            <text:p>43173.3410801832</text:p>
          </table:table-cell>
          <table:table-cell table:formula="of:=[.E72]-[.E71]" office:value-type="float" office:value="0.100617647171021" calcext:value-type="float">
            <text:p>0.10061764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028862.60322" calcext:value-type="float">
            <text:p>1456028862.60322</text:p>
          </table:table-cell>
          <table:table-cell office:value-type="float" office:value="1456028862.60344" calcext:value-type="float">
            <text:p>1456028862.60344</text:p>
          </table:table-cell>
          <table:table-cell office:value-type="float" office:value="4320" calcext:value-type="float">
            <text:p>4320</text:p>
          </table:table-cell>
          <table:table-cell table:formula="of:=[.B73]-[.B$2]" office:value-type="float" office:value="7.57765054702759" calcext:value-type="float">
            <text:p>7.577650547</text:p>
          </table:table-cell>
          <table:table-cell table:formula="of:=[.D73]/([.E73]-[.E72])" office:value-type="float" office:value="43170.8098371748" calcext:value-type="float">
            <text:p>43170.8098371748</text:p>
          </table:table-cell>
          <table:table-cell table:formula="of:=[.E73]-[.E72]" office:value-type="float" office:value="0.100067615509033" calcext:value-type="float">
            <text:p>0.10006761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028862.61521" calcext:value-type="float">
            <text:p>1456028862.61521</text:p>
          </table:table-cell>
          <table:table-cell office:value-type="float" office:value="1456028862.61661" calcext:value-type="float">
            <text:p>1456028862.61661</text:p>
          </table:table-cell>
          <table:table-cell office:value-type="float" office:value="4320" calcext:value-type="float">
            <text:p>4320</text:p>
          </table:table-cell>
          <table:table-cell table:formula="of:=[.B74]-[.B$2]" office:value-type="float" office:value="7.58963394165039" calcext:value-type="float">
            <text:p>7.5896339417</text:p>
          </table:table-cell>
          <table:table-cell table:formula="of:=[.D74]/([.E74]-[.E73])" office:value-type="float" office:value="360498.851617524" calcext:value-type="float">
            <text:p>360498.851617524</text:p>
          </table:table-cell>
          <table:table-cell table:formula="of:=[.E74]-[.E73]" office:value-type="float" office:value="0.0119833946228027" calcext:value-type="float">
            <text:p>0.01198339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028862.70287" calcext:value-type="float">
            <text:p>1456028862.70287</text:p>
          </table:table-cell>
          <table:table-cell office:value-type="float" office:value="1456028862.70309" calcext:value-type="float">
            <text:p>1456028862.70309</text:p>
          </table:table-cell>
          <table:table-cell office:value-type="float" office:value="4304" calcext:value-type="float">
            <text:p>4304</text:p>
          </table:table-cell>
          <table:table-cell table:formula="of:=[.B75]-[.B$2]" office:value-type="float" office:value="7.67730331420898" calcext:value-type="float">
            <text:p>7.6773033142</text:p>
          </table:table-cell>
          <table:table-cell table:formula="of:=[.D75]/([.E75]-[.E74])" office:value-type="float" office:value="49093.5417283091" calcext:value-type="float">
            <text:p>49093.5417283091</text:p>
          </table:table-cell>
          <table:table-cell table:formula="of:=[.E75]-[.E74]" office:value-type="float" office:value="0.0876693725585938" calcext:value-type="float">
            <text:p>0.08766937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028862.80197" calcext:value-type="float">
            <text:p>1456028862.80197</text:p>
          </table:table-cell>
          <table:table-cell office:value-type="float" office:value="1456028862.80219" calcext:value-type="float">
            <text:p>1456028862.80219</text:p>
          </table:table-cell>
          <table:table-cell office:value-type="float" office:value="4296" calcext:value-type="float">
            <text:p>4296</text:p>
          </table:table-cell>
          <table:table-cell table:formula="of:=[.B76]-[.B$2]" office:value-type="float" office:value="7.77639818191528" calcext:value-type="float">
            <text:p>7.7763981819</text:p>
          </table:table-cell>
          <table:table-cell table:formula="of:=[.D76]/([.E76]-[.E75])" office:value-type="float" office:value="43352.3965411877" calcext:value-type="float">
            <text:p>43352.3965411877</text:p>
          </table:table-cell>
          <table:table-cell table:formula="of:=[.E76]-[.E75]" office:value-type="float" office:value="0.0990948677062988" calcext:value-type="float">
            <text:p>0.09909486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028862.90237" calcext:value-type="float">
            <text:p>1456028862.90237</text:p>
          </table:table-cell>
          <table:table-cell office:value-type="float" office:value="1456028862.90258" calcext:value-type="float">
            <text:p>1456028862.90258</text:p>
          </table:table-cell>
          <table:table-cell office:value-type="float" office:value="4296" calcext:value-type="float">
            <text:p>4296</text:p>
          </table:table-cell>
          <table:table-cell table:formula="of:=[.B77]-[.B$2]" office:value-type="float" office:value="7.87679696083069" calcext:value-type="float">
            <text:p>7.8767969608</text:p>
          </table:table-cell>
          <table:table-cell table:formula="of:=[.D77]/([.E77]-[.E76])" office:value-type="float" office:value="42789.3650342078" calcext:value-type="float">
            <text:p>42789.3650342078</text:p>
          </table:table-cell>
          <table:table-cell table:formula="of:=[.E77]-[.E76]" office:value-type="float" office:value="0.100398778915405" calcext:value-type="float">
            <text:p>0.10039877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028862.91854" calcext:value-type="float">
            <text:p>1456028862.91854</text:p>
          </table:table-cell>
          <table:table-cell office:value-type="float" office:value="1456028862.91875" calcext:value-type="float">
            <text:p>1456028862.91875</text:p>
          </table:table-cell>
          <table:table-cell office:value-type="float" office:value="4296" calcext:value-type="float">
            <text:p>4296</text:p>
          </table:table-cell>
          <table:table-cell table:formula="of:=[.B78]-[.B$2]" office:value-type="float" office:value="7.89296770095825" calcext:value-type="float">
            <text:p>7.892967701</text:p>
          </table:table-cell>
          <table:table-cell table:formula="of:=[.D78]/([.E78]-[.E77])" office:value-type="float" office:value="265665.02003686" calcext:value-type="float">
            <text:p>265665.02003686</text:p>
          </table:table-cell>
          <table:table-cell table:formula="of:=[.E78]-[.E77]" office:value-type="float" office:value="0.0161707401275635" calcext:value-type="float">
            <text:p>0.01617074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028863.00349" calcext:value-type="float">
            <text:p>1456028863.00349</text:p>
          </table:table-cell>
          <table:table-cell office:value-type="float" office:value="1456028863.00369" calcext:value-type="float">
            <text:p>1456028863.00369</text:p>
          </table:table-cell>
          <table:table-cell office:value-type="float" office:value="4304" calcext:value-type="float">
            <text:p>4304</text:p>
          </table:table-cell>
          <table:table-cell table:formula="of:=[.B79]-[.B$2]" office:value-type="float" office:value="7.97791409492493" calcext:value-type="float">
            <text:p>7.9779140949</text:p>
          </table:table-cell>
          <table:table-cell table:formula="of:=[.D79]/([.E79]-[.E78])" office:value-type="float" office:value="50667.247884454" calcext:value-type="float">
            <text:p>50667.247884454</text:p>
          </table:table-cell>
          <table:table-cell table:formula="of:=[.E79]-[.E78]" office:value-type="float" office:value="0.0849463939666748" calcext:value-type="float">
            <text:p>0.0849463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028863.10294" calcext:value-type="float">
            <text:p>1456028863.10294</text:p>
          </table:table-cell>
          <table:table-cell office:value-type="float" office:value="1456028863.10316" calcext:value-type="float">
            <text:p>1456028863.10316</text:p>
          </table:table-cell>
          <table:table-cell office:value-type="float" office:value="4320" calcext:value-type="float">
            <text:p>4320</text:p>
          </table:table-cell>
          <table:table-cell table:formula="of:=[.B80]-[.B$2]" office:value-type="float" office:value="8.07736968994141" calcext:value-type="float">
            <text:p>8.0773696899</text:p>
          </table:table-cell>
          <table:table-cell table:formula="of:=[.D80]/([.E80]-[.E79])" office:value-type="float" office:value="43436.4703090278" calcext:value-type="float">
            <text:p>43436.4703090278</text:p>
          </table:table-cell>
          <table:table-cell table:formula="of:=[.E80]-[.E79]" office:value-type="float" office:value="0.0994555950164795" calcext:value-type="float">
            <text:p>0.09945559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028863.20314" calcext:value-type="float">
            <text:p>1456028863.20314</text:p>
          </table:table-cell>
          <table:table-cell office:value-type="float" office:value="1456028863.20336" calcext:value-type="float">
            <text:p>1456028863.20336</text:p>
          </table:table-cell>
          <table:table-cell office:value-type="float" office:value="4344" calcext:value-type="float">
            <text:p>4344</text:p>
          </table:table-cell>
          <table:table-cell table:formula="of:=[.B81]-[.B$2]" office:value-type="float" office:value="8.17756485939026" calcext:value-type="float">
            <text:p>8.1775648594</text:p>
          </table:table-cell>
          <table:table-cell table:formula="of:=[.D81]/([.E81]-[.E80])" office:value-type="float" office:value="43355.3835369031" calcext:value-type="float">
            <text:p>43355.3835369031</text:p>
          </table:table-cell>
          <table:table-cell table:formula="of:=[.E81]-[.E80]" office:value-type="float" office:value="0.100195169448853" calcext:value-type="float">
            <text:p>0.10019516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028863.22006" calcext:value-type="float">
            <text:p>1456028863.22006</text:p>
          </table:table-cell>
          <table:table-cell office:value-type="float" office:value="1456028863.22027" calcext:value-type="float">
            <text:p>1456028863.22027</text:p>
          </table:table-cell>
          <table:table-cell office:value-type="float" office:value="4352" calcext:value-type="float">
            <text:p>4352</text:p>
          </table:table-cell>
          <table:table-cell table:formula="of:=[.B82]-[.B$2]" office:value-type="float" office:value="8.19448852539063" calcext:value-type="float">
            <text:p>8.1944885254</text:p>
          </table:table-cell>
          <table:table-cell table:formula="of:=[.D82]/([.E82]-[.E81])" office:value-type="float" office:value="257154.685037262" calcext:value-type="float">
            <text:p>257154.685037262</text:p>
          </table:table-cell>
          <table:table-cell table:formula="of:=[.E82]-[.E81]" office:value-type="float" office:value="0.0169236660003662" calcext:value-type="float">
            <text:p>0.0169236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028863.30269" calcext:value-type="float">
            <text:p>1456028863.30269</text:p>
          </table:table-cell>
          <table:table-cell office:value-type="float" office:value="1456028863.3029" calcext:value-type="float">
            <text:p>1456028863.3029</text:p>
          </table:table-cell>
          <table:table-cell office:value-type="float" office:value="4384" calcext:value-type="float">
            <text:p>4384</text:p>
          </table:table-cell>
          <table:table-cell table:formula="of:=[.B83]-[.B$2]" office:value-type="float" office:value="8.27712059020996" calcext:value-type="float">
            <text:p>8.2771205902</text:p>
          </table:table-cell>
          <table:table-cell table:formula="of:=[.D83]/([.E83]-[.E82])" office:value-type="float" office:value="53054.4651109111" calcext:value-type="float">
            <text:p>53054.4651109111</text:p>
          </table:table-cell>
          <table:table-cell table:formula="of:=[.E83]-[.E82]" office:value-type="float" office:value="0.0826320648193359" calcext:value-type="float">
            <text:p>0.08263206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028863.40279" calcext:value-type="float">
            <text:p>1456028863.40279</text:p>
          </table:table-cell>
          <table:table-cell office:value-type="float" office:value="1456028863.403" calcext:value-type="float">
            <text:p>1456028863.403</text:p>
          </table:table-cell>
          <table:table-cell office:value-type="float" office:value="4424" calcext:value-type="float">
            <text:p>4424</text:p>
          </table:table-cell>
          <table:table-cell table:formula="of:=[.B84]-[.B$2]" office:value-type="float" office:value="8.3772144317627" calcext:value-type="float">
            <text:p>8.3772144318</text:p>
          </table:table-cell>
          <table:table-cell table:formula="of:=[.D84]/([.E84]-[.E83])" office:value-type="float" office:value="44198.5234193376" calcext:value-type="float">
            <text:p>44198.5234193376</text:p>
          </table:table-cell>
          <table:table-cell table:formula="of:=[.E84]-[.E83]" office:value-type="float" office:value="0.100093841552734" calcext:value-type="float">
            <text:p>0.10009384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028863.50247" calcext:value-type="float">
            <text:p>1456028863.50247</text:p>
          </table:table-cell>
          <table:table-cell office:value-type="float" office:value="1456028863.50269" calcext:value-type="float">
            <text:p>1456028863.50269</text:p>
          </table:table-cell>
          <table:table-cell office:value-type="float" office:value="4472" calcext:value-type="float">
            <text:p>4472</text:p>
          </table:table-cell>
          <table:table-cell table:formula="of:=[.B85]-[.B$2]" office:value-type="float" office:value="8.47689986228943" calcext:value-type="float">
            <text:p>8.4768998623</text:p>
          </table:table-cell>
          <table:table-cell table:formula="of:=[.D85]/([.E85]-[.E84])" office:value-type="float" office:value="44861.119386957" calcext:value-type="float">
            <text:p>44861.119386957</text:p>
          </table:table-cell>
          <table:table-cell table:formula="of:=[.E85]-[.E84]" office:value-type="float" office:value="0.0996854305267334" calcext:value-type="float">
            <text:p>0.09968543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028863.60263" calcext:value-type="float">
            <text:p>1456028863.60263</text:p>
          </table:table-cell>
          <table:table-cell office:value-type="float" office:value="1456028863.60284" calcext:value-type="float">
            <text:p>1456028863.60284</text:p>
          </table:table-cell>
          <table:table-cell office:value-type="float" office:value="4536" calcext:value-type="float">
            <text:p>4536</text:p>
          </table:table-cell>
          <table:table-cell table:formula="of:=[.B86]-[.B$2]" office:value-type="float" office:value="8.57705688476563" calcext:value-type="float">
            <text:p>8.5770568848</text:p>
          </table:table-cell>
          <table:table-cell table:formula="of:=[.D86]/([.E86]-[.E85])" office:value-type="float" office:value="45288.8862693382" calcext:value-type="float">
            <text:p>45288.8862693382</text:p>
          </table:table-cell>
          <table:table-cell table:formula="of:=[.E86]-[.E85]" office:value-type="float" office:value="0.100157022476196" calcext:value-type="float">
            <text:p>0.10015702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028863.61841" calcext:value-type="float">
            <text:p>1456028863.61841</text:p>
          </table:table-cell>
          <table:table-cell office:value-type="float" office:value="1456028863.61862" calcext:value-type="float">
            <text:p>1456028863.61862</text:p>
          </table:table-cell>
          <table:table-cell office:value-type="float" office:value="4544" calcext:value-type="float">
            <text:p>4544</text:p>
          </table:table-cell>
          <table:table-cell table:formula="of:=[.B87]-[.B$2]" office:value-type="float" office:value="8.59283638000488" calcext:value-type="float">
            <text:p>8.59283638</text:p>
          </table:table-cell>
          <table:table-cell table:formula="of:=[.D87]/([.E87]-[.E86])" office:value-type="float" office:value="287968.653692735" calcext:value-type="float">
            <text:p>287968.653692735</text:p>
          </table:table-cell>
          <table:table-cell table:formula="of:=[.E87]-[.E86]" office:value-type="float" office:value="0.0157794952392578" calcext:value-type="float">
            <text:p>0.01577949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028863.70622" calcext:value-type="float">
            <text:p>1456028863.70622</text:p>
          </table:table-cell>
          <table:table-cell office:value-type="float" office:value="1456028863.70643" calcext:value-type="float">
            <text:p>1456028863.70643</text:p>
          </table:table-cell>
          <table:table-cell office:value-type="float" office:value="4600" calcext:value-type="float">
            <text:p>4600</text:p>
          </table:table-cell>
          <table:table-cell table:formula="of:=[.B88]-[.B$2]" office:value-type="float" office:value="8.68064856529236" calcext:value-type="float">
            <text:p>8.6806485653</text:p>
          </table:table-cell>
          <table:table-cell table:formula="of:=[.D88]/([.E88]-[.E87])" office:value-type="float" office:value="52384.5293787044" calcext:value-type="float">
            <text:p>52384.5293787044</text:p>
          </table:table-cell>
          <table:table-cell table:formula="of:=[.E88]-[.E87]" office:value-type="float" office:value="0.0878121852874756" calcext:value-type="float">
            <text:p>0.08781218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028863.80248" calcext:value-type="float">
            <text:p>1456028863.80248</text:p>
          </table:table-cell>
          <table:table-cell office:value-type="float" office:value="1456028863.80269" calcext:value-type="float">
            <text:p>1456028863.80269</text:p>
          </table:table-cell>
          <table:table-cell office:value-type="float" office:value="4672" calcext:value-type="float">
            <text:p>4672</text:p>
          </table:table-cell>
          <table:table-cell table:formula="of:=[.B89]-[.B$2]" office:value-type="float" office:value="8.77690553665161" calcext:value-type="float">
            <text:p>8.7769055367</text:p>
          </table:table-cell>
          <table:table-cell table:formula="of:=[.D89]/([.E89]-[.E88])" office:value-type="float" office:value="48536.744238119" calcext:value-type="float">
            <text:p>48536.744238119</text:p>
          </table:table-cell>
          <table:table-cell table:formula="of:=[.E89]-[.E88]" office:value-type="float" office:value="0.0962569713592529" calcext:value-type="float">
            <text:p>0.09625697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028863.9026" calcext:value-type="float">
            <text:p>1456028863.9026</text:p>
          </table:table-cell>
          <table:table-cell office:value-type="float" office:value="1456028863.90282" calcext:value-type="float">
            <text:p>1456028863.90282</text:p>
          </table:table-cell>
          <table:table-cell office:value-type="float" office:value="4760" calcext:value-type="float">
            <text:p>4760</text:p>
          </table:table-cell>
          <table:table-cell table:formula="of:=[.B90]-[.B$2]" office:value-type="float" office:value="8.87703347206116" calcext:value-type="float">
            <text:p>8.8770334721</text:p>
          </table:table-cell>
          <table:table-cell table:formula="of:=[.D90]/([.E90]-[.E89])" office:value-type="float" office:value="47539.1805546626" calcext:value-type="float">
            <text:p>47539.1805546626</text:p>
          </table:table-cell>
          <table:table-cell table:formula="of:=[.E90]-[.E89]" office:value-type="float" office:value="0.100127935409546" calcext:value-type="float">
            <text:p>0.10012793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028864.00348" calcext:value-type="float">
            <text:p>1456028864.00348</text:p>
          </table:table-cell>
          <table:table-cell office:value-type="float" office:value="1456028864.00371" calcext:value-type="float">
            <text:p>1456028864.00371</text:p>
          </table:table-cell>
          <table:table-cell office:value-type="float" office:value="4848" calcext:value-type="float">
            <text:p>4848</text:p>
          </table:table-cell>
          <table:table-cell table:formula="of:=[.B91]-[.B$2]" office:value-type="float" office:value="8.97790431976318" calcext:value-type="float">
            <text:p>8.9779043198</text:p>
          </table:table-cell>
          <table:table-cell table:formula="of:=[.D91]/([.E91]-[.E90])" office:value-type="float" office:value="48061.457898332" calcext:value-type="float">
            <text:p>48061.457898332</text:p>
          </table:table-cell>
          <table:table-cell table:formula="of:=[.E91]-[.E90]" office:value-type="float" office:value="0.100870847702026" calcext:value-type="float">
            <text:p>0.10087084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028864.02037" calcext:value-type="float">
            <text:p>1456028864.02037</text:p>
          </table:table-cell>
          <table:table-cell office:value-type="float" office:value="1456028864.02058" calcext:value-type="float">
            <text:p>1456028864.02058</text:p>
          </table:table-cell>
          <table:table-cell office:value-type="float" office:value="4864" calcext:value-type="float">
            <text:p>4864</text:p>
          </table:table-cell>
          <table:table-cell table:formula="of:=[.B92]-[.B$2]" office:value-type="float" office:value="8.99480080604553" calcext:value-type="float">
            <text:p>8.994800806</text:p>
          </table:table-cell>
          <table:table-cell table:formula="of:=[.D92]/([.E92]-[.E91])" office:value-type="float" office:value="287870.502702169" calcext:value-type="float">
            <text:p>287870.502702169</text:p>
          </table:table-cell>
          <table:table-cell table:formula="of:=[.E92]-[.E91]" office:value-type="float" office:value="0.0168964862823486" calcext:value-type="float">
            <text:p>0.01689648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028864.11692" calcext:value-type="float">
            <text:p>1456028864.11692</text:p>
          </table:table-cell>
          <table:table-cell office:value-type="float" office:value="1456028864.11714" calcext:value-type="float">
            <text:p>1456028864.11714</text:p>
          </table:table-cell>
          <table:table-cell office:value-type="float" office:value="4952" calcext:value-type="float">
            <text:p>4952</text:p>
          </table:table-cell>
          <table:table-cell table:formula="of:=[.B93]-[.B$2]" office:value-type="float" office:value="9.09135103225708" calcext:value-type="float">
            <text:p>9.0913510323</text:p>
          </table:table-cell>
          <table:table-cell table:formula="of:=[.D93]/([.E93]-[.E92])" office:value-type="float" office:value="51289.3671439966" calcext:value-type="float">
            <text:p>51289.3671439966</text:p>
          </table:table-cell>
          <table:table-cell table:formula="of:=[.E93]-[.E92]" office:value-type="float" office:value="0.0965502262115479" calcext:value-type="float">
            <text:p>0.09655022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028864.22025" calcext:value-type="float">
            <text:p>1456028864.22025</text:p>
          </table:table-cell>
          <table:table-cell office:value-type="float" office:value="1456028864.22046" calcext:value-type="float">
            <text:p>1456028864.22046</text:p>
          </table:table-cell>
          <table:table-cell office:value-type="float" office:value="5056" calcext:value-type="float">
            <text:p>5056</text:p>
          </table:table-cell>
          <table:table-cell table:formula="of:=[.B94]-[.B$2]" office:value-type="float" office:value="9.19467759132385" calcext:value-type="float">
            <text:p>9.1946775913</text:p>
          </table:table-cell>
          <table:table-cell table:formula="of:=[.D94]/([.E94]-[.E93])" office:value-type="float" office:value="48932.2401294006" calcext:value-type="float">
            <text:p>48932.2401294006</text:p>
          </table:table-cell>
          <table:table-cell table:formula="of:=[.E94]-[.E93]" office:value-type="float" office:value="0.103326559066772" calcext:value-type="float">
            <text:p>0.10332655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028864.32069" calcext:value-type="float">
            <text:p>1456028864.32069</text:p>
          </table:table-cell>
          <table:table-cell office:value-type="float" office:value="1456028864.32092" calcext:value-type="float">
            <text:p>1456028864.32092</text:p>
          </table:table-cell>
          <table:table-cell office:value-type="float" office:value="5160" calcext:value-type="float">
            <text:p>5160</text:p>
          </table:table-cell>
          <table:table-cell table:formula="of:=[.B95]-[.B$2]" office:value-type="float" office:value="9.29512095451355" calcext:value-type="float">
            <text:p>9.2951209545</text:p>
          </table:table-cell>
          <table:table-cell table:formula="of:=[.D95]/([.E95]-[.E94])" office:value-type="float" office:value="51372.2344228441" calcext:value-type="float">
            <text:p>51372.2344228441</text:p>
          </table:table-cell>
          <table:table-cell table:formula="of:=[.E95]-[.E94]" office:value-type="float" office:value="0.100443363189697" calcext:value-type="float">
            <text:p>0.10044336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028864.4169" calcext:value-type="float">
            <text:p>1456028864.4169</text:p>
          </table:table-cell>
          <table:table-cell office:value-type="float" office:value="1456028864.41711" calcext:value-type="float">
            <text:p>1456028864.41711</text:p>
          </table:table-cell>
          <table:table-cell office:value-type="float" office:value="5264" calcext:value-type="float">
            <text:p>5264</text:p>
          </table:table-cell>
          <table:table-cell table:formula="of:=[.B96]-[.B$2]" office:value-type="float" office:value="9.39132452011108" calcext:value-type="float">
            <text:p>9.3913245201</text:p>
          </table:table-cell>
          <table:table-cell table:formula="of:=[.D96]/([.E96]-[.E95])" office:value-type="float" office:value="54717.3066539118" calcext:value-type="float">
            <text:p>54717.3066539118</text:p>
          </table:table-cell>
          <table:table-cell table:formula="of:=[.E96]-[.E95]" office:value-type="float" office:value="0.0962035655975342" calcext:value-type="float">
            <text:p>0.09620356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028864.52061" calcext:value-type="float">
            <text:p>1456028864.52061</text:p>
          </table:table-cell>
          <table:table-cell office:value-type="float" office:value="1456028864.52083" calcext:value-type="float">
            <text:p>1456028864.52083</text:p>
          </table:table-cell>
          <table:table-cell office:value-type="float" office:value="5384" calcext:value-type="float">
            <text:p>5384</text:p>
          </table:table-cell>
          <table:table-cell table:formula="of:=[.B97]-[.B$2]" office:value-type="float" office:value="9.49504089355469" calcext:value-type="float">
            <text:p>9.4950408936</text:p>
          </table:table-cell>
          <table:table-cell table:formula="of:=[.D97]/([.E97]-[.E96])" office:value-type="float" office:value="51910.8007852549" calcext:value-type="float">
            <text:p>51910.8007852549</text:p>
          </table:table-cell>
          <table:table-cell table:formula="of:=[.E97]-[.E96]" office:value-type="float" office:value="0.103716373443604" calcext:value-type="float">
            <text:p>0.103716373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028864.62068" calcext:value-type="float">
            <text:p>1456028864.62068</text:p>
          </table:table-cell>
          <table:table-cell office:value-type="float" office:value="1456028864.62089" calcext:value-type="float">
            <text:p>1456028864.62089</text:p>
          </table:table-cell>
          <table:table-cell office:value-type="float" office:value="5504" calcext:value-type="float">
            <text:p>5504</text:p>
          </table:table-cell>
          <table:table-cell table:formula="of:=[.B98]-[.B$2]" office:value-type="float" office:value="9.59510564804077" calcext:value-type="float">
            <text:p>9.595105648</text:p>
          </table:table-cell>
          <table:table-cell table:formula="of:=[.D98]/([.E98]-[.E97])" office:value-type="float" office:value="55004.382194986" calcext:value-type="float">
            <text:p>55004.382194986</text:p>
          </table:table-cell>
          <table:table-cell table:formula="of:=[.E98]-[.E97]" office:value-type="float" office:value="0.100064754486084" calcext:value-type="float">
            <text:p>0.10006475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028864.7173" calcext:value-type="float">
            <text:p>1456028864.7173</text:p>
          </table:table-cell>
          <table:table-cell office:value-type="float" office:value="1456028864.71755" calcext:value-type="float">
            <text:p>1456028864.71755</text:p>
          </table:table-cell>
          <table:table-cell office:value-type="float" office:value="5616" calcext:value-type="float">
            <text:p>5616</text:p>
          </table:table-cell>
          <table:table-cell table:formula="of:=[.B99]-[.B$2]" office:value-type="float" office:value="9.69173192977905" calcext:value-type="float">
            <text:p>9.6917319298</text:p>
          </table:table-cell>
          <table:table-cell table:formula="of:=[.D99]/([.E99]-[.E98])" office:value-type="float" office:value="58120.8331622582" calcext:value-type="float">
            <text:p>58120.8331622582</text:p>
          </table:table-cell>
          <table:table-cell table:formula="of:=[.E99]-[.E98]" office:value-type="float" office:value="0.0966262817382813" calcext:value-type="float">
            <text:p>0.09662628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028864.82129" calcext:value-type="float">
            <text:p>1456028864.82129</text:p>
          </table:table-cell>
          <table:table-cell office:value-type="float" office:value="1456028864.8215" calcext:value-type="float">
            <text:p>1456028864.8215</text:p>
          </table:table-cell>
          <table:table-cell office:value-type="float" office:value="5744" calcext:value-type="float">
            <text:p>5744</text:p>
          </table:table-cell>
          <table:table-cell table:formula="of:=[.B100]-[.B$2]" office:value-type="float" office:value="9.79571580886841" calcext:value-type="float">
            <text:p>9.7957158089</text:p>
          </table:table-cell>
          <table:table-cell table:formula="of:=[.D100]/([.E100]-[.E99])" office:value-type="float" office:value="55239.3318108864" calcext:value-type="float">
            <text:p>55239.3318108864</text:p>
          </table:table-cell>
          <table:table-cell table:formula="of:=[.E100]-[.E99]" office:value-type="float" office:value="0.103983879089355" calcext:value-type="float">
            <text:p>0.10398387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028864.91723" calcext:value-type="float">
            <text:p>1456028864.91723</text:p>
          </table:table-cell>
          <table:table-cell office:value-type="float" office:value="1456028864.91745" calcext:value-type="float">
            <text:p>1456028864.91745</text:p>
          </table:table-cell>
          <table:table-cell office:value-type="float" office:value="5864" calcext:value-type="float">
            <text:p>5864</text:p>
          </table:table-cell>
          <table:table-cell table:formula="of:=[.B101]-[.B$2]" office:value-type="float" office:value="9.89165616035461" calcext:value-type="float">
            <text:p>9.8916561604</text:p>
          </table:table-cell>
          <table:table-cell table:formula="of:=[.D101]/([.E101]-[.E100])" office:value-type="float" office:value="61121.3103679645" calcext:value-type="float">
            <text:p>61121.3103679645</text:p>
          </table:table-cell>
          <table:table-cell table:formula="of:=[.E101]-[.E100]" office:value-type="float" office:value="0.0959403514862061" calcext:value-type="float">
            <text:p>0.09594035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028865.02058" calcext:value-type="float">
            <text:p>1456028865.02058</text:p>
          </table:table-cell>
          <table:table-cell office:value-type="float" office:value="1456028865.02079" calcext:value-type="float">
            <text:p>1456028865.02079</text:p>
          </table:table-cell>
          <table:table-cell office:value-type="float" office:value="5992" calcext:value-type="float">
            <text:p>5992</text:p>
          </table:table-cell>
          <table:table-cell table:formula="of:=[.B102]-[.B$2]" office:value-type="float" office:value="9.99501156806946" calcext:value-type="float">
            <text:p>9.9950115681</text:p>
          </table:table-cell>
          <table:table-cell table:formula="of:=[.D102]/([.E102]-[.E101])" office:value-type="float" office:value="57974.712039566" calcext:value-type="float">
            <text:p>57974.712039566</text:p>
          </table:table-cell>
          <table:table-cell table:formula="of:=[.E102]-[.E101]" office:value-type="float" office:value="0.103355407714844" calcext:value-type="float">
            <text:p>0.10335540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028865.11676" calcext:value-type="float">
            <text:p>1456028865.11676</text:p>
          </table:table-cell>
          <table:table-cell office:value-type="float" office:value="1456028865.11697" calcext:value-type="float">
            <text:p>1456028865.11697</text:p>
          </table:table-cell>
          <table:table-cell office:value-type="float" office:value="6112" calcext:value-type="float">
            <text:p>6112</text:p>
          </table:table-cell>
          <table:table-cell table:formula="of:=[.B103]-[.B$2]" office:value-type="float" office:value="10.091185092926" calcext:value-type="float">
            <text:p>10.0911850929</text:p>
          </table:table-cell>
          <table:table-cell table:formula="of:=[.D103]/([.E103]-[.E102])" office:value-type="float" office:value="63551.7935847251" calcext:value-type="float">
            <text:p>63551.7935847251</text:p>
          </table:table-cell>
          <table:table-cell table:formula="of:=[.E103]-[.E102]" office:value-type="float" office:value="0.0961735248565674" calcext:value-type="float">
            <text:p>0.09617352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028865.21747" calcext:value-type="float">
            <text:p>1456028865.21747</text:p>
          </table:table-cell>
          <table:table-cell office:value-type="float" office:value="1456028865.21769" calcext:value-type="float">
            <text:p>1456028865.21769</text:p>
          </table:table-cell>
          <table:table-cell office:value-type="float" office:value="6240" calcext:value-type="float">
            <text:p>6240</text:p>
          </table:table-cell>
          <table:table-cell table:formula="of:=[.B104]-[.B$2]" office:value-type="float" office:value="10.1919031143188" calcext:value-type="float">
            <text:p>10.1919031143</text:p>
          </table:table-cell>
          <table:table-cell table:formula="of:=[.D104]/([.E104]-[.E103])" office:value-type="float" office:value="61955.1487778204" calcext:value-type="float">
            <text:p>61955.1487778204</text:p>
          </table:table-cell>
          <table:table-cell table:formula="of:=[.E104]-[.E103]" office:value-type="float" office:value="0.100718021392822" calcext:value-type="float">
            <text:p>0.10071802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028865.32086" calcext:value-type="float">
            <text:p>1456028865.32086</text:p>
          </table:table-cell>
          <table:table-cell office:value-type="float" office:value="1456028865.32108" calcext:value-type="float">
            <text:p>1456028865.32108</text:p>
          </table:table-cell>
          <table:table-cell office:value-type="float" office:value="6368" calcext:value-type="float">
            <text:p>6368</text:p>
          </table:table-cell>
          <table:table-cell table:formula="of:=[.B105]-[.B$2]" office:value-type="float" office:value="10.2952897548676" calcext:value-type="float">
            <text:p>10.2952897549</text:p>
          </table:table-cell>
          <table:table-cell table:formula="of:=[.D105]/([.E105]-[.E104])" office:value-type="float" office:value="61594.0315518812" calcext:value-type="float">
            <text:p>61594.0315518812</text:p>
          </table:table-cell>
          <table:table-cell table:formula="of:=[.E105]-[.E104]" office:value-type="float" office:value="0.103386640548706" calcext:value-type="float">
            <text:p>0.10338664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028865.41702" calcext:value-type="float">
            <text:p>1456028865.41702</text:p>
          </table:table-cell>
          <table:table-cell office:value-type="float" office:value="1456028865.41723" calcext:value-type="float">
            <text:p>1456028865.41723</text:p>
          </table:table-cell>
          <table:table-cell office:value-type="float" office:value="6488" calcext:value-type="float">
            <text:p>6488</text:p>
          </table:table-cell>
          <table:table-cell table:formula="of:=[.B106]-[.B$2]" office:value-type="float" office:value="10.3914504051209" calcext:value-type="float">
            <text:p>10.3914504051</text:p>
          </table:table-cell>
          <table:table-cell table:formula="of:=[.D106]/([.E106]-[.E105])" office:value-type="float" office:value="67470.4256149477" calcext:value-type="float">
            <text:p>67470.4256149477</text:p>
          </table:table-cell>
          <table:table-cell table:formula="of:=[.E106]-[.E105]" office:value-type="float" office:value="0.0961606502532959" calcext:value-type="float">
            <text:p>0.09616065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028865.52058" calcext:value-type="float">
            <text:p>1456028865.52058</text:p>
          </table:table-cell>
          <table:table-cell office:value-type="float" office:value="1456028865.52079" calcext:value-type="float">
            <text:p>1456028865.52079</text:p>
          </table:table-cell>
          <table:table-cell office:value-type="float" office:value="6616" calcext:value-type="float">
            <text:p>6616</text:p>
          </table:table-cell>
          <table:table-cell table:formula="of:=[.B107]-[.B$2]" office:value-type="float" office:value="10.4950044155121" calcext:value-type="float">
            <text:p>10.4950044155</text:p>
          </table:table-cell>
          <table:table-cell table:formula="of:=[.D107]/([.E107]-[.E106])" office:value-type="float" office:value="63889.3653177141" calcext:value-type="float">
            <text:p>63889.3653177141</text:p>
          </table:table-cell>
          <table:table-cell table:formula="of:=[.E107]-[.E106]" office:value-type="float" office:value="0.103554010391235" calcext:value-type="float">
            <text:p>0.10355401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028865.6209" calcext:value-type="float">
            <text:p>1456028865.6209</text:p>
          </table:table-cell>
          <table:table-cell office:value-type="float" office:value="1456028865.62111" calcext:value-type="float">
            <text:p>1456028865.62111</text:p>
          </table:table-cell>
          <table:table-cell office:value-type="float" office:value="6728" calcext:value-type="float">
            <text:p>6728</text:p>
          </table:table-cell>
          <table:table-cell table:formula="of:=[.B108]-[.B$2]" office:value-type="float" office:value="10.595330953598" calcext:value-type="float">
            <text:p>10.5953309536</text:p>
          </table:table-cell>
          <table:table-cell table:formula="of:=[.D108]/([.E108]-[.E107])" office:value-type="float" office:value="67061.0202281369" calcext:value-type="float">
            <text:p>67061.0202281369</text:p>
          </table:table-cell>
          <table:table-cell table:formula="of:=[.E108]-[.E107]" office:value-type="float" office:value="0.100326538085938" calcext:value-type="float">
            <text:p>0.100326538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028865.71716" calcext:value-type="float">
            <text:p>1456028865.71716</text:p>
          </table:table-cell>
          <table:table-cell office:value-type="float" office:value="1456028865.71738" calcext:value-type="float">
            <text:p>1456028865.71738</text:p>
          </table:table-cell>
          <table:table-cell office:value-type="float" office:value="6840" calcext:value-type="float">
            <text:p>6840</text:p>
          </table:table-cell>
          <table:table-cell table:formula="of:=[.B109]-[.B$2]" office:value-type="float" office:value="10.691586971283" calcext:value-type="float">
            <text:p>10.6915869713</text:p>
          </table:table-cell>
          <table:table-cell table:formula="of:=[.D109]/([.E109]-[.E108])" office:value-type="float" office:value="71060.4922633364" calcext:value-type="float">
            <text:p>71060.4922633364</text:p>
          </table:table-cell>
          <table:table-cell table:formula="of:=[.E109]-[.E108]" office:value-type="float" office:value="0.0962560176849365" calcext:value-type="float">
            <text:p>0.096256017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028865.81748" calcext:value-type="float">
            <text:p>1456028865.81748</text:p>
          </table:table-cell>
          <table:table-cell office:value-type="float" office:value="1456028865.8177" calcext:value-type="float">
            <text:p>1456028865.8177</text:p>
          </table:table-cell>
          <table:table-cell office:value-type="float" office:value="6960" calcext:value-type="float">
            <text:p>6960</text:p>
          </table:table-cell>
          <table:table-cell table:formula="of:=[.B110]-[.B$2]" office:value-type="float" office:value="10.7919106483459" calcext:value-type="float">
            <text:p>10.7919106483</text:p>
          </table:table-cell>
          <table:table-cell table:formula="of:=[.D110]/([.E110]-[.E109])" office:value-type="float" office:value="69375.4475888096" calcext:value-type="float">
            <text:p>69375.4475888096</text:p>
          </table:table-cell>
          <table:table-cell table:formula="of:=[.E110]-[.E109]" office:value-type="float" office:value="0.100323677062988" calcext:value-type="float">
            <text:p>0.10032367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028865.92086" calcext:value-type="float">
            <text:p>1456028865.92086</text:p>
          </table:table-cell>
          <table:table-cell office:value-type="float" office:value="1456028865.92109" calcext:value-type="float">
            <text:p>1456028865.92109</text:p>
          </table:table-cell>
          <table:table-cell office:value-type="float" office:value="7072" calcext:value-type="float">
            <text:p>7072</text:p>
          </table:table-cell>
          <table:table-cell table:formula="of:=[.B111]-[.B$2]" office:value-type="float" office:value="10.8952894210815" calcext:value-type="float">
            <text:p>10.8952894211</text:p>
          </table:table-cell>
          <table:table-cell table:formula="of:=[.D111]/([.E111]-[.E110])" office:value-type="float" office:value="68408.627930683" calcext:value-type="float">
            <text:p>68408.627930683</text:p>
          </table:table-cell>
          <table:table-cell table:formula="of:=[.E111]-[.E110]" office:value-type="float" office:value="0.103378772735596" calcext:value-type="float">
            <text:p>0.10337877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028866.02118" calcext:value-type="float">
            <text:p>1456028866.02118</text:p>
          </table:table-cell>
          <table:table-cell office:value-type="float" office:value="1456028866.0214" calcext:value-type="float">
            <text:p>1456028866.0214</text:p>
          </table:table-cell>
          <table:table-cell office:value-type="float" office:value="7168" calcext:value-type="float">
            <text:p>7168</text:p>
          </table:table-cell>
          <table:table-cell table:formula="of:=[.B112]-[.B$2]" office:value-type="float" office:value="10.9956092834473" calcext:value-type="float">
            <text:p>10.9956092834</text:p>
          </table:table-cell>
          <table:table-cell table:formula="of:=[.D112]/([.E112]-[.E111])" office:value-type="float" office:value="71451.4536898843" calcext:value-type="float">
            <text:p>71451.4536898843</text:p>
          </table:table-cell>
          <table:table-cell table:formula="of:=[.E112]-[.E111]" office:value-type="float" office:value="0.100319862365723" calcext:value-type="float">
            <text:p>0.10031986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028866.12067" calcext:value-type="float">
            <text:p>1456028866.12067</text:p>
          </table:table-cell>
          <table:table-cell office:value-type="float" office:value="1456028866.12088" calcext:value-type="float">
            <text:p>1456028866.12088</text:p>
          </table:table-cell>
          <table:table-cell office:value-type="float" office:value="7272" calcext:value-type="float">
            <text:p>7272</text:p>
          </table:table-cell>
          <table:table-cell table:formula="of:=[.B113]-[.B$2]" office:value-type="float" office:value="11.0950968265533" calcext:value-type="float">
            <text:p>11.0950968266</text:p>
          </table:table-cell>
          <table:table-cell table:formula="of:=[.D113]/([.E113]-[.E112])" office:value-type="float" office:value="73094.5782050944" calcext:value-type="float">
            <text:p>73094.5782050944</text:p>
          </table:table-cell>
          <table:table-cell table:formula="of:=[.E113]-[.E112]" office:value-type="float" office:value="0.0994875431060791" calcext:value-type="float">
            <text:p>0.09948754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028866.21723" calcext:value-type="float">
            <text:p>1456028866.21723</text:p>
          </table:table-cell>
          <table:table-cell office:value-type="float" office:value="1456028866.21744" calcext:value-type="float">
            <text:p>1456028866.21744</text:p>
          </table:table-cell>
          <table:table-cell office:value-type="float" office:value="7360" calcext:value-type="float">
            <text:p>7360</text:p>
          </table:table-cell>
          <table:table-cell table:formula="of:=[.B114]-[.B$2]" office:value-type="float" office:value="11.191654920578" calcext:value-type="float">
            <text:p>11.1916549206</text:p>
          </table:table-cell>
          <table:table-cell table:formula="of:=[.D114]/([.E114]-[.E113])" office:value-type="float" office:value="76223.542669768" calcext:value-type="float">
            <text:p>76223.542669768</text:p>
          </table:table-cell>
          <table:table-cell table:formula="of:=[.E114]-[.E113]" office:value-type="float" office:value="0.0965580940246582" calcext:value-type="float">
            <text:p>0.09655809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028866.31748" calcext:value-type="float">
            <text:p>1456028866.31748</text:p>
          </table:table-cell>
          <table:table-cell office:value-type="float" office:value="1456028866.3177" calcext:value-type="float">
            <text:p>1456028866.3177</text:p>
          </table:table-cell>
          <table:table-cell office:value-type="float" office:value="7448" calcext:value-type="float">
            <text:p>7448</text:p>
          </table:table-cell>
          <table:table-cell table:formula="of:=[.B115]-[.B$2]" office:value-type="float" office:value="11.2919120788574" calcext:value-type="float">
            <text:p>11.2919120789</text:p>
          </table:table-cell>
          <table:table-cell table:formula="of:=[.D115]/([.E115]-[.E114])" office:value-type="float" office:value="74288.9597892078" calcext:value-type="float">
            <text:p>74288.9597892078</text:p>
          </table:table-cell>
          <table:table-cell table:formula="of:=[.E115]-[.E114]" office:value-type="float" office:value="0.100257158279419" calcext:value-type="float">
            <text:p>0.10025715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028866.42077" calcext:value-type="float">
            <text:p>1456028866.42077</text:p>
          </table:table-cell>
          <table:table-cell office:value-type="float" office:value="1456028866.42099" calcext:value-type="float">
            <text:p>1456028866.42099</text:p>
          </table:table-cell>
          <table:table-cell office:value-type="float" office:value="7528" calcext:value-type="float">
            <text:p>7528</text:p>
          </table:table-cell>
          <table:table-cell table:formula="of:=[.B116]-[.B$2]" office:value-type="float" office:value="11.3952028751373" calcext:value-type="float">
            <text:p>11.3952028751</text:p>
          </table:table-cell>
          <table:table-cell table:formula="of:=[.D116]/([.E116]-[.E115])" office:value-type="float" office:value="72881.614539982" calcext:value-type="float">
            <text:p>72881.614539982</text:p>
          </table:table-cell>
          <table:table-cell table:formula="of:=[.E116]-[.E115]" office:value-type="float" office:value="0.103290796279907" calcext:value-type="float">
            <text:p>0.10329079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028866.5175" calcext:value-type="float">
            <text:p>1456028866.5175</text:p>
          </table:table-cell>
          <table:table-cell office:value-type="float" office:value="1456028866.51772" calcext:value-type="float">
            <text:p>1456028866.51772</text:p>
          </table:table-cell>
          <table:table-cell office:value-type="float" office:value="7600" calcext:value-type="float">
            <text:p>7600</text:p>
          </table:table-cell>
          <table:table-cell table:formula="of:=[.B117]-[.B$2]" office:value-type="float" office:value="11.491931438446" calcext:value-type="float">
            <text:p>11.4919314384</text:p>
          </table:table-cell>
          <table:table-cell table:formula="of:=[.D117]/([.E117]-[.E116])" office:value-type="float" office:value="78570.3802479117" calcext:value-type="float">
            <text:p>78570.3802479117</text:p>
          </table:table-cell>
          <table:table-cell table:formula="of:=[.E117]-[.E116]" office:value-type="float" office:value="0.0967285633087158" calcext:value-type="float">
            <text:p>0.09672856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028866.6203" calcext:value-type="float">
            <text:p>1456028866.6203</text:p>
          </table:table-cell>
          <table:table-cell office:value-type="float" office:value="1456028866.62051" calcext:value-type="float">
            <text:p>1456028866.62051</text:p>
          </table:table-cell>
          <table:table-cell office:value-type="float" office:value="7664" calcext:value-type="float">
            <text:p>7664</text:p>
          </table:table-cell>
          <table:table-cell table:formula="of:=[.B118]-[.B$2]" office:value-type="float" office:value="11.5947284698486" calcext:value-type="float">
            <text:p>11.5947284698</text:p>
          </table:table-cell>
          <table:table-cell table:formula="of:=[.D118]/([.E118]-[.E117])" office:value-type="float" office:value="74554.682128759" calcext:value-type="float">
            <text:p>74554.682128759</text:p>
          </table:table-cell>
          <table:table-cell table:formula="of:=[.E118]-[.E117]" office:value-type="float" office:value="0.102797031402588" calcext:value-type="float">
            <text:p>0.10279703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028866.80315" calcext:value-type="float">
            <text:p>1456028866.80315</text:p>
          </table:table-cell>
          <table:table-cell office:value-type="float" office:value="1456028866.80337" calcext:value-type="float">
            <text:p>1456028866.80337</text:p>
          </table:table-cell>
          <table:table-cell office:value-type="float" office:value="7760" calcext:value-type="float">
            <text:p>7760</text:p>
          </table:table-cell>
          <table:table-cell table:formula="of:=[.B119]-[.B$2]" office:value-type="float" office:value="11.777580499649" calcext:value-type="float">
            <text:p>11.7775804996</text:p>
          </table:table-cell>
          <table:table-cell table:formula="of:=[.D119]/([.E119]-[.E118])" office:value-type="float" office:value="42438.6866717866" calcext:value-type="float">
            <text:p>42438.6866717866</text:p>
          </table:table-cell>
          <table:table-cell table:formula="of:=[.E119]-[.E118]" office:value-type="float" office:value="0.182852029800415" calcext:value-type="float">
            <text:p>0.182852029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028866.92088" calcext:value-type="float">
            <text:p>1456028866.92088</text:p>
          </table:table-cell>
          <table:table-cell office:value-type="float" office:value="1456028866.92109" calcext:value-type="float">
            <text:p>1456028866.92109</text:p>
          </table:table-cell>
          <table:table-cell office:value-type="float" office:value="7808" calcext:value-type="float">
            <text:p>7808</text:p>
          </table:table-cell>
          <table:table-cell table:formula="of:=[.B120]-[.B$2]" office:value-type="float" office:value="11.895307302475" calcext:value-type="float">
            <text:p>11.8953073025</text:p>
          </table:table-cell>
          <table:table-cell table:formula="of:=[.D120]/([.E120]-[.E119])" office:value-type="float" office:value="66323.044647233" calcext:value-type="float">
            <text:p>66323.044647233</text:p>
          </table:table-cell>
          <table:table-cell table:formula="of:=[.E120]-[.E119]" office:value-type="float" office:value="0.117726802825928" calcext:value-type="float">
            <text:p>0.11772680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028867.00254" calcext:value-type="float">
            <text:p>1456028867.00254</text:p>
          </table:table-cell>
          <table:table-cell office:value-type="float" office:value="1456028867.00276" calcext:value-type="float">
            <text:p>1456028867.00276</text:p>
          </table:table-cell>
          <table:table-cell office:value-type="float" office:value="7840" calcext:value-type="float">
            <text:p>7840</text:p>
          </table:table-cell>
          <table:table-cell table:formula="of:=[.B121]-[.B$2]" office:value-type="float" office:value="11.9769649505615" calcext:value-type="float">
            <text:p>11.9769649506</text:p>
          </table:table-cell>
          <table:table-cell table:formula="of:=[.D121]/([.E121]-[.E120])" office:value-type="float" office:value="96010.6026038184" calcext:value-type="float">
            <text:p>96010.6026038184</text:p>
          </table:table-cell>
          <table:table-cell table:formula="of:=[.E121]-[.E120]" office:value-type="float" office:value="0.0816576480865479" calcext:value-type="float">
            <text:p>0.08165764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028867.11811" calcext:value-type="float">
            <text:p>1456028867.11811</text:p>
          </table:table-cell>
          <table:table-cell office:value-type="float" office:value="1456028867.11832" calcext:value-type="float">
            <text:p>1456028867.11832</text:p>
          </table:table-cell>
          <table:table-cell office:value-type="float" office:value="7872" calcext:value-type="float">
            <text:p>7872</text:p>
          </table:table-cell>
          <table:table-cell table:formula="of:=[.B122]-[.B$2]" office:value-type="float" office:value="12.0925407409668" calcext:value-type="float">
            <text:p>12.092540741</text:p>
          </table:table-cell>
          <table:table-cell table:formula="of:=[.D122]/([.E122]-[.E121])" office:value-type="float" office:value="68111.1500288803" calcext:value-type="float">
            <text:p>68111.1500288803</text:p>
          </table:table-cell>
          <table:table-cell table:formula="of:=[.E122]-[.E121]" office:value-type="float" office:value="0.115575790405273" calcext:value-type="float">
            <text:p>0.115575790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028867.22467" calcext:value-type="float">
            <text:p>1456028867.22467</text:p>
          </table:table-cell>
          <table:table-cell office:value-type="float" office:value="1456028867.22489" calcext:value-type="float">
            <text:p>1456028867.22489</text:p>
          </table:table-cell>
          <table:table-cell office:value-type="float" office:value="7888" calcext:value-type="float">
            <text:p>7888</text:p>
          </table:table-cell>
          <table:table-cell table:formula="of:=[.B123]-[.B$2]" office:value-type="float" office:value="12.1991033554077" calcext:value-type="float">
            <text:p>12.1991033554</text:p>
          </table:table-cell>
          <table:table-cell table:formula="of:=[.D123]/([.E123]-[.E122])" office:value-type="float" office:value="74022.2078951843" calcext:value-type="float">
            <text:p>74022.2078951843</text:p>
          </table:table-cell>
          <table:table-cell table:formula="of:=[.E123]-[.E122]" office:value-type="float" office:value="0.106562614440918" calcext:value-type="float">
            <text:p>0.106562614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028867.42081" calcext:value-type="float">
            <text:p>1456028867.42081</text:p>
          </table:table-cell>
          <table:table-cell office:value-type="float" office:value="1456028867.42103" calcext:value-type="float">
            <text:p>1456028867.42103</text:p>
          </table:table-cell>
          <table:table-cell office:value-type="float" office:value="7888" calcext:value-type="float">
            <text:p>7888</text:p>
          </table:table-cell>
          <table:table-cell table:formula="of:=[.B124]-[.B$2]" office:value-type="float" office:value="12.3952386379242" calcext:value-type="float">
            <text:p>12.3952386379</text:p>
          </table:table-cell>
          <table:table-cell table:formula="of:=[.D124]/([.E124]-[.E123])" office:value-type="float" office:value="40217.1394090568" calcext:value-type="float">
            <text:p>40217.1394090568</text:p>
          </table:table-cell>
          <table:table-cell table:formula="of:=[.E124]-[.E123]" office:value-type="float" office:value="0.19613528251648" calcext:value-type="float">
            <text:p>0.19613528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028867.50215" calcext:value-type="float">
            <text:p>1456028867.50215</text:p>
          </table:table-cell>
          <table:table-cell office:value-type="float" office:value="1456028867.50237" calcext:value-type="float">
            <text:p>1456028867.50237</text:p>
          </table:table-cell>
          <table:table-cell office:value-type="float" office:value="7880" calcext:value-type="float">
            <text:p>7880</text:p>
          </table:table-cell>
          <table:table-cell table:formula="of:=[.B125]-[.B$2]" office:value-type="float" office:value="12.4765815734863" calcext:value-type="float">
            <text:p>12.4765815735</text:p>
          </table:table-cell>
          <table:table-cell table:formula="of:=[.D125]/([.E125]-[.E124])" office:value-type="float" office:value="96873.8089613309" calcext:value-type="float">
            <text:p>96873.8089613309</text:p>
          </table:table-cell>
          <table:table-cell table:formula="of:=[.E125]-[.E124]" office:value-type="float" office:value="0.0813429355621338" calcext:value-type="float">
            <text:p>0.08134293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028867.61743" calcext:value-type="float">
            <text:p>1456028867.61743</text:p>
          </table:table-cell>
          <table:table-cell office:value-type="float" office:value="1456028867.61764" calcext:value-type="float">
            <text:p>1456028867.61764</text:p>
          </table:table-cell>
          <table:table-cell office:value-type="float" office:value="7864" calcext:value-type="float">
            <text:p>7864</text:p>
          </table:table-cell>
          <table:table-cell table:formula="of:=[.B126]-[.B$2]" office:value-type="float" office:value="12.5918574333191" calcext:value-type="float">
            <text:p>12.5918574333</text:p>
          </table:table-cell>
          <table:table-cell table:formula="of:=[.D126]/([.E126]-[.E125])" office:value-type="float" office:value="68218.9663248549" calcext:value-type="float">
            <text:p>68218.9663248549</text:p>
          </table:table-cell>
          <table:table-cell table:formula="of:=[.E126]-[.E125]" office:value-type="float" office:value="0.115275859832764" calcext:value-type="float">
            <text:p>0.11527585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028867.72218" calcext:value-type="float">
            <text:p>1456028867.72218</text:p>
          </table:table-cell>
          <table:table-cell office:value-type="float" office:value="1456028867.72239" calcext:value-type="float">
            <text:p>1456028867.72239</text:p>
          </table:table-cell>
          <table:table-cell office:value-type="float" office:value="7832" calcext:value-type="float">
            <text:p>7832</text:p>
          </table:table-cell>
          <table:table-cell table:formula="of:=[.B127]-[.B$2]" office:value-type="float" office:value="12.6966080665588" calcext:value-type="float">
            <text:p>12.6966080666</text:p>
          </table:table-cell>
          <table:table-cell table:formula="of:=[.D127]/([.E127]-[.E126])" office:value-type="float" office:value="74768.0444286638" calcext:value-type="float">
            <text:p>74768.0444286638</text:p>
          </table:table-cell>
          <table:table-cell table:formula="of:=[.E127]-[.E126]" office:value-type="float" office:value="0.104750633239746" calcext:value-type="float">
            <text:p>0.10475063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028867.84983" calcext:value-type="float">
            <text:p>1456028867.84983</text:p>
          </table:table-cell>
          <table:table-cell office:value-type="float" office:value="1456028867.85005" calcext:value-type="float">
            <text:p>1456028867.85005</text:p>
          </table:table-cell>
          <table:table-cell office:value-type="float" office:value="7784" calcext:value-type="float">
            <text:p>7784</text:p>
          </table:table-cell>
          <table:table-cell table:formula="of:=[.B128]-[.B$2]" office:value-type="float" office:value="12.8242614269257" calcext:value-type="float">
            <text:p>12.8242614269</text:p>
          </table:table-cell>
          <table:table-cell table:formula="of:=[.D128]/([.E128]-[.E127])" office:value-type="float" office:value="60977.6348827176" calcext:value-type="float">
            <text:p>60977.6348827176</text:p>
          </table:table-cell>
          <table:table-cell table:formula="of:=[.E128]-[.E127]" office:value-type="float" office:value="0.127653360366821" calcext:value-type="float">
            <text:p>0.12765336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028868.00298" calcext:value-type="float">
            <text:p>1456028868.00298</text:p>
          </table:table-cell>
          <table:table-cell office:value-type="float" office:value="1456028868.00321" calcext:value-type="float">
            <text:p>1456028868.00321</text:p>
          </table:table-cell>
          <table:table-cell office:value-type="float" office:value="7712" calcext:value-type="float">
            <text:p>7712</text:p>
          </table:table-cell>
          <table:table-cell table:formula="of:=[.B129]-[.B$2]" office:value-type="float" office:value="12.9774103164673" calcext:value-type="float">
            <text:p>12.9774103165</text:p>
          </table:table-cell>
          <table:table-cell table:formula="of:=[.D129]/([.E129]-[.E128])" office:value-type="float" office:value="50356.2253900892" calcext:value-type="float">
            <text:p>50356.2253900892</text:p>
          </table:table-cell>
          <table:table-cell table:formula="of:=[.E129]-[.E128]" office:value-type="float" office:value="0.153148889541626" calcext:value-type="float">
            <text:p>0.15314888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028868.1182" calcext:value-type="float">
            <text:p>1456028868.1182</text:p>
          </table:table-cell>
          <table:table-cell office:value-type="float" office:value="1456028868.11842" calcext:value-type="float">
            <text:p>1456028868.11842</text:p>
          </table:table-cell>
          <table:table-cell office:value-type="float" office:value="7640" calcext:value-type="float">
            <text:p>7640</text:p>
          </table:table-cell>
          <table:table-cell table:formula="of:=[.B130]-[.B$2]" office:value-type="float" office:value="13.0926289558411" calcext:value-type="float">
            <text:p>13.0926289558</text:p>
          </table:table-cell>
          <table:table-cell table:formula="of:=[.D130]/([.E130]-[.E129])" office:value-type="float" office:value="66308.7156863151" calcext:value-type="float">
            <text:p>66308.7156863151</text:p>
          </table:table-cell>
          <table:table-cell table:formula="of:=[.E130]-[.E129]" office:value-type="float" office:value="0.115218639373779" calcext:value-type="float">
            <text:p>0.11521863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028868.30316" calcext:value-type="float">
            <text:p>1456028868.30316</text:p>
          </table:table-cell>
          <table:table-cell office:value-type="float" office:value="1456028868.30339" calcext:value-type="float">
            <text:p>1456028868.30339</text:p>
          </table:table-cell>
          <table:table-cell office:value-type="float" office:value="7512" calcext:value-type="float">
            <text:p>7512</text:p>
          </table:table-cell>
          <table:table-cell table:formula="of:=[.B131]-[.B$2]" office:value-type="float" office:value="13.2775843143463" calcext:value-type="float">
            <text:p>13.2775843143</text:p>
          </table:table-cell>
          <table:table-cell table:formula="of:=[.D131]/([.E131]-[.E130])" office:value-type="float" office:value="40615.2060730201" calcext:value-type="float">
            <text:p>40615.2060730201</text:p>
          </table:table-cell>
          <table:table-cell table:formula="of:=[.E131]-[.E130]" office:value-type="float" office:value="0.184955358505249" calcext:value-type="float">
            <text:p>0.18495535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028868.40872" calcext:value-type="float">
            <text:p>1456028868.40872</text:p>
          </table:table-cell>
          <table:table-cell office:value-type="float" office:value="1456028868.40893" calcext:value-type="float">
            <text:p>1456028868.40893</text:p>
          </table:table-cell>
          <table:table-cell office:value-type="float" office:value="7424" calcext:value-type="float">
            <text:p>7424</text:p>
          </table:table-cell>
          <table:table-cell table:formula="of:=[.B132]-[.B$2]" office:value-type="float" office:value="13.3831505775452" calcext:value-type="float">
            <text:p>13.3831505775</text:p>
          </table:table-cell>
          <table:table-cell table:formula="of:=[.D132]/([.E132]-[.E131])" office:value-type="float" office:value="70325.4977020035" calcext:value-type="float">
            <text:p>70325.4977020035</text:p>
          </table:table-cell>
          <table:table-cell table:formula="of:=[.E132]-[.E131]" office:value-type="float" office:value="0.105566263198853" calcext:value-type="float">
            <text:p>0.10556626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028868.48178" calcext:value-type="float">
            <text:p>1456028868.48178</text:p>
          </table:table-cell>
          <table:table-cell office:value-type="float" office:value="1456028868.482" calcext:value-type="float">
            <text:p>1456028868.482</text:p>
          </table:table-cell>
          <table:table-cell office:value-type="float" office:value="7360" calcext:value-type="float">
            <text:p>7360</text:p>
          </table:table-cell>
          <table:table-cell table:formula="of:=[.B133]-[.B$2]" office:value-type="float" office:value="13.4562113285065" calcext:value-type="float">
            <text:p>13.4562113285</text:p>
          </table:table-cell>
          <table:table-cell table:formula="of:=[.D133]/([.E133]-[.E132])" office:value-type="float" office:value="100738.083076893" calcext:value-type="float">
            <text:p>100738.083076893</text:p>
          </table:table-cell>
          <table:table-cell table:formula="of:=[.E133]-[.E132]" office:value-type="float" office:value="0.0730607509613037" calcext:value-type="float">
            <text:p>0.0730607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028868.61714" calcext:value-type="float">
            <text:p>1456028868.61714</text:p>
          </table:table-cell>
          <table:table-cell office:value-type="float" office:value="1456028868.61734" calcext:value-type="float">
            <text:p>1456028868.61734</text:p>
          </table:table-cell>
          <table:table-cell office:value-type="float" office:value="7232" calcext:value-type="float">
            <text:p>7232</text:p>
          </table:table-cell>
          <table:table-cell table:formula="of:=[.B134]-[.B$2]" office:value-type="float" office:value="13.5915648937225" calcext:value-type="float">
            <text:p>13.5915648937</text:p>
          </table:table-cell>
          <table:table-cell table:formula="of:=[.D134]/([.E134]-[.E133])" office:value-type="float" office:value="53430.4359730428" calcext:value-type="float">
            <text:p>53430.4359730428</text:p>
          </table:table-cell>
          <table:table-cell table:formula="of:=[.E134]-[.E133]" office:value-type="float" office:value="0.135353565216064" calcext:value-type="float">
            <text:p>0.13535356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028868.80349" calcext:value-type="float">
            <text:p>1456028868.80349</text:p>
          </table:table-cell>
          <table:table-cell office:value-type="float" office:value="1456028868.80371" calcext:value-type="float">
            <text:p>1456028868.80371</text:p>
          </table:table-cell>
          <table:table-cell office:value-type="float" office:value="7040" calcext:value-type="float">
            <text:p>7040</text:p>
          </table:table-cell>
          <table:table-cell table:formula="of:=[.B135]-[.B$2]" office:value-type="float" office:value="13.7779190540314" calcext:value-type="float">
            <text:p>13.777919054</text:p>
          </table:table-cell>
          <table:table-cell table:formula="of:=[.D135]/([.E135]-[.E134])" office:value-type="float" office:value="37777.5306348561" calcext:value-type="float">
            <text:p>37777.5306348561</text:p>
          </table:table-cell>
          <table:table-cell table:formula="of:=[.E135]-[.E134]" office:value-type="float" office:value="0.186354160308838" calcext:value-type="float">
            <text:p>0.186354160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028868.90324" calcext:value-type="float">
            <text:p>1456028868.90324</text:p>
          </table:table-cell>
          <table:table-cell office:value-type="float" office:value="1456028868.90345" calcext:value-type="float">
            <text:p>1456028868.90345</text:p>
          </table:table-cell>
          <table:table-cell office:value-type="float" office:value="6936" calcext:value-type="float">
            <text:p>6936</text:p>
          </table:table-cell>
          <table:table-cell table:formula="of:=[.B136]-[.B$2]" office:value-type="float" office:value="13.8776669502258" calcext:value-type="float">
            <text:p>13.8776669502</text:p>
          </table:table-cell>
          <table:table-cell table:formula="of:=[.D136]/([.E136]-[.E135])" office:value-type="float" office:value="69535.30114037" calcext:value-type="float">
            <text:p>69535.30114037</text:p>
          </table:table-cell>
          <table:table-cell table:formula="of:=[.E136]-[.E135]" office:value-type="float" office:value="0.099747896194458" calcext:value-type="float">
            <text:p>0.099747896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028869.0033" calcext:value-type="float">
            <text:p>1456028869.0033</text:p>
          </table:table-cell>
          <table:table-cell office:value-type="float" office:value="1456028869.00351" calcext:value-type="float">
            <text:p>1456028869.00351</text:p>
          </table:table-cell>
          <table:table-cell office:value-type="float" office:value="6824" calcext:value-type="float">
            <text:p>6824</text:p>
          </table:table-cell>
          <table:table-cell table:formula="of:=[.B137]-[.B$2]" office:value-type="float" office:value="13.9777266979218" calcext:value-type="float">
            <text:p>13.9777266979</text:p>
          </table:table-cell>
          <table:table-cell table:formula="of:=[.D137]/([.E137]-[.E136])" office:value-type="float" office:value="68199.2525179839" calcext:value-type="float">
            <text:p>68199.2525179839</text:p>
          </table:table-cell>
          <table:table-cell table:formula="of:=[.E137]-[.E136]" office:value-type="float" office:value="0.100059747695923" calcext:value-type="float">
            <text:p>0.10005974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028869.10284" calcext:value-type="float">
            <text:p>1456028869.10284</text:p>
          </table:table-cell>
          <table:table-cell office:value-type="float" office:value="1456028869.10306" calcext:value-type="float">
            <text:p>1456028869.10306</text:p>
          </table:table-cell>
          <table:table-cell office:value-type="float" office:value="6704" calcext:value-type="float">
            <text:p>6704</text:p>
          </table:table-cell>
          <table:table-cell table:formula="of:=[.B138]-[.B$2]" office:value-type="float" office:value="14.0772705078125" calcext:value-type="float">
            <text:p>14.0772705078</text:p>
          </table:table-cell>
          <table:table-cell table:formula="of:=[.D138]/([.E138]-[.E137])" office:value-type="float" office:value="67347.2314085415" calcext:value-type="float">
            <text:p>67347.2314085415</text:p>
          </table:table-cell>
          <table:table-cell table:formula="of:=[.E138]-[.E137]" office:value-type="float" office:value="0.0995438098907471" calcext:value-type="float">
            <text:p>0.099543809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028869.21163" calcext:value-type="float">
            <text:p>1456028869.21163</text:p>
          </table:table-cell>
          <table:table-cell office:value-type="float" office:value="1456028869.21185" calcext:value-type="float">
            <text:p>1456028869.21185</text:p>
          </table:table-cell>
          <table:table-cell office:value-type="float" office:value="6576" calcext:value-type="float">
            <text:p>6576</text:p>
          </table:table-cell>
          <table:table-cell table:formula="of:=[.B139]-[.B$2]" office:value-type="float" office:value="14.1860635280609" calcext:value-type="float">
            <text:p>14.1860635281</text:p>
          </table:table-cell>
          <table:table-cell table:formula="of:=[.D139]/([.E139]-[.E138])" office:value-type="float" office:value="60445.0541494726" calcext:value-type="float">
            <text:p>60445.0541494726</text:p>
          </table:table-cell>
          <table:table-cell table:formula="of:=[.E139]-[.E138]" office:value-type="float" office:value="0.108793020248413" calcext:value-type="float">
            <text:p>0.108793020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028869.31552" calcext:value-type="float">
            <text:p>1456028869.31552</text:p>
          </table:table-cell>
          <table:table-cell office:value-type="float" office:value="1456028869.31573" calcext:value-type="float">
            <text:p>1456028869.31573</text:p>
          </table:table-cell>
          <table:table-cell office:value-type="float" office:value="6448" calcext:value-type="float">
            <text:p>6448</text:p>
          </table:table-cell>
          <table:table-cell table:formula="of:=[.B140]-[.B$2]" office:value-type="float" office:value="14.2899453639984" calcext:value-type="float">
            <text:p>14.289945364</text:p>
          </table:table-cell>
          <table:table-cell table:formula="of:=[.D140]/([.E140]-[.E139])" office:value-type="float" office:value="62070.5240893067" calcext:value-type="float">
            <text:p>62070.5240893067</text:p>
          </table:table-cell>
          <table:table-cell table:formula="of:=[.E140]-[.E139]" office:value-type="float" office:value="0.1038818359375" calcext:value-type="float">
            <text:p>0.10388183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028869.50331" calcext:value-type="float">
            <text:p>1456028869.50331</text:p>
          </table:table-cell>
          <table:table-cell office:value-type="float" office:value="1456028869.50354" calcext:value-type="float">
            <text:p>1456028869.50354</text:p>
          </table:table-cell>
          <table:table-cell office:value-type="float" office:value="6216" calcext:value-type="float">
            <text:p>6216</text:p>
          </table:table-cell>
          <table:table-cell table:formula="of:=[.B141]-[.B$2]" office:value-type="float" office:value="14.4777355194092" calcext:value-type="float">
            <text:p>14.4777355194</text:p>
          </table:table-cell>
          <table:table-cell table:formula="of:=[.D141]/([.E141]-[.E140])" office:value-type="float" office:value="33100.7766962187" calcext:value-type="float">
            <text:p>33100.7766962187</text:p>
          </table:table-cell>
          <table:table-cell table:formula="of:=[.E141]-[.E140]" office:value-type="float" office:value="0.187790155410767" calcext:value-type="float">
            <text:p>0.187790155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028869.60303" calcext:value-type="float">
            <text:p>1456028869.60303</text:p>
          </table:table-cell>
          <table:table-cell office:value-type="float" office:value="1456028869.60325" calcext:value-type="float">
            <text:p>1456028869.60325</text:p>
          </table:table-cell>
          <table:table-cell office:value-type="float" office:value="6088" calcext:value-type="float">
            <text:p>6088</text:p>
          </table:table-cell>
          <table:table-cell table:formula="of:=[.B142]-[.B$2]" office:value-type="float" office:value="14.5774612426758" calcext:value-type="float">
            <text:p>14.5774612427</text:p>
          </table:table-cell>
          <table:table-cell table:formula="of:=[.D142]/([.E142]-[.E141])" office:value-type="float" office:value="61047.4389212967" calcext:value-type="float">
            <text:p>61047.4389212967</text:p>
          </table:table-cell>
          <table:table-cell table:formula="of:=[.E142]-[.E141]" office:value-type="float" office:value="0.0997257232666016" calcext:value-type="float">
            <text:p>0.09972572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028869.70347" calcext:value-type="float">
            <text:p>1456028869.70347</text:p>
          </table:table-cell>
          <table:table-cell office:value-type="float" office:value="1456028869.70368" calcext:value-type="float">
            <text:p>1456028869.70368</text:p>
          </table:table-cell>
          <table:table-cell office:value-type="float" office:value="5960" calcext:value-type="float">
            <text:p>5960</text:p>
          </table:table-cell>
          <table:table-cell table:formula="of:=[.B143]-[.B$2]" office:value-type="float" office:value="14.6778953075409" calcext:value-type="float">
            <text:p>14.6778953075</text:p>
          </table:table-cell>
          <table:table-cell table:formula="of:=[.D143]/([.E143]-[.E142])" office:value-type="float" office:value="59342.4154245331" calcext:value-type="float">
            <text:p>59342.4154245331</text:p>
          </table:table-cell>
          <table:table-cell table:formula="of:=[.E143]-[.E142]" office:value-type="float" office:value="0.100434064865112" calcext:value-type="float">
            <text:p>0.100434064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028869.8067" calcext:value-type="float">
            <text:p>1456028869.8067</text:p>
          </table:table-cell>
          <table:table-cell office:value-type="float" office:value="1456028869.80692" calcext:value-type="float">
            <text:p>1456028869.80692</text:p>
          </table:table-cell>
          <table:table-cell office:value-type="float" office:value="5840" calcext:value-type="float">
            <text:p>5840</text:p>
          </table:table-cell>
          <table:table-cell table:formula="of:=[.B144]-[.B$2]" office:value-type="float" office:value="14.7811326980591" calcext:value-type="float">
            <text:p>14.7811326981</text:p>
          </table:table-cell>
          <table:table-cell table:formula="of:=[.D144]/([.E144]-[.E143])" office:value-type="float" office:value="56568.6518294077" calcext:value-type="float">
            <text:p>56568.6518294077</text:p>
          </table:table-cell>
          <table:table-cell table:formula="of:=[.E144]-[.E143]" office:value-type="float" office:value="0.103237390518188" calcext:value-type="float">
            <text:p>0.10323739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028869.90294" calcext:value-type="float">
            <text:p>1456028869.90294</text:p>
          </table:table-cell>
          <table:table-cell office:value-type="float" office:value="1456028869.90316" calcext:value-type="float">
            <text:p>1456028869.90316</text:p>
          </table:table-cell>
          <table:table-cell office:value-type="float" office:value="5712" calcext:value-type="float">
            <text:p>5712</text:p>
          </table:table-cell>
          <table:table-cell table:formula="of:=[.B145]-[.B$2]" office:value-type="float" office:value="14.8773722648621" calcext:value-type="float">
            <text:p>14.8773722649</text:p>
          </table:table-cell>
          <table:table-cell table:formula="of:=[.D145]/([.E145]-[.E144])" office:value-type="float" office:value="59351.8881032954" calcext:value-type="float">
            <text:p>59351.8881032954</text:p>
          </table:table-cell>
          <table:table-cell table:formula="of:=[.E145]-[.E144]" office:value-type="float" office:value="0.0962395668029785" calcext:value-type="float">
            <text:p>0.096239566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028870.00293" calcext:value-type="float">
            <text:p>1456028870.00293</text:p>
          </table:table-cell>
          <table:table-cell office:value-type="float" office:value="1456028870.00315" calcext:value-type="float">
            <text:p>1456028870.00315</text:p>
          </table:table-cell>
          <table:table-cell office:value-type="float" office:value="5592" calcext:value-type="float">
            <text:p>5592</text:p>
          </table:table-cell>
          <table:table-cell table:formula="of:=[.B146]-[.B$2]" office:value-type="float" office:value="14.9773623943329" calcext:value-type="float">
            <text:p>14.9773623943</text:p>
          </table:table-cell>
          <table:table-cell table:formula="of:=[.D146]/([.E146]-[.E145])" office:value-type="float" office:value="55925.5201447821" calcext:value-type="float">
            <text:p>55925.5201447821</text:p>
          </table:table-cell>
          <table:table-cell table:formula="of:=[.E146]-[.E145]" office:value-type="float" office:value="0.0999901294708252" calcext:value-type="float">
            <text:p>0.099990129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028870.10264" calcext:value-type="float">
            <text:p>1456028870.10264</text:p>
          </table:table-cell>
          <table:table-cell office:value-type="float" office:value="1456028870.10286" calcext:value-type="float">
            <text:p>1456028870.10286</text:p>
          </table:table-cell>
          <table:table-cell office:value-type="float" office:value="5472" calcext:value-type="float">
            <text:p>5472</text:p>
          </table:table-cell>
          <table:table-cell table:formula="of:=[.B147]-[.B$2]" office:value-type="float" office:value="15.0770728588104" calcext:value-type="float">
            <text:p>15.0770728588</text:p>
          </table:table-cell>
          <table:table-cell table:formula="of:=[.D147]/([.E147]-[.E146])" office:value-type="float" office:value="54878.8938921514" calcext:value-type="float">
            <text:p>54878.8938921514</text:p>
          </table:table-cell>
          <table:table-cell table:formula="of:=[.E147]-[.E146]" office:value-type="float" office:value="0.0997104644775391" calcext:value-type="float">
            <text:p>0.09971046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028870.20315" calcext:value-type="float">
            <text:p>1456028870.20315</text:p>
          </table:table-cell>
          <table:table-cell office:value-type="float" office:value="1456028870.20337" calcext:value-type="float">
            <text:p>1456028870.20337</text:p>
          </table:table-cell>
          <table:table-cell office:value-type="float" office:value="5360" calcext:value-type="float">
            <text:p>5360</text:p>
          </table:table-cell>
          <table:table-cell table:formula="of:=[.B148]-[.B$2]" office:value-type="float" office:value="15.1775810718536" calcext:value-type="float">
            <text:p>15.1775810719</text:p>
          </table:table-cell>
          <table:table-cell table:formula="of:=[.D148]/([.E148]-[.E147])" office:value-type="float" office:value="53328.9751922612" calcext:value-type="float">
            <text:p>53328.9751922612</text:p>
          </table:table-cell>
          <table:table-cell table:formula="of:=[.E148]-[.E147]" office:value-type="float" office:value="0.100508213043213" calcext:value-type="float">
            <text:p>0.10050821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028870.30655" calcext:value-type="float">
            <text:p>1456028870.30655</text:p>
          </table:table-cell>
          <table:table-cell office:value-type="float" office:value="1456028870.30676" calcext:value-type="float">
            <text:p>1456028870.30676</text:p>
          </table:table-cell>
          <table:table-cell office:value-type="float" office:value="5240" calcext:value-type="float">
            <text:p>5240</text:p>
          </table:table-cell>
          <table:table-cell table:formula="of:=[.B149]-[.B$2]" office:value-type="float" office:value="15.2809743881226" calcext:value-type="float">
            <text:p>15.2809743881</text:p>
          </table:table-cell>
          <table:table-cell table:formula="of:=[.D149]/([.E149]-[.E148])" office:value-type="float" office:value="50680.2585417709" calcext:value-type="float">
            <text:p>50680.2585417709</text:p>
          </table:table-cell>
          <table:table-cell table:formula="of:=[.E149]-[.E148]" office:value-type="float" office:value="0.103393316268921" calcext:value-type="float">
            <text:p>0.103393316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028870.40257" calcext:value-type="float">
            <text:p>1456028870.40257</text:p>
          </table:table-cell>
          <table:table-cell office:value-type="float" office:value="1456028870.40279" calcext:value-type="float">
            <text:p>1456028870.40279</text:p>
          </table:table-cell>
          <table:table-cell office:value-type="float" office:value="5136" calcext:value-type="float">
            <text:p>5136</text:p>
          </table:table-cell>
          <table:table-cell table:formula="of:=[.B150]-[.B$2]" office:value-type="float" office:value="15.3770000934601" calcext:value-type="float">
            <text:p>15.3770000935</text:p>
          </table:table-cell>
          <table:table-cell table:formula="of:=[.D150]/([.E150]-[.E149])" office:value-type="float" office:value="53485.6784643995" calcext:value-type="float">
            <text:p>53485.6784643995</text:p>
          </table:table-cell>
          <table:table-cell table:formula="of:=[.E150]-[.E149]" office:value-type="float" office:value="0.0960257053375244" calcext:value-type="float">
            <text:p>0.096025705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028870.50305" calcext:value-type="float">
            <text:p>1456028870.50305</text:p>
          </table:table-cell>
          <table:table-cell office:value-type="float" office:value="1456028870.50328" calcext:value-type="float">
            <text:p>1456028870.50328</text:p>
          </table:table-cell>
          <table:table-cell office:value-type="float" office:value="5032" calcext:value-type="float">
            <text:p>5032</text:p>
          </table:table-cell>
          <table:table-cell table:formula="of:=[.B151]-[.B$2]" office:value-type="float" office:value="15.4774794578552" calcext:value-type="float">
            <text:p>15.4774794579</text:p>
          </table:table-cell>
          <table:table-cell table:formula="of:=[.D151]/([.E151]-[.E150])" office:value-type="float" office:value="50079.9346243009" calcext:value-type="float">
            <text:p>50079.9346243009</text:p>
          </table:table-cell>
          <table:table-cell table:formula="of:=[.E151]-[.E150]" office:value-type="float" office:value="0.100479364395142" calcext:value-type="float">
            <text:p>0.10047936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028870.60348" calcext:value-type="float">
            <text:p>1456028870.60348</text:p>
          </table:table-cell>
          <table:table-cell office:value-type="float" office:value="1456028870.60374" calcext:value-type="float">
            <text:p>1456028870.60374</text:p>
          </table:table-cell>
          <table:table-cell office:value-type="float" office:value="4928" calcext:value-type="float">
            <text:p>4928</text:p>
          </table:table-cell>
          <table:table-cell table:formula="of:=[.B152]-[.B$2]" office:value-type="float" office:value="15.5779104232788" calcext:value-type="float">
            <text:p>15.5779104233</text:p>
          </table:table-cell>
          <table:table-cell table:formula="of:=[.D152]/([.E152]-[.E151])" office:value-type="float" office:value="49068.5315949653" calcext:value-type="float">
            <text:p>49068.5315949653</text:p>
          </table:table-cell>
          <table:table-cell table:formula="of:=[.E152]-[.E151]" office:value-type="float" office:value="0.100430965423584" calcext:value-type="float">
            <text:p>0.100430965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028870.70326" calcext:value-type="float">
            <text:p>1456028870.70326</text:p>
          </table:table-cell>
          <table:table-cell office:value-type="float" office:value="1456028870.70348" calcext:value-type="float">
            <text:p>1456028870.70348</text:p>
          </table:table-cell>
          <table:table-cell office:value-type="float" office:value="4840" calcext:value-type="float">
            <text:p>4840</text:p>
          </table:table-cell>
          <table:table-cell table:formula="of:=[.B153]-[.B$2]" office:value-type="float" office:value="15.6776876449585" calcext:value-type="float">
            <text:p>15.677687645</text:p>
          </table:table-cell>
          <table:table-cell table:formula="of:=[.D153]/([.E153]-[.E152])" office:value-type="float" office:value="48508.0654534333" calcext:value-type="float">
            <text:p>48508.0654534333</text:p>
          </table:table-cell>
          <table:table-cell table:formula="of:=[.E153]-[.E152]" office:value-type="float" office:value="0.0997772216796875" calcext:value-type="float">
            <text:p>0.09977722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028870.72021" calcext:value-type="float">
            <text:p>1456028870.72021</text:p>
          </table:table-cell>
          <table:table-cell office:value-type="float" office:value="1456028870.72042" calcext:value-type="float">
            <text:p>1456028870.72042</text:p>
          </table:table-cell>
          <table:table-cell office:value-type="float" office:value="4824" calcext:value-type="float">
            <text:p>4824</text:p>
          </table:table-cell>
          <table:table-cell table:formula="of:=[.B154]-[.B$2]" office:value-type="float" office:value="15.6946377754211" calcext:value-type="float">
            <text:p>15.6946377754</text:p>
          </table:table-cell>
          <table:table-cell table:formula="of:=[.D154]/([.E154]-[.E153])" office:value-type="float" office:value="284599.579373787" calcext:value-type="float">
            <text:p>284599.579373787</text:p>
          </table:table-cell>
          <table:table-cell table:formula="of:=[.E154]-[.E153]" office:value-type="float" office:value="0.0169501304626465" calcext:value-type="float">
            <text:p>0.01695013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028870.8206" calcext:value-type="float">
            <text:p>1456028870.8206</text:p>
          </table:table-cell>
          <table:table-cell office:value-type="float" office:value="1456028870.82082" calcext:value-type="float">
            <text:p>1456028870.82082</text:p>
          </table:table-cell>
          <table:table-cell office:value-type="float" office:value="4736" calcext:value-type="float">
            <text:p>4736</text:p>
          </table:table-cell>
          <table:table-cell table:formula="of:=[.B155]-[.B$2]" office:value-type="float" office:value="15.7950294017792" calcext:value-type="float">
            <text:p>15.7950294018</text:p>
          </table:table-cell>
          <table:table-cell table:formula="of:=[.D155]/([.E155]-[.E154])" office:value-type="float" office:value="47175.2492893156" calcext:value-type="float">
            <text:p>47175.2492893156</text:p>
          </table:table-cell>
          <table:table-cell table:formula="of:=[.E155]-[.E154]" office:value-type="float" office:value="0.100391626358032" calcext:value-type="float">
            <text:p>0.100391626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028870.90223" calcext:value-type="float">
            <text:p>1456028870.90223</text:p>
          </table:table-cell>
          <table:table-cell office:value-type="float" office:value="1456028870.90245" calcext:value-type="float">
            <text:p>1456028870.90245</text:p>
          </table:table-cell>
          <table:table-cell office:value-type="float" office:value="4672" calcext:value-type="float">
            <text:p>4672</text:p>
          </table:table-cell>
          <table:table-cell table:formula="of:=[.B156]-[.B$2]" office:value-type="float" office:value="15.8766589164734" calcext:value-type="float">
            <text:p>15.8766589165</text:p>
          </table:table-cell>
          <table:table-cell table:formula="of:=[.D156]/([.E156]-[.E155])" office:value-type="float" office:value="57234.2003685974" calcext:value-type="float">
            <text:p>57234.2003685974</text:p>
          </table:table-cell>
          <table:table-cell table:formula="of:=[.E156]-[.E155]" office:value-type="float" office:value="0.0816295146942139" calcext:value-type="float">
            <text:p>0.08162951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028871.00308" calcext:value-type="float">
            <text:p>1456028871.00308</text:p>
          </table:table-cell>
          <table:table-cell office:value-type="float" office:value="1456028871.00329" calcext:value-type="float">
            <text:p>1456028871.00329</text:p>
          </table:table-cell>
          <table:table-cell office:value-type="float" office:value="4600" calcext:value-type="float">
            <text:p>4600</text:p>
          </table:table-cell>
          <table:table-cell table:formula="of:=[.B157]-[.B$2]" office:value-type="float" office:value="15.9775066375732" calcext:value-type="float">
            <text:p>15.9775066376</text:p>
          </table:table-cell>
          <table:table-cell table:formula="of:=[.D157]/([.E157]-[.E156])" office:value-type="float" office:value="45613.3262093781" calcext:value-type="float">
            <text:p>45613.3262093781</text:p>
          </table:table-cell>
          <table:table-cell table:formula="of:=[.E157]-[.E156]" office:value-type="float" office:value="0.100847721099854" calcext:value-type="float">
            <text:p>0.10084772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028871.1035" calcext:value-type="float">
            <text:p>1456028871.1035</text:p>
          </table:table-cell>
          <table:table-cell office:value-type="float" office:value="1456028871.10371" calcext:value-type="float">
            <text:p>1456028871.10371</text:p>
          </table:table-cell>
          <table:table-cell office:value-type="float" office:value="4528" calcext:value-type="float">
            <text:p>4528</text:p>
          </table:table-cell>
          <table:table-cell table:formula="of:=[.B158]-[.B$2]" office:value-type="float" office:value="16.0779278278351" calcext:value-type="float">
            <text:p>16.0779278278</text:p>
          </table:table-cell>
          <table:table-cell table:formula="of:=[.D158]/([.E158]-[.E157])" office:value-type="float" office:value="45090.0849531217" calcext:value-type="float">
            <text:p>45090.0849531217</text:p>
          </table:table-cell>
          <table:table-cell table:formula="of:=[.E158]-[.E157]" office:value-type="float" office:value="0.100421190261841" calcext:value-type="float">
            <text:p>0.100421190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028871.20327" calcext:value-type="float">
            <text:p>1456028871.20327</text:p>
          </table:table-cell>
          <table:table-cell office:value-type="float" office:value="1456028871.20348" calcext:value-type="float">
            <text:p>1456028871.20348</text:p>
          </table:table-cell>
          <table:table-cell office:value-type="float" office:value="4472" calcext:value-type="float">
            <text:p>4472</text:p>
          </table:table-cell>
          <table:table-cell table:formula="of:=[.B159]-[.B$2]" office:value-type="float" office:value="16.1776947975159" calcext:value-type="float">
            <text:p>16.1776947975</text:p>
          </table:table-cell>
          <table:table-cell table:formula="of:=[.D159]/([.E159]-[.E158])" office:value-type="float" office:value="44824.4545695694" calcext:value-type="float">
            <text:p>44824.4545695694</text:p>
          </table:table-cell>
          <table:table-cell table:formula="of:=[.E159]-[.E158]" office:value-type="float" office:value="0.0997669696807861" calcext:value-type="float">
            <text:p>0.099766969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028871.30608" calcext:value-type="float">
            <text:p>1456028871.30608</text:p>
          </table:table-cell>
          <table:table-cell office:value-type="float" office:value="1456028871.30629" calcext:value-type="float">
            <text:p>1456028871.30629</text:p>
          </table:table-cell>
          <table:table-cell office:value-type="float" office:value="4424" calcext:value-type="float">
            <text:p>4424</text:p>
          </table:table-cell>
          <table:table-cell table:formula="of:=[.B160]-[.B$2]" office:value-type="float" office:value="16.280505657196" calcext:value-type="float">
            <text:p>16.2805056572</text:p>
          </table:table-cell>
          <table:table-cell table:formula="of:=[.D160]/([.E160]-[.E159])" office:value-type="float" office:value="43030.4737628125" calcext:value-type="float">
            <text:p>43030.4737628125</text:p>
          </table:table-cell>
          <table:table-cell table:formula="of:=[.E160]-[.E159]" office:value-type="float" office:value="0.102810859680176" calcext:value-type="float">
            <text:p>0.102810859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028871.31771" calcext:value-type="float">
            <text:p>1456028871.31771</text:p>
          </table:table-cell>
          <table:table-cell office:value-type="float" office:value="1456028871.31907" calcext:value-type="float">
            <text:p>1456028871.31907</text:p>
          </table:table-cell>
          <table:table-cell office:value-type="float" office:value="4416" calcext:value-type="float">
            <text:p>4416</text:p>
          </table:table-cell>
          <table:table-cell table:formula="of:=[.B161]-[.B$2]" office:value-type="float" office:value="16.292138338089" calcext:value-type="float">
            <text:p>16.2921383381</text:p>
          </table:table-cell>
          <table:table-cell table:formula="of:=[.D161]/([.E161]-[.E160])" office:value-type="float" office:value="379620.144370888" calcext:value-type="float">
            <text:p>379620.144370888</text:p>
          </table:table-cell>
          <table:table-cell table:formula="of:=[.E161]-[.E160]" office:value-type="float" office:value="0.0116326808929443" calcext:value-type="float">
            <text:p>0.01163268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028871.40225" calcext:value-type="float">
            <text:p>1456028871.40225</text:p>
          </table:table-cell>
          <table:table-cell office:value-type="float" office:value="1456028871.40247" calcext:value-type="float">
            <text:p>1456028871.40247</text:p>
          </table:table-cell>
          <table:table-cell office:value-type="float" office:value="4376" calcext:value-type="float">
            <text:p>4376</text:p>
          </table:table-cell>
          <table:table-cell table:formula="of:=[.B162]-[.B$2]" office:value-type="float" office:value="16.376681804657" calcext:value-type="float">
            <text:p>16.3766818047</text:p>
          </table:table-cell>
          <table:table-cell table:formula="of:=[.D162]/([.E162]-[.E161])" office:value-type="float" office:value="51760.3568630658" calcext:value-type="float">
            <text:p>51760.3568630658</text:p>
          </table:table-cell>
          <table:table-cell table:formula="of:=[.E162]-[.E161]" office:value-type="float" office:value="0.0845434665679932" calcext:value-type="float">
            <text:p>0.084543466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028871.50293" calcext:value-type="float">
            <text:p>1456028871.50293</text:p>
          </table:table-cell>
          <table:table-cell office:value-type="float" office:value="1456028871.50315" calcext:value-type="float">
            <text:p>1456028871.50315</text:p>
          </table:table-cell>
          <table:table-cell office:value-type="float" office:value="4344" calcext:value-type="float">
            <text:p>4344</text:p>
          </table:table-cell>
          <table:table-cell table:formula="of:=[.B163]-[.B$2]" office:value-type="float" office:value="16.4773585796356" calcext:value-type="float">
            <text:p>16.4773585796</text:p>
          </table:table-cell>
          <table:table-cell table:formula="of:=[.D163]/([.E163]-[.E162])" office:value-type="float" office:value="43147.9852321624" calcext:value-type="float">
            <text:p>43147.9852321624</text:p>
          </table:table-cell>
          <table:table-cell table:formula="of:=[.E163]-[.E162]" office:value-type="float" office:value="0.100676774978638" calcext:value-type="float">
            <text:p>0.10067677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028871.60303" calcext:value-type="float">
            <text:p>1456028871.60303</text:p>
          </table:table-cell>
          <table:table-cell office:value-type="float" office:value="1456028871.60324" calcext:value-type="float">
            <text:p>1456028871.60324</text:p>
          </table:table-cell>
          <table:table-cell office:value-type="float" office:value="4320" calcext:value-type="float">
            <text:p>4320</text:p>
          </table:table-cell>
          <table:table-cell table:formula="of:=[.B164]-[.B$2]" office:value-type="float" office:value="16.5774607658386" calcext:value-type="float">
            <text:p>16.5774607658</text:p>
          </table:table-cell>
          <table:table-cell table:formula="of:=[.D164]/([.E164]-[.E163])" office:value-type="float" office:value="43155.9006237808" calcext:value-type="float">
            <text:p>43155.9006237808</text:p>
          </table:table-cell>
          <table:table-cell table:formula="of:=[.E164]-[.E163]" office:value-type="float" office:value="0.100102186203003" calcext:value-type="float">
            <text:p>0.10010218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028871.63266" calcext:value-type="float">
            <text:p>1456028871.63266</text:p>
          </table:table-cell>
          <table:table-cell office:value-type="float" office:value="1456028871.63287" calcext:value-type="float">
            <text:p>1456028871.63287</text:p>
          </table:table-cell>
          <table:table-cell office:value-type="float" office:value="4312" calcext:value-type="float">
            <text:p>4312</text:p>
          </table:table-cell>
          <table:table-cell table:formula="of:=[.B165]-[.B$2]" office:value-type="float" office:value="16.607090473175" calcext:value-type="float">
            <text:p>16.6070904732</text:p>
          </table:table-cell>
          <table:table-cell table:formula="of:=[.D165]/([.E165]-[.E164])" office:value-type="float" office:value="145529.618333387" calcext:value-type="float">
            <text:p>145529.618333387</text:p>
          </table:table-cell>
          <table:table-cell table:formula="of:=[.E165]-[.E164]" office:value-type="float" office:value="0.0296297073364258" calcext:value-type="float">
            <text:p>0.02962970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028871.72059" calcext:value-type="float">
            <text:p>1456028871.72059</text:p>
          </table:table-cell>
          <table:table-cell office:value-type="float" office:value="1456028871.72081" calcext:value-type="float">
            <text:p>1456028871.72081</text:p>
          </table:table-cell>
          <table:table-cell office:value-type="float" office:value="4296" calcext:value-type="float">
            <text:p>4296</text:p>
          </table:table-cell>
          <table:table-cell table:formula="of:=[.B166]-[.B$2]" office:value-type="float" office:value="16.695018529892" calcext:value-type="float">
            <text:p>16.6950185299</text:p>
          </table:table-cell>
          <table:table-cell table:formula="of:=[.D166]/([.E166]-[.E165])" office:value-type="float" office:value="48858.1251582849" calcext:value-type="float">
            <text:p>48858.1251582849</text:p>
          </table:table-cell>
          <table:table-cell table:formula="of:=[.E166]-[.E165]" office:value-type="float" office:value="0.0879280567169189" calcext:value-type="float">
            <text:p>0.087928056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028871.80263" calcext:value-type="float">
            <text:p>1456028871.80263</text:p>
          </table:table-cell>
          <table:table-cell office:value-type="float" office:value="1456028871.80284" calcext:value-type="float">
            <text:p>1456028871.80284</text:p>
          </table:table-cell>
          <table:table-cell office:value-type="float" office:value="4296" calcext:value-type="float">
            <text:p>4296</text:p>
          </table:table-cell>
          <table:table-cell table:formula="of:=[.B167]-[.B$2]" office:value-type="float" office:value="16.777060508728" calcext:value-type="float">
            <text:p>16.7770605087</text:p>
          </table:table-cell>
          <table:table-cell table:formula="of:=[.D167]/([.E167]-[.E166])" office:value-type="float" office:value="52363.4371202148" calcext:value-type="float">
            <text:p>52363.4371202148</text:p>
          </table:table-cell>
          <table:table-cell table:formula="of:=[.E167]-[.E166]" office:value-type="float" office:value="0.0820419788360596" calcext:value-type="float">
            <text:p>0.082041978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028871.90313" calcext:value-type="float">
            <text:p>1456028871.90313</text:p>
          </table:table-cell>
          <table:table-cell office:value-type="float" office:value="1456028871.90334" calcext:value-type="float">
            <text:p>1456028871.90334</text:p>
          </table:table-cell>
          <table:table-cell office:value-type="float" office:value="4296" calcext:value-type="float">
            <text:p>4296</text:p>
          </table:table-cell>
          <table:table-cell table:formula="of:=[.B168]-[.B$2]" office:value-type="float" office:value="16.8775553703308" calcext:value-type="float">
            <text:p>16.8775553703</text:p>
          </table:table-cell>
          <table:table-cell table:formula="of:=[.D168]/([.E168]-[.E167])" office:value-type="float" office:value="42748.4543138176" calcext:value-type="float">
            <text:p>42748.4543138176</text:p>
          </table:table-cell>
          <table:table-cell table:formula="of:=[.E168]-[.E167]" office:value-type="float" office:value="0.100494861602783" calcext:value-type="float">
            <text:p>0.10049486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028872.02084" calcext:value-type="float">
            <text:p>1456028872.02084</text:p>
          </table:table-cell>
          <table:table-cell office:value-type="float" office:value="1456028872.02106" calcext:value-type="float">
            <text:p>1456028872.02106</text:p>
          </table:table-cell>
          <table:table-cell office:value-type="float" office:value="4304" calcext:value-type="float">
            <text:p>4304</text:p>
          </table:table-cell>
          <table:table-cell table:formula="of:=[.B169]-[.B$2]" office:value-type="float" office:value="16.9952721595764" calcext:value-type="float">
            <text:p>16.9952721596</text:p>
          </table:table-cell>
          <table:table-cell table:formula="of:=[.D169]/([.E169]-[.E168])" office:value-type="float" office:value="36562.3291935026" calcext:value-type="float">
            <text:p>36562.3291935026</text:p>
          </table:table-cell>
          <table:table-cell table:formula="of:=[.E169]-[.E168]" office:value-type="float" office:value="0.117716789245605" calcext:value-type="float">
            <text:p>0.117716789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028872.03264" calcext:value-type="float">
            <text:p>1456028872.03264</text:p>
          </table:table-cell>
          <table:table-cell office:value-type="float" office:value="1456028872.03388" calcext:value-type="float">
            <text:p>1456028872.03388</text:p>
          </table:table-cell>
          <table:table-cell office:value-type="float" office:value="4304" calcext:value-type="float">
            <text:p>4304</text:p>
          </table:table-cell>
          <table:table-cell table:formula="of:=[.B170]-[.B$2]" office:value-type="float" office:value="17.0070672035217" calcext:value-type="float">
            <text:p>17.0070672035</text:p>
          </table:table-cell>
          <table:table-cell table:formula="of:=[.D170]/([.E170]-[.E169])" office:value-type="float" office:value="364899.021992238" calcext:value-type="float">
            <text:p>364899.021992238</text:p>
          </table:table-cell>
          <table:table-cell table:formula="of:=[.E170]-[.E169]" office:value-type="float" office:value="0.0117950439453125" calcext:value-type="float">
            <text:p>0.011795043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028872.10265" calcext:value-type="float">
            <text:p>1456028872.10265</text:p>
          </table:table-cell>
          <table:table-cell office:value-type="float" office:value="1456028872.10287" calcext:value-type="float">
            <text:p>1456028872.10287</text:p>
          </table:table-cell>
          <table:table-cell office:value-type="float" office:value="4320" calcext:value-type="float">
            <text:p>4320</text:p>
          </table:table-cell>
          <table:table-cell table:formula="of:=[.B171]-[.B$2]" office:value-type="float" office:value="17.077075958252" calcext:value-type="float">
            <text:p>17.0770759583</text:p>
          </table:table-cell>
          <table:table-cell table:formula="of:=[.D171]/([.E171]-[.E170])" office:value-type="float" office:value="61706.5682234588" calcext:value-type="float">
            <text:p>61706.5682234588</text:p>
          </table:table-cell>
          <table:table-cell table:formula="of:=[.E171]-[.E170]" office:value-type="float" office:value="0.0700087547302246" calcext:value-type="float">
            <text:p>0.07000875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028872.22015" calcext:value-type="float">
            <text:p>1456028872.22015</text:p>
          </table:table-cell>
          <table:table-cell office:value-type="float" office:value="1456028872.22036" calcext:value-type="float">
            <text:p>1456028872.22036</text:p>
          </table:table-cell>
          <table:table-cell office:value-type="float" office:value="4352" calcext:value-type="float">
            <text:p>4352</text:p>
          </table:table-cell>
          <table:table-cell table:formula="of:=[.B172]-[.B$2]" office:value-type="float" office:value="17.1945781707764" calcext:value-type="float">
            <text:p>17.1945781708</text:p>
          </table:table-cell>
          <table:table-cell table:formula="of:=[.D172]/([.E172]-[.E171])" office:value-type="float" office:value="37037.6004545086" calcext:value-type="float">
            <text:p>37037.6004545086</text:p>
          </table:table-cell>
          <table:table-cell table:formula="of:=[.E172]-[.E171]" office:value-type="float" office:value="0.117502212524414" calcext:value-type="float">
            <text:p>0.11750221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028872.30227" calcext:value-type="float">
            <text:p>1456028872.30227</text:p>
          </table:table-cell>
          <table:table-cell office:value-type="float" office:value="1456028872.30249" calcext:value-type="float">
            <text:p>1456028872.30249</text:p>
          </table:table-cell>
          <table:table-cell office:value-type="float" office:value="4384" calcext:value-type="float">
            <text:p>4384</text:p>
          </table:table-cell>
          <table:table-cell table:formula="of:=[.B173]-[.B$2]" office:value-type="float" office:value="17.2766993045807" calcext:value-type="float">
            <text:p>17.2766993046</text:p>
          </table:table-cell>
          <table:table-cell table:formula="of:=[.D173]/([.E173]-[.E172])" office:value-type="float" office:value="53384.5527564953" calcext:value-type="float">
            <text:p>53384.5527564953</text:p>
          </table:table-cell>
          <table:table-cell table:formula="of:=[.E173]-[.E172]" office:value-type="float" office:value="0.0821211338043213" calcext:value-type="float">
            <text:p>0.082121133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028872.31676" calcext:value-type="float">
            <text:p>1456028872.31676</text:p>
          </table:table-cell>
          <table:table-cell office:value-type="float" office:value="1456028872.31701" calcext:value-type="float">
            <text:p>1456028872.31701</text:p>
          </table:table-cell>
          <table:table-cell office:value-type="float" office:value="4384" calcext:value-type="float">
            <text:p>4384</text:p>
          </table:table-cell>
          <table:table-cell table:formula="of:=[.B174]-[.B$2]" office:value-type="float" office:value="17.29119348526" calcext:value-type="float">
            <text:p>17.2911934853</text:p>
          </table:table-cell>
          <table:table-cell table:formula="of:=[.D174]/([.E174]-[.E173])" office:value-type="float" office:value="302466.217097363" calcext:value-type="float">
            <text:p>302466.217097363</text:p>
          </table:table-cell>
          <table:table-cell table:formula="of:=[.E174]-[.E173]" office:value-type="float" office:value="0.0144941806793213" calcext:value-type="float">
            <text:p>0.01449418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028872.42104" calcext:value-type="float">
            <text:p>1456028872.42104</text:p>
          </table:table-cell>
          <table:table-cell office:value-type="float" office:value="1456028872.42125" calcext:value-type="float">
            <text:p>1456028872.42125</text:p>
          </table:table-cell>
          <table:table-cell office:value-type="float" office:value="4432" calcext:value-type="float">
            <text:p>4432</text:p>
          </table:table-cell>
          <table:table-cell table:formula="of:=[.B175]-[.B$2]" office:value-type="float" office:value="17.3954682350159" calcext:value-type="float">
            <text:p>17.395468235</text:p>
          </table:table-cell>
          <table:table-cell table:formula="of:=[.D175]/([.E175]-[.E174])" office:value-type="float" office:value="42503.0988842144" calcext:value-type="float">
            <text:p>42503.0988842144</text:p>
          </table:table-cell>
          <table:table-cell table:formula="of:=[.E175]-[.E174]" office:value-type="float" office:value="0.104274749755859" calcext:value-type="float">
            <text:p>0.104274749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028872.50288" calcext:value-type="float">
            <text:p>1456028872.50288</text:p>
          </table:table-cell>
          <table:table-cell office:value-type="float" office:value="1456028872.50309" calcext:value-type="float">
            <text:p>1456028872.50309</text:p>
          </table:table-cell>
          <table:table-cell office:value-type="float" office:value="4472" calcext:value-type="float">
            <text:p>4472</text:p>
          </table:table-cell>
          <table:table-cell table:formula="of:=[.B176]-[.B$2]" office:value-type="float" office:value="17.4773108959198" calcext:value-type="float">
            <text:p>17.4773108959</text:p>
          </table:table-cell>
          <table:table-cell table:formula="of:=[.D176]/([.E176]-[.E175])" office:value-type="float" office:value="54641.429672593" calcext:value-type="float">
            <text:p>54641.429672593</text:p>
          </table:table-cell>
          <table:table-cell table:formula="of:=[.E176]-[.E175]" office:value-type="float" office:value="0.0818426609039307" calcext:value-type="float">
            <text:p>0.08184266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028872.61784" calcext:value-type="float">
            <text:p>1456028872.61784</text:p>
          </table:table-cell>
          <table:table-cell office:value-type="float" office:value="1456028872.61805" calcext:value-type="float">
            <text:p>1456028872.61805</text:p>
          </table:table-cell>
          <table:table-cell office:value-type="float" office:value="4544" calcext:value-type="float">
            <text:p>4544</text:p>
          </table:table-cell>
          <table:table-cell table:formula="of:=[.B177]-[.B$2]" office:value-type="float" office:value="17.5922696590424" calcext:value-type="float">
            <text:p>17.592269659</text:p>
          </table:table-cell>
          <table:table-cell table:formula="of:=[.D177]/([.E177]-[.E176])" office:value-type="float" office:value="39527.2172087969" calcext:value-type="float">
            <text:p>39527.2172087969</text:p>
          </table:table-cell>
          <table:table-cell table:formula="of:=[.E177]-[.E176]" office:value-type="float" office:value="0.114958763122559" calcext:value-type="float">
            <text:p>0.114958763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028872.62971" calcext:value-type="float">
            <text:p>1456028872.62971</text:p>
          </table:table-cell>
          <table:table-cell office:value-type="float" office:value="1456028872.63095" calcext:value-type="float">
            <text:p>1456028872.63095</text:p>
          </table:table-cell>
          <table:table-cell office:value-type="float" office:value="4552" calcext:value-type="float">
            <text:p>4552</text:p>
          </table:table-cell>
          <table:table-cell table:formula="of:=[.B178]-[.B$2]" office:value-type="float" office:value="17.6041421890259" calcext:value-type="float">
            <text:p>17.604142189</text:p>
          </table:table-cell>
          <table:table-cell table:formula="of:=[.D178]/([.E178]-[.E177])" office:value-type="float" office:value="383406.064783019" calcext:value-type="float">
            <text:p>383406.064783019</text:p>
          </table:table-cell>
          <table:table-cell table:formula="of:=[.E178]-[.E177]" office:value-type="float" office:value="0.0118725299835205" calcext:value-type="float">
            <text:p>0.0118725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028872.72021" calcext:value-type="float">
            <text:p>1456028872.72021</text:p>
          </table:table-cell>
          <table:table-cell office:value-type="float" office:value="1456028872.72043" calcext:value-type="float">
            <text:p>1456028872.72043</text:p>
          </table:table-cell>
          <table:table-cell office:value-type="float" office:value="4616" calcext:value-type="float">
            <text:p>4616</text:p>
          </table:table-cell>
          <table:table-cell table:formula="of:=[.B179]-[.B$2]" office:value-type="float" office:value="17.6946413516998" calcext:value-type="float">
            <text:p>17.6946413517</text:p>
          </table:table-cell>
          <table:table-cell table:formula="of:=[.D179]/([.E179]-[.E178])" office:value-type="float" office:value="51005.9967806608" calcext:value-type="float">
            <text:p>51005.9967806608</text:p>
          </table:table-cell>
          <table:table-cell table:formula="of:=[.E179]-[.E178]" office:value-type="float" office:value="0.0904991626739502" calcext:value-type="float">
            <text:p>0.09049916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028872.82118" calcext:value-type="float">
            <text:p>1456028872.82118</text:p>
          </table:table-cell>
          <table:table-cell office:value-type="float" office:value="1456028872.8214" calcext:value-type="float">
            <text:p>1456028872.8214</text:p>
          </table:table-cell>
          <table:table-cell office:value-type="float" office:value="4688" calcext:value-type="float">
            <text:p>4688</text:p>
          </table:table-cell>
          <table:table-cell table:formula="of:=[.B180]-[.B$2]" office:value-type="float" office:value="17.7956111431122" calcext:value-type="float">
            <text:p>17.7956111431</text:p>
          </table:table-cell>
          <table:table-cell table:formula="of:=[.D180]/([.E180]-[.E179])" office:value-type="float" office:value="46429.7284804179" calcext:value-type="float">
            <text:p>46429.7284804179</text:p>
          </table:table-cell>
          <table:table-cell table:formula="of:=[.E180]-[.E179]" office:value-type="float" office:value="0.100969791412354" calcext:value-type="float">
            <text:p>0.10096979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028872.9172" calcext:value-type="float">
            <text:p>1456028872.9172</text:p>
          </table:table-cell>
          <table:table-cell office:value-type="float" office:value="1456028872.91742" calcext:value-type="float">
            <text:p>1456028872.91742</text:p>
          </table:table-cell>
          <table:table-cell office:value-type="float" office:value="4768" calcext:value-type="float">
            <text:p>4768</text:p>
          </table:table-cell>
          <table:table-cell table:formula="of:=[.B181]-[.B$2]" office:value-type="float" office:value="17.8916306495667" calcext:value-type="float">
            <text:p>17.8916306496</text:p>
          </table:table-cell>
          <table:table-cell table:formula="of:=[.D181]/([.E181]-[.E180])" office:value-type="float" office:value="49656.5768358846" calcext:value-type="float">
            <text:p>49656.5768358846</text:p>
          </table:table-cell>
          <table:table-cell table:formula="of:=[.E181]-[.E180]" office:value-type="float" office:value="0.0960195064544678" calcext:value-type="float">
            <text:p>0.09601950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028873.02042" calcext:value-type="float">
            <text:p>1456028873.02042</text:p>
          </table:table-cell>
          <table:table-cell office:value-type="float" office:value="1456028873.02063" calcext:value-type="float">
            <text:p>1456028873.02063</text:p>
          </table:table-cell>
          <table:table-cell office:value-type="float" office:value="4864" calcext:value-type="float">
            <text:p>4864</text:p>
          </table:table-cell>
          <table:table-cell table:formula="of:=[.B182]-[.B$2]" office:value-type="float" office:value="17.9948489665985" calcext:value-type="float">
            <text:p>17.9948489666</text:p>
          </table:table-cell>
          <table:table-cell table:formula="of:=[.D182]/([.E182]-[.E181])" office:value-type="float" office:value="47123.4189809414" calcext:value-type="float">
            <text:p>47123.4189809414</text:p>
          </table:table-cell>
          <table:table-cell table:formula="of:=[.E182]-[.E181]" office:value-type="float" office:value="0.10321831703186" calcext:value-type="float">
            <text:p>0.10321831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028873.12051" calcext:value-type="float">
            <text:p>1456028873.12051</text:p>
          </table:table-cell>
          <table:table-cell office:value-type="float" office:value="1456028873.12072" calcext:value-type="float">
            <text:p>1456028873.12072</text:p>
          </table:table-cell>
          <table:table-cell office:value-type="float" office:value="4952" calcext:value-type="float">
            <text:p>4952</text:p>
          </table:table-cell>
          <table:table-cell table:formula="of:=[.B183]-[.B$2]" office:value-type="float" office:value="18.0949432849884" calcext:value-type="float">
            <text:p>18.094943285</text:p>
          </table:table-cell>
          <table:table-cell table:formula="of:=[.D183]/([.E183]-[.E182])" office:value-type="float" office:value="49473.3375446018" calcext:value-type="float">
            <text:p>49473.3375446018</text:p>
          </table:table-cell>
          <table:table-cell table:formula="of:=[.E183]-[.E182]" office:value-type="float" office:value="0.100094318389893" calcext:value-type="float">
            <text:p>0.100094318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028873.22021" calcext:value-type="float">
            <text:p>1456028873.22021</text:p>
          </table:table-cell>
          <table:table-cell office:value-type="float" office:value="1456028873.22042" calcext:value-type="float">
            <text:p>1456028873.22042</text:p>
          </table:table-cell>
          <table:table-cell office:value-type="float" office:value="5056" calcext:value-type="float">
            <text:p>5056</text:p>
          </table:table-cell>
          <table:table-cell table:formula="of:=[.B184]-[.B$2]" office:value-type="float" office:value="18.1946394443512" calcext:value-type="float">
            <text:p>18.1946394444</text:p>
          </table:table-cell>
          <table:table-cell table:formula="of:=[.D184]/([.E184]-[.E183])" office:value-type="float" office:value="50714.0900142531" calcext:value-type="float">
            <text:p>50714.0900142531</text:p>
          </table:table-cell>
          <table:table-cell table:formula="of:=[.E184]-[.E183]" office:value-type="float" office:value="0.099696159362793" calcext:value-type="float">
            <text:p>0.099696159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028873.32058" calcext:value-type="float">
            <text:p>1456028873.32058</text:p>
          </table:table-cell>
          <table:table-cell office:value-type="float" office:value="1456028873.3208" calcext:value-type="float">
            <text:p>1456028873.3208</text:p>
          </table:table-cell>
          <table:table-cell office:value-type="float" office:value="5160" calcext:value-type="float">
            <text:p>5160</text:p>
          </table:table-cell>
          <table:table-cell table:formula="of:=[.B185]-[.B$2]" office:value-type="float" office:value="18.2950069904327" calcext:value-type="float">
            <text:p>18.2950069904</text:p>
          </table:table-cell>
          <table:table-cell table:formula="of:=[.D185]/([.E185]-[.E184])" office:value-type="float" office:value="51411.0407343006" calcext:value-type="float">
            <text:p>51411.0407343006</text:p>
          </table:table-cell>
          <table:table-cell table:formula="of:=[.E185]-[.E184]" office:value-type="float" office:value="0.100367546081543" calcext:value-type="float">
            <text:p>0.10036754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028873.41668" calcext:value-type="float">
            <text:p>1456028873.41668</text:p>
          </table:table-cell>
          <table:table-cell office:value-type="float" office:value="1456028873.41689" calcext:value-type="float">
            <text:p>1456028873.41689</text:p>
          </table:table-cell>
          <table:table-cell office:value-type="float" office:value="5264" calcext:value-type="float">
            <text:p>5264</text:p>
          </table:table-cell>
          <table:table-cell table:formula="of:=[.B186]-[.B$2]" office:value-type="float" office:value="18.3911070823669" calcext:value-type="float">
            <text:p>18.3911070824</text:p>
          </table:table-cell>
          <table:table-cell table:formula="of:=[.D186]/([.E186]-[.E185])" office:value-type="float" office:value="54776.2223120874" calcext:value-type="float">
            <text:p>54776.2223120874</text:p>
          </table:table-cell>
          <table:table-cell table:formula="of:=[.E186]-[.E185]" office:value-type="float" office:value="0.0961000919342041" calcext:value-type="float">
            <text:p>0.09610009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028873.52028" calcext:value-type="float">
            <text:p>1456028873.52028</text:p>
          </table:table-cell>
          <table:table-cell office:value-type="float" office:value="1456028873.52049" calcext:value-type="float">
            <text:p>1456028873.52049</text:p>
          </table:table-cell>
          <table:table-cell office:value-type="float" office:value="5384" calcext:value-type="float">
            <text:p>5384</text:p>
          </table:table-cell>
          <table:table-cell table:formula="of:=[.B187]-[.B$2]" office:value-type="float" office:value="18.4947085380554" calcext:value-type="float">
            <text:p>18.4947085381</text:p>
          </table:table-cell>
          <table:table-cell table:formula="of:=[.D187]/([.E187]-[.E186])" office:value-type="float" office:value="51968.3817589337" calcext:value-type="float">
            <text:p>51968.3817589337</text:p>
          </table:table-cell>
          <table:table-cell table:formula="of:=[.E187]-[.E186]" office:value-type="float" office:value="0.103601455688477" calcext:value-type="float">
            <text:p>0.103601455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028873.61682" calcext:value-type="float">
            <text:p>1456028873.61682</text:p>
          </table:table-cell>
          <table:table-cell office:value-type="float" office:value="1456028873.61704" calcext:value-type="float">
            <text:p>1456028873.61704</text:p>
          </table:table-cell>
          <table:table-cell office:value-type="float" office:value="5496" calcext:value-type="float">
            <text:p>5496</text:p>
          </table:table-cell>
          <table:table-cell table:formula="of:=[.B188]-[.B$2]" office:value-type="float" office:value="18.5912489891052" calcext:value-type="float">
            <text:p>18.5912489891</text:p>
          </table:table-cell>
          <table:table-cell table:formula="of:=[.D188]/([.E188]-[.E187])" office:value-type="float" office:value="56929.5040600612" calcext:value-type="float">
            <text:p>56929.5040600612</text:p>
          </table:table-cell>
          <table:table-cell table:formula="of:=[.E188]-[.E187]" office:value-type="float" office:value="0.0965404510498047" calcext:value-type="float">
            <text:p>0.0965404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028873.71734" calcext:value-type="float">
            <text:p>1456028873.71734</text:p>
          </table:table-cell>
          <table:table-cell office:value-type="float" office:value="1456028873.71756" calcext:value-type="float">
            <text:p>1456028873.71756</text:p>
          </table:table-cell>
          <table:table-cell office:value-type="float" office:value="5616" calcext:value-type="float">
            <text:p>5616</text:p>
          </table:table-cell>
          <table:table-cell table:formula="of:=[.B189]-[.B$2]" office:value-type="float" office:value="18.6917703151703" calcext:value-type="float">
            <text:p>18.6917703152</text:p>
          </table:table-cell>
          <table:table-cell table:formula="of:=[.D189]/([.E189]-[.E188])" office:value-type="float" office:value="55868.7416873608" calcext:value-type="float">
            <text:p>55868.7416873608</text:p>
          </table:table-cell>
          <table:table-cell table:formula="of:=[.E189]-[.E188]" office:value-type="float" office:value="0.100521326065063" calcext:value-type="float">
            <text:p>0.10052132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028873.8206" calcext:value-type="float">
            <text:p>1456028873.8206</text:p>
          </table:table-cell>
          <table:table-cell office:value-type="float" office:value="1456028873.82081" calcext:value-type="float">
            <text:p>1456028873.82081</text:p>
          </table:table-cell>
          <table:table-cell office:value-type="float" office:value="5744" calcext:value-type="float">
            <text:p>5744</text:p>
          </table:table-cell>
          <table:table-cell table:formula="of:=[.B190]-[.B$2]" office:value-type="float" office:value="18.7950241565704" calcext:value-type="float">
            <text:p>18.7950241566</text:p>
          </table:table-cell>
          <table:table-cell table:formula="of:=[.D190]/([.E190]-[.E189])" office:value-type="float" office:value="55629.8915576409" calcext:value-type="float">
            <text:p>55629.8915576409</text:p>
          </table:table-cell>
          <table:table-cell table:formula="of:=[.E190]-[.E189]" office:value-type="float" office:value="0.103253841400146" calcext:value-type="float">
            <text:p>0.10325384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028873.91657" calcext:value-type="float">
            <text:p>1456028873.91657</text:p>
          </table:table-cell>
          <table:table-cell office:value-type="float" office:value="1456028873.91679" calcext:value-type="float">
            <text:p>1456028873.91679</text:p>
          </table:table-cell>
          <table:table-cell office:value-type="float" office:value="5864" calcext:value-type="float">
            <text:p>5864</text:p>
          </table:table-cell>
          <table:table-cell table:formula="of:=[.B191]-[.B$2]" office:value-type="float" office:value="18.8910038471222" calcext:value-type="float">
            <text:p>18.8910038471</text:p>
          </table:table-cell>
          <table:table-cell table:formula="of:=[.D191]/([.E191]-[.E190])" office:value-type="float" office:value="61096.2586594066" calcext:value-type="float">
            <text:p>61096.2586594066</text:p>
          </table:table-cell>
          <table:table-cell table:formula="of:=[.E191]-[.E190]" office:value-type="float" office:value="0.0959796905517578" calcext:value-type="float">
            <text:p>0.09597969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028874.01719" calcext:value-type="float">
            <text:p>1456028874.01719</text:p>
          </table:table-cell>
          <table:table-cell office:value-type="float" office:value="1456028874.01739" calcext:value-type="float">
            <text:p>1456028874.01739</text:p>
          </table:table-cell>
          <table:table-cell office:value-type="float" office:value="5984" calcext:value-type="float">
            <text:p>5984</text:p>
          </table:table-cell>
          <table:table-cell table:formula="of:=[.B192]-[.B$2]" office:value-type="float" office:value="18.9916152954102" calcext:value-type="float">
            <text:p>18.9916152954</text:p>
          </table:table-cell>
          <table:table-cell table:formula="of:=[.D192]/([.E192]-[.E191])" office:value-type="float" office:value="59476.3329802486" calcext:value-type="float">
            <text:p>59476.3329802486</text:p>
          </table:table-cell>
          <table:table-cell table:formula="of:=[.E192]-[.E191]" office:value-type="float" office:value="0.100611448287964" calcext:value-type="float">
            <text:p>0.100611448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028874.12039" calcext:value-type="float">
            <text:p>1456028874.12039</text:p>
          </table:table-cell>
          <table:table-cell office:value-type="float" office:value="1456028874.12061" calcext:value-type="float">
            <text:p>1456028874.12061</text:p>
          </table:table-cell>
          <table:table-cell office:value-type="float" office:value="6120" calcext:value-type="float">
            <text:p>6120</text:p>
          </table:table-cell>
          <table:table-cell table:formula="of:=[.B193]-[.B$2]" office:value-type="float" office:value="19.0948145389557" calcext:value-type="float">
            <text:p>19.094814539</text:p>
          </table:table-cell>
          <table:table-cell table:formula="of:=[.D193]/([.E193]-[.E192])" office:value-type="float" office:value="59302.7602697477" calcext:value-type="float">
            <text:p>59302.7602697477</text:p>
          </table:table-cell>
          <table:table-cell table:formula="of:=[.E193]-[.E192]" office:value-type="float" office:value="0.103199243545532" calcext:value-type="float">
            <text:p>0.103199243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028874.22093" calcext:value-type="float">
            <text:p>1456028874.22093</text:p>
          </table:table-cell>
          <table:table-cell office:value-type="float" office:value="1456028874.22115" calcext:value-type="float">
            <text:p>1456028874.22115</text:p>
          </table:table-cell>
          <table:table-cell office:value-type="float" office:value="6240" calcext:value-type="float">
            <text:p>6240</text:p>
          </table:table-cell>
          <table:table-cell table:formula="of:=[.B194]-[.B$2]" office:value-type="float" office:value="19.1953620910645" calcext:value-type="float">
            <text:p>19.1953620911</text:p>
          </table:table-cell>
          <table:table-cell table:formula="of:=[.D194]/([.E194]-[.E193])" office:value-type="float" office:value="62060.1881311844" calcext:value-type="float">
            <text:p>62060.1881311844</text:p>
          </table:table-cell>
          <table:table-cell table:formula="of:=[.E194]-[.E193]" office:value-type="float" office:value="0.100547552108765" calcext:value-type="float">
            <text:p>0.10054755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028874.31768" calcext:value-type="float">
            <text:p>1456028874.31768</text:p>
          </table:table-cell>
          <table:table-cell office:value-type="float" office:value="1456028874.31793" calcext:value-type="float">
            <text:p>1456028874.31793</text:p>
          </table:table-cell>
          <table:table-cell office:value-type="float" office:value="6360" calcext:value-type="float">
            <text:p>6360</text:p>
          </table:table-cell>
          <table:table-cell table:formula="of:=[.B195]-[.B$2]" office:value-type="float" office:value="19.2921061515808" calcext:value-type="float">
            <text:p>19.2921061516</text:p>
          </table:table-cell>
          <table:table-cell table:formula="of:=[.D195]/([.E195]-[.E194])" office:value-type="float" office:value="65740.4699167517" calcext:value-type="float">
            <text:p>65740.4699167517</text:p>
          </table:table-cell>
          <table:table-cell table:formula="of:=[.E195]-[.E194]" office:value-type="float" office:value="0.0967440605163574" calcext:value-type="float">
            <text:p>0.09674406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028874.42063" calcext:value-type="float">
            <text:p>1456028874.42063</text:p>
          </table:table-cell>
          <table:table-cell office:value-type="float" office:value="1456028874.42085" calcext:value-type="float">
            <text:p>1456028874.42085</text:p>
          </table:table-cell>
          <table:table-cell office:value-type="float" office:value="6488" calcext:value-type="float">
            <text:p>6488</text:p>
          </table:table-cell>
          <table:table-cell table:formula="of:=[.B196]-[.B$2]" office:value-type="float" office:value="19.39506316185" calcext:value-type="float">
            <text:p>19.3950631619</text:p>
          </table:table-cell>
          <table:table-cell table:formula="of:=[.D196]/([.E196]-[.E195])" office:value-type="float" office:value="63016.5928773392" calcext:value-type="float">
            <text:p>63016.5928773392</text:p>
          </table:table-cell>
          <table:table-cell table:formula="of:=[.E196]-[.E195]" office:value-type="float" office:value="0.102957010269165" calcext:value-type="float">
            <text:p>0.102957010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028874.52061" calcext:value-type="float">
            <text:p>1456028874.52061</text:p>
          </table:table-cell>
          <table:table-cell office:value-type="float" office:value="1456028874.52083" calcext:value-type="float">
            <text:p>1456028874.52083</text:p>
          </table:table-cell>
          <table:table-cell office:value-type="float" office:value="6616" calcext:value-type="float">
            <text:p>6616</text:p>
          </table:table-cell>
          <table:table-cell table:formula="of:=[.B197]-[.B$2]" office:value-type="float" office:value="19.4950437545776" calcext:value-type="float">
            <text:p>19.4950437546</text:p>
          </table:table-cell>
          <table:table-cell table:formula="of:=[.D197]/([.E197]-[.E196])" office:value-type="float" office:value="66172.842343728" calcext:value-type="float">
            <text:p>66172.842343728</text:p>
          </table:table-cell>
          <table:table-cell table:formula="of:=[.E197]-[.E196]" office:value-type="float" office:value="0.0999805927276611" calcext:value-type="float">
            <text:p>0.09998059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028874.62088" calcext:value-type="float">
            <text:p>1456028874.62088</text:p>
          </table:table-cell>
          <table:table-cell office:value-type="float" office:value="1456028874.62109" calcext:value-type="float">
            <text:p>1456028874.62109</text:p>
          </table:table-cell>
          <table:table-cell office:value-type="float" office:value="6728" calcext:value-type="float">
            <text:p>6728</text:p>
          </table:table-cell>
          <table:table-cell table:formula="of:=[.B198]-[.B$2]" office:value-type="float" office:value="19.595308303833" calcext:value-type="float">
            <text:p>19.5953083038</text:p>
          </table:table-cell>
          <table:table-cell table:formula="of:=[.D198]/([.E198]-[.E197])" office:value-type="float" office:value="67102.4808864793" calcext:value-type="float">
            <text:p>67102.4808864793</text:p>
          </table:table-cell>
          <table:table-cell table:formula="of:=[.E198]-[.E197]" office:value-type="float" office:value="0.100264549255371" calcext:value-type="float">
            <text:p>0.100264549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028874.71741" calcext:value-type="float">
            <text:p>1456028874.71741</text:p>
          </table:table-cell>
          <table:table-cell office:value-type="float" office:value="1456028874.71763" calcext:value-type="float">
            <text:p>1456028874.71763</text:p>
          </table:table-cell>
          <table:table-cell office:value-type="float" office:value="6840" calcext:value-type="float">
            <text:p>6840</text:p>
          </table:table-cell>
          <table:table-cell table:formula="of:=[.B199]-[.B$2]" office:value-type="float" office:value="19.6918423175812" calcext:value-type="float">
            <text:p>19.6918423176</text:p>
          </table:table-cell>
          <table:table-cell table:formula="of:=[.D199]/([.E199]-[.E198])" office:value-type="float" office:value="70855.8541639396" calcext:value-type="float">
            <text:p>70855.8541639396</text:p>
          </table:table-cell>
          <table:table-cell table:formula="of:=[.E199]-[.E198]" office:value-type="float" office:value="0.0965340137481689" calcext:value-type="float">
            <text:p>0.096534013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028874.81757" calcext:value-type="float">
            <text:p>1456028874.81757</text:p>
          </table:table-cell>
          <table:table-cell office:value-type="float" office:value="1456028874.81778" calcext:value-type="float">
            <text:p>1456028874.81778</text:p>
          </table:table-cell>
          <table:table-cell office:value-type="float" office:value="6952" calcext:value-type="float">
            <text:p>6952</text:p>
          </table:table-cell>
          <table:table-cell table:formula="of:=[.B200]-[.B$2]" office:value-type="float" office:value="19.7919955253601" calcext:value-type="float">
            <text:p>19.7919955254</text:p>
          </table:table-cell>
          <table:table-cell table:formula="of:=[.D200]/([.E200]-[.E199])" office:value-type="float" office:value="69413.6528841416" calcext:value-type="float">
            <text:p>69413.6528841416</text:p>
          </table:table-cell>
          <table:table-cell table:formula="of:=[.E200]-[.E199]" office:value-type="float" office:value="0.100153207778931" calcext:value-type="float">
            <text:p>0.10015320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028874.92101" calcext:value-type="float">
            <text:p>1456028874.92101</text:p>
          </table:table-cell>
          <table:table-cell office:value-type="float" office:value="1456028874.92123" calcext:value-type="float">
            <text:p>1456028874.92123</text:p>
          </table:table-cell>
          <table:table-cell office:value-type="float" office:value="7064" calcext:value-type="float">
            <text:p>7064</text:p>
          </table:table-cell>
          <table:table-cell table:formula="of:=[.B201]-[.B$2]" office:value-type="float" office:value="19.8954372406006" calcext:value-type="float">
            <text:p>19.8954372406</text:p>
          </table:table-cell>
          <table:table-cell table:formula="of:=[.D201]/([.E201]-[.E200])" office:value-type="float" office:value="68289.6642189063" calcext:value-type="float">
            <text:p>68289.6642189063</text:p>
          </table:table-cell>
          <table:table-cell table:formula="of:=[.E201]-[.E200]" office:value-type="float" office:value="0.103441715240479" calcext:value-type="float">
            <text:p>0.10344171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028875.01738" calcext:value-type="float">
            <text:p>1456028875.01738</text:p>
          </table:table-cell>
          <table:table-cell office:value-type="float" office:value="1456028875.01759" calcext:value-type="float">
            <text:p>1456028875.01759</text:p>
          </table:table-cell>
          <table:table-cell office:value-type="float" office:value="7168" calcext:value-type="float">
            <text:p>7168</text:p>
          </table:table-cell>
          <table:table-cell table:formula="of:=[.B202]-[.B$2]" office:value-type="float" office:value="19.9918138980865" calcext:value-type="float">
            <text:p>19.9918138981</text:p>
          </table:table-cell>
          <table:table-cell table:formula="of:=[.D202]/([.E202]-[.E201])" office:value-type="float" office:value="74374.8557688264" calcext:value-type="float">
            <text:p>74374.8557688264</text:p>
          </table:table-cell>
          <table:table-cell table:formula="of:=[.E202]-[.E201]" office:value-type="float" office:value="0.0963766574859619" calcext:value-type="float">
            <text:p>0.09637665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028875.12059" calcext:value-type="float">
            <text:p>1456028875.12059</text:p>
          </table:table-cell>
          <table:table-cell office:value-type="float" office:value="1456028875.1208" calcext:value-type="float">
            <text:p>1456028875.1208</text:p>
          </table:table-cell>
          <table:table-cell office:value-type="float" office:value="7272" calcext:value-type="float">
            <text:p>7272</text:p>
          </table:table-cell>
          <table:table-cell table:formula="of:=[.B203]-[.B$2]" office:value-type="float" office:value="20.0950169563293" calcext:value-type="float">
            <text:p>20.0950169563</text:p>
          </table:table-cell>
          <table:table-cell table:formula="of:=[.D203]/([.E203]-[.E202])" office:value-type="float" office:value="70463.0281681356" calcext:value-type="float">
            <text:p>70463.0281681356</text:p>
          </table:table-cell>
          <table:table-cell table:formula="of:=[.E203]-[.E202]" office:value-type="float" office:value="0.103203058242798" calcext:value-type="float">
            <text:p>0.103203058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028875.22085" calcext:value-type="float">
            <text:p>1456028875.22085</text:p>
          </table:table-cell>
          <table:table-cell office:value-type="float" office:value="1456028875.22106" calcext:value-type="float">
            <text:p>1456028875.22106</text:p>
          </table:table-cell>
          <table:table-cell office:value-type="float" office:value="7360" calcext:value-type="float">
            <text:p>7360</text:p>
          </table:table-cell>
          <table:table-cell table:formula="of:=[.B204]-[.B$2]" office:value-type="float" office:value="20.1952774524689" calcext:value-type="float">
            <text:p>20.1952774525</text:p>
          </table:table-cell>
          <table:table-cell table:formula="of:=[.D204]/([.E204]-[.E203])" office:value-type="float" office:value="73408.7729803126" calcext:value-type="float">
            <text:p>73408.7729803126</text:p>
          </table:table-cell>
          <table:table-cell table:formula="of:=[.E204]-[.E203]" office:value-type="float" office:value="0.100260496139526" calcext:value-type="float">
            <text:p>0.100260496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028875.32072" calcext:value-type="float">
            <text:p>1456028875.32072</text:p>
          </table:table-cell>
          <table:table-cell office:value-type="float" office:value="1456028875.32093" calcext:value-type="float">
            <text:p>1456028875.32093</text:p>
          </table:table-cell>
          <table:table-cell office:value-type="float" office:value="7448" calcext:value-type="float">
            <text:p>7448</text:p>
          </table:table-cell>
          <table:table-cell table:formula="of:=[.B205]-[.B$2]" office:value-type="float" office:value="20.2951459884644" calcext:value-type="float">
            <text:p>20.2951459885</text:p>
          </table:table-cell>
          <table:table-cell table:formula="of:=[.D205]/([.E205]-[.E204])" office:value-type="float" office:value="74578.0432821889" calcext:value-type="float">
            <text:p>74578.0432821889</text:p>
          </table:table-cell>
          <table:table-cell table:formula="of:=[.E205]-[.E204]" office:value-type="float" office:value="0.0998685359954834" calcext:value-type="float">
            <text:p>0.0998685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028875.41692" calcext:value-type="float">
            <text:p>1456028875.41692</text:p>
          </table:table-cell>
          <table:table-cell office:value-type="float" office:value="1456028875.41713" calcext:value-type="float">
            <text:p>1456028875.41713</text:p>
          </table:table-cell>
          <table:table-cell office:value-type="float" office:value="7520" calcext:value-type="float">
            <text:p>7520</text:p>
          </table:table-cell>
          <table:table-cell table:formula="of:=[.B206]-[.B$2]" office:value-type="float" office:value="20.3913502693176" calcext:value-type="float">
            <text:p>20.3913502693</text:p>
          </table:table-cell>
          <table:table-cell table:formula="of:=[.D206]/([.E206]-[.E205])" office:value-type="float" office:value="78166.9997769572" calcext:value-type="float">
            <text:p>78166.9997769572</text:p>
          </table:table-cell>
          <table:table-cell table:formula="of:=[.E206]-[.E205]" office:value-type="float" office:value="0.0962042808532715" calcext:value-type="float">
            <text:p>0.096204280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028875.51731" calcext:value-type="float">
            <text:p>1456028875.51731</text:p>
          </table:table-cell>
          <table:table-cell office:value-type="float" office:value="1456028875.51752" calcext:value-type="float">
            <text:p>1456028875.51752</text:p>
          </table:table-cell>
          <table:table-cell office:value-type="float" office:value="7600" calcext:value-type="float">
            <text:p>7600</text:p>
          </table:table-cell>
          <table:table-cell table:formula="of:=[.B207]-[.B$2]" office:value-type="float" office:value="20.4917392730713" calcext:value-type="float">
            <text:p>20.4917392731</text:p>
          </table:table-cell>
          <table:table-cell table:formula="of:=[.D207]/([.E207]-[.E206])" office:value-type="float" office:value="75705.5027525638" calcext:value-type="float">
            <text:p>75705.5027525638</text:p>
          </table:table-cell>
          <table:table-cell table:formula="of:=[.E207]-[.E206]" office:value-type="float" office:value="0.100389003753662" calcext:value-type="float">
            <text:p>0.100389003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028875.62101" calcext:value-type="float">
            <text:p>1456028875.62101</text:p>
          </table:table-cell>
          <table:table-cell office:value-type="float" office:value="1456028875.62122" calcext:value-type="float">
            <text:p>1456028875.62122</text:p>
          </table:table-cell>
          <table:table-cell office:value-type="float" office:value="7664" calcext:value-type="float">
            <text:p>7664</text:p>
          </table:table-cell>
          <table:table-cell table:formula="of:=[.B208]-[.B$2]" office:value-type="float" office:value="20.5954377651215" calcext:value-type="float">
            <text:p>20.5954377651</text:p>
          </table:table-cell>
          <table:table-cell table:formula="of:=[.D208]/([.E208]-[.E207])" office:value-type="float" office:value="73906.5713346347" calcext:value-type="float">
            <text:p>73906.5713346347</text:p>
          </table:table-cell>
          <table:table-cell table:formula="of:=[.E208]-[.E207]" office:value-type="float" office:value="0.103698492050171" calcext:value-type="float">
            <text:p>0.103698492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028875.71797" calcext:value-type="float">
            <text:p>1456028875.71797</text:p>
          </table:table-cell>
          <table:table-cell office:value-type="float" office:value="1456028875.71818" calcext:value-type="float">
            <text:p>1456028875.71818</text:p>
          </table:table-cell>
          <table:table-cell office:value-type="float" office:value="7720" calcext:value-type="float">
            <text:p>7720</text:p>
          </table:table-cell>
          <table:table-cell table:formula="of:=[.B209]-[.B$2]" office:value-type="float" office:value="20.6924016475677" calcext:value-type="float">
            <text:p>20.6924016476</text:p>
          </table:table-cell>
          <table:table-cell table:formula="of:=[.D209]/([.E209]-[.E208])" office:value-type="float" office:value="79617.2740326927" calcext:value-type="float">
            <text:p>79617.2740326927</text:p>
          </table:table-cell>
          <table:table-cell table:formula="of:=[.E209]-[.E208]" office:value-type="float" office:value="0.0969638824462891" calcext:value-type="float">
            <text:p>0.09696388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028875.84361" calcext:value-type="float">
            <text:p>1456028875.84361</text:p>
          </table:table-cell>
          <table:table-cell office:value-type="float" office:value="1456028875.84382" calcext:value-type="float">
            <text:p>1456028875.84382</text:p>
          </table:table-cell>
          <table:table-cell office:value-type="float" office:value="7768" calcext:value-type="float">
            <text:p>7768</text:p>
          </table:table-cell>
          <table:table-cell table:formula="of:=[.B210]-[.B$2]" office:value-type="float" office:value="20.8180401325226" calcext:value-type="float">
            <text:p>20.8180401325</text:p>
          </table:table-cell>
          <table:table-cell table:formula="of:=[.D210]/([.E210]-[.E209])" office:value-type="float" office:value="61828.1890520451" calcext:value-type="float">
            <text:p>61828.1890520451</text:p>
          </table:table-cell>
          <table:table-cell table:formula="of:=[.E210]-[.E209]" office:value-type="float" office:value="0.125638484954834" calcext:value-type="float">
            <text:p>0.12563848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028876.01908" calcext:value-type="float">
            <text:p>1456028876.01908</text:p>
          </table:table-cell>
          <table:table-cell office:value-type="float" office:value="1456028876.01931" calcext:value-type="float">
            <text:p>1456028876.01931</text:p>
          </table:table-cell>
          <table:table-cell office:value-type="float" office:value="7840" calcext:value-type="float">
            <text:p>7840</text:p>
          </table:table-cell>
          <table:table-cell table:formula="of:=[.B211]-[.B$2]" office:value-type="float" office:value="20.9935095310211" calcext:value-type="float">
            <text:p>20.993509531</text:p>
          </table:table-cell>
          <table:table-cell table:formula="of:=[.D211]/([.E211]-[.E210])" office:value-type="float" office:value="44680.1554406961" calcext:value-type="float">
            <text:p>44680.1554406961</text:p>
          </table:table-cell>
          <table:table-cell table:formula="of:=[.E211]-[.E210]" office:value-type="float" office:value="0.175469398498535" calcext:value-type="float">
            <text:p>0.175469398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028876.10374" calcext:value-type="float">
            <text:p>1456028876.10374</text:p>
          </table:table-cell>
          <table:table-cell office:value-type="float" office:value="1456028876.10395" calcext:value-type="float">
            <text:p>1456028876.10395</text:p>
          </table:table-cell>
          <table:table-cell office:value-type="float" office:value="7864" calcext:value-type="float">
            <text:p>7864</text:p>
          </table:table-cell>
          <table:table-cell table:formula="of:=[.B212]-[.B$2]" office:value-type="float" office:value="21.0781645774841" calcext:value-type="float">
            <text:p>21.0781645775</text:p>
          </table:table-cell>
          <table:table-cell table:formula="of:=[.D212]/([.E212]-[.E211])" office:value-type="float" office:value="92894.6392278684" calcext:value-type="float">
            <text:p>92894.6392278684</text:p>
          </table:table-cell>
          <table:table-cell table:formula="of:=[.E212]-[.E211]" office:value-type="float" office:value="0.0846550464630127" calcext:value-type="float">
            <text:p>0.084655046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028876.22228" calcext:value-type="float">
            <text:p>1456028876.22228</text:p>
          </table:table-cell>
          <table:table-cell office:value-type="float" office:value="1456028876.22249" calcext:value-type="float">
            <text:p>1456028876.22249</text:p>
          </table:table-cell>
          <table:table-cell office:value-type="float" office:value="7888" calcext:value-type="float">
            <text:p>7888</text:p>
          </table:table-cell>
          <table:table-cell table:formula="of:=[.B213]-[.B$2]" office:value-type="float" office:value="21.1967108249664" calcext:value-type="float">
            <text:p>21.196710825</text:p>
          </table:table-cell>
          <table:table-cell table:formula="of:=[.D213]/([.E213]-[.E212])" office:value-type="float" office:value="66539.4322260412" calcext:value-type="float">
            <text:p>66539.4322260412</text:p>
          </table:table-cell>
          <table:table-cell table:formula="of:=[.E213]-[.E212]" office:value-type="float" office:value="0.1185462474823" calcext:value-type="float">
            <text:p>0.11854624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028876.37806" calcext:value-type="float">
            <text:p>1456028876.37806</text:p>
          </table:table-cell>
          <table:table-cell office:value-type="float" office:value="1456028876.37828" calcext:value-type="float">
            <text:p>1456028876.37828</text:p>
          </table:table-cell>
          <table:table-cell office:value-type="float" office:value="7888" calcext:value-type="float">
            <text:p>7888</text:p>
          </table:table-cell>
          <table:table-cell table:formula="of:=[.B214]-[.B$2]" office:value-type="float" office:value="21.3524935245514" calcext:value-type="float">
            <text:p>21.3524935246</text:p>
          </table:table-cell>
          <table:table-cell table:formula="of:=[.D214]/([.E214]-[.E213])" office:value-type="float" office:value="50634.634147536" calcext:value-type="float">
            <text:p>50634.634147536</text:p>
          </table:table-cell>
          <table:table-cell table:formula="of:=[.E214]-[.E213]" office:value-type="float" office:value="0.155782699584961" calcext:value-type="float">
            <text:p>0.155782699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028876.50288" calcext:value-type="float">
            <text:p>1456028876.50288</text:p>
          </table:table-cell>
          <table:table-cell office:value-type="float" office:value="1456028876.50309" calcext:value-type="float">
            <text:p>1456028876.50309</text:p>
          </table:table-cell>
          <table:table-cell office:value-type="float" office:value="7880" calcext:value-type="float">
            <text:p>7880</text:p>
          </table:table-cell>
          <table:table-cell table:formula="of:=[.B215]-[.B$2]" office:value-type="float" office:value="21.4773099422455" calcext:value-type="float">
            <text:p>21.4773099422</text:p>
          </table:table-cell>
          <table:table-cell table:formula="of:=[.D215]/([.E215]-[.E214])" office:value-type="float" office:value="63132.7204031189" calcext:value-type="float">
            <text:p>63132.7204031189</text:p>
          </table:table-cell>
          <table:table-cell table:formula="of:=[.E215]-[.E214]" office:value-type="float" office:value="0.124816417694092" calcext:value-type="float">
            <text:p>0.124816417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028876.62046" calcext:value-type="float">
            <text:p>1456028876.62046</text:p>
          </table:table-cell>
          <table:table-cell office:value-type="float" office:value="1456028876.62067" calcext:value-type="float">
            <text:p>1456028876.62067</text:p>
          </table:table-cell>
          <table:table-cell office:value-type="float" office:value="7864" calcext:value-type="float">
            <text:p>7864</text:p>
          </table:table-cell>
          <table:table-cell table:formula="of:=[.B216]-[.B$2]" office:value-type="float" office:value="21.5948855876923" calcext:value-type="float">
            <text:p>21.5948855877</text:p>
          </table:table-cell>
          <table:table-cell table:formula="of:=[.D216]/([.E216]-[.E215])" office:value-type="float" office:value="66884.5998685993" calcext:value-type="float">
            <text:p>66884.5998685993</text:p>
          </table:table-cell>
          <table:table-cell table:formula="of:=[.E216]-[.E215]" office:value-type="float" office:value="0.117575645446777" calcext:value-type="float">
            <text:p>0.117575645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028876.71569" calcext:value-type="float">
            <text:p>1456028876.71569</text:p>
          </table:table-cell>
          <table:table-cell office:value-type="float" office:value="1456028876.71591" calcext:value-type="float">
            <text:p>1456028876.71591</text:p>
          </table:table-cell>
          <table:table-cell office:value-type="float" office:value="7840" calcext:value-type="float">
            <text:p>7840</text:p>
          </table:table-cell>
          <table:table-cell table:formula="of:=[.B217]-[.B$2]" office:value-type="float" office:value="21.6901214122772" calcext:value-type="float">
            <text:p>21.6901214123</text:p>
          </table:table-cell>
          <table:table-cell table:formula="of:=[.D217]/([.E217]-[.E216])" office:value-type="float" office:value="82321.9627085378" calcext:value-type="float">
            <text:p>82321.9627085378</text:p>
          </table:table-cell>
          <table:table-cell table:formula="of:=[.E217]-[.E216]" office:value-type="float" office:value="0.0952358245849609" calcext:value-type="float">
            <text:p>0.095235824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028876.84305" calcext:value-type="float">
            <text:p>1456028876.84305</text:p>
          </table:table-cell>
          <table:table-cell office:value-type="float" office:value="1456028876.84326" calcext:value-type="float">
            <text:p>1456028876.84326</text:p>
          </table:table-cell>
          <table:table-cell office:value-type="float" office:value="7792" calcext:value-type="float">
            <text:p>7792</text:p>
          </table:table-cell>
          <table:table-cell table:formula="of:=[.B218]-[.B$2]" office:value-type="float" office:value="21.8174822330475" calcext:value-type="float">
            <text:p>21.817482233</text:p>
          </table:table-cell>
          <table:table-cell table:formula="of:=[.D218]/([.E218]-[.E217])" office:value-type="float" office:value="61180.5102454183" calcext:value-type="float">
            <text:p>61180.5102454183</text:p>
          </table:table-cell>
          <table:table-cell table:formula="of:=[.E218]-[.E217]" office:value-type="float" office:value="0.127360820770264" calcext:value-type="float">
            <text:p>0.127360820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028877.00304" calcext:value-type="float">
            <text:p>1456028877.00304</text:p>
          </table:table-cell>
          <table:table-cell office:value-type="float" office:value="1456028877.00326" calcext:value-type="float">
            <text:p>1456028877.00326</text:p>
          </table:table-cell>
          <table:table-cell office:value-type="float" office:value="7712" calcext:value-type="float">
            <text:p>7712</text:p>
          </table:table-cell>
          <table:table-cell table:formula="of:=[.B219]-[.B$2]" office:value-type="float" office:value="21.9774701595306" calcext:value-type="float">
            <text:p>21.9774701595</text:p>
          </table:table-cell>
          <table:table-cell table:formula="of:=[.D219]/([.E219]-[.E218])" office:value-type="float" office:value="48203.6374214277" calcext:value-type="float">
            <text:p>48203.6374214277</text:p>
          </table:table-cell>
          <table:table-cell table:formula="of:=[.E219]-[.E218]" office:value-type="float" office:value="0.159987926483154" calcext:value-type="float">
            <text:p>0.15998792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028877.10352" calcext:value-type="float">
            <text:p>1456028877.10352</text:p>
          </table:table-cell>
          <table:table-cell office:value-type="float" office:value="1456028877.10374" calcext:value-type="float">
            <text:p>1456028877.10374</text:p>
          </table:table-cell>
          <table:table-cell office:value-type="float" office:value="7648" calcext:value-type="float">
            <text:p>7648</text:p>
          </table:table-cell>
          <table:table-cell table:formula="of:=[.B220]-[.B$2]" office:value-type="float" office:value="22.0779509544373" calcext:value-type="float">
            <text:p>22.0779509544</text:p>
          </table:table-cell>
          <table:table-cell table:formula="of:=[.D220]/([.E220]-[.E219])" office:value-type="float" office:value="76114.0475362264" calcext:value-type="float">
            <text:p>76114.0475362264</text:p>
          </table:table-cell>
          <table:table-cell table:formula="of:=[.E220]-[.E219]" office:value-type="float" office:value="0.100480794906616" calcext:value-type="float">
            <text:p>0.100480794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028877.22039" calcext:value-type="float">
            <text:p>1456028877.22039</text:p>
          </table:table-cell>
          <table:table-cell office:value-type="float" office:value="1456028877.22062" calcext:value-type="float">
            <text:p>1456028877.22062</text:p>
          </table:table-cell>
          <table:table-cell office:value-type="float" office:value="7584" calcext:value-type="float">
            <text:p>7584</text:p>
          </table:table-cell>
          <table:table-cell table:formula="of:=[.B221]-[.B$2]" office:value-type="float" office:value="22.1948218345642" calcext:value-type="float">
            <text:p>22.1948218346</text:p>
          </table:table-cell>
          <table:table-cell table:formula="of:=[.D221]/([.E221]-[.E220])" office:value-type="float" office:value="64892.1270359369" calcext:value-type="float">
            <text:p>64892.1270359369</text:p>
          </table:table-cell>
          <table:table-cell table:formula="of:=[.E221]-[.E220]" office:value-type="float" office:value="0.116870880126953" calcext:value-type="float">
            <text:p>0.11687088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028877.34427" calcext:value-type="float">
            <text:p>1456028877.34427</text:p>
          </table:table-cell>
          <table:table-cell office:value-type="float" office:value="1456028877.34448" calcext:value-type="float">
            <text:p>1456028877.34448</text:p>
          </table:table-cell>
          <table:table-cell office:value-type="float" office:value="7496" calcext:value-type="float">
            <text:p>7496</text:p>
          </table:table-cell>
          <table:table-cell table:formula="of:=[.B222]-[.B$2]" office:value-type="float" office:value="22.3186948299408" calcext:value-type="float">
            <text:p>22.3186948299</text:p>
          </table:table-cell>
          <table:table-cell table:formula="of:=[.D222]/([.E222]-[.E221])" office:value-type="float" office:value="60513.5927908369" calcext:value-type="float">
            <text:p>60513.5927908369</text:p>
          </table:table-cell>
          <table:table-cell table:formula="of:=[.E222]-[.E221]" office:value-type="float" office:value="0.123872995376587" calcext:value-type="float">
            <text:p>0.123872995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028877.46702" calcext:value-type="float">
            <text:p>1456028877.46702</text:p>
          </table:table-cell>
          <table:table-cell office:value-type="float" office:value="1456028877.46723" calcext:value-type="float">
            <text:p>1456028877.46723</text:p>
          </table:table-cell>
          <table:table-cell office:value-type="float" office:value="7392" calcext:value-type="float">
            <text:p>7392</text:p>
          </table:table-cell>
          <table:table-cell table:formula="of:=[.B223]-[.B$2]" office:value-type="float" office:value="22.4414474964142" calcext:value-type="float">
            <text:p>22.4414474964</text:p>
          </table:table-cell>
          <table:table-cell table:formula="of:=[.D223]/([.E223]-[.E222])" office:value-type="float" office:value="60218.65114924" calcext:value-type="float">
            <text:p>60218.65114924</text:p>
          </table:table-cell>
          <table:table-cell table:formula="of:=[.E223]-[.E222]" office:value-type="float" office:value="0.122752666473389" calcext:value-type="float">
            <text:p>0.122752666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028877.60363" calcext:value-type="float">
            <text:p>1456028877.60363</text:p>
          </table:table-cell>
          <table:table-cell office:value-type="float" office:value="1456028877.60384" calcext:value-type="float">
            <text:p>1456028877.60384</text:p>
          </table:table-cell>
          <table:table-cell office:value-type="float" office:value="7248" calcext:value-type="float">
            <text:p>7248</text:p>
          </table:table-cell>
          <table:table-cell table:formula="of:=[.B224]-[.B$2]" office:value-type="float" office:value="22.5780568122864" calcext:value-type="float">
            <text:p>22.5780568123</text:p>
          </table:table-cell>
          <table:table-cell table:formula="of:=[.D224]/([.E224]-[.E223])" office:value-type="float" office:value="53056.4109316016" calcext:value-type="float">
            <text:p>53056.4109316016</text:p>
          </table:table-cell>
          <table:table-cell table:formula="of:=[.E224]-[.E223]" office:value-type="float" office:value="0.136609315872192" calcext:value-type="float">
            <text:p>0.136609315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028877.70745" calcext:value-type="float">
            <text:p>1456028877.70745</text:p>
          </table:table-cell>
          <table:table-cell office:value-type="float" office:value="1456028877.70766" calcext:value-type="float">
            <text:p>1456028877.70766</text:p>
          </table:table-cell>
          <table:table-cell office:value-type="float" office:value="7144" calcext:value-type="float">
            <text:p>7144</text:p>
          </table:table-cell>
          <table:table-cell table:formula="of:=[.B225]-[.B$2]" office:value-type="float" office:value="22.6818759441376" calcext:value-type="float">
            <text:p>22.6818759441</text:p>
          </table:table-cell>
          <table:table-cell table:formula="of:=[.D225]/([.E225]-[.E224])" office:value-type="float" office:value="68811.9797634166" calcext:value-type="float">
            <text:p>68811.9797634166</text:p>
          </table:table-cell>
          <table:table-cell table:formula="of:=[.E225]-[.E224]" office:value-type="float" office:value="0.103819131851196" calcext:value-type="float">
            <text:p>0.10381913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028877.82487" calcext:value-type="float">
            <text:p>1456028877.82487</text:p>
          </table:table-cell>
          <table:table-cell office:value-type="float" office:value="1456028877.82509" calcext:value-type="float">
            <text:p>1456028877.82509</text:p>
          </table:table-cell>
          <table:table-cell office:value-type="float" office:value="7024" calcext:value-type="float">
            <text:p>7024</text:p>
          </table:table-cell>
          <table:table-cell table:formula="of:=[.B226]-[.B$2]" office:value-type="float" office:value="22.7993023395538" calcext:value-type="float">
            <text:p>22.7993023396</text:p>
          </table:table-cell>
          <table:table-cell table:formula="of:=[.D226]/([.E226]-[.E225])" office:value-type="float" office:value="59816.1935832308" calcext:value-type="float">
            <text:p>59816.1935832308</text:p>
          </table:table-cell>
          <table:table-cell table:formula="of:=[.E226]-[.E225]" office:value-type="float" office:value="0.11742639541626" calcext:value-type="float">
            <text:p>0.117426395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028878.00371" calcext:value-type="float">
            <text:p>1456028878.00371</text:p>
          </table:table-cell>
          <table:table-cell office:value-type="float" office:value="1456028878.00393" calcext:value-type="float">
            <text:p>1456028878.00393</text:p>
          </table:table-cell>
          <table:table-cell office:value-type="float" office:value="6816" calcext:value-type="float">
            <text:p>6816</text:p>
          </table:table-cell>
          <table:table-cell table:formula="of:=[.B227]-[.B$2]" office:value-type="float" office:value="22.9781413078308" calcext:value-type="float">
            <text:p>22.9781413078</text:p>
          </table:table-cell>
          <table:table-cell table:formula="of:=[.D227]/([.E227]-[.E226])" office:value-type="float" office:value="38112.4990021397" calcext:value-type="float">
            <text:p>38112.4990021397</text:p>
          </table:table-cell>
          <table:table-cell table:formula="of:=[.E227]-[.E226]" office:value-type="float" office:value="0.178838968276978" calcext:value-type="float">
            <text:p>0.178838968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028878.10341" calcext:value-type="float">
            <text:p>1456028878.10341</text:p>
          </table:table-cell>
          <table:table-cell office:value-type="float" office:value="1456028878.10363" calcext:value-type="float">
            <text:p>1456028878.10363</text:p>
          </table:table-cell>
          <table:table-cell office:value-type="float" office:value="6704" calcext:value-type="float">
            <text:p>6704</text:p>
          </table:table-cell>
          <table:table-cell table:formula="of:=[.B228]-[.B$2]" office:value-type="float" office:value="23.0778415203094" calcext:value-type="float">
            <text:p>23.0778415203</text:p>
          </table:table-cell>
          <table:table-cell table:formula="of:=[.D228]/([.E228]-[.E227])" office:value-type="float" office:value="67241.5818716177" calcext:value-type="float">
            <text:p>67241.5818716177</text:p>
          </table:table-cell>
          <table:table-cell table:formula="of:=[.E228]-[.E227]" office:value-type="float" office:value="0.0997002124786377" calcext:value-type="float">
            <text:p>0.09970021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028878.21274" calcext:value-type="float">
            <text:p>1456028878.21274</text:p>
          </table:table-cell>
          <table:table-cell office:value-type="float" office:value="1456028878.21295" calcext:value-type="float">
            <text:p>1456028878.21295</text:p>
          </table:table-cell>
          <table:table-cell office:value-type="float" office:value="6576" calcext:value-type="float">
            <text:p>6576</text:p>
          </table:table-cell>
          <table:table-cell table:formula="of:=[.B229]-[.B$2]" office:value-type="float" office:value="23.1871647834778" calcext:value-type="float">
            <text:p>23.1871647835</text:p>
          </table:table-cell>
          <table:table-cell table:formula="of:=[.D229]/([.E229]-[.E228])" office:value-type="float" office:value="60151.8817625699" calcext:value-type="float">
            <text:p>60151.8817625699</text:p>
          </table:table-cell>
          <table:table-cell table:formula="of:=[.E229]-[.E228]" office:value-type="float" office:value="0.109323263168335" calcext:value-type="float">
            <text:p>0.109323263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028878.27941" calcext:value-type="float">
            <text:p>1456028878.27941</text:p>
          </table:table-cell>
          <table:table-cell office:value-type="float" office:value="1456028878.27962" calcext:value-type="float">
            <text:p>1456028878.27962</text:p>
          </table:table-cell>
          <table:table-cell office:value-type="float" office:value="6488" calcext:value-type="float">
            <text:p>6488</text:p>
          </table:table-cell>
          <table:table-cell table:formula="of:=[.B230]-[.B$2]" office:value-type="float" office:value="23.2538356781006" calcext:value-type="float">
            <text:p>23.2538356781</text:p>
          </table:table-cell>
          <table:table-cell table:formula="of:=[.D230]/([.E230]-[.E229])" office:value-type="float" office:value="97313.82842103" calcext:value-type="float">
            <text:p>97313.82842103</text:p>
          </table:table-cell>
          <table:table-cell table:formula="of:=[.E230]-[.E229]" office:value-type="float" office:value="0.0666708946228027" calcext:value-type="float">
            <text:p>0.066670894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028878.40307" calcext:value-type="float">
            <text:p>1456028878.40307</text:p>
          </table:table-cell>
          <table:table-cell office:value-type="float" office:value="1456028878.4033" calcext:value-type="float">
            <text:p>1456028878.4033</text:p>
          </table:table-cell>
          <table:table-cell office:value-type="float" office:value="6336" calcext:value-type="float">
            <text:p>6336</text:p>
          </table:table-cell>
          <table:table-cell table:formula="of:=[.B231]-[.B$2]" office:value-type="float" office:value="23.3775038719177" calcext:value-type="float">
            <text:p>23.3775038719</text:p>
          </table:table-cell>
          <table:table-cell table:formula="of:=[.D231]/([.E231]-[.E230])" office:value-type="float" office:value="51233.868664474" calcext:value-type="float">
            <text:p>51233.868664474</text:p>
          </table:table-cell>
          <table:table-cell table:formula="of:=[.E231]-[.E230]" office:value-type="float" office:value="0.123668193817139" calcext:value-type="float">
            <text:p>0.12366819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028878.50402" calcext:value-type="float">
            <text:p>1456028878.50402</text:p>
          </table:table-cell>
          <table:table-cell office:value-type="float" office:value="1456028878.50423" calcext:value-type="float">
            <text:p>1456028878.50423</text:p>
          </table:table-cell>
          <table:table-cell office:value-type="float" office:value="6216" calcext:value-type="float">
            <text:p>6216</text:p>
          </table:table-cell>
          <table:table-cell table:formula="of:=[.B232]-[.B$2]" office:value-type="float" office:value="23.4784488677978" calcext:value-type="float">
            <text:p>23.4784488678</text:p>
          </table:table-cell>
          <table:table-cell table:formula="of:=[.D232]/([.E232]-[.E231])" office:value-type="float" office:value="61578.0895903107" calcext:value-type="float">
            <text:p>61578.0895903107</text:p>
          </table:table-cell>
          <table:table-cell table:formula="of:=[.E232]-[.E231]" office:value-type="float" office:value="0.100944995880127" calcext:value-type="float">
            <text:p>0.100944995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028878.61776" calcext:value-type="float">
            <text:p>1456028878.61776</text:p>
          </table:table-cell>
          <table:table-cell office:value-type="float" office:value="1456028878.61798" calcext:value-type="float">
            <text:p>1456028878.61798</text:p>
          </table:table-cell>
          <table:table-cell office:value-type="float" office:value="6072" calcext:value-type="float">
            <text:p>6072</text:p>
          </table:table-cell>
          <table:table-cell table:formula="of:=[.B233]-[.B$2]" office:value-type="float" office:value="23.5921876430511" calcext:value-type="float">
            <text:p>23.5921876431</text:p>
          </table:table-cell>
          <table:table-cell table:formula="of:=[.D233]/([.E233]-[.E232])" office:value-type="float" office:value="53385.4878116779" calcext:value-type="float">
            <text:p>53385.4878116779</text:p>
          </table:table-cell>
          <table:table-cell table:formula="of:=[.E233]-[.E232]" office:value-type="float" office:value="0.113738775253296" calcext:value-type="float">
            <text:p>0.113738775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028878.72043" calcext:value-type="float">
            <text:p>1456028878.72043</text:p>
          </table:table-cell>
          <table:table-cell office:value-type="float" office:value="1456028878.72064" calcext:value-type="float">
            <text:p>1456028878.72064</text:p>
          </table:table-cell>
          <table:table-cell office:value-type="float" office:value="5944" calcext:value-type="float">
            <text:p>5944</text:p>
          </table:table-cell>
          <table:table-cell table:formula="of:=[.B234]-[.B$2]" office:value-type="float" office:value="23.6948578357697" calcext:value-type="float">
            <text:p>23.6948578358</text:p>
          </table:table-cell>
          <table:table-cell table:formula="of:=[.D234]/([.E234]-[.E233])" office:value-type="float" office:value="57894.1155423449" calcext:value-type="float">
            <text:p>57894.1155423449</text:p>
          </table:table-cell>
          <table:table-cell table:formula="of:=[.E234]-[.E233]" office:value-type="float" office:value="0.102670192718506" calcext:value-type="float">
            <text:p>0.102670192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028878.90293" calcext:value-type="float">
            <text:p>1456028878.90293</text:p>
          </table:table-cell>
          <table:table-cell office:value-type="float" office:value="1456028878.90315" calcext:value-type="float">
            <text:p>1456028878.90315</text:p>
          </table:table-cell>
          <table:table-cell office:value-type="float" office:value="5712" calcext:value-type="float">
            <text:p>5712</text:p>
          </table:table-cell>
          <table:table-cell table:formula="of:=[.B235]-[.B$2]" office:value-type="float" office:value="23.8773601055145" calcext:value-type="float">
            <text:p>23.8773601055</text:p>
          </table:table-cell>
          <table:table-cell table:formula="of:=[.D235]/([.E235]-[.E234])" office:value-type="float" office:value="31298.2408820725" calcext:value-type="float">
            <text:p>31298.2408820725</text:p>
          </table:table-cell>
          <table:table-cell table:formula="of:=[.E235]-[.E234]" office:value-type="float" office:value="0.182502269744873" calcext:value-type="float">
            <text:p>0.18250226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028879.00611" calcext:value-type="float">
            <text:p>1456028879.00611</text:p>
          </table:table-cell>
          <table:table-cell office:value-type="float" office:value="1456028879.00679" calcext:value-type="float">
            <text:p>1456028879.00679</text:p>
          </table:table-cell>
          <table:table-cell office:value-type="float" office:value="5592" calcext:value-type="float">
            <text:p>5592</text:p>
          </table:table-cell>
          <table:table-cell table:formula="of:=[.B236]-[.B$2]" office:value-type="float" office:value="23.980541229248" calcext:value-type="float">
            <text:p>23.9805412292</text:p>
          </table:table-cell>
          <table:table-cell table:formula="of:=[.D236]/([.E236]-[.E235])" office:value-type="float" office:value="54195.9594706694" calcext:value-type="float">
            <text:p>54195.9594706694</text:p>
          </table:table-cell>
          <table:table-cell table:formula="of:=[.E236]-[.E235]" office:value-type="float" office:value="0.103181123733521" calcext:value-type="float">
            <text:p>0.103181123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028879.10269" calcext:value-type="float">
            <text:p>1456028879.10269</text:p>
          </table:table-cell>
          <table:table-cell office:value-type="float" office:value="1456028879.1029" calcext:value-type="float">
            <text:p>1456028879.1029</text:p>
          </table:table-cell>
          <table:table-cell office:value-type="float" office:value="5472" calcext:value-type="float">
            <text:p>5472</text:p>
          </table:table-cell>
          <table:table-cell table:formula="of:=[.B237]-[.B$2]" office:value-type="float" office:value="24.0771143436432" calcext:value-type="float">
            <text:p>24.0771143436</text:p>
          </table:table-cell>
          <table:table-cell table:formula="of:=[.D237]/([.E237]-[.E236])" office:value-type="float" office:value="56661.732763537" calcext:value-type="float">
            <text:p>56661.732763537</text:p>
          </table:table-cell>
          <table:table-cell table:formula="of:=[.E237]-[.E236]" office:value-type="float" office:value="0.0965731143951416" calcext:value-type="float">
            <text:p>0.096573114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028879.20296" calcext:value-type="float">
            <text:p>1456028879.20296</text:p>
          </table:table-cell>
          <table:table-cell office:value-type="float" office:value="1456028879.20317" calcext:value-type="float">
            <text:p>1456028879.20317</text:p>
          </table:table-cell>
          <table:table-cell office:value-type="float" office:value="5360" calcext:value-type="float">
            <text:p>5360</text:p>
          </table:table-cell>
          <table:table-cell table:formula="of:=[.B238]-[.B$2]" office:value-type="float" office:value="24.1773874759674" calcext:value-type="float">
            <text:p>24.177387476</text:p>
          </table:table-cell>
          <table:table-cell table:formula="of:=[.D238]/([.E238]-[.E237])" office:value-type="float" office:value="53453.9998478277" calcext:value-type="float">
            <text:p>53453.9998478277</text:p>
          </table:table-cell>
          <table:table-cell table:formula="of:=[.E238]-[.E237]" office:value-type="float" office:value="0.100273132324219" calcext:value-type="float">
            <text:p>0.100273132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028879.22061" calcext:value-type="float">
            <text:p>1456028879.22061</text:p>
          </table:table-cell>
          <table:table-cell office:value-type="float" office:value="1456028879.22082" calcext:value-type="float">
            <text:p>1456028879.22082</text:p>
          </table:table-cell>
          <table:table-cell office:value-type="float" office:value="5336" calcext:value-type="float">
            <text:p>5336</text:p>
          </table:table-cell>
          <table:table-cell table:formula="of:=[.B239]-[.B$2]" office:value-type="float" office:value="24.1950399875641" calcext:value-type="float">
            <text:p>24.1950399876</text:p>
          </table:table-cell>
          <table:table-cell table:formula="of:=[.D239]/([.E239]-[.E238])" office:value-type="float" office:value="302279.931712588" calcext:value-type="float">
            <text:p>302279.931712588</text:p>
          </table:table-cell>
          <table:table-cell table:formula="of:=[.E239]-[.E238]" office:value-type="float" office:value="0.0176525115966797" calcext:value-type="float">
            <text:p>0.01765251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028879.32094" calcext:value-type="float">
            <text:p>1456028879.32094</text:p>
          </table:table-cell>
          <table:table-cell office:value-type="float" office:value="1456028879.32115" calcext:value-type="float">
            <text:p>1456028879.32115</text:p>
          </table:table-cell>
          <table:table-cell office:value-type="float" office:value="5224" calcext:value-type="float">
            <text:p>5224</text:p>
          </table:table-cell>
          <table:table-cell table:formula="of:=[.B240]-[.B$2]" office:value-type="float" office:value="24.295371055603" calcext:value-type="float">
            <text:p>24.2953710556</text:p>
          </table:table-cell>
          <table:table-cell table:formula="of:=[.D240]/([.E240]-[.E239])" office:value-type="float" office:value="52067.6207490631" calcext:value-type="float">
            <text:p>52067.6207490631</text:p>
          </table:table-cell>
          <table:table-cell table:formula="of:=[.E240]-[.E239]" office:value-type="float" office:value="0.10033106803894" calcext:value-type="float">
            <text:p>0.10033106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028879.41907" calcext:value-type="float">
            <text:p>1456028879.41907</text:p>
          </table:table-cell>
          <table:table-cell office:value-type="float" office:value="1456028879.41929" calcext:value-type="float">
            <text:p>1456028879.41929</text:p>
          </table:table-cell>
          <table:table-cell office:value-type="float" office:value="5120" calcext:value-type="float">
            <text:p>5120</text:p>
          </table:table-cell>
          <table:table-cell table:formula="of:=[.B241]-[.B$2]" office:value-type="float" office:value="24.3934948444366" calcext:value-type="float">
            <text:p>24.3934948444</text:p>
          </table:table-cell>
          <table:table-cell table:formula="of:=[.D241]/([.E241]-[.E240])" office:value-type="float" office:value="52178.9879993488" calcext:value-type="float">
            <text:p>52178.9879993488</text:p>
          </table:table-cell>
          <table:table-cell table:formula="of:=[.E241]-[.E240]" office:value-type="float" office:value="0.0981237888336182" calcext:value-type="float">
            <text:p>0.098123788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028879.50676" calcext:value-type="float">
            <text:p>1456028879.50676</text:p>
          </table:table-cell>
          <table:table-cell office:value-type="float" office:value="1456028879.50717" calcext:value-type="float">
            <text:p>1456028879.50717</text:p>
          </table:table-cell>
          <table:table-cell office:value-type="float" office:value="5032" calcext:value-type="float">
            <text:p>5032</text:p>
          </table:table-cell>
          <table:table-cell table:formula="of:=[.B242]-[.B$2]" office:value-type="float" office:value="24.4811933040619" calcext:value-type="float">
            <text:p>24.4811933041</text:p>
          </table:table-cell>
          <table:table-cell table:formula="of:=[.D242]/([.E242]-[.E241])" office:value-type="float" office:value="57378.4308356487" calcext:value-type="float">
            <text:p>57378.4308356487</text:p>
          </table:table-cell>
          <table:table-cell table:formula="of:=[.E242]-[.E241]" office:value-type="float" office:value="0.0876984596252441" calcext:value-type="float">
            <text:p>0.087698459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028879.60279" calcext:value-type="float">
            <text:p>1456028879.60279</text:p>
          </table:table-cell>
          <table:table-cell office:value-type="float" office:value="1456028879.603" calcext:value-type="float">
            <text:p>1456028879.603</text:p>
          </table:table-cell>
          <table:table-cell office:value-type="float" office:value="4936" calcext:value-type="float">
            <text:p>4936</text:p>
          </table:table-cell>
          <table:table-cell table:formula="of:=[.B243]-[.B$2]" office:value-type="float" office:value="24.5772140026093" calcext:value-type="float">
            <text:p>24.5772140026</text:p>
          </table:table-cell>
          <table:table-cell table:formula="of:=[.D243]/([.E243]-[.E242])" office:value-type="float" office:value="51405.5831156577" calcext:value-type="float">
            <text:p>51405.5831156577</text:p>
          </table:table-cell>
          <table:table-cell table:formula="of:=[.E243]-[.E242]" office:value-type="float" office:value="0.0960206985473633" calcext:value-type="float">
            <text:p>0.096020698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028879.70682" calcext:value-type="float">
            <text:p>1456028879.70682</text:p>
          </table:table-cell>
          <table:table-cell office:value-type="float" office:value="1456028879.70721" calcext:value-type="float">
            <text:p>1456028879.70721</text:p>
          </table:table-cell>
          <table:table-cell office:value-type="float" office:value="4840" calcext:value-type="float">
            <text:p>4840</text:p>
          </table:table-cell>
          <table:table-cell table:formula="of:=[.B244]-[.B$2]" office:value-type="float" office:value="24.6812498569489" calcext:value-type="float">
            <text:p>24.6812498569</text:p>
          </table:table-cell>
          <table:table-cell table:formula="of:=[.D244]/([.E244]-[.E243])" office:value-type="float" office:value="46522.4227812943" calcext:value-type="float">
            <text:p>46522.4227812943</text:p>
          </table:table-cell>
          <table:table-cell table:formula="of:=[.E244]-[.E243]" office:value-type="float" office:value="0.1040358543396" calcext:value-type="float">
            <text:p>0.104035854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028879.8029" calcext:value-type="float">
            <text:p>1456028879.8029</text:p>
          </table:table-cell>
          <table:table-cell office:value-type="float" office:value="1456028879.80311" calcext:value-type="float">
            <text:p>1456028879.80311</text:p>
          </table:table-cell>
          <table:table-cell office:value-type="float" office:value="4752" calcext:value-type="float">
            <text:p>4752</text:p>
          </table:table-cell>
          <table:table-cell table:formula="of:=[.B245]-[.B$2]" office:value-type="float" office:value="24.7773282527924" calcext:value-type="float">
            <text:p>24.7773282528</text:p>
          </table:table-cell>
          <table:table-cell table:formula="of:=[.D245]/([.E245]-[.E244])" office:value-type="float" office:value="49459.6101265069" calcext:value-type="float">
            <text:p>49459.6101265069</text:p>
          </table:table-cell>
          <table:table-cell table:formula="of:=[.E245]-[.E244]" office:value-type="float" office:value="0.0960783958435059" calcext:value-type="float">
            <text:p>0.096078395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028879.90326" calcext:value-type="float">
            <text:p>1456028879.90326</text:p>
          </table:table-cell>
          <table:table-cell office:value-type="float" office:value="1456028879.90347" calcext:value-type="float">
            <text:p>1456028879.90347</text:p>
          </table:table-cell>
          <table:table-cell office:value-type="float" office:value="4672" calcext:value-type="float">
            <text:p>4672</text:p>
          </table:table-cell>
          <table:table-cell table:formula="of:=[.B246]-[.B$2]" office:value-type="float" office:value="24.8776879310608" calcext:value-type="float">
            <text:p>24.8776879311</text:p>
          </table:table-cell>
          <table:table-cell table:formula="of:=[.D246]/([.E246]-[.E245])" office:value-type="float" office:value="46552.5605562801" calcext:value-type="float">
            <text:p>46552.5605562801</text:p>
          </table:table-cell>
          <table:table-cell table:formula="of:=[.E246]-[.E245]" office:value-type="float" office:value="0.100359678268433" calcext:value-type="float">
            <text:p>0.100359678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028880.00286" calcext:value-type="float">
            <text:p>1456028880.00286</text:p>
          </table:table-cell>
          <table:table-cell office:value-type="float" office:value="1456028880.00307" calcext:value-type="float">
            <text:p>1456028880.00307</text:p>
          </table:table-cell>
          <table:table-cell office:value-type="float" office:value="4600" calcext:value-type="float">
            <text:p>4600</text:p>
          </table:table-cell>
          <table:table-cell table:formula="of:=[.B247]-[.B$2]" office:value-type="float" office:value="24.9772856235504" calcext:value-type="float">
            <text:p>24.9772856236</text:p>
          </table:table-cell>
          <table:table-cell table:formula="of:=[.D247]/([.E247]-[.E246])" office:value-type="float" office:value="46185.8089782474" calcext:value-type="float">
            <text:p>46185.8089782474</text:p>
          </table:table-cell>
          <table:table-cell table:formula="of:=[.E247]-[.E246]" office:value-type="float" office:value="0.099597692489624" calcext:value-type="float">
            <text:p>0.09959769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028880.02922" calcext:value-type="float">
            <text:p>1456028880.02922</text:p>
          </table:table-cell>
          <table:table-cell office:value-type="float" office:value="1456028880.02944" calcext:value-type="float">
            <text:p>1456028880.02944</text:p>
          </table:table-cell>
          <table:table-cell office:value-type="float" office:value="4576" calcext:value-type="float">
            <text:p>4576</text:p>
          </table:table-cell>
          <table:table-cell table:formula="of:=[.B248]-[.B$2]" office:value-type="float" office:value="25.0036528110504" calcext:value-type="float">
            <text:p>25.0036528111</text:p>
          </table:table-cell>
          <table:table-cell table:formula="of:=[.D248]/([.E248]-[.E247])" office:value-type="float" office:value="173549.037037037" calcext:value-type="float">
            <text:p>173549.037037037</text:p>
          </table:table-cell>
          <table:table-cell table:formula="of:=[.E248]-[.E247]" office:value-type="float" office:value="0.0263671875" calcext:value-type="float">
            <text:p>0.026367187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028880.12088" calcext:value-type="float">
            <text:p>1456028880.12088</text:p>
          </table:table-cell>
          <table:table-cell office:value-type="float" office:value="1456028880.12109" calcext:value-type="float">
            <text:p>1456028880.12109</text:p>
          </table:table-cell>
          <table:table-cell office:value-type="float" office:value="4520" calcext:value-type="float">
            <text:p>4520</text:p>
          </table:table-cell>
          <table:table-cell table:formula="of:=[.B249]-[.B$2]" office:value-type="float" office:value="25.0953071117401" calcext:value-type="float">
            <text:p>25.0953071117</text:p>
          </table:table-cell>
          <table:table-cell table:formula="of:=[.D249]/([.E249]-[.E248])" office:value-type="float" office:value="49315.7436801881" calcext:value-type="float">
            <text:p>49315.7436801881</text:p>
          </table:table-cell>
          <table:table-cell table:formula="of:=[.E249]-[.E248]" office:value-type="float" office:value="0.0916543006896973" calcext:value-type="float">
            <text:p>0.091654300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028880.20335" calcext:value-type="float">
            <text:p>1456028880.20335</text:p>
          </table:table-cell>
          <table:table-cell office:value-type="float" office:value="1456028880.20357" calcext:value-type="float">
            <text:p>1456028880.20357</text:p>
          </table:table-cell>
          <table:table-cell office:value-type="float" office:value="4472" calcext:value-type="float">
            <text:p>4472</text:p>
          </table:table-cell>
          <table:table-cell table:formula="of:=[.B250]-[.B$2]" office:value-type="float" office:value="25.1777837276459" calcext:value-type="float">
            <text:p>25.1777837276</text:p>
          </table:table-cell>
          <table:table-cell table:formula="of:=[.D250]/([.E250]-[.E249])" office:value-type="float" office:value="54221.4293213695" calcext:value-type="float">
            <text:p>54221.4293213695</text:p>
          </table:table-cell>
          <table:table-cell table:formula="of:=[.E250]-[.E249]" office:value-type="float" office:value="0.0824766159057617" calcext:value-type="float">
            <text:p>0.082476615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028880.30286" calcext:value-type="float">
            <text:p>1456028880.30286</text:p>
          </table:table-cell>
          <table:table-cell office:value-type="float" office:value="1456028880.30309" calcext:value-type="float">
            <text:p>1456028880.30309</text:p>
          </table:table-cell>
          <table:table-cell office:value-type="float" office:value="4424" calcext:value-type="float">
            <text:p>4424</text:p>
          </table:table-cell>
          <table:table-cell table:formula="of:=[.B251]-[.B$2]" office:value-type="float" office:value="25.2772898674011" calcext:value-type="float">
            <text:p>25.2772898674</text:p>
          </table:table-cell>
          <table:table-cell table:formula="of:=[.D251]/([.E251]-[.E250])" office:value-type="float" office:value="44459.5681319919" calcext:value-type="float">
            <text:p>44459.5681319919</text:p>
          </table:table-cell>
          <table:table-cell table:formula="of:=[.E251]-[.E250]" office:value-type="float" office:value="0.099506139755249" calcext:value-type="float">
            <text:p>0.09950613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028880.40375" calcext:value-type="float">
            <text:p>1456028880.40375</text:p>
          </table:table-cell>
          <table:table-cell office:value-type="float" office:value="1456028880.40396" calcext:value-type="float">
            <text:p>1456028880.40396</text:p>
          </table:table-cell>
          <table:table-cell office:value-type="float" office:value="4376" calcext:value-type="float">
            <text:p>4376</text:p>
          </table:table-cell>
          <table:table-cell table:formula="of:=[.B252]-[.B$2]" office:value-type="float" office:value="25.3781788349152" calcext:value-type="float">
            <text:p>25.3781788349</text:p>
          </table:table-cell>
          <table:table-cell table:formula="of:=[.D252]/([.E252]-[.E251])" office:value-type="float" office:value="43374.4155364768" calcext:value-type="float">
            <text:p>43374.4155364768</text:p>
          </table:table-cell>
          <table:table-cell table:formula="of:=[.E252]-[.E251]" office:value-type="float" office:value="0.100888967514038" calcext:value-type="float">
            <text:p>0.10088896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028880.50651" calcext:value-type="float">
            <text:p>1456028880.50651</text:p>
          </table:table-cell>
          <table:table-cell office:value-type="float" office:value="1456028880.50672" calcext:value-type="float">
            <text:p>1456028880.50672</text:p>
          </table:table-cell>
          <table:table-cell office:value-type="float" office:value="4344" calcext:value-type="float">
            <text:p>4344</text:p>
          </table:table-cell>
          <table:table-cell table:formula="of:=[.B253]-[.B$2]" office:value-type="float" office:value="25.4809353351593" calcext:value-type="float">
            <text:p>25.4809353352</text:p>
          </table:table-cell>
          <table:table-cell table:formula="of:=[.D253]/([.E253]-[.E252])" office:value-type="float" office:value="42274.6978505402" calcext:value-type="float">
            <text:p>42274.6978505402</text:p>
          </table:table-cell>
          <table:table-cell table:formula="of:=[.E253]-[.E252]" office:value-type="float" office:value="0.102756500244141" calcext:value-type="float">
            <text:p>0.102756500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028880.52202" calcext:value-type="float">
            <text:p>1456028880.52202</text:p>
          </table:table-cell>
          <table:table-cell office:value-type="float" office:value="1456028880.52222" calcext:value-type="float">
            <text:p>1456028880.52222</text:p>
          </table:table-cell>
          <table:table-cell office:value-type="float" office:value="4336" calcext:value-type="float">
            <text:p>4336</text:p>
          </table:table-cell>
          <table:table-cell table:formula="of:=[.B254]-[.B$2]" office:value-type="float" office:value="25.4964461326599" calcext:value-type="float">
            <text:p>25.4964461327</text:p>
          </table:table-cell>
          <table:table-cell table:formula="of:=[.D254]/([.E254]-[.E253])" office:value-type="float" office:value="279547.199286779" calcext:value-type="float">
            <text:p>279547.199286779</text:p>
          </table:table-cell>
          <table:table-cell table:formula="of:=[.E254]-[.E253]" office:value-type="float" office:value="0.0155107975006104" calcext:value-type="float">
            <text:p>0.015510797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028880.60277" calcext:value-type="float">
            <text:p>1456028880.60277</text:p>
          </table:table-cell>
          <table:table-cell office:value-type="float" office:value="1456028880.60299" calcext:value-type="float">
            <text:p>1456028880.60299</text:p>
          </table:table-cell>
          <table:table-cell office:value-type="float" office:value="4320" calcext:value-type="float">
            <text:p>4320</text:p>
          </table:table-cell>
          <table:table-cell table:formula="of:=[.B255]-[.B$2]" office:value-type="float" office:value="25.577201128006" calcext:value-type="float">
            <text:p>25.577201128</text:p>
          </table:table-cell>
          <table:table-cell table:formula="of:=[.D255]/([.E255]-[.E254])" office:value-type="float" office:value="53495.1427027761" calcext:value-type="float">
            <text:p>53495.1427027761</text:p>
          </table:table-cell>
          <table:table-cell table:formula="of:=[.E255]-[.E254]" office:value-type="float" office:value="0.0807549953460693" calcext:value-type="float">
            <text:p>0.08075499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028880.70362" calcext:value-type="float">
            <text:p>1456028880.70362</text:p>
          </table:table-cell>
          <table:table-cell office:value-type="float" office:value="1456028880.70384" calcext:value-type="float">
            <text:p>1456028880.70384</text:p>
          </table:table-cell>
          <table:table-cell office:value-type="float" office:value="4304" calcext:value-type="float">
            <text:p>4304</text:p>
          </table:table-cell>
          <table:table-cell table:formula="of:=[.B256]-[.B$2]" office:value-type="float" office:value="25.6780498027801" calcext:value-type="float">
            <text:p>25.6780498028</text:p>
          </table:table-cell>
          <table:table-cell table:formula="of:=[.D256]/([.E256]-[.E255])" office:value-type="float" office:value="42677.804241235" calcext:value-type="float">
            <text:p>42677.804241235</text:p>
          </table:table-cell>
          <table:table-cell table:formula="of:=[.E256]-[.E255]" office:value-type="float" office:value="0.10084867477417" calcext:value-type="float">
            <text:p>0.100848674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028880.80289" calcext:value-type="float">
            <text:p>1456028880.80289</text:p>
          </table:table-cell>
          <table:table-cell office:value-type="float" office:value="1456028880.80312" calcext:value-type="float">
            <text:p>1456028880.80312</text:p>
          </table:table-cell>
          <table:table-cell office:value-type="float" office:value="4296" calcext:value-type="float">
            <text:p>4296</text:p>
          </table:table-cell>
          <table:table-cell table:formula="of:=[.B257]-[.B$2]" office:value-type="float" office:value="25.7773141860962" calcext:value-type="float">
            <text:p>25.7773141861</text:p>
          </table:table-cell>
          <table:table-cell table:formula="of:=[.D257]/([.E257]-[.E256])" office:value-type="float" office:value="43278.3628577262" calcext:value-type="float">
            <text:p>43278.3628577262</text:p>
          </table:table-cell>
          <table:table-cell table:formula="of:=[.E257]-[.E256]" office:value-type="float" office:value="0.09926438331604" calcext:value-type="float">
            <text:p>0.09926438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028880.90385" calcext:value-type="float">
            <text:p>1456028880.90385</text:p>
          </table:table-cell>
          <table:table-cell office:value-type="float" office:value="1456028880.90406" calcext:value-type="float">
            <text:p>1456028880.90406</text:p>
          </table:table-cell>
          <table:table-cell office:value-type="float" office:value="4296" calcext:value-type="float">
            <text:p>4296</text:p>
          </table:table-cell>
          <table:table-cell table:formula="of:=[.B258]-[.B$2]" office:value-type="float" office:value="25.8782784938812" calcext:value-type="float">
            <text:p>25.8782784939</text:p>
          </table:table-cell>
          <table:table-cell table:formula="of:=[.D258]/([.E258]-[.E257])" office:value-type="float" office:value="42549.6900265659" calcext:value-type="float">
            <text:p>42549.6900265659</text:p>
          </table:table-cell>
          <table:table-cell table:formula="of:=[.E258]-[.E257]" office:value-type="float" office:value="0.100964307785034" calcext:value-type="float">
            <text:p>0.100964307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028880.92334" calcext:value-type="float">
            <text:p>1456028880.92334</text:p>
          </table:table-cell>
          <table:table-cell office:value-type="float" office:value="1456028880.92354" calcext:value-type="float">
            <text:p>1456028880.92354</text:p>
          </table:table-cell>
          <table:table-cell office:value-type="float" office:value="4296" calcext:value-type="float">
            <text:p>4296</text:p>
          </table:table-cell>
          <table:table-cell table:formula="of:=[.B259]-[.B$2]" office:value-type="float" office:value="25.8977649211884" calcext:value-type="float">
            <text:p>25.8977649212</text:p>
          </table:table-cell>
          <table:table-cell table:formula="of:=[.D259]/([.E259]-[.E258])" office:value-type="float" office:value="220461.141095287" calcext:value-type="float">
            <text:p>220461.141095287</text:p>
          </table:table-cell>
          <table:table-cell table:formula="of:=[.E259]-[.E258]" office:value-type="float" office:value="0.0194864273071289" calcext:value-type="float">
            <text:p>0.01948642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028881.02003" calcext:value-type="float">
            <text:p>1456028881.02003</text:p>
          </table:table-cell>
          <table:table-cell office:value-type="float" office:value="1456028881.02025" calcext:value-type="float">
            <text:p>1456028881.02025</text:p>
          </table:table-cell>
          <table:table-cell office:value-type="float" office:value="4304" calcext:value-type="float">
            <text:p>4304</text:p>
          </table:table-cell>
          <table:table-cell table:formula="of:=[.B260]-[.B$2]" office:value-type="float" office:value="25.9944632053375" calcext:value-type="float">
            <text:p>25.9944632053</text:p>
          </table:table-cell>
          <table:table-cell table:formula="of:=[.D260]/([.E260]-[.E259])" office:value-type="float" office:value="44509.5798531493" calcext:value-type="float">
            <text:p>44509.5798531493</text:p>
          </table:table-cell>
          <table:table-cell table:formula="of:=[.E260]-[.E259]" office:value-type="float" office:value="0.0966982841491699" calcext:value-type="float">
            <text:p>0.096698284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028881.10248" calcext:value-type="float">
            <text:p>1456028881.10248</text:p>
          </table:table-cell>
          <table:table-cell office:value-type="float" office:value="1456028881.10271" calcext:value-type="float">
            <text:p>1456028881.10271</text:p>
          </table:table-cell>
          <table:table-cell office:value-type="float" office:value="4320" calcext:value-type="float">
            <text:p>4320</text:p>
          </table:table-cell>
          <table:table-cell table:formula="of:=[.B261]-[.B$2]" office:value-type="float" office:value="26.0769057273865" calcext:value-type="float">
            <text:p>26.0769057274</text:p>
          </table:table-cell>
          <table:table-cell table:formula="of:=[.D261]/([.E261]-[.E260])" office:value-type="float" office:value="52400.1436714297" calcext:value-type="float">
            <text:p>52400.1436714297</text:p>
          </table:table-cell>
          <table:table-cell table:formula="of:=[.E261]-[.E260]" office:value-type="float" office:value="0.0824425220489502" calcext:value-type="float">
            <text:p>0.08244252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028881.12783" calcext:value-type="float">
            <text:p>1456028881.12783</text:p>
          </table:table-cell>
          <table:table-cell office:value-type="float" office:value="1456028881.12804" calcext:value-type="float">
            <text:p>1456028881.12804</text:p>
          </table:table-cell>
          <table:table-cell office:value-type="float" office:value="4328" calcext:value-type="float">
            <text:p>4328</text:p>
          </table:table-cell>
          <table:table-cell table:formula="of:=[.B262]-[.B$2]" office:value-type="float" office:value="26.1022608280182" calcext:value-type="float">
            <text:p>26.102260828</text:p>
          </table:table-cell>
          <table:table-cell table:formula="of:=[.D262]/([.E262]-[.E261])" office:value-type="float" office:value="170695.437689827" calcext:value-type="float">
            <text:p>170695.437689827</text:p>
          </table:table-cell>
          <table:table-cell table:formula="of:=[.E262]-[.E261]" office:value-type="float" office:value="0.0253551006317139" calcext:value-type="float">
            <text:p>0.025355100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028881.22082" calcext:value-type="float">
            <text:p>1456028881.22082</text:p>
          </table:table-cell>
          <table:table-cell office:value-type="float" office:value="1456028881.22104" calcext:value-type="float">
            <text:p>1456028881.22104</text:p>
          </table:table-cell>
          <table:table-cell office:value-type="float" office:value="4352" calcext:value-type="float">
            <text:p>4352</text:p>
          </table:table-cell>
          <table:table-cell table:formula="of:=[.B263]-[.B$2]" office:value-type="float" office:value="26.1952502727509" calcext:value-type="float">
            <text:p>26.1952502728</text:p>
          </table:table-cell>
          <table:table-cell table:formula="of:=[.D263]/([.E263]-[.E262])" office:value-type="float" office:value="46801.0107223621" calcext:value-type="float">
            <text:p>46801.0107223621</text:p>
          </table:table-cell>
          <table:table-cell table:formula="of:=[.E263]-[.E262]" office:value-type="float" office:value="0.092989444732666" calcext:value-type="float">
            <text:p>0.092989444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028881.3031" calcext:value-type="float">
            <text:p>1456028881.3031</text:p>
          </table:table-cell>
          <table:table-cell office:value-type="float" office:value="1456028881.30332" calcext:value-type="float">
            <text:p>1456028881.30332</text:p>
          </table:table-cell>
          <table:table-cell office:value-type="float" office:value="4384" calcext:value-type="float">
            <text:p>4384</text:p>
          </table:table-cell>
          <table:table-cell table:formula="of:=[.B264]-[.B$2]" office:value-type="float" office:value="26.2775340080261" calcext:value-type="float">
            <text:p>26.277534008</text:p>
          </table:table-cell>
          <table:table-cell table:formula="of:=[.D264]/([.E264]-[.E263])" office:value-type="float" office:value="53279.0591644138" calcext:value-type="float">
            <text:p>53279.0591644138</text:p>
          </table:table-cell>
          <table:table-cell table:formula="of:=[.E264]-[.E263]" office:value-type="float" office:value="0.0822837352752686" calcext:value-type="float">
            <text:p>0.082283735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028881.41829" calcext:value-type="float">
            <text:p>1456028881.41829</text:p>
          </table:table-cell>
          <table:table-cell office:value-type="float" office:value="1456028881.41851" calcext:value-type="float">
            <text:p>1456028881.41851</text:p>
          </table:table-cell>
          <table:table-cell office:value-type="float" office:value="4432" calcext:value-type="float">
            <text:p>4432</text:p>
          </table:table-cell>
          <table:table-cell table:formula="of:=[.B265]-[.B$2]" office:value-type="float" office:value="26.3927195072174" calcext:value-type="float">
            <text:p>26.3927195072</text:p>
          </table:table-cell>
          <table:table-cell table:formula="of:=[.D265]/([.E265]-[.E264])" office:value-type="float" office:value="38477.0655257564" calcext:value-type="float">
            <text:p>38477.0655257564</text:p>
          </table:table-cell>
          <table:table-cell table:formula="of:=[.E265]-[.E264]" office:value-type="float" office:value="0.115185499191284" calcext:value-type="float">
            <text:p>0.115185499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028881.50288" calcext:value-type="float">
            <text:p>1456028881.50288</text:p>
          </table:table-cell>
          <table:table-cell office:value-type="float" office:value="1456028881.5031" calcext:value-type="float">
            <text:p>1456028881.5031</text:p>
          </table:table-cell>
          <table:table-cell office:value-type="float" office:value="4472" calcext:value-type="float">
            <text:p>4472</text:p>
          </table:table-cell>
          <table:table-cell table:formula="of:=[.B266]-[.B$2]" office:value-type="float" office:value="26.4773139953613" calcext:value-type="float">
            <text:p>26.4773139954</text:p>
          </table:table-cell>
          <table:table-cell table:formula="of:=[.D266]/([.E266]-[.E265])" office:value-type="float" office:value="52863.9642856136" calcext:value-type="float">
            <text:p>52863.9642856136</text:p>
          </table:table-cell>
          <table:table-cell table:formula="of:=[.E266]-[.E265]" office:value-type="float" office:value="0.0845944881439209" calcext:value-type="float">
            <text:p>0.084594488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028881.52027" calcext:value-type="float">
            <text:p>1456028881.52027</text:p>
          </table:table-cell>
          <table:table-cell office:value-type="float" office:value="1456028881.52048" calcext:value-type="float">
            <text:p>1456028881.52048</text:p>
          </table:table-cell>
          <table:table-cell office:value-type="float" office:value="4488" calcext:value-type="float">
            <text:p>4488</text:p>
          </table:table-cell>
          <table:table-cell table:formula="of:=[.B267]-[.B$2]" office:value-type="float" office:value="26.4946992397308" calcext:value-type="float">
            <text:p>26.4946992397</text:p>
          </table:table-cell>
          <table:table-cell table:formula="of:=[.D267]/([.E267]-[.E266])" office:value-type="float" office:value="258149.952028964" calcext:value-type="float">
            <text:p>258149.952028964</text:p>
          </table:table-cell>
          <table:table-cell table:formula="of:=[.E267]-[.E266]" office:value-type="float" office:value="0.0173852443695068" calcext:value-type="float">
            <text:p>0.017385244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028881.62042" calcext:value-type="float">
            <text:p>1456028881.62042</text:p>
          </table:table-cell>
          <table:table-cell office:value-type="float" office:value="1456028881.62063" calcext:value-type="float">
            <text:p>1456028881.62063</text:p>
          </table:table-cell>
          <table:table-cell office:value-type="float" office:value="4544" calcext:value-type="float">
            <text:p>4544</text:p>
          </table:table-cell>
          <table:table-cell table:formula="of:=[.B268]-[.B$2]" office:value-type="float" office:value="26.5948441028595" calcext:value-type="float">
            <text:p>26.5948441029</text:p>
          </table:table-cell>
          <table:table-cell table:formula="of:=[.D268]/([.E268]-[.E267])" office:value-type="float" office:value="45374.2694137197" calcext:value-type="float">
            <text:p>45374.2694137197</text:p>
          </table:table-cell>
          <table:table-cell table:formula="of:=[.E268]-[.E267]" office:value-type="float" office:value="0.100144863128662" calcext:value-type="float">
            <text:p>0.100144863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028881.71732" calcext:value-type="float">
            <text:p>1456028881.71732</text:p>
          </table:table-cell>
          <table:table-cell office:value-type="float" office:value="1456028881.71754" calcext:value-type="float">
            <text:p>1456028881.71754</text:p>
          </table:table-cell>
          <table:table-cell office:value-type="float" office:value="4608" calcext:value-type="float">
            <text:p>4608</text:p>
          </table:table-cell>
          <table:table-cell table:formula="of:=[.B269]-[.B$2]" office:value-type="float" office:value="26.6917533874512" calcext:value-type="float">
            <text:p>26.6917533875</text:p>
          </table:table-cell>
          <table:table-cell table:formula="of:=[.D269]/([.E269]-[.E268])" office:value-type="float" office:value="47549.6235413945" calcext:value-type="float">
            <text:p>47549.6235413945</text:p>
          </table:table-cell>
          <table:table-cell table:formula="of:=[.E269]-[.E268]" office:value-type="float" office:value="0.0969092845916748" calcext:value-type="float">
            <text:p>0.096909284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028881.81758" calcext:value-type="float">
            <text:p>1456028881.81758</text:p>
          </table:table-cell>
          <table:table-cell office:value-type="float" office:value="1456028881.81798" calcext:value-type="float">
            <text:p>1456028881.81798</text:p>
          </table:table-cell>
          <table:table-cell office:value-type="float" office:value="4688" calcext:value-type="float">
            <text:p>4688</text:p>
          </table:table-cell>
          <table:table-cell table:formula="of:=[.B270]-[.B$2]" office:value-type="float" office:value="26.7920072078705" calcext:value-type="float">
            <text:p>26.7920072079</text:p>
          </table:table-cell>
          <table:table-cell table:formula="of:=[.D270]/([.E270]-[.E269])" office:value-type="float" office:value="46761.3102462574" calcext:value-type="float">
            <text:p>46761.3102462574</text:p>
          </table:table-cell>
          <table:table-cell table:formula="of:=[.E270]-[.E269]" office:value-type="float" office:value="0.100253820419312" calcext:value-type="float">
            <text:p>0.100253820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028881.92081" calcext:value-type="float">
            <text:p>1456028881.92081</text:p>
          </table:table-cell>
          <table:table-cell office:value-type="float" office:value="1456028881.92105" calcext:value-type="float">
            <text:p>1456028881.92105</text:p>
          </table:table-cell>
          <table:table-cell office:value-type="float" office:value="4768" calcext:value-type="float">
            <text:p>4768</text:p>
          </table:table-cell>
          <table:table-cell table:formula="of:=[.B271]-[.B$2]" office:value-type="float" office:value="26.8952434062958" calcext:value-type="float">
            <text:p>26.8952434063</text:p>
          </table:table-cell>
          <table:table-cell table:formula="of:=[.D271]/([.E271]-[.E270])" office:value-type="float" office:value="46185.3504170862" calcext:value-type="float">
            <text:p>46185.3504170862</text:p>
          </table:table-cell>
          <table:table-cell table:formula="of:=[.E271]-[.E270]" office:value-type="float" office:value="0.103236198425293" calcext:value-type="float">
            <text:p>0.103236198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028882.02072" calcext:value-type="float">
            <text:p>1456028882.02072</text:p>
          </table:table-cell>
          <table:table-cell office:value-type="float" office:value="1456028882.02093" calcext:value-type="float">
            <text:p>1456028882.02093</text:p>
          </table:table-cell>
          <table:table-cell office:value-type="float" office:value="4864" calcext:value-type="float">
            <text:p>4864</text:p>
          </table:table-cell>
          <table:table-cell table:formula="of:=[.B272]-[.B$2]" office:value-type="float" office:value="26.9951455593109" calcext:value-type="float">
            <text:p>26.9951455593</text:p>
          </table:table-cell>
          <table:table-cell table:formula="of:=[.D272]/([.E272]-[.E271])" office:value-type="float" office:value="48687.6393871414" calcext:value-type="float">
            <text:p>48687.6393871414</text:p>
          </table:table-cell>
          <table:table-cell table:formula="of:=[.E272]-[.E271]" office:value-type="float" office:value="0.0999021530151367" calcext:value-type="float">
            <text:p>0.09990215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028882.12059" calcext:value-type="float">
            <text:p>1456028882.12059</text:p>
          </table:table-cell>
          <table:table-cell office:value-type="float" office:value="1456028882.1208" calcext:value-type="float">
            <text:p>1456028882.1208</text:p>
          </table:table-cell>
          <table:table-cell office:value-type="float" office:value="4952" calcext:value-type="float">
            <text:p>4952</text:p>
          </table:table-cell>
          <table:table-cell table:formula="of:=[.B273]-[.B$2]" office:value-type="float" office:value="27.0950207710266" calcext:value-type="float">
            <text:p>27.095020771</text:p>
          </table:table-cell>
          <table:table-cell table:formula="of:=[.D273]/([.E273]-[.E272])" office:value-type="float" office:value="49581.8723678525" calcext:value-type="float">
            <text:p>49581.8723678525</text:p>
          </table:table-cell>
          <table:table-cell table:formula="of:=[.E273]-[.E272]" office:value-type="float" office:value="0.0998752117156982" calcext:value-type="float">
            <text:p>0.09987521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028882.21688" calcext:value-type="float">
            <text:p>1456028882.21688</text:p>
          </table:table-cell>
          <table:table-cell office:value-type="float" office:value="1456028882.2171" calcext:value-type="float">
            <text:p>1456028882.2171</text:p>
          </table:table-cell>
          <table:table-cell office:value-type="float" office:value="5048" calcext:value-type="float">
            <text:p>5048</text:p>
          </table:table-cell>
          <table:table-cell table:formula="of:=[.B274]-[.B$2]" office:value-type="float" office:value="27.191312789917" calcext:value-type="float">
            <text:p>27.1913127899</text:p>
          </table:table-cell>
          <table:table-cell table:formula="of:=[.D274]/([.E274]-[.E273])" office:value-type="float" office:value="52423.8670885763" calcext:value-type="float">
            <text:p>52423.8670885763</text:p>
          </table:table-cell>
          <table:table-cell table:formula="of:=[.E274]-[.E273]" office:value-type="float" office:value="0.0962920188903809" calcext:value-type="float">
            <text:p>0.096292018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028882.32133" calcext:value-type="float">
            <text:p>1456028882.32133</text:p>
          </table:table-cell>
          <table:table-cell office:value-type="float" office:value="1456028882.32153" calcext:value-type="float">
            <text:p>1456028882.32153</text:p>
          </table:table-cell>
          <table:table-cell office:value-type="float" office:value="5160" calcext:value-type="float">
            <text:p>5160</text:p>
          </table:table-cell>
          <table:table-cell table:formula="of:=[.B275]-[.B$2]" office:value-type="float" office:value="27.2957546710968" calcext:value-type="float">
            <text:p>27.2957546711</text:p>
          </table:table-cell>
          <table:table-cell table:formula="of:=[.D275]/([.E275]-[.E274])" office:value-type="float" office:value="49405.4678229744" calcext:value-type="float">
            <text:p>49405.4678229744</text:p>
          </table:table-cell>
          <table:table-cell table:formula="of:=[.E275]-[.E274]" office:value-type="float" office:value="0.10444188117981" calcext:value-type="float">
            <text:p>0.104441881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028882.42072" calcext:value-type="float">
            <text:p>1456028882.42072</text:p>
          </table:table-cell>
          <table:table-cell office:value-type="float" office:value="1456028882.42111" calcext:value-type="float">
            <text:p>1456028882.42111</text:p>
          </table:table-cell>
          <table:table-cell office:value-type="float" office:value="5272" calcext:value-type="float">
            <text:p>5272</text:p>
          </table:table-cell>
          <table:table-cell table:formula="of:=[.B276]-[.B$2]" office:value-type="float" office:value="27.3951480388641" calcext:value-type="float">
            <text:p>27.3951480389</text:p>
          </table:table-cell>
          <table:table-cell table:formula="of:=[.D276]/([.E276]-[.E275])" office:value-type="float" office:value="53041.7684642804" calcext:value-type="float">
            <text:p>53041.7684642804</text:p>
          </table:table-cell>
          <table:table-cell table:formula="of:=[.E276]-[.E275]" office:value-type="float" office:value="0.099393367767334" calcext:value-type="float">
            <text:p>0.099393367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028882.51713" calcext:value-type="float">
            <text:p>1456028882.51713</text:p>
          </table:table-cell>
          <table:table-cell office:value-type="float" office:value="1456028882.51734" calcext:value-type="float">
            <text:p>1456028882.51734</text:p>
          </table:table-cell>
          <table:table-cell office:value-type="float" office:value="5376" calcext:value-type="float">
            <text:p>5376</text:p>
          </table:table-cell>
          <table:table-cell table:formula="of:=[.B277]-[.B$2]" office:value-type="float" office:value="27.4915599822998" calcext:value-type="float">
            <text:p>27.4915599823</text:p>
          </table:table-cell>
          <table:table-cell table:formula="of:=[.D277]/([.E277]-[.E276])" office:value-type="float" office:value="55760.7264040595" calcext:value-type="float">
            <text:p>55760.7264040595</text:p>
          </table:table-cell>
          <table:table-cell table:formula="of:=[.E277]-[.E276]" office:value-type="float" office:value="0.0964119434356689" calcext:value-type="float">
            <text:p>0.096411943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028882.62" calcext:value-type="float">
            <text:p>1456028882.62</text:p>
          </table:table-cell>
          <table:table-cell office:value-type="float" office:value="1456028882.62022" calcext:value-type="float">
            <text:p>1456028882.62022</text:p>
          </table:table-cell>
          <table:table-cell office:value-type="float" office:value="5496" calcext:value-type="float">
            <text:p>5496</text:p>
          </table:table-cell>
          <table:table-cell table:formula="of:=[.B278]-[.B$2]" office:value-type="float" office:value="27.5944323539734" calcext:value-type="float">
            <text:p>27.594432354</text:p>
          </table:table-cell>
          <table:table-cell table:formula="of:=[.D278]/([.E278]-[.E277])" office:value-type="float" office:value="53425.4232753466" calcext:value-type="float">
            <text:p>53425.4232753466</text:p>
          </table:table-cell>
          <table:table-cell table:formula="of:=[.E278]-[.E277]" office:value-type="float" office:value="0.102872371673584" calcext:value-type="float">
            <text:p>0.10287237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028882.72103" calcext:value-type="float">
            <text:p>1456028882.72103</text:p>
          </table:table-cell>
          <table:table-cell office:value-type="float" office:value="1456028882.72142" calcext:value-type="float">
            <text:p>1456028882.72142</text:p>
          </table:table-cell>
          <table:table-cell office:value-type="float" office:value="5624" calcext:value-type="float">
            <text:p>5624</text:p>
          </table:table-cell>
          <table:table-cell table:formula="of:=[.B279]-[.B$2]" office:value-type="float" office:value="27.6954627037048" calcext:value-type="float">
            <text:p>27.6954627037</text:p>
          </table:table-cell>
          <table:table-cell table:formula="of:=[.D279]/([.E279]-[.E278])" office:value-type="float" office:value="55666.4409749099" calcext:value-type="float">
            <text:p>55666.4409749099</text:p>
          </table:table-cell>
          <table:table-cell table:formula="of:=[.E279]-[.E278]" office:value-type="float" office:value="0.101030349731445" calcext:value-type="float">
            <text:p>0.101030349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028882.81752" calcext:value-type="float">
            <text:p>1456028882.81752</text:p>
          </table:table-cell>
          <table:table-cell office:value-type="float" office:value="1456028882.81774" calcext:value-type="float">
            <text:p>1456028882.81774</text:p>
          </table:table-cell>
          <table:table-cell office:value-type="float" office:value="5736" calcext:value-type="float">
            <text:p>5736</text:p>
          </table:table-cell>
          <table:table-cell table:formula="of:=[.B280]-[.B$2]" office:value-type="float" office:value="27.7919533252716" calcext:value-type="float">
            <text:p>27.7919533253</text:p>
          </table:table-cell>
          <table:table-cell table:formula="of:=[.D280]/([.E280]-[.E279])" office:value-type="float" office:value="59446.1918356556" calcext:value-type="float">
            <text:p>59446.1918356556</text:p>
          </table:table-cell>
          <table:table-cell table:formula="of:=[.E280]-[.E279]" office:value-type="float" office:value="0.0964906215667725" calcext:value-type="float">
            <text:p>0.096490621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028882.92039" calcext:value-type="float">
            <text:p>1456028882.92039</text:p>
          </table:table-cell>
          <table:table-cell office:value-type="float" office:value="1456028882.92061" calcext:value-type="float">
            <text:p>1456028882.92061</text:p>
          </table:table-cell>
          <table:table-cell office:value-type="float" office:value="5864" calcext:value-type="float">
            <text:p>5864</text:p>
          </table:table-cell>
          <table:table-cell table:formula="of:=[.B281]-[.B$2]" office:value-type="float" office:value="27.8948230743408" calcext:value-type="float">
            <text:p>27.8948230743</text:p>
          </table:table-cell>
          <table:table-cell table:formula="of:=[.D281]/([.E281]-[.E280])" office:value-type="float" office:value="57004.1246630681" calcext:value-type="float">
            <text:p>57004.1246630681</text:p>
          </table:table-cell>
          <table:table-cell table:formula="of:=[.E281]-[.E280]" office:value-type="float" office:value="0.102869749069214" calcext:value-type="float">
            <text:p>0.10286974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028883.01687" calcext:value-type="float">
            <text:p>1456028883.01687</text:p>
          </table:table-cell>
          <table:table-cell office:value-type="float" office:value="1456028883.01708" calcext:value-type="float">
            <text:p>1456028883.01708</text:p>
          </table:table-cell>
          <table:table-cell office:value-type="float" office:value="5984" calcext:value-type="float">
            <text:p>5984</text:p>
          </table:table-cell>
          <table:table-cell table:formula="of:=[.B282]-[.B$2]" office:value-type="float" office:value="27.9913024902344" calcext:value-type="float">
            <text:p>27.9913024902</text:p>
          </table:table-cell>
          <table:table-cell table:formula="of:=[.D282]/([.E282]-[.E281])" office:value-type="float" office:value="62023.5927485519" calcext:value-type="float">
            <text:p>62023.5927485519</text:p>
          </table:table-cell>
          <table:table-cell table:formula="of:=[.E282]-[.E281]" office:value-type="float" office:value="0.0964794158935547" calcext:value-type="float">
            <text:p>0.09647941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028883.1233" calcext:value-type="float">
            <text:p>1456028883.1233</text:p>
          </table:table-cell>
          <table:table-cell office:value-type="float" office:value="1456028883.12368" calcext:value-type="float">
            <text:p>1456028883.12368</text:p>
          </table:table-cell>
          <table:table-cell office:value-type="float" office:value="6120" calcext:value-type="float">
            <text:p>6120</text:p>
          </table:table-cell>
          <table:table-cell table:formula="of:=[.B283]-[.B$2]" office:value-type="float" office:value="28.097731590271" calcext:value-type="float">
            <text:p>28.0977315903</text:p>
          </table:table-cell>
          <table:table-cell table:formula="of:=[.D283]/([.E283]-[.E282])" office:value-type="float" office:value="57503.0700991944" calcext:value-type="float">
            <text:p>57503.0700991944</text:p>
          </table:table-cell>
          <table:table-cell table:formula="of:=[.E283]-[.E282]" office:value-type="float" office:value="0.106429100036621" calcext:value-type="float">
            <text:p>0.106429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028883.22023" calcext:value-type="float">
            <text:p>1456028883.22023</text:p>
          </table:table-cell>
          <table:table-cell office:value-type="float" office:value="1456028883.22043" calcext:value-type="float">
            <text:p>1456028883.22043</text:p>
          </table:table-cell>
          <table:table-cell office:value-type="float" office:value="6240" calcext:value-type="float">
            <text:p>6240</text:p>
          </table:table-cell>
          <table:table-cell table:formula="of:=[.B284]-[.B$2]" office:value-type="float" office:value="28.1946573257446" calcext:value-type="float">
            <text:p>28.1946573257</text:p>
          </table:table-cell>
          <table:table-cell table:formula="of:=[.D284]/([.E284]-[.E283])" office:value-type="float" office:value="64379.1864927091" calcext:value-type="float">
            <text:p>64379.1864927091</text:p>
          </table:table-cell>
          <table:table-cell table:formula="of:=[.E284]-[.E283]" office:value-type="float" office:value="0.0969257354736328" calcext:value-type="float">
            <text:p>0.096925735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028883.31699" calcext:value-type="float">
            <text:p>1456028883.31699</text:p>
          </table:table-cell>
          <table:table-cell office:value-type="float" office:value="1456028883.31723" calcext:value-type="float">
            <text:p>1456028883.31723</text:p>
          </table:table-cell>
          <table:table-cell office:value-type="float" office:value="6360" calcext:value-type="float">
            <text:p>6360</text:p>
          </table:table-cell>
          <table:table-cell table:formula="of:=[.B285]-[.B$2]" office:value-type="float" office:value="28.2914154529571" calcext:value-type="float">
            <text:p>28.291415453</text:p>
          </table:table-cell>
          <table:table-cell table:formula="of:=[.D285]/([.E285]-[.E284])" office:value-type="float" office:value="65730.9125674847" calcext:value-type="float">
            <text:p>65730.9125674847</text:p>
          </table:table-cell>
          <table:table-cell table:formula="of:=[.E285]-[.E284]" office:value-type="float" office:value="0.0967581272125244" calcext:value-type="float">
            <text:p>0.096758127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028883.41671" calcext:value-type="float">
            <text:p>1456028883.41671</text:p>
          </table:table-cell>
          <table:table-cell office:value-type="float" office:value="1456028883.41692" calcext:value-type="float">
            <text:p>1456028883.41692</text:p>
          </table:table-cell>
          <table:table-cell office:value-type="float" office:value="6488" calcext:value-type="float">
            <text:p>6488</text:p>
          </table:table-cell>
          <table:table-cell table:formula="of:=[.B286]-[.B$2]" office:value-type="float" office:value="28.3911361694336" calcext:value-type="float">
            <text:p>28.3911361694</text:p>
          </table:table-cell>
          <table:table-cell table:formula="of:=[.D286]/([.E286]-[.E285])" office:value-type="float" office:value="65061.7066267552" calcext:value-type="float">
            <text:p>65061.7066267552</text:p>
          </table:table-cell>
          <table:table-cell table:formula="of:=[.E286]-[.E285]" office:value-type="float" office:value="0.0997207164764404" calcext:value-type="float">
            <text:p>0.099720716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028883.52042" calcext:value-type="float">
            <text:p>1456028883.52042</text:p>
          </table:table-cell>
          <table:table-cell office:value-type="float" office:value="1456028883.52064" calcext:value-type="float">
            <text:p>1456028883.52064</text:p>
          </table:table-cell>
          <table:table-cell office:value-type="float" office:value="6608" calcext:value-type="float">
            <text:p>6608</text:p>
          </table:table-cell>
          <table:table-cell table:formula="of:=[.B287]-[.B$2]" office:value-type="float" office:value="28.4948499202728" calcext:value-type="float">
            <text:p>28.4948499203</text:p>
          </table:table-cell>
          <table:table-cell table:formula="of:=[.D287]/([.E287]-[.E286])" office:value-type="float" office:value="63713.8272073783" calcext:value-type="float">
            <text:p>63713.8272073783</text:p>
          </table:table-cell>
          <table:table-cell table:formula="of:=[.E287]-[.E286]" office:value-type="float" office:value="0.103713750839233" calcext:value-type="float">
            <text:p>0.103713750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028883.61673" calcext:value-type="float">
            <text:p>1456028883.61673</text:p>
          </table:table-cell>
          <table:table-cell office:value-type="float" office:value="1456028883.61695" calcext:value-type="float">
            <text:p>1456028883.61695</text:p>
          </table:table-cell>
          <table:table-cell office:value-type="float" office:value="6728" calcext:value-type="float">
            <text:p>6728</text:p>
          </table:table-cell>
          <table:table-cell table:formula="of:=[.B288]-[.B$2]" office:value-type="float" office:value="28.5911617279053" calcext:value-type="float">
            <text:p>28.5911617279</text:p>
          </table:table-cell>
          <table:table-cell table:formula="of:=[.D288]/([.E288]-[.E287])" office:value-type="float" office:value="69856.4398840482" calcext:value-type="float">
            <text:p>69856.4398840482</text:p>
          </table:table-cell>
          <table:table-cell table:formula="of:=[.E288]-[.E287]" office:value-type="float" office:value="0.0963118076324463" calcext:value-type="float">
            <text:p>0.096311807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028883.71684" calcext:value-type="float">
            <text:p>1456028883.71684</text:p>
          </table:table-cell>
          <table:table-cell office:value-type="float" office:value="1456028883.71706" calcext:value-type="float">
            <text:p>1456028883.71706</text:p>
          </table:table-cell>
          <table:table-cell office:value-type="float" office:value="6840" calcext:value-type="float">
            <text:p>6840</text:p>
          </table:table-cell>
          <table:table-cell table:formula="of:=[.B289]-[.B$2]" office:value-type="float" office:value="28.6912684440613" calcext:value-type="float">
            <text:p>28.6912684441</text:p>
          </table:table-cell>
          <table:table-cell table:formula="of:=[.D289]/([.E289]-[.E288])" office:value-type="float" office:value="68327.0839624843" calcext:value-type="float">
            <text:p>68327.0839624843</text:p>
          </table:table-cell>
          <table:table-cell table:formula="of:=[.E289]-[.E288]" office:value-type="float" office:value="0.100106716156006" calcext:value-type="float">
            <text:p>0.100106716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028883.82066" calcext:value-type="float">
            <text:p>1456028883.82066</text:p>
          </table:table-cell>
          <table:table-cell office:value-type="float" office:value="1456028883.82088" calcext:value-type="float">
            <text:p>1456028883.82088</text:p>
          </table:table-cell>
          <table:table-cell office:value-type="float" office:value="6960" calcext:value-type="float">
            <text:p>6960</text:p>
          </table:table-cell>
          <table:table-cell table:formula="of:=[.B290]-[.B$2]" office:value-type="float" office:value="28.7950897216797" calcext:value-type="float">
            <text:p>28.7950897217</text:p>
          </table:table-cell>
          <table:table-cell table:formula="of:=[.D290]/([.E290]-[.E289])" office:value-type="float" office:value="67038.2811660367" calcext:value-type="float">
            <text:p>67038.2811660367</text:p>
          </table:table-cell>
          <table:table-cell table:formula="of:=[.E290]-[.E289]" office:value-type="float" office:value="0.103821277618408" calcext:value-type="float">
            <text:p>0.103821277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028883.91703" calcext:value-type="float">
            <text:p>1456028883.91703</text:p>
          </table:table-cell>
          <table:table-cell office:value-type="float" office:value="1456028883.91726" calcext:value-type="float">
            <text:p>1456028883.91726</text:p>
          </table:table-cell>
          <table:table-cell office:value-type="float" office:value="7064" calcext:value-type="float">
            <text:p>7064</text:p>
          </table:table-cell>
          <table:table-cell table:formula="of:=[.B291]-[.B$2]" office:value-type="float" office:value="28.8914616107941" calcext:value-type="float">
            <text:p>28.8914616108</text:p>
          </table:table-cell>
          <table:table-cell table:formula="of:=[.D291]/([.E291]-[.E290])" office:value-type="float" office:value="73299.3828897141" calcext:value-type="float">
            <text:p>73299.3828897141</text:p>
          </table:table-cell>
          <table:table-cell table:formula="of:=[.E291]-[.E290]" office:value-type="float" office:value="0.0963718891143799" calcext:value-type="float">
            <text:p>0.096371889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028884.02075" calcext:value-type="float">
            <text:p>1456028884.02075</text:p>
          </table:table-cell>
          <table:table-cell office:value-type="float" office:value="1456028884.02096" calcext:value-type="float">
            <text:p>1456028884.02096</text:p>
          </table:table-cell>
          <table:table-cell office:value-type="float" office:value="7168" calcext:value-type="float">
            <text:p>7168</text:p>
          </table:table-cell>
          <table:table-cell table:formula="of:=[.B292]-[.B$2]" office:value-type="float" office:value="28.9951791763306" calcext:value-type="float">
            <text:p>28.9951791763</text:p>
          </table:table-cell>
          <table:table-cell table:formula="of:=[.D292]/([.E292]-[.E291])" office:value-type="float" office:value="69110.762125221" calcext:value-type="float">
            <text:p>69110.762125221</text:p>
          </table:table-cell>
          <table:table-cell table:formula="of:=[.E292]-[.E291]" office:value-type="float" office:value="0.103717565536499" calcext:value-type="float">
            <text:p>0.103717565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028884.12012" calcext:value-type="float">
            <text:p>1456028884.12012</text:p>
          </table:table-cell>
          <table:table-cell office:value-type="float" office:value="1456028884.12033" calcext:value-type="float">
            <text:p>1456028884.12033</text:p>
          </table:table-cell>
          <table:table-cell office:value-type="float" office:value="7272" calcext:value-type="float">
            <text:p>7272</text:p>
          </table:table-cell>
          <table:table-cell table:formula="of:=[.B293]-[.B$2]" office:value-type="float" office:value="29.0945475101471" calcext:value-type="float">
            <text:p>29.0945475101</text:p>
          </table:table-cell>
          <table:table-cell table:formula="of:=[.D293]/([.E293]-[.E292])" office:value-type="float" office:value="73182.2676369604" calcext:value-type="float">
            <text:p>73182.2676369604</text:p>
          </table:table-cell>
          <table:table-cell table:formula="of:=[.E293]-[.E292]" office:value-type="float" office:value="0.0993683338165283" calcext:value-type="float">
            <text:p>0.099368333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028884.22106" calcext:value-type="float">
            <text:p>1456028884.22106</text:p>
          </table:table-cell>
          <table:table-cell office:value-type="float" office:value="1456028884.22127" calcext:value-type="float">
            <text:p>1456028884.22127</text:p>
          </table:table-cell>
          <table:table-cell office:value-type="float" office:value="7360" calcext:value-type="float">
            <text:p>7360</text:p>
          </table:table-cell>
          <table:table-cell table:formula="of:=[.B294]-[.B$2]" office:value-type="float" office:value="29.1954910755157" calcext:value-type="float">
            <text:p>29.1954910755</text:p>
          </table:table-cell>
          <table:table-cell table:formula="of:=[.D294]/([.E294]-[.E293])" office:value-type="float" office:value="72912.0273602464" calcext:value-type="float">
            <text:p>72912.0273602464</text:p>
          </table:table-cell>
          <table:table-cell table:formula="of:=[.E294]-[.E293]" office:value-type="float" office:value="0.100943565368652" calcext:value-type="float">
            <text:p>0.100943565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028884.31769" calcext:value-type="float">
            <text:p>1456028884.31769</text:p>
          </table:table-cell>
          <table:table-cell office:value-type="float" office:value="1456028884.31794" calcext:value-type="float">
            <text:p>1456028884.31794</text:p>
          </table:table-cell>
          <table:table-cell office:value-type="float" office:value="7448" calcext:value-type="float">
            <text:p>7448</text:p>
          </table:table-cell>
          <table:table-cell table:formula="of:=[.B295]-[.B$2]" office:value-type="float" office:value="29.2921187877655" calcext:value-type="float">
            <text:p>29.2921187878</text:p>
          </table:table-cell>
          <table:table-cell table:formula="of:=[.D295]/([.E295]-[.E294])" office:value-type="float" office:value="77079.3370410031" calcext:value-type="float">
            <text:p>77079.3370410031</text:p>
          </table:table-cell>
          <table:table-cell table:formula="of:=[.E295]-[.E294]" office:value-type="float" office:value="0.0966277122497559" calcext:value-type="float">
            <text:p>0.096627712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028884.42042" calcext:value-type="float">
            <text:p>1456028884.42042</text:p>
          </table:table-cell>
          <table:table-cell office:value-type="float" office:value="1456028884.42063" calcext:value-type="float">
            <text:p>1456028884.42063</text:p>
          </table:table-cell>
          <table:table-cell office:value-type="float" office:value="7528" calcext:value-type="float">
            <text:p>7528</text:p>
          </table:table-cell>
          <table:table-cell table:formula="of:=[.B296]-[.B$2]" office:value-type="float" office:value="29.3948514461517" calcext:value-type="float">
            <text:p>29.3948514462</text:p>
          </table:table-cell>
          <table:table-cell table:formula="of:=[.D296]/([.E296]-[.E295])" office:value-type="float" office:value="73277.5742227751" calcext:value-type="float">
            <text:p>73277.5742227751</text:p>
          </table:table-cell>
          <table:table-cell table:formula="of:=[.E296]-[.E295]" office:value-type="float" office:value="0.10273265838623" calcext:value-type="float">
            <text:p>0.102732658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028884.51688" calcext:value-type="float">
            <text:p>1456028884.51688</text:p>
          </table:table-cell>
          <table:table-cell office:value-type="float" office:value="1456028884.5171" calcext:value-type="float">
            <text:p>1456028884.5171</text:p>
          </table:table-cell>
          <table:table-cell office:value-type="float" office:value="7592" calcext:value-type="float">
            <text:p>7592</text:p>
          </table:table-cell>
          <table:table-cell table:formula="of:=[.B297]-[.B$2]" office:value-type="float" office:value="29.4913101196289" calcext:value-type="float">
            <text:p>29.4913101196</text:p>
          </table:table-cell>
          <table:table-cell table:formula="of:=[.D297]/([.E297]-[.E296])" office:value-type="float" office:value="78707.2818474604" calcext:value-type="float">
            <text:p>78707.2818474604</text:p>
          </table:table-cell>
          <table:table-cell table:formula="of:=[.E297]-[.E296]" office:value-type="float" office:value="0.0964586734771729" calcext:value-type="float">
            <text:p>0.096458673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028884.61723" calcext:value-type="float">
            <text:p>1456028884.61723</text:p>
          </table:table-cell>
          <table:table-cell office:value-type="float" office:value="1456028884.61744" calcext:value-type="float">
            <text:p>1456028884.61744</text:p>
          </table:table-cell>
          <table:table-cell office:value-type="float" office:value="7664" calcext:value-type="float">
            <text:p>7664</text:p>
          </table:table-cell>
          <table:table-cell table:formula="of:=[.B298]-[.B$2]" office:value-type="float" office:value="29.5916543006897" calcext:value-type="float">
            <text:p>29.5916543007</text:p>
          </table:table-cell>
          <table:table-cell table:formula="of:=[.D298]/([.E298]-[.E297])" office:value-type="float" office:value="76377.124403028" calcext:value-type="float">
            <text:p>76377.124403028</text:p>
          </table:table-cell>
          <table:table-cell table:formula="of:=[.E298]-[.E297]" office:value-type="float" office:value="0.100344181060791" calcext:value-type="float">
            <text:p>0.100344181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028884.72233" calcext:value-type="float">
            <text:p>1456028884.72233</text:p>
          </table:table-cell>
          <table:table-cell office:value-type="float" office:value="1456028884.72254" calcext:value-type="float">
            <text:p>1456028884.72254</text:p>
          </table:table-cell>
          <table:table-cell office:value-type="float" office:value="7720" calcext:value-type="float">
            <text:p>7720</text:p>
          </table:table-cell>
          <table:table-cell table:formula="of:=[.B299]-[.B$2]" office:value-type="float" office:value="29.6967599391937" calcext:value-type="float">
            <text:p>29.6967599392</text:p>
          </table:table-cell>
          <table:table-cell table:formula="of:=[.D299]/([.E299]-[.E298])" office:value-type="float" office:value="73449.9129626059" calcext:value-type="float">
            <text:p>73449.9129626059</text:p>
          </table:table-cell>
          <table:table-cell table:formula="of:=[.E299]-[.E298]" office:value-type="float" office:value="0.105105638504028" calcext:value-type="float">
            <text:p>0.105105638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028884.84061" calcext:value-type="float">
            <text:p>1456028884.84061</text:p>
          </table:table-cell>
          <table:table-cell office:value-type="float" office:value="1456028884.84083" calcext:value-type="float">
            <text:p>1456028884.84083</text:p>
          </table:table-cell>
          <table:table-cell office:value-type="float" office:value="7768" calcext:value-type="float">
            <text:p>7768</text:p>
          </table:table-cell>
          <table:table-cell table:formula="of:=[.B300]-[.B$2]" office:value-type="float" office:value="29.8150413036346" calcext:value-type="float">
            <text:p>29.8150413036</text:p>
          </table:table-cell>
          <table:table-cell table:formula="of:=[.D300]/([.E300]-[.E299])" office:value-type="float" office:value="65673.9126803035" calcext:value-type="float">
            <text:p>65673.9126803035</text:p>
          </table:table-cell>
          <table:table-cell table:formula="of:=[.E300]-[.E299]" office:value-type="float" office:value="0.118281364440918" calcext:value-type="float">
            <text:p>0.118281364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028885.02067" calcext:value-type="float">
            <text:p>1456028885.02067</text:p>
          </table:table-cell>
          <table:table-cell office:value-type="float" office:value="1456028885.02089" calcext:value-type="float">
            <text:p>1456028885.02089</text:p>
          </table:table-cell>
          <table:table-cell office:value-type="float" office:value="7848" calcext:value-type="float">
            <text:p>7848</text:p>
          </table:table-cell>
          <table:table-cell table:formula="of:=[.B301]-[.B$2]" office:value-type="float" office:value="29.995094537735" calcext:value-type="float">
            <text:p>29.9950945377</text:p>
          </table:table-cell>
          <table:table-cell table:formula="of:=[.D301]/([.E301]-[.E300])" office:value-type="float" office:value="43587.1093302684" calcext:value-type="float">
            <text:p>43587.1093302684</text:p>
          </table:table-cell>
          <table:table-cell table:formula="of:=[.E301]-[.E300]" office:value-type="float" office:value="0.180053234100342" calcext:value-type="float">
            <text:p>0.18005323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028885.1025" calcext:value-type="float">
            <text:p>1456028885.1025</text:p>
          </table:table-cell>
          <table:table-cell office:value-type="float" office:value="1456028885.10271" calcext:value-type="float">
            <text:p>1456028885.10271</text:p>
          </table:table-cell>
          <table:table-cell office:value-type="float" office:value="7864" calcext:value-type="float">
            <text:p>7864</text:p>
          </table:table-cell>
          <table:table-cell table:formula="of:=[.B302]-[.B$2]" office:value-type="float" office:value="30.0769319534302" calcext:value-type="float">
            <text:p>30.0769319534</text:p>
          </table:table-cell>
          <table:table-cell table:formula="of:=[.D302]/([.E302]-[.E301])" office:value-type="float" office:value="96092.9659520293" calcext:value-type="float">
            <text:p>96092.9659520293</text:p>
          </table:table-cell>
          <table:table-cell table:formula="of:=[.E302]-[.E301]" office:value-type="float" office:value="0.0818374156951904" calcext:value-type="float">
            <text:p>0.081837415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028885.22093" calcext:value-type="float">
            <text:p>1456028885.22093</text:p>
          </table:table-cell>
          <table:table-cell office:value-type="float" office:value="1456028885.22115" calcext:value-type="float">
            <text:p>1456028885.22115</text:p>
          </table:table-cell>
          <table:table-cell office:value-type="float" office:value="7888" calcext:value-type="float">
            <text:p>7888</text:p>
          </table:table-cell>
          <table:table-cell table:formula="of:=[.B303]-[.B$2]" office:value-type="float" office:value="30.1953573226929" calcext:value-type="float">
            <text:p>30.1953573227</text:p>
          </table:table-cell>
          <table:table-cell table:formula="of:=[.D303]/([.E303]-[.E302])" office:value-type="float" office:value="66607.349836525" calcext:value-type="float">
            <text:p>66607.349836525</text:p>
          </table:table-cell>
          <table:table-cell table:formula="of:=[.E303]-[.E302]" office:value-type="float" office:value="0.118425369262695" calcext:value-type="float">
            <text:p>0.118425369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028885.37801" calcext:value-type="float">
            <text:p>1456028885.37801</text:p>
          </table:table-cell>
          <table:table-cell office:value-type="float" office:value="1456028885.37822" calcext:value-type="float">
            <text:p>1456028885.37822</text:p>
          </table:table-cell>
          <table:table-cell office:value-type="float" office:value="7888" calcext:value-type="float">
            <text:p>7888</text:p>
          </table:table-cell>
          <table:table-cell table:formula="of:=[.B304]-[.B$2]" office:value-type="float" office:value="30.3524355888367" calcext:value-type="float">
            <text:p>30.3524355888</text:p>
          </table:table-cell>
          <table:table-cell table:formula="of:=[.D304]/([.E304]-[.E303])" office:value-type="float" office:value="50217.0045140354" calcext:value-type="float">
            <text:p>50217.0045140354</text:p>
          </table:table-cell>
          <table:table-cell table:formula="of:=[.E304]-[.E303]" office:value-type="float" office:value="0.157078266143799" calcext:value-type="float">
            <text:p>0.157078266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028885.50302" calcext:value-type="float">
            <text:p>1456028885.50302</text:p>
          </table:table-cell>
          <table:table-cell office:value-type="float" office:value="1456028885.50324" calcext:value-type="float">
            <text:p>1456028885.50324</text:p>
          </table:table-cell>
          <table:table-cell office:value-type="float" office:value="7880" calcext:value-type="float">
            <text:p>7880</text:p>
          </table:table-cell>
          <table:table-cell table:formula="of:=[.B305]-[.B$2]" office:value-type="float" office:value="30.4774537086487" calcext:value-type="float">
            <text:p>30.4774537086</text:p>
          </table:table-cell>
          <table:table-cell table:formula="of:=[.D305]/([.E305]-[.E304])" office:value-type="float" office:value="63030.8631408716" calcext:value-type="float">
            <text:p>63030.8631408716</text:p>
          </table:table-cell>
          <table:table-cell table:formula="of:=[.E305]-[.E304]" office:value-type="float" office:value="0.125018119812012" calcext:value-type="float">
            <text:p>0.125018119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028885.6214" calcext:value-type="float">
            <text:p>1456028885.6214</text:p>
          </table:table-cell>
          <table:table-cell office:value-type="float" office:value="1456028885.62162" calcext:value-type="float">
            <text:p>1456028885.62162</text:p>
          </table:table-cell>
          <table:table-cell office:value-type="float" office:value="7856" calcext:value-type="float">
            <text:p>7856</text:p>
          </table:table-cell>
          <table:table-cell table:formula="of:=[.B306]-[.B$2]" office:value-type="float" office:value="30.5958242416382" calcext:value-type="float">
            <text:p>30.5958242416</text:p>
          </table:table-cell>
          <table:table-cell table:formula="of:=[.D306]/([.E306]-[.E305])" office:value-type="float" office:value="66367.8687726846" calcext:value-type="float">
            <text:p>66367.8687726846</text:p>
          </table:table-cell>
          <table:table-cell table:formula="of:=[.E306]-[.E305]" office:value-type="float" office:value="0.118370532989502" calcext:value-type="float">
            <text:p>0.11837053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028885.72006" calcext:value-type="float">
            <text:p>1456028885.72006</text:p>
          </table:table-cell>
          <table:table-cell office:value-type="float" office:value="1456028885.72027" calcext:value-type="float">
            <text:p>1456028885.72027</text:p>
          </table:table-cell>
          <table:table-cell office:value-type="float" office:value="7840" calcext:value-type="float">
            <text:p>7840</text:p>
          </table:table-cell>
          <table:table-cell table:formula="of:=[.B307]-[.B$2]" office:value-type="float" office:value="30.6944878101349" calcext:value-type="float">
            <text:p>30.6944878101</text:p>
          </table:table-cell>
          <table:table-cell table:formula="of:=[.D307]/([.E307]-[.E306])" office:value-type="float" office:value="79461.9545943334" calcext:value-type="float">
            <text:p>79461.9545943334</text:p>
          </table:table-cell>
          <table:table-cell table:formula="of:=[.E307]-[.E306]" office:value-type="float" office:value="0.0986635684967041" calcext:value-type="float">
            <text:p>0.098663568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028885.84751" calcext:value-type="float">
            <text:p>1456028885.84751</text:p>
          </table:table-cell>
          <table:table-cell office:value-type="float" office:value="1456028885.84776" calcext:value-type="float">
            <text:p>1456028885.84776</text:p>
          </table:table-cell>
          <table:table-cell office:value-type="float" office:value="7792" calcext:value-type="float">
            <text:p>7792</text:p>
          </table:table-cell>
          <table:table-cell table:formula="of:=[.B308]-[.B$2]" office:value-type="float" office:value="30.821938753128" calcext:value-type="float">
            <text:p>30.8219387531</text:p>
          </table:table-cell>
          <table:table-cell table:formula="of:=[.D308]/([.E308]-[.E307])" office:value-type="float" office:value="61137.2487092381" calcext:value-type="float">
            <text:p>61137.2487092381</text:p>
          </table:table-cell>
          <table:table-cell table:formula="of:=[.E308]-[.E307]" office:value-type="float" office:value="0.127450942993164" calcext:value-type="float">
            <text:p>0.12745094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028886.00375" calcext:value-type="float">
            <text:p>1456028886.00375</text:p>
          </table:table-cell>
          <table:table-cell office:value-type="float" office:value="1456028886.00397" calcext:value-type="float">
            <text:p>1456028886.00397</text:p>
          </table:table-cell>
          <table:table-cell office:value-type="float" office:value="7704" calcext:value-type="float">
            <text:p>7704</text:p>
          </table:table-cell>
          <table:table-cell table:formula="of:=[.B309]-[.B$2]" office:value-type="float" office:value="30.9781837463379" calcext:value-type="float">
            <text:p>30.9781837463</text:p>
          </table:table-cell>
          <table:table-cell table:formula="of:=[.D309]/([.E309]-[.E308])" office:value-type="float" office:value="49307.1799725028" calcext:value-type="float">
            <text:p>49307.1799725028</text:p>
          </table:table-cell>
          <table:table-cell table:formula="of:=[.E309]-[.E308]" office:value-type="float" office:value="0.156244993209839" calcext:value-type="float">
            <text:p>0.156244993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028886.10322" calcext:value-type="float">
            <text:p>1456028886.10322</text:p>
          </table:table-cell>
          <table:table-cell office:value-type="float" office:value="1456028886.10343" calcext:value-type="float">
            <text:p>1456028886.10343</text:p>
          </table:table-cell>
          <table:table-cell office:value-type="float" office:value="7648" calcext:value-type="float">
            <text:p>7648</text:p>
          </table:table-cell>
          <table:table-cell table:formula="of:=[.B310]-[.B$2]" office:value-type="float" office:value="31.0776455402374" calcext:value-type="float">
            <text:p>31.0776455402</text:p>
          </table:table-cell>
          <table:table-cell table:formula="of:=[.D310]/([.E310]-[.E309])" office:value-type="float" office:value="76893.8473774669" calcext:value-type="float">
            <text:p>76893.8473774669</text:p>
          </table:table-cell>
          <table:table-cell table:formula="of:=[.E310]-[.E309]" office:value-type="float" office:value="0.0994617938995361" calcext:value-type="float">
            <text:p>0.099461793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028886.30676" calcext:value-type="float">
            <text:p>1456028886.30676</text:p>
          </table:table-cell>
          <table:table-cell office:value-type="float" office:value="1456028886.30699" calcext:value-type="float">
            <text:p>1456028886.30699</text:p>
          </table:table-cell>
          <table:table-cell office:value-type="float" office:value="7584" calcext:value-type="float">
            <text:p>7584</text:p>
          </table:table-cell>
          <table:table-cell table:formula="of:=[.B311]-[.B$2]" office:value-type="float" office:value="31.2811939716339" calcext:value-type="float">
            <text:p>31.2811939716</text:p>
          </table:table-cell>
          <table:table-cell table:formula="of:=[.D311]/([.E311]-[.E310])" office:value-type="float" office:value="37258.9459322701" calcext:value-type="float">
            <text:p>37258.9459322701</text:p>
          </table:table-cell>
          <table:table-cell table:formula="of:=[.E311]-[.E310]" office:value-type="float" office:value="0.203548431396484" calcext:value-type="float">
            <text:p>0.203548431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028886.43129" calcext:value-type="float">
            <text:p>1456028886.43129</text:p>
          </table:table-cell>
          <table:table-cell office:value-type="float" office:value="1456028886.43151" calcext:value-type="float">
            <text:p>1456028886.43151</text:p>
          </table:table-cell>
          <table:table-cell office:value-type="float" office:value="7496" calcext:value-type="float">
            <text:p>7496</text:p>
          </table:table-cell>
          <table:table-cell table:formula="of:=[.B312]-[.B$2]" office:value-type="float" office:value="31.4057171344757" calcext:value-type="float">
            <text:p>31.4057171345</text:p>
          </table:table-cell>
          <table:table-cell table:formula="of:=[.D312]/([.E312]-[.E311])" office:value-type="float" office:value="60197.6357565175" calcext:value-type="float">
            <text:p>60197.6357565175</text:p>
          </table:table-cell>
          <table:table-cell table:formula="of:=[.E312]-[.E311]" office:value-type="float" office:value="0.124523162841797" calcext:value-type="float">
            <text:p>0.124523162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028886.4714" calcext:value-type="float">
            <text:p>1456028886.4714</text:p>
          </table:table-cell>
          <table:table-cell office:value-type="float" office:value="1456028886.47162" calcext:value-type="float">
            <text:p>1456028886.47162</text:p>
          </table:table-cell>
          <table:table-cell office:value-type="float" office:value="7392" calcext:value-type="float">
            <text:p>7392</text:p>
          </table:table-cell>
          <table:table-cell table:formula="of:=[.B313]-[.B$2]" office:value-type="float" office:value="31.4458312988281" calcext:value-type="float">
            <text:p>31.4458312988</text:p>
          </table:table-cell>
          <table:table-cell table:formula="of:=[.D313]/([.E313]-[.E312])" office:value-type="float" office:value="184274.06177675" calcext:value-type="float">
            <text:p>184274.06177675</text:p>
          </table:table-cell>
          <table:table-cell table:formula="of:=[.E313]-[.E312]" office:value-type="float" office:value="0.040114164352417" calcext:value-type="float">
            <text:p>0.040114164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028886.60325" calcext:value-type="float">
            <text:p>1456028886.60325</text:p>
          </table:table-cell>
          <table:table-cell office:value-type="float" office:value="1456028886.60347" calcext:value-type="float">
            <text:p>1456028886.60347</text:p>
          </table:table-cell>
          <table:table-cell office:value-type="float" office:value="7248" calcext:value-type="float">
            <text:p>7248</text:p>
          </table:table-cell>
          <table:table-cell table:formula="of:=[.B314]-[.B$2]" office:value-type="float" office:value="31.5776801109314" calcext:value-type="float">
            <text:p>31.5776801109</text:p>
          </table:table-cell>
          <table:table-cell table:formula="of:=[.D314]/([.E314]-[.E313])" office:value-type="float" office:value="54972.0538575877" calcext:value-type="float">
            <text:p>54972.0538575877</text:p>
          </table:table-cell>
          <table:table-cell table:formula="of:=[.E314]-[.E313]" office:value-type="float" office:value="0.131848812103271" calcext:value-type="float">
            <text:p>0.131848812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028886.7116" calcext:value-type="float">
            <text:p>1456028886.7116</text:p>
          </table:table-cell>
          <table:table-cell office:value-type="float" office:value="1456028886.71182" calcext:value-type="float">
            <text:p>1456028886.71182</text:p>
          </table:table-cell>
          <table:table-cell office:value-type="float" office:value="7144" calcext:value-type="float">
            <text:p>7144</text:p>
          </table:table-cell>
          <table:table-cell table:formula="of:=[.B315]-[.B$2]" office:value-type="float" office:value="31.6860337257385" calcext:value-type="float">
            <text:p>31.6860337257</text:p>
          </table:table-cell>
          <table:table-cell table:formula="of:=[.D315]/([.E315]-[.E314])" office:value-type="float" office:value="65932.2719663431" calcext:value-type="float">
            <text:p>65932.2719663431</text:p>
          </table:table-cell>
          <table:table-cell table:formula="of:=[.E315]-[.E314]" office:value-type="float" office:value="0.108353614807129" calcext:value-type="float">
            <text:p>0.108353614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028886.82917" calcext:value-type="float">
            <text:p>1456028886.82917</text:p>
          </table:table-cell>
          <table:table-cell office:value-type="float" office:value="1456028886.82938" calcext:value-type="float">
            <text:p>1456028886.82938</text:p>
          </table:table-cell>
          <table:table-cell office:value-type="float" office:value="7024" calcext:value-type="float">
            <text:p>7024</text:p>
          </table:table-cell>
          <table:table-cell table:formula="of:=[.B316]-[.B$2]" office:value-type="float" office:value="31.8035976886749" calcext:value-type="float">
            <text:p>31.8035976887</text:p>
          </table:table-cell>
          <table:table-cell table:formula="of:=[.D316]/([.E316]-[.E315])" office:value-type="float" office:value="59746.1996394233" calcext:value-type="float">
            <text:p>59746.1996394233</text:p>
          </table:table-cell>
          <table:table-cell table:formula="of:=[.E316]-[.E315]" office:value-type="float" office:value="0.117563962936401" calcext:value-type="float">
            <text:p>0.117563962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028887.00382" calcext:value-type="float">
            <text:p>1456028887.00382</text:p>
          </table:table-cell>
          <table:table-cell office:value-type="float" office:value="1456028887.00404" calcext:value-type="float">
            <text:p>1456028887.00404</text:p>
          </table:table-cell>
          <table:table-cell office:value-type="float" office:value="6824" calcext:value-type="float">
            <text:p>6824</text:p>
          </table:table-cell>
          <table:table-cell table:formula="of:=[.B317]-[.B$2]" office:value-type="float" office:value="31.9782516956329" calcext:value-type="float">
            <text:p>31.9782516956</text:p>
          </table:table-cell>
          <table:table-cell table:formula="of:=[.D317]/([.E317]-[.E316])" office:value-type="float" office:value="39071.5341654927" calcext:value-type="float">
            <text:p>39071.5341654927</text:p>
          </table:table-cell>
          <table:table-cell table:formula="of:=[.E317]-[.E316]" office:value-type="float" office:value="0.174654006958008" calcext:value-type="float">
            <text:p>0.17465400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028887.10311" calcext:value-type="float">
            <text:p>1456028887.10311</text:p>
          </table:table-cell>
          <table:table-cell office:value-type="float" office:value="1456028887.10333" calcext:value-type="float">
            <text:p>1456028887.10333</text:p>
          </table:table-cell>
          <table:table-cell office:value-type="float" office:value="6704" calcext:value-type="float">
            <text:p>6704</text:p>
          </table:table-cell>
          <table:table-cell table:formula="of:=[.B318]-[.B$2]" office:value-type="float" office:value="32.0775408744812" calcext:value-type="float">
            <text:p>32.0775408745</text:p>
          </table:table-cell>
          <table:table-cell table:formula="of:=[.D318]/([.E318]-[.E317])" office:value-type="float" office:value="67519.9460582208" calcext:value-type="float">
            <text:p>67519.9460582208</text:p>
          </table:table-cell>
          <table:table-cell table:formula="of:=[.E318]-[.E317]" office:value-type="float" office:value="0.0992891788482666" calcext:value-type="float">
            <text:p>0.099289178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028887.21221" calcext:value-type="float">
            <text:p>1456028887.21221</text:p>
          </table:table-cell>
          <table:table-cell office:value-type="float" office:value="1456028887.21244" calcext:value-type="float">
            <text:p>1456028887.21244</text:p>
          </table:table-cell>
          <table:table-cell office:value-type="float" office:value="6576" calcext:value-type="float">
            <text:p>6576</text:p>
          </table:table-cell>
          <table:table-cell table:formula="of:=[.B319]-[.B$2]" office:value-type="float" office:value="32.1866409778595" calcext:value-type="float">
            <text:p>32.1866409779</text:p>
          </table:table-cell>
          <table:table-cell table:formula="of:=[.D319]/([.E319]-[.E318])" office:value-type="float" office:value="60274.919971416" calcext:value-type="float">
            <text:p>60274.919971416</text:p>
          </table:table-cell>
          <table:table-cell table:formula="of:=[.E319]-[.E318]" office:value-type="float" office:value="0.109100103378296" calcext:value-type="float">
            <text:p>0.109100103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028887.27866" calcext:value-type="float">
            <text:p>1456028887.27866</text:p>
          </table:table-cell>
          <table:table-cell office:value-type="float" office:value="1456028887.27887" calcext:value-type="float">
            <text:p>1456028887.27887</text:p>
          </table:table-cell>
          <table:table-cell office:value-type="float" office:value="6496" calcext:value-type="float">
            <text:p>6496</text:p>
          </table:table-cell>
          <table:table-cell table:formula="of:=[.B320]-[.B$2]" office:value-type="float" office:value="32.253086566925" calcext:value-type="float">
            <text:p>32.2530865669</text:p>
          </table:table-cell>
          <table:table-cell table:formula="of:=[.D320]/([.E320]-[.E319])" office:value-type="float" office:value="97764.2021292246" calcext:value-type="float">
            <text:p>97764.2021292246</text:p>
          </table:table-cell>
          <table:table-cell table:formula="of:=[.E320]-[.E319]" office:value-type="float" office:value="0.0664455890655518" calcext:value-type="float">
            <text:p>0.066445589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028887.4036" calcext:value-type="float">
            <text:p>1456028887.4036</text:p>
          </table:table-cell>
          <table:table-cell office:value-type="float" office:value="1456028887.40384" calcext:value-type="float">
            <text:p>1456028887.40384</text:p>
          </table:table-cell>
          <table:table-cell office:value-type="float" office:value="6336" calcext:value-type="float">
            <text:p>6336</text:p>
          </table:table-cell>
          <table:table-cell table:formula="of:=[.B321]-[.B$2]" office:value-type="float" office:value="32.3780307769775" calcext:value-type="float">
            <text:p>32.378030777</text:p>
          </table:table-cell>
          <table:table-cell table:formula="of:=[.D321]/([.E321]-[.E320])" office:value-type="float" office:value="50710.6331484923" calcext:value-type="float">
            <text:p>50710.6331484923</text:p>
          </table:table-cell>
          <table:table-cell table:formula="of:=[.E321]-[.E320]" office:value-type="float" office:value="0.12494421005249" calcext:value-type="float">
            <text:p>0.124944210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028887.50412" calcext:value-type="float">
            <text:p>1456028887.50412</text:p>
          </table:table-cell>
          <table:table-cell office:value-type="float" office:value="1456028887.50433" calcext:value-type="float">
            <text:p>1456028887.50433</text:p>
          </table:table-cell>
          <table:table-cell office:value-type="float" office:value="6216" calcext:value-type="float">
            <text:p>6216</text:p>
          </table:table-cell>
          <table:table-cell table:formula="of:=[.B322]-[.B$2]" office:value-type="float" office:value="32.4785449504852" calcext:value-type="float">
            <text:p>32.4785449505</text:p>
          </table:table-cell>
          <table:table-cell table:formula="of:=[.D322]/([.E322]-[.E321])" office:value-type="float" office:value="61842.0246924122" calcext:value-type="float">
            <text:p>61842.0246924122</text:p>
          </table:table-cell>
          <table:table-cell table:formula="of:=[.E322]-[.E321]" office:value-type="float" office:value="0.10051417350769" calcext:value-type="float">
            <text:p>0.100514173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028887.62064" calcext:value-type="float">
            <text:p>1456028887.62064</text:p>
          </table:table-cell>
          <table:table-cell office:value-type="float" office:value="1456028887.62085" calcext:value-type="float">
            <text:p>1456028887.62085</text:p>
          </table:table-cell>
          <table:table-cell office:value-type="float" office:value="6064" calcext:value-type="float">
            <text:p>6064</text:p>
          </table:table-cell>
          <table:table-cell table:formula="of:=[.B323]-[.B$2]" office:value-type="float" office:value="32.5950660705566" calcext:value-type="float">
            <text:p>32.5950660706</text:p>
          </table:table-cell>
          <table:table-cell table:formula="of:=[.D323]/([.E323]-[.E322])" office:value-type="float" office:value="52042.0675349123" calcext:value-type="float">
            <text:p>52042.0675349123</text:p>
          </table:table-cell>
          <table:table-cell table:formula="of:=[.E323]-[.E322]" office:value-type="float" office:value="0.116521120071411" calcext:value-type="float">
            <text:p>0.116521120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028887.72109" calcext:value-type="float">
            <text:p>1456028887.72109</text:p>
          </table:table-cell>
          <table:table-cell office:value-type="float" office:value="1456028887.72131" calcext:value-type="float">
            <text:p>1456028887.72131</text:p>
          </table:table-cell>
          <table:table-cell office:value-type="float" office:value="5944" calcext:value-type="float">
            <text:p>5944</text:p>
          </table:table-cell>
          <table:table-cell table:formula="of:=[.B324]-[.B$2]" office:value-type="float" office:value="32.6955208778381" calcext:value-type="float">
            <text:p>32.6955208778</text:p>
          </table:table-cell>
          <table:table-cell table:formula="of:=[.D324]/([.E324]-[.E323])" office:value-type="float" office:value="59170.8864996749" calcext:value-type="float">
            <text:p>59170.8864996749</text:p>
          </table:table-cell>
          <table:table-cell table:formula="of:=[.E324]-[.E323]" office:value-type="float" office:value="0.100454807281494" calcext:value-type="float">
            <text:p>0.100454807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028887.82102" calcext:value-type="float">
            <text:p>1456028887.82102</text:p>
          </table:table-cell>
          <table:table-cell office:value-type="float" office:value="1456028887.82124" calcext:value-type="float">
            <text:p>1456028887.82124</text:p>
          </table:table-cell>
          <table:table-cell office:value-type="float" office:value="5816" calcext:value-type="float">
            <text:p>5816</text:p>
          </table:table-cell>
          <table:table-cell table:formula="of:=[.B325]-[.B$2]" office:value-type="float" office:value="32.7954466342926" calcext:value-type="float">
            <text:p>32.7954466343</text:p>
          </table:table-cell>
          <table:table-cell table:formula="of:=[.D325]/([.E325]-[.E324])" office:value-type="float" office:value="58203.2121282977" calcext:value-type="float">
            <text:p>58203.2121282977</text:p>
          </table:table-cell>
          <table:table-cell table:formula="of:=[.E325]-[.E324]" office:value-type="float" office:value="0.0999257564544678" calcext:value-type="float">
            <text:p>0.099925756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028888.00341" calcext:value-type="float">
            <text:p>1456028888.00341</text:p>
          </table:table-cell>
          <table:table-cell office:value-type="float" office:value="1456028888.00362" calcext:value-type="float">
            <text:p>1456028888.00362</text:p>
          </table:table-cell>
          <table:table-cell office:value-type="float" office:value="5592" calcext:value-type="float">
            <text:p>5592</text:p>
          </table:table-cell>
          <table:table-cell table:formula="of:=[.B326]-[.B$2]" office:value-type="float" office:value="32.9778413772583" calcext:value-type="float">
            <text:p>32.9778413773</text:p>
          </table:table-cell>
          <table:table-cell table:formula="of:=[.D326]/([.E326]-[.E325])" office:value-type="float" office:value="30658.7783675961" calcext:value-type="float">
            <text:p>30658.7783675961</text:p>
          </table:table-cell>
          <table:table-cell table:formula="of:=[.E326]-[.E325]" office:value-type="float" office:value="0.182394742965698" calcext:value-type="float">
            <text:p>0.18239474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028888.1028" calcext:value-type="float">
            <text:p>1456028888.1028</text:p>
          </table:table-cell>
          <table:table-cell office:value-type="float" office:value="1456028888.10302" calcext:value-type="float">
            <text:p>1456028888.10302</text:p>
          </table:table-cell>
          <table:table-cell office:value-type="float" office:value="5472" calcext:value-type="float">
            <text:p>5472</text:p>
          </table:table-cell>
          <table:table-cell table:formula="of:=[.B327]-[.B$2]" office:value-type="float" office:value="33.077232837677" calcext:value-type="float">
            <text:p>33.0772328377</text:p>
          </table:table-cell>
          <table:table-cell table:formula="of:=[.D327]/([.E327]-[.E326])" office:value-type="float" office:value="55055.0316591425" calcext:value-type="float">
            <text:p>55055.0316591425</text:p>
          </table:table-cell>
          <table:table-cell table:formula="of:=[.E327]-[.E326]" office:value-type="float" office:value="0.0993914604187012" calcext:value-type="float">
            <text:p>0.099391460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028888.12059" calcext:value-type="float">
            <text:p>1456028888.12059</text:p>
          </table:table-cell>
          <table:table-cell office:value-type="float" office:value="1456028888.12079" calcext:value-type="float">
            <text:p>1456028888.12079</text:p>
          </table:table-cell>
          <table:table-cell office:value-type="float" office:value="5448" calcext:value-type="float">
            <text:p>5448</text:p>
          </table:table-cell>
          <table:table-cell table:formula="of:=[.B328]-[.B$2]" office:value-type="float" office:value="33.0950140953064" calcext:value-type="float">
            <text:p>33.0950140953</text:p>
          </table:table-cell>
          <table:table-cell table:formula="of:=[.D328]/([.E328]-[.E327])" office:value-type="float" office:value="306390.026709574" calcext:value-type="float">
            <text:p>306390.026709574</text:p>
          </table:table-cell>
          <table:table-cell table:formula="of:=[.E328]-[.E327]" office:value-type="float" office:value="0.0177812576293945" calcext:value-type="float">
            <text:p>0.017781257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028888.22422" calcext:value-type="float">
            <text:p>1456028888.22422</text:p>
          </table:table-cell>
          <table:table-cell office:value-type="float" office:value="1456028888.22443" calcext:value-type="float">
            <text:p>1456028888.22443</text:p>
          </table:table-cell>
          <table:table-cell office:value-type="float" office:value="5336" calcext:value-type="float">
            <text:p>5336</text:p>
          </table:table-cell>
          <table:table-cell table:formula="of:=[.B329]-[.B$2]" office:value-type="float" office:value="33.1986441612244" calcext:value-type="float">
            <text:p>33.1986441612</text:p>
          </table:table-cell>
          <table:table-cell table:formula="of:=[.D329]/([.E329]-[.E328])" office:value-type="float" office:value="51490.8482662151" calcext:value-type="float">
            <text:p>51490.8482662151</text:p>
          </table:table-cell>
          <table:table-cell table:formula="of:=[.E329]-[.E328]" office:value-type="float" office:value="0.103630065917969" calcext:value-type="float">
            <text:p>0.103630065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028888.32108" calcext:value-type="float">
            <text:p>1456028888.32108</text:p>
          </table:table-cell>
          <table:table-cell office:value-type="float" office:value="1456028888.32133" calcext:value-type="float">
            <text:p>1456028888.32133</text:p>
          </table:table-cell>
          <table:table-cell office:value-type="float" office:value="5224" calcext:value-type="float">
            <text:p>5224</text:p>
          </table:table-cell>
          <table:table-cell table:formula="of:=[.B330]-[.B$2]" office:value-type="float" office:value="33.2955057621002" calcext:value-type="float">
            <text:p>33.2955057621</text:p>
          </table:table-cell>
          <table:table-cell table:formula="of:=[.D330]/([.E330]-[.E329])" office:value-type="float" office:value="53932.6209020176" calcext:value-type="float">
            <text:p>53932.6209020176</text:p>
          </table:table-cell>
          <table:table-cell table:formula="of:=[.E330]-[.E329]" office:value-type="float" office:value="0.0968616008758545" calcext:value-type="float">
            <text:p>0.096861600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028888.41886" calcext:value-type="float">
            <text:p>1456028888.41886</text:p>
          </table:table-cell>
          <table:table-cell office:value-type="float" office:value="1456028888.41909" calcext:value-type="float">
            <text:p>1456028888.41909</text:p>
          </table:table-cell>
          <table:table-cell office:value-type="float" office:value="5120" calcext:value-type="float">
            <text:p>5120</text:p>
          </table:table-cell>
          <table:table-cell table:formula="of:=[.B331]-[.B$2]" office:value-type="float" office:value="33.3932852745056" calcext:value-type="float">
            <text:p>33.3932852745</text:p>
          </table:table-cell>
          <table:table-cell table:formula="of:=[.D331]/([.E331]-[.E330])" office:value-type="float" office:value="52362.707422516" calcext:value-type="float">
            <text:p>52362.707422516</text:p>
          </table:table-cell>
          <table:table-cell table:formula="of:=[.E331]-[.E330]" office:value-type="float" office:value="0.0977795124053955" calcext:value-type="float">
            <text:p>0.097779512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028888.50648" calcext:value-type="float">
            <text:p>1456028888.50648</text:p>
          </table:table-cell>
          <table:table-cell office:value-type="float" office:value="1456028888.5067" calcext:value-type="float">
            <text:p>1456028888.5067</text:p>
          </table:table-cell>
          <table:table-cell office:value-type="float" office:value="5032" calcext:value-type="float">
            <text:p>5032</text:p>
          </table:table-cell>
          <table:table-cell table:formula="of:=[.B332]-[.B$2]" office:value-type="float" office:value="33.4809091091156" calcext:value-type="float">
            <text:p>33.4809091091</text:p>
          </table:table-cell>
          <table:table-cell table:formula="of:=[.D332]/([.E332]-[.E331])" office:value-type="float" office:value="57427.2972918554" calcext:value-type="float">
            <text:p>57427.2972918554</text:p>
          </table:table-cell>
          <table:table-cell table:formula="of:=[.E332]-[.E331]" office:value-type="float" office:value="0.0876238346099854" calcext:value-type="float">
            <text:p>0.087623834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028888.60267" calcext:value-type="float">
            <text:p>1456028888.60267</text:p>
          </table:table-cell>
          <table:table-cell office:value-type="float" office:value="1456028888.60289" calcext:value-type="float">
            <text:p>1456028888.60289</text:p>
          </table:table-cell>
          <table:table-cell office:value-type="float" office:value="4936" calcext:value-type="float">
            <text:p>4936</text:p>
          </table:table-cell>
          <table:table-cell table:formula="of:=[.B333]-[.B$2]" office:value-type="float" office:value="33.5771007537842" calcext:value-type="float">
            <text:p>33.5771007538</text:p>
          </table:table-cell>
          <table:table-cell table:formula="of:=[.D333]/([.E333]-[.E332])" office:value-type="float" office:value="51314.2281432718" calcext:value-type="float">
            <text:p>51314.2281432718</text:p>
          </table:table-cell>
          <table:table-cell table:formula="of:=[.E333]-[.E332]" office:value-type="float" office:value="0.0961916446685791" calcext:value-type="float">
            <text:p>0.096191644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028888.70296" calcext:value-type="float">
            <text:p>1456028888.70296</text:p>
          </table:table-cell>
          <table:table-cell office:value-type="float" office:value="1456028888.70317" calcext:value-type="float">
            <text:p>1456028888.70317</text:p>
          </table:table-cell>
          <table:table-cell office:value-type="float" office:value="4840" calcext:value-type="float">
            <text:p>4840</text:p>
          </table:table-cell>
          <table:table-cell table:formula="of:=[.B334]-[.B$2]" office:value-type="float" office:value="33.677384853363" calcext:value-type="float">
            <text:p>33.6773848534</text:p>
          </table:table-cell>
          <table:table-cell table:formula="of:=[.D334]/([.E334]-[.E333])" office:value-type="float" office:value="48262.8853459876" calcext:value-type="float">
            <text:p>48262.8853459876</text:p>
          </table:table-cell>
          <table:table-cell table:formula="of:=[.E334]-[.E333]" office:value-type="float" office:value="0.100284099578857" calcext:value-type="float">
            <text:p>0.100284099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028888.80345" calcext:value-type="float">
            <text:p>1456028888.80345</text:p>
          </table:table-cell>
          <table:table-cell office:value-type="float" office:value="1456028888.80366" calcext:value-type="float">
            <text:p>1456028888.80366</text:p>
          </table:table-cell>
          <table:table-cell office:value-type="float" office:value="4752" calcext:value-type="float">
            <text:p>4752</text:p>
          </table:table-cell>
          <table:table-cell table:formula="of:=[.B335]-[.B$2]" office:value-type="float" office:value="33.7778785228729" calcext:value-type="float">
            <text:p>33.7778785229</text:p>
          </table:table-cell>
          <table:table-cell table:formula="of:=[.D335]/([.E335]-[.E334])" office:value-type="float" office:value="47286.560667709" calcext:value-type="float">
            <text:p>47286.560667709</text:p>
          </table:table-cell>
          <table:table-cell table:formula="of:=[.E335]-[.E334]" office:value-type="float" office:value="0.100493669509888" calcext:value-type="float">
            <text:p>0.100493669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028888.90295" calcext:value-type="float">
            <text:p>1456028888.90295</text:p>
          </table:table-cell>
          <table:table-cell office:value-type="float" office:value="1456028888.90317" calcext:value-type="float">
            <text:p>1456028888.90317</text:p>
          </table:table-cell>
          <table:table-cell office:value-type="float" office:value="4672" calcext:value-type="float">
            <text:p>4672</text:p>
          </table:table-cell>
          <table:table-cell table:formula="of:=[.B336]-[.B$2]" office:value-type="float" office:value="33.8773775100708" calcext:value-type="float">
            <text:p>33.8773775101</text:p>
          </table:table-cell>
          <table:table-cell table:formula="of:=[.D336]/([.E336]-[.E335])" office:value-type="float" office:value="46955.2518229023" calcext:value-type="float">
            <text:p>46955.2518229023</text:p>
          </table:table-cell>
          <table:table-cell table:formula="of:=[.E336]-[.E335]" office:value-type="float" office:value="0.099498987197876" calcext:value-type="float">
            <text:p>0.099498987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028889.00292" calcext:value-type="float">
            <text:p>1456028889.00292</text:p>
          </table:table-cell>
          <table:table-cell office:value-type="float" office:value="1456028889.00314" calcext:value-type="float">
            <text:p>1456028889.00314</text:p>
          </table:table-cell>
          <table:table-cell office:value-type="float" office:value="4600" calcext:value-type="float">
            <text:p>4600</text:p>
          </table:table-cell>
          <table:table-cell table:formula="of:=[.B337]-[.B$2]" office:value-type="float" office:value="33.9773485660553" calcext:value-type="float">
            <text:p>33.9773485661</text:p>
          </table:table-cell>
          <table:table-cell table:formula="of:=[.D337]/([.E337]-[.E336])" office:value-type="float" office:value="46013.3181019248" calcext:value-type="float">
            <text:p>46013.3181019248</text:p>
          </table:table-cell>
          <table:table-cell table:formula="of:=[.E337]-[.E336]" office:value-type="float" office:value="0.0999710559844971" calcext:value-type="float">
            <text:p>0.09997105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028889.03028" calcext:value-type="float">
            <text:p>1456028889.03028</text:p>
          </table:table-cell>
          <table:table-cell office:value-type="float" office:value="1456028889.03049" calcext:value-type="float">
            <text:p>1456028889.03049</text:p>
          </table:table-cell>
          <table:table-cell office:value-type="float" office:value="4576" calcext:value-type="float">
            <text:p>4576</text:p>
          </table:table-cell>
          <table:table-cell table:formula="of:=[.B338]-[.B$2]" office:value-type="float" office:value="34.0047097206116" calcext:value-type="float">
            <text:p>34.0047097206</text:p>
          </table:table-cell>
          <table:table-cell table:formula="of:=[.D338]/([.E338]-[.E337])" office:value-type="float" office:value="167244.404492816" calcext:value-type="float">
            <text:p>167244.404492816</text:p>
          </table:table-cell>
          <table:table-cell table:formula="of:=[.E338]-[.E337]" office:value-type="float" office:value="0.0273611545562744" calcext:value-type="float">
            <text:p>0.027361154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028889.12054" calcext:value-type="float">
            <text:p>1456028889.12054</text:p>
          </table:table-cell>
          <table:table-cell office:value-type="float" office:value="1456028889.12075" calcext:value-type="float">
            <text:p>1456028889.12075</text:p>
          </table:table-cell>
          <table:table-cell office:value-type="float" office:value="4520" calcext:value-type="float">
            <text:p>4520</text:p>
          </table:table-cell>
          <table:table-cell table:formula="of:=[.B339]-[.B$2]" office:value-type="float" office:value="34.0949656963348" calcext:value-type="float">
            <text:p>34.0949656963</text:p>
          </table:table-cell>
          <table:table-cell table:formula="of:=[.D339]/([.E339]-[.E338])" office:value-type="float" office:value="50079.7865601581" calcext:value-type="float">
            <text:p>50079.7865601581</text:p>
          </table:table-cell>
          <table:table-cell table:formula="of:=[.E339]-[.E338]" office:value-type="float" office:value="0.0902559757232666" calcext:value-type="float">
            <text:p>0.090255975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028889.20308" calcext:value-type="float">
            <text:p>1456028889.20308</text:p>
          </table:table-cell>
          <table:table-cell office:value-type="float" office:value="1456028889.2033" calcext:value-type="float">
            <text:p>1456028889.2033</text:p>
          </table:table-cell>
          <table:table-cell office:value-type="float" office:value="4472" calcext:value-type="float">
            <text:p>4472</text:p>
          </table:table-cell>
          <table:table-cell table:formula="of:=[.B340]-[.B$2]" office:value-type="float" office:value="34.1775133609772" calcext:value-type="float">
            <text:p>34.177513361</text:p>
          </table:table-cell>
          <table:table-cell table:formula="of:=[.D340]/([.E340]-[.E339])" office:value-type="float" office:value="54174.7609623661" calcext:value-type="float">
            <text:p>54174.7609623661</text:p>
          </table:table-cell>
          <table:table-cell table:formula="of:=[.E340]-[.E339]" office:value-type="float" office:value="0.082547664642334" calcext:value-type="float">
            <text:p>0.082547664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028889.30599" calcext:value-type="float">
            <text:p>1456028889.30599</text:p>
          </table:table-cell>
          <table:table-cell office:value-type="float" office:value="1456028889.30622" calcext:value-type="float">
            <text:p>1456028889.30622</text:p>
          </table:table-cell>
          <table:table-cell office:value-type="float" office:value="4424" calcext:value-type="float">
            <text:p>4424</text:p>
          </table:table-cell>
          <table:table-cell table:formula="of:=[.B341]-[.B$2]" office:value-type="float" office:value="34.2804236412048" calcext:value-type="float">
            <text:p>34.2804236412</text:p>
          </table:table-cell>
          <table:table-cell table:formula="of:=[.D341]/([.E341]-[.E340])" office:value-type="float" office:value="42988.9024712895" calcext:value-type="float">
            <text:p>42988.9024712895</text:p>
          </table:table-cell>
          <table:table-cell table:formula="of:=[.E341]-[.E340]" office:value-type="float" office:value="0.102910280227661" calcext:value-type="float">
            <text:p>0.102910280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028889.40229" calcext:value-type="float">
            <text:p>1456028889.40229</text:p>
          </table:table-cell>
          <table:table-cell office:value-type="float" office:value="1456028889.40251" calcext:value-type="float">
            <text:p>1456028889.40251</text:p>
          </table:table-cell>
          <table:table-cell office:value-type="float" office:value="4376" calcext:value-type="float">
            <text:p>4376</text:p>
          </table:table-cell>
          <table:table-cell table:formula="of:=[.B342]-[.B$2]" office:value-type="float" office:value="34.3767211437225" calcext:value-type="float">
            <text:p>34.3767211437</text:p>
          </table:table-cell>
          <table:table-cell table:formula="of:=[.D342]/([.E342]-[.E341])" office:value-type="float" office:value="45442.5077036204" calcext:value-type="float">
            <text:p>45442.5077036204</text:p>
          </table:table-cell>
          <table:table-cell table:formula="of:=[.E342]-[.E341]" office:value-type="float" office:value="0.0962975025177002" calcext:value-type="float">
            <text:p>0.096297502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028889.50273" calcext:value-type="float">
            <text:p>1456028889.50273</text:p>
          </table:table-cell>
          <table:table-cell office:value-type="float" office:value="1456028889.50295" calcext:value-type="float">
            <text:p>1456028889.50295</text:p>
          </table:table-cell>
          <table:table-cell office:value-type="float" office:value="4344" calcext:value-type="float">
            <text:p>4344</text:p>
          </table:table-cell>
          <table:table-cell table:formula="of:=[.B343]-[.B$2]" office:value-type="float" office:value="34.4771640300751" calcext:value-type="float">
            <text:p>34.4771640301</text:p>
          </table:table-cell>
          <table:table-cell table:formula="of:=[.D343]/([.E343]-[.E342])" office:value-type="float" office:value="43248.4584797098" calcext:value-type="float">
            <text:p>43248.4584797098</text:p>
          </table:table-cell>
          <table:table-cell table:formula="of:=[.E343]-[.E342]" office:value-type="float" office:value="0.100442886352539" calcext:value-type="float">
            <text:p>0.100442886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028889.51807" calcext:value-type="float">
            <text:p>1456028889.51807</text:p>
          </table:table-cell>
          <table:table-cell office:value-type="float" office:value="1456028889.51828" calcext:value-type="float">
            <text:p>1456028889.51828</text:p>
          </table:table-cell>
          <table:table-cell office:value-type="float" office:value="4344" calcext:value-type="float">
            <text:p>4344</text:p>
          </table:table-cell>
          <table:table-cell table:formula="of:=[.B344]-[.B$2]" office:value-type="float" office:value="34.4925012588501" calcext:value-type="float">
            <text:p>34.4925012589</text:p>
          </table:table-cell>
          <table:table-cell table:formula="of:=[.D344]/([.E344]-[.E343])" office:value-type="float" office:value="283232.392482395" calcext:value-type="float">
            <text:p>283232.392482395</text:p>
          </table:table-cell>
          <table:table-cell table:formula="of:=[.E344]-[.E343]" office:value-type="float" office:value="0.0153372287750244" calcext:value-type="float">
            <text:p>0.015337228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028889.603" calcext:value-type="float">
            <text:p>1456028889.603</text:p>
          </table:table-cell>
          <table:table-cell office:value-type="float" office:value="1456028889.60321" calcext:value-type="float">
            <text:p>1456028889.60321</text:p>
          </table:table-cell>
          <table:table-cell office:value-type="float" office:value="4320" calcext:value-type="float">
            <text:p>4320</text:p>
          </table:table-cell>
          <table:table-cell table:formula="of:=[.B345]-[.B$2]" office:value-type="float" office:value="34.5774250030518" calcext:value-type="float">
            <text:p>34.5774250031</text:p>
          </table:table-cell>
          <table:table-cell table:formula="of:=[.D345]/([.E345]-[.E344])" office:value-type="float" office:value="50869.165515615" calcext:value-type="float">
            <text:p>50869.165515615</text:p>
          </table:table-cell>
          <table:table-cell table:formula="of:=[.E345]-[.E344]" office:value-type="float" office:value="0.0849237442016602" calcext:value-type="float">
            <text:p>0.084923744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028889.70274" calcext:value-type="float">
            <text:p>1456028889.70274</text:p>
          </table:table-cell>
          <table:table-cell office:value-type="float" office:value="1456028889.70295" calcext:value-type="float">
            <text:p>1456028889.70295</text:p>
          </table:table-cell>
          <table:table-cell office:value-type="float" office:value="4304" calcext:value-type="float">
            <text:p>4304</text:p>
          </table:table-cell>
          <table:table-cell table:formula="of:=[.B346]-[.B$2]" office:value-type="float" office:value="34.6771667003632" calcext:value-type="float">
            <text:p>34.6771667004</text:p>
          </table:table-cell>
          <table:table-cell table:formula="of:=[.D346]/([.E346]-[.E345])" office:value-type="float" office:value="43151.4613849269" calcext:value-type="float">
            <text:p>43151.4613849269</text:p>
          </table:table-cell>
          <table:table-cell table:formula="of:=[.E346]-[.E345]" office:value-type="float" office:value="0.0997416973114014" calcext:value-type="float">
            <text:p>0.099741697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028889.80323" calcext:value-type="float">
            <text:p>1456028889.80323</text:p>
          </table:table-cell>
          <table:table-cell office:value-type="float" office:value="1456028889.80344" calcext:value-type="float">
            <text:p>1456028889.80344</text:p>
          </table:table-cell>
          <table:table-cell office:value-type="float" office:value="4296" calcext:value-type="float">
            <text:p>4296</text:p>
          </table:table-cell>
          <table:table-cell table:formula="of:=[.B347]-[.B$2]" office:value-type="float" office:value="34.7776610851288" calcext:value-type="float">
            <text:p>34.7776610851</text:p>
          </table:table-cell>
          <table:table-cell table:formula="of:=[.D347]/([.E347]-[.E346])" office:value-type="float" office:value="42748.6571515336" calcext:value-type="float">
            <text:p>42748.6571515336</text:p>
          </table:table-cell>
          <table:table-cell table:formula="of:=[.E347]-[.E346]" office:value-type="float" office:value="0.100494384765625" calcext:value-type="float">
            <text:p>0.100494384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028889.9029" calcext:value-type="float">
            <text:p>1456028889.9029</text:p>
          </table:table-cell>
          <table:table-cell office:value-type="float" office:value="1456028889.90311" calcext:value-type="float">
            <text:p>1456028889.90311</text:p>
          </table:table-cell>
          <table:table-cell office:value-type="float" office:value="4296" calcext:value-type="float">
            <text:p>4296</text:p>
          </table:table-cell>
          <table:table-cell table:formula="of:=[.B348]-[.B$2]" office:value-type="float" office:value="34.8773307800293" calcext:value-type="float">
            <text:p>34.87733078</text:p>
          </table:table-cell>
          <table:table-cell table:formula="of:=[.D348]/([.E348]-[.E347])" office:value-type="float" office:value="43102.3693238766" calcext:value-type="float">
            <text:p>43102.3693238766</text:p>
          </table:table-cell>
          <table:table-cell table:formula="of:=[.E348]-[.E347]" office:value-type="float" office:value="0.0996696949005127" calcext:value-type="float">
            <text:p>0.099669694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028889.91979" calcext:value-type="float">
            <text:p>1456028889.91979</text:p>
          </table:table-cell>
          <table:table-cell office:value-type="float" office:value="1456028889.92" calcext:value-type="float">
            <text:p>1456028889.92</text:p>
          </table:table-cell>
          <table:table-cell office:value-type="float" office:value="4296" calcext:value-type="float">
            <text:p>4296</text:p>
          </table:table-cell>
          <table:table-cell table:formula="of:=[.B349]-[.B$2]" office:value-type="float" office:value="34.8942184448242" calcext:value-type="float">
            <text:p>34.8942184448</text:p>
          </table:table-cell>
          <table:table-cell table:formula="of:=[.D349]/([.E349]-[.E348])" office:value-type="float" office:value="254386.858820872" calcext:value-type="float">
            <text:p>254386.858820872</text:p>
          </table:table-cell>
          <table:table-cell table:formula="of:=[.E349]-[.E348]" office:value-type="float" office:value="0.0168876647949219" calcext:value-type="float">
            <text:p>0.016887664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028890.02042" calcext:value-type="float">
            <text:p>1456028890.02042</text:p>
          </table:table-cell>
          <table:table-cell office:value-type="float" office:value="1456028890.02063" calcext:value-type="float">
            <text:p>1456028890.02063</text:p>
          </table:table-cell>
          <table:table-cell office:value-type="float" office:value="4304" calcext:value-type="float">
            <text:p>4304</text:p>
          </table:table-cell>
          <table:table-cell table:formula="of:=[.B350]-[.B$2]" office:value-type="float" office:value="34.9948441982269" calcext:value-type="float">
            <text:p>34.9948441982</text:p>
          </table:table-cell>
          <table:table-cell table:formula="of:=[.D350]/([.E350]-[.E349])" office:value-type="float" office:value="42772.3505609459" calcext:value-type="float">
            <text:p>42772.3505609459</text:p>
          </table:table-cell>
          <table:table-cell table:formula="of:=[.E350]-[.E349]" office:value-type="float" office:value="0.10062575340271" calcext:value-type="float">
            <text:p>0.100625753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028890.10236" calcext:value-type="float">
            <text:p>1456028890.10236</text:p>
          </table:table-cell>
          <table:table-cell office:value-type="float" office:value="1456028890.10259" calcext:value-type="float">
            <text:p>1456028890.10259</text:p>
          </table:table-cell>
          <table:table-cell office:value-type="float" office:value="4320" calcext:value-type="float">
            <text:p>4320</text:p>
          </table:table-cell>
          <table:table-cell table:formula="of:=[.B351]-[.B$2]" office:value-type="float" office:value="35.0767905712128" calcext:value-type="float">
            <text:p>35.0767905712</text:p>
          </table:table-cell>
          <table:table-cell table:formula="of:=[.D351]/([.E351]-[.E350])" office:value-type="float" office:value="52717.4033772854" calcext:value-type="float">
            <text:p>52717.4033772854</text:p>
          </table:table-cell>
          <table:table-cell table:formula="of:=[.E351]-[.E350]" office:value-type="float" office:value="0.0819463729858398" calcext:value-type="float">
            <text:p>0.08194637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028890.12679" calcext:value-type="float">
            <text:p>1456028890.12679</text:p>
          </table:table-cell>
          <table:table-cell office:value-type="float" office:value="1456028890.127" calcext:value-type="float">
            <text:p>1456028890.127</text:p>
          </table:table-cell>
          <table:table-cell office:value-type="float" office:value="4328" calcext:value-type="float">
            <text:p>4328</text:p>
          </table:table-cell>
          <table:table-cell table:formula="of:=[.B352]-[.B$2]" office:value-type="float" office:value="35.1012225151062" calcext:value-type="float">
            <text:p>35.1012225151</text:p>
          </table:table-cell>
          <table:table-cell table:formula="of:=[.D352]/([.E352]-[.E351])" office:value-type="float" office:value="177145.135028056" calcext:value-type="float">
            <text:p>177145.135028056</text:p>
          </table:table-cell>
          <table:table-cell table:formula="of:=[.E352]-[.E351]" office:value-type="float" office:value="0.0244319438934326" calcext:value-type="float">
            <text:p>0.024431943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028890.22016" calcext:value-type="float">
            <text:p>1456028890.22016</text:p>
          </table:table-cell>
          <table:table-cell office:value-type="float" office:value="1456028890.22037" calcext:value-type="float">
            <text:p>1456028890.22037</text:p>
          </table:table-cell>
          <table:table-cell office:value-type="float" office:value="4352" calcext:value-type="float">
            <text:p>4352</text:p>
          </table:table-cell>
          <table:table-cell table:formula="of:=[.B353]-[.B$2]" office:value-type="float" office:value="35.1945912837982" calcext:value-type="float">
            <text:p>35.1945912838</text:p>
          </table:table-cell>
          <table:table-cell table:formula="of:=[.D353]/([.E353]-[.E352])" office:value-type="float" office:value="46610.8749313743" calcext:value-type="float">
            <text:p>46610.8749313743</text:p>
          </table:table-cell>
          <table:table-cell table:formula="of:=[.E353]-[.E352]" office:value-type="float" office:value="0.0933687686920166" calcext:value-type="float">
            <text:p>0.093368768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028890.30242" calcext:value-type="float">
            <text:p>1456028890.30242</text:p>
          </table:table-cell>
          <table:table-cell office:value-type="float" office:value="1456028890.30263" calcext:value-type="float">
            <text:p>1456028890.30263</text:p>
          </table:table-cell>
          <table:table-cell office:value-type="float" office:value="4384" calcext:value-type="float">
            <text:p>4384</text:p>
          </table:table-cell>
          <table:table-cell table:formula="of:=[.B354]-[.B$2]" office:value-type="float" office:value="35.2768461704254" calcext:value-type="float">
            <text:p>35.2768461704</text:p>
          </table:table-cell>
          <table:table-cell table:formula="of:=[.D354]/([.E354]-[.E353])" office:value-type="float" office:value="53297.7453348097" calcext:value-type="float">
            <text:p>53297.7453348097</text:p>
          </table:table-cell>
          <table:table-cell table:formula="of:=[.E354]-[.E353]" office:value-type="float" office:value="0.0822548866271973" calcext:value-type="float">
            <text:p>0.082254886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028890.42094" calcext:value-type="float">
            <text:p>1456028890.42094</text:p>
          </table:table-cell>
          <table:table-cell office:value-type="float" office:value="1456028890.42116" calcext:value-type="float">
            <text:p>1456028890.42116</text:p>
          </table:table-cell>
          <table:table-cell office:value-type="float" office:value="4432" calcext:value-type="float">
            <text:p>4432</text:p>
          </table:table-cell>
          <table:table-cell table:formula="of:=[.B355]-[.B$2]" office:value-type="float" office:value="35.3953714370728" calcext:value-type="float">
            <text:p>35.3953714371</text:p>
          </table:table-cell>
          <table:table-cell table:formula="of:=[.D355]/([.E355]-[.E354])" office:value-type="float" office:value="37392.8709495083" calcext:value-type="float">
            <text:p>37392.8709495083</text:p>
          </table:table-cell>
          <table:table-cell table:formula="of:=[.E355]-[.E354]" office:value-type="float" office:value="0.118525266647339" calcext:value-type="float">
            <text:p>0.118525266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028890.5027" calcext:value-type="float">
            <text:p>1456028890.5027</text:p>
          </table:table-cell>
          <table:table-cell office:value-type="float" office:value="1456028890.50292" calcext:value-type="float">
            <text:p>1456028890.50292</text:p>
          </table:table-cell>
          <table:table-cell office:value-type="float" office:value="4472" calcext:value-type="float">
            <text:p>4472</text:p>
          </table:table-cell>
          <table:table-cell table:formula="of:=[.B356]-[.B$2]" office:value-type="float" office:value="35.4771313667297" calcext:value-type="float">
            <text:p>35.4771313667</text:p>
          </table:table-cell>
          <table:table-cell table:formula="of:=[.D356]/([.E356]-[.E355])" office:value-type="float" office:value="54696.7202486834" calcext:value-type="float">
            <text:p>54696.7202486834</text:p>
          </table:table-cell>
          <table:table-cell table:formula="of:=[.E356]-[.E355]" office:value-type="float" office:value="0.0817599296569824" calcext:value-type="float">
            <text:p>0.081759929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028890.52451" calcext:value-type="float">
            <text:p>1456028890.52451</text:p>
          </table:table-cell>
          <table:table-cell office:value-type="float" office:value="1456028890.52473" calcext:value-type="float">
            <text:p>1456028890.52473</text:p>
          </table:table-cell>
          <table:table-cell office:value-type="float" office:value="4480" calcext:value-type="float">
            <text:p>4480</text:p>
          </table:table-cell>
          <table:table-cell table:formula="of:=[.B357]-[.B$2]" office:value-type="float" office:value="35.4989411830902" calcext:value-type="float">
            <text:p>35.4989411831</text:p>
          </table:table-cell>
          <table:table-cell table:formula="of:=[.D357]/([.E357]-[.E356])" office:value-type="float" office:value="205412.091782634" calcext:value-type="float">
            <text:p>205412.091782634</text:p>
          </table:table-cell>
          <table:table-cell table:formula="of:=[.E357]-[.E356]" office:value-type="float" office:value="0.0218098163604736" calcext:value-type="float">
            <text:p>0.021809816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028890.62088" calcext:value-type="float">
            <text:p>1456028890.62088</text:p>
          </table:table-cell>
          <table:table-cell office:value-type="float" office:value="1456028890.6211" calcext:value-type="float">
            <text:p>1456028890.6211</text:p>
          </table:table-cell>
          <table:table-cell office:value-type="float" office:value="4544" calcext:value-type="float">
            <text:p>4544</text:p>
          </table:table-cell>
          <table:table-cell table:formula="of:=[.B358]-[.B$2]" office:value-type="float" office:value="35.5953104496002" calcext:value-type="float">
            <text:p>35.5953104496</text:p>
          </table:table-cell>
          <table:table-cell table:formula="of:=[.D358]/([.E358]-[.E357])" office:value-type="float" office:value="47151.9620783668" calcext:value-type="float">
            <text:p>47151.9620783668</text:p>
          </table:table-cell>
          <table:table-cell table:formula="of:=[.E358]-[.E357]" office:value-type="float" office:value="0.0963692665100098" calcext:value-type="float">
            <text:p>0.096369266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028890.71731" calcext:value-type="float">
            <text:p>1456028890.71731</text:p>
          </table:table-cell>
          <table:table-cell office:value-type="float" office:value="1456028890.71753" calcext:value-type="float">
            <text:p>1456028890.71753</text:p>
          </table:table-cell>
          <table:table-cell office:value-type="float" office:value="4608" calcext:value-type="float">
            <text:p>4608</text:p>
          </table:table-cell>
          <table:table-cell table:formula="of:=[.B359]-[.B$2]" office:value-type="float" office:value="35.6917412281036" calcext:value-type="float">
            <text:p>35.6917412281</text:p>
          </table:table-cell>
          <table:table-cell table:formula="of:=[.D359]/([.E359]-[.E358])" office:value-type="float" office:value="47785.5729417001" calcext:value-type="float">
            <text:p>47785.5729417001</text:p>
          </table:table-cell>
          <table:table-cell table:formula="of:=[.E359]-[.E358]" office:value-type="float" office:value="0.096430778503418" calcext:value-type="float">
            <text:p>0.096430778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028890.82063" calcext:value-type="float">
            <text:p>1456028890.82063</text:p>
          </table:table-cell>
          <table:table-cell office:value-type="float" office:value="1456028890.82084" calcext:value-type="float">
            <text:p>1456028890.82084</text:p>
          </table:table-cell>
          <table:table-cell office:value-type="float" office:value="4688" calcext:value-type="float">
            <text:p>4688</text:p>
          </table:table-cell>
          <table:table-cell table:formula="of:=[.B360]-[.B$2]" office:value-type="float" office:value="35.7950613498688" calcext:value-type="float">
            <text:p>35.7950613499</text:p>
          </table:table-cell>
          <table:table-cell table:formula="of:=[.D360]/([.E360]-[.E359])" office:value-type="float" office:value="45373.543119283" calcext:value-type="float">
            <text:p>45373.543119283</text:p>
          </table:table-cell>
          <table:table-cell table:formula="of:=[.E360]-[.E359]" office:value-type="float" office:value="0.103320121765137" calcext:value-type="float">
            <text:p>0.10332012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028890.91687" calcext:value-type="float">
            <text:p>1456028890.91687</text:p>
          </table:table-cell>
          <table:table-cell office:value-type="float" office:value="1456028890.9171" calcext:value-type="float">
            <text:p>1456028890.9171</text:p>
          </table:table-cell>
          <table:table-cell office:value-type="float" office:value="4768" calcext:value-type="float">
            <text:p>4768</text:p>
          </table:table-cell>
          <table:table-cell table:formula="of:=[.B361]-[.B$2]" office:value-type="float" office:value="35.8912982940674" calcext:value-type="float">
            <text:p>35.8912982941</text:p>
          </table:table-cell>
          <table:table-cell table:formula="of:=[.D361]/([.E361]-[.E360])" office:value-type="float" office:value="49544.3827700937" calcext:value-type="float">
            <text:p>49544.3827700937</text:p>
          </table:table-cell>
          <table:table-cell table:formula="of:=[.E361]-[.E360]" office:value-type="float" office:value="0.0962369441986084" calcext:value-type="float">
            <text:p>0.096236944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028891.02031" calcext:value-type="float">
            <text:p>1456028891.02031</text:p>
          </table:table-cell>
          <table:table-cell office:value-type="float" office:value="1456028891.02052" calcext:value-type="float">
            <text:p>1456028891.02052</text:p>
          </table:table-cell>
          <table:table-cell office:value-type="float" office:value="4856" calcext:value-type="float">
            <text:p>4856</text:p>
          </table:table-cell>
          <table:table-cell table:formula="of:=[.B362]-[.B$2]" office:value-type="float" office:value="35.9947347640991" calcext:value-type="float">
            <text:p>35.9947347641</text:p>
          </table:table-cell>
          <table:table-cell table:formula="of:=[.D362]/([.E362]-[.E361])" office:value-type="float" office:value="46946.6910317995" calcext:value-type="float">
            <text:p>46946.6910317995</text:p>
          </table:table-cell>
          <table:table-cell table:formula="of:=[.E362]-[.E361]" office:value-type="float" office:value="0.103436470031738" calcext:value-type="float">
            <text:p>0.1034364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028891.12086" calcext:value-type="float">
            <text:p>1456028891.12086</text:p>
          </table:table-cell>
          <table:table-cell office:value-type="float" office:value="1456028891.12107" calcext:value-type="float">
            <text:p>1456028891.12107</text:p>
          </table:table-cell>
          <table:table-cell office:value-type="float" office:value="4952" calcext:value-type="float">
            <text:p>4952</text:p>
          </table:table-cell>
          <table:table-cell table:formula="of:=[.B363]-[.B$2]" office:value-type="float" office:value="36.0952880382538" calcext:value-type="float">
            <text:p>36.0952880383</text:p>
          </table:table-cell>
          <table:table-cell table:formula="of:=[.D363]/([.E363]-[.E362])" office:value-type="float" office:value="49247.5261659131" calcext:value-type="float">
            <text:p>49247.5261659131</text:p>
          </table:table-cell>
          <table:table-cell table:formula="of:=[.E363]-[.E362]" office:value-type="float" office:value="0.100553274154663" calcext:value-type="float">
            <text:p>0.100553274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028891.21749" calcext:value-type="float">
            <text:p>1456028891.21749</text:p>
          </table:table-cell>
          <table:table-cell office:value-type="float" office:value="1456028891.2177" calcext:value-type="float">
            <text:p>1456028891.2177</text:p>
          </table:table-cell>
          <table:table-cell office:value-type="float" office:value="5048" calcext:value-type="float">
            <text:p>5048</text:p>
          </table:table-cell>
          <table:table-cell table:formula="of:=[.B364]-[.B$2]" office:value-type="float" office:value="36.1919159889221" calcext:value-type="float">
            <text:p>36.1919159889</text:p>
          </table:table-cell>
          <table:table-cell table:formula="of:=[.D364]/([.E364]-[.E363])" office:value-type="float" office:value="52241.6129606921" calcext:value-type="float">
            <text:p>52241.6129606921</text:p>
          </table:table-cell>
          <table:table-cell table:formula="of:=[.E364]-[.E363]" office:value-type="float" office:value="0.096627950668335" calcext:value-type="float">
            <text:p>0.096627950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028891.32076" calcext:value-type="float">
            <text:p>1456028891.32076</text:p>
          </table:table-cell>
          <table:table-cell office:value-type="float" office:value="1456028891.32097" calcext:value-type="float">
            <text:p>1456028891.32097</text:p>
          </table:table-cell>
          <table:table-cell office:value-type="float" office:value="5160" calcext:value-type="float">
            <text:p>5160</text:p>
          </table:table-cell>
          <table:table-cell table:formula="of:=[.B365]-[.B$2]" office:value-type="float" office:value="36.2951877117157" calcext:value-type="float">
            <text:p>36.2951877117</text:p>
          </table:table-cell>
          <table:table-cell table:formula="of:=[.D365]/([.E365]-[.E364])" office:value-type="float" office:value="49965.2747181712" calcext:value-type="float">
            <text:p>49965.2747181712</text:p>
          </table:table-cell>
          <table:table-cell table:formula="of:=[.E365]-[.E364]" office:value-type="float" office:value="0.103271722793579" calcext:value-type="float">
            <text:p>0.103271722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6028891.41725" calcext:value-type="float">
            <text:p>1456028891.41725</text:p>
          </table:table-cell>
          <table:table-cell office:value-type="float" office:value="1456028891.41746" calcext:value-type="float">
            <text:p>1456028891.41746</text:p>
          </table:table-cell>
          <table:table-cell office:value-type="float" office:value="5264" calcext:value-type="float">
            <text:p>5264</text:p>
          </table:table-cell>
          <table:table-cell table:formula="of:=[.B366]-[.B$2]" office:value-type="float" office:value="36.3916759490967" calcext:value-type="float">
            <text:p>36.3916759491</text:p>
          </table:table-cell>
          <table:table-cell table:formula="of:=[.D366]/([.E366]-[.E365])" office:value-type="float" office:value="54555.8727455578" calcext:value-type="float">
            <text:p>54555.8727455578</text:p>
          </table:table-cell>
          <table:table-cell table:formula="of:=[.E366]-[.E365]" office:value-type="float" office:value="0.0964882373809814" calcext:value-type="float">
            <text:p>0.096488237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6028891.52054" calcext:value-type="float">
            <text:p>1456028891.52054</text:p>
          </table:table-cell>
          <table:table-cell office:value-type="float" office:value="1456028891.52075" calcext:value-type="float">
            <text:p>1456028891.52075</text:p>
          </table:table-cell>
          <table:table-cell office:value-type="float" office:value="5384" calcext:value-type="float">
            <text:p>5384</text:p>
          </table:table-cell>
          <table:table-cell table:formula="of:=[.B367]-[.B$2]" office:value-type="float" office:value="36.4949696063995" calcext:value-type="float">
            <text:p>36.4949696064</text:p>
          </table:table-cell>
          <table:table-cell table:formula="of:=[.D367]/([.E367]-[.E366])" office:value-type="float" office:value="52123.2391279761" calcext:value-type="float">
            <text:p>52123.2391279761</text:p>
          </table:table-cell>
          <table:table-cell table:formula="of:=[.E367]-[.E366]" office:value-type="float" office:value="0.103293657302856" calcext:value-type="float">
            <text:p>0.103293657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6028891.61705" calcext:value-type="float">
            <text:p>1456028891.61705</text:p>
          </table:table-cell>
          <table:table-cell office:value-type="float" office:value="1456028891.61727" calcext:value-type="float">
            <text:p>1456028891.61727</text:p>
          </table:table-cell>
          <table:table-cell office:value-type="float" office:value="5496" calcext:value-type="float">
            <text:p>5496</text:p>
          </table:table-cell>
          <table:table-cell table:formula="of:=[.B368]-[.B$2]" office:value-type="float" office:value="36.5914835929871" calcext:value-type="float">
            <text:p>36.591483593</text:p>
          </table:table-cell>
          <table:table-cell table:formula="of:=[.D368]/([.E368]-[.E367])" office:value-type="float" office:value="56945.1143230511" calcext:value-type="float">
            <text:p>56945.1143230511</text:p>
          </table:table-cell>
          <table:table-cell table:formula="of:=[.E368]-[.E367]" office:value-type="float" office:value="0.0965139865875244" calcext:value-type="float">
            <text:p>0.09651398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6028891.71758" calcext:value-type="float">
            <text:p>1456028891.71758</text:p>
          </table:table-cell>
          <table:table-cell office:value-type="float" office:value="1456028891.7178" calcext:value-type="float">
            <text:p>1456028891.7178</text:p>
          </table:table-cell>
          <table:table-cell office:value-type="float" office:value="5616" calcext:value-type="float">
            <text:p>5616</text:p>
          </table:table-cell>
          <table:table-cell table:formula="of:=[.B369]-[.B$2]" office:value-type="float" office:value="36.6920101642609" calcext:value-type="float">
            <text:p>36.6920101643</text:p>
          </table:table-cell>
          <table:table-cell table:formula="of:=[.D369]/([.E369]-[.E368])" office:value-type="float" office:value="55865.8266052239" calcext:value-type="float">
            <text:p>55865.8266052239</text:p>
          </table:table-cell>
          <table:table-cell table:formula="of:=[.E369]-[.E368]" office:value-type="float" office:value="0.100526571273804" calcext:value-type="float">
            <text:p>0.100526571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6028891.82061" calcext:value-type="float">
            <text:p>1456028891.82061</text:p>
          </table:table-cell>
          <table:table-cell office:value-type="float" office:value="1456028891.82082" calcext:value-type="float">
            <text:p>1456028891.82082</text:p>
          </table:table-cell>
          <table:table-cell office:value-type="float" office:value="5744" calcext:value-type="float">
            <text:p>5744</text:p>
          </table:table-cell>
          <table:table-cell table:formula="of:=[.B370]-[.B$2]" office:value-type="float" office:value="36.7950429916382" calcext:value-type="float">
            <text:p>36.7950429916</text:p>
          </table:table-cell>
          <table:table-cell table:formula="of:=[.D370]/([.E370]-[.E369])" office:value-type="float" office:value="55749.2223227529" calcext:value-type="float">
            <text:p>55749.2223227529</text:p>
          </table:table-cell>
          <table:table-cell table:formula="of:=[.E370]-[.E369]" office:value-type="float" office:value="0.103032827377319" calcext:value-type="float">
            <text:p>0.103032827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6028891.91697" calcext:value-type="float">
            <text:p>1456028891.91697</text:p>
          </table:table-cell>
          <table:table-cell office:value-type="float" office:value="1456028891.9172" calcext:value-type="float">
            <text:p>1456028891.9172</text:p>
          </table:table-cell>
          <table:table-cell office:value-type="float" office:value="5864" calcext:value-type="float">
            <text:p>5864</text:p>
          </table:table-cell>
          <table:table-cell table:formula="of:=[.B371]-[.B$2]" office:value-type="float" office:value="36.8914029598236" calcext:value-type="float">
            <text:p>36.8914029598</text:p>
          </table:table-cell>
          <table:table-cell table:formula="of:=[.D371]/([.E371]-[.E370])" office:value-type="float" office:value="60855.1467007123" calcext:value-type="float">
            <text:p>60855.1467007123</text:p>
          </table:table-cell>
          <table:table-cell table:formula="of:=[.E371]-[.E370]" office:value-type="float" office:value="0.0963599681854248" calcext:value-type="float">
            <text:p>0.096359968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6028892.02009" calcext:value-type="float">
            <text:p>1456028892.02009</text:p>
          </table:table-cell>
          <table:table-cell office:value-type="float" office:value="1456028892.0203" calcext:value-type="float">
            <text:p>1456028892.0203</text:p>
          </table:table-cell>
          <table:table-cell office:value-type="float" office:value="5992" calcext:value-type="float">
            <text:p>5992</text:p>
          </table:table-cell>
          <table:table-cell table:formula="of:=[.B372]-[.B$2]" office:value-type="float" office:value="36.9945149421692" calcext:value-type="float">
            <text:p>36.9945149422</text:p>
          </table:table-cell>
          <table:table-cell table:formula="of:=[.D372]/([.E372]-[.E371])" office:value-type="float" office:value="58111.5779533531" calcext:value-type="float">
            <text:p>58111.5779533531</text:p>
          </table:table-cell>
          <table:table-cell table:formula="of:=[.E372]-[.E371]" office:value-type="float" office:value="0.103111982345581" calcext:value-type="float">
            <text:p>0.103111982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6028892.1212" calcext:value-type="float">
            <text:p>1456028892.1212</text:p>
          </table:table-cell>
          <table:table-cell office:value-type="float" office:value="1456028892.12141" calcext:value-type="float">
            <text:p>1456028892.12141</text:p>
          </table:table-cell>
          <table:table-cell office:value-type="float" office:value="6120" calcext:value-type="float">
            <text:p>6120</text:p>
          </table:table-cell>
          <table:table-cell table:formula="of:=[.B373]-[.B$2]" office:value-type="float" office:value="37.0956249237061" calcext:value-type="float">
            <text:p>37.0956249237</text:p>
          </table:table-cell>
          <table:table-cell table:formula="of:=[.D373]/([.E373]-[.E372])" office:value-type="float" office:value="60528.1487245512" calcext:value-type="float">
            <text:p>60528.1487245512</text:p>
          </table:table-cell>
          <table:table-cell table:formula="of:=[.E373]-[.E372]" office:value-type="float" office:value="0.101109981536865" calcext:value-type="float">
            <text:p>0.101109981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6028892.21771" calcext:value-type="float">
            <text:p>1456028892.21771</text:p>
          </table:table-cell>
          <table:table-cell office:value-type="float" office:value="1456028892.21792" calcext:value-type="float">
            <text:p>1456028892.21792</text:p>
          </table:table-cell>
          <table:table-cell office:value-type="float" office:value="6240" calcext:value-type="float">
            <text:p>6240</text:p>
          </table:table-cell>
          <table:table-cell table:formula="of:=[.B374]-[.B$2]" office:value-type="float" office:value="37.1921379566193" calcext:value-type="float">
            <text:p>37.1921379566</text:p>
          </table:table-cell>
          <table:table-cell table:formula="of:=[.D374]/([.E374]-[.E373])" office:value-type="float" office:value="64654.4804535517" calcext:value-type="float">
            <text:p>64654.4804535517</text:p>
          </table:table-cell>
          <table:table-cell table:formula="of:=[.E374]-[.E373]" office:value-type="float" office:value="0.096513032913208" calcext:value-type="float">
            <text:p>0.096513032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6028892.32057" calcext:value-type="float">
            <text:p>1456028892.32057</text:p>
          </table:table-cell>
          <table:table-cell office:value-type="float" office:value="1456028892.32077" calcext:value-type="float">
            <text:p>1456028892.32077</text:p>
          </table:table-cell>
          <table:table-cell office:value-type="float" office:value="6368" calcext:value-type="float">
            <text:p>6368</text:p>
          </table:table-cell>
          <table:table-cell table:formula="of:=[.B375]-[.B$2]" office:value-type="float" office:value="37.2949976921082" calcext:value-type="float">
            <text:p>37.2949976921</text:p>
          </table:table-cell>
          <table:table-cell table:formula="of:=[.D375]/([.E375]-[.E374])" office:value-type="float" office:value="61909.5506101872" calcext:value-type="float">
            <text:p>61909.5506101872</text:p>
          </table:table-cell>
          <table:table-cell table:formula="of:=[.E375]-[.E374]" office:value-type="float" office:value="0.102859735488892" calcext:value-type="float">
            <text:p>0.102859735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6028892.41703" calcext:value-type="float">
            <text:p>1456028892.41703</text:p>
          </table:table-cell>
          <table:table-cell office:value-type="float" office:value="1456028892.41724" calcext:value-type="float">
            <text:p>1456028892.41724</text:p>
          </table:table-cell>
          <table:table-cell office:value-type="float" office:value="6488" calcext:value-type="float">
            <text:p>6488</text:p>
          </table:table-cell>
          <table:table-cell table:formula="of:=[.B376]-[.B$2]" office:value-type="float" office:value="37.3914608955383" calcext:value-type="float">
            <text:p>37.3914608955</text:p>
          </table:table-cell>
          <table:table-cell table:formula="of:=[.D376]/([.E376]-[.E375])" office:value-type="float" office:value="67258.8071854393" calcext:value-type="float">
            <text:p>67258.8071854393</text:p>
          </table:table-cell>
          <table:table-cell table:formula="of:=[.E376]-[.E375]" office:value-type="float" office:value="0.0964632034301758" calcext:value-type="float">
            <text:p>0.096463203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6028892.52031" calcext:value-type="float">
            <text:p>1456028892.52031</text:p>
          </table:table-cell>
          <table:table-cell office:value-type="float" office:value="1456028892.52052" calcext:value-type="float">
            <text:p>1456028892.52052</text:p>
          </table:table-cell>
          <table:table-cell office:value-type="float" office:value="6608" calcext:value-type="float">
            <text:p>6608</text:p>
          </table:table-cell>
          <table:table-cell table:formula="of:=[.B377]-[.B$2]" office:value-type="float" office:value="37.4947392940521" calcext:value-type="float">
            <text:p>37.4947392941</text:p>
          </table:table-cell>
          <table:table-cell table:formula="of:=[.D377]/([.E377]-[.E376])" office:value-type="float" office:value="63982.4018874327" calcext:value-type="float">
            <text:p>63982.4018874327</text:p>
          </table:table-cell>
          <table:table-cell table:formula="of:=[.E377]-[.E376]" office:value-type="float" office:value="0.103278398513794" calcext:value-type="float">
            <text:p>0.103278398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6028892.61679" calcext:value-type="float">
            <text:p>1456028892.61679</text:p>
          </table:table-cell>
          <table:table-cell office:value-type="float" office:value="1456028892.61701" calcext:value-type="float">
            <text:p>1456028892.61701</text:p>
          </table:table-cell>
          <table:table-cell office:value-type="float" office:value="6728" calcext:value-type="float">
            <text:p>6728</text:p>
          </table:table-cell>
          <table:table-cell table:formula="of:=[.B378]-[.B$2]" office:value-type="float" office:value="37.5912215709686" calcext:value-type="float">
            <text:p>37.591221571</text:p>
          </table:table-cell>
          <table:table-cell table:formula="of:=[.D378]/([.E378]-[.E377])" office:value-type="float" office:value="69733.0143423381" calcext:value-type="float">
            <text:p>69733.0143423381</text:p>
          </table:table-cell>
          <table:table-cell table:formula="of:=[.E378]-[.E377]" office:value-type="float" office:value="0.0964822769165039" calcext:value-type="float">
            <text:p>0.096482276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6028892.71734" calcext:value-type="float">
            <text:p>1456028892.71734</text:p>
          </table:table-cell>
          <table:table-cell office:value-type="float" office:value="1456028892.71756" calcext:value-type="float">
            <text:p>1456028892.71756</text:p>
          </table:table-cell>
          <table:table-cell office:value-type="float" office:value="6840" calcext:value-type="float">
            <text:p>6840</text:p>
          </table:table-cell>
          <table:table-cell table:formula="of:=[.B379]-[.B$2]" office:value-type="float" office:value="37.6917703151703" calcext:value-type="float">
            <text:p>37.6917703152</text:p>
          </table:table-cell>
          <table:table-cell table:formula="of:=[.D379]/([.E379]-[.E378])" office:value-type="float" office:value="68026.7073876301" calcext:value-type="float">
            <text:p>68026.7073876301</text:p>
          </table:table-cell>
          <table:table-cell table:formula="of:=[.E379]-[.E378]" office:value-type="float" office:value="0.10054874420166" calcext:value-type="float">
            <text:p>0.100548744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6028892.81748" calcext:value-type="float">
            <text:p>1456028892.81748</text:p>
          </table:table-cell>
          <table:table-cell office:value-type="float" office:value="1456028892.8177" calcext:value-type="float">
            <text:p>1456028892.8177</text:p>
          </table:table-cell>
          <table:table-cell office:value-type="float" office:value="6960" calcext:value-type="float">
            <text:p>6960</text:p>
          </table:table-cell>
          <table:table-cell table:formula="of:=[.B380]-[.B$2]" office:value-type="float" office:value="37.7919127941132" calcext:value-type="float">
            <text:p>37.7919127941</text:p>
          </table:table-cell>
          <table:table-cell table:formula="of:=[.D380]/([.E380]-[.E379])" office:value-type="float" office:value="69500.9757444742" calcext:value-type="float">
            <text:p>69500.9757444742</text:p>
          </table:table-cell>
          <table:table-cell table:formula="of:=[.E380]-[.E379]" office:value-type="float" office:value="0.100142478942871" calcext:value-type="float">
            <text:p>0.100142478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6028892.9207" calcext:value-type="float">
            <text:p>1456028892.9207</text:p>
          </table:table-cell>
          <table:table-cell office:value-type="float" office:value="1456028892.92093" calcext:value-type="float">
            <text:p>1456028892.92093</text:p>
          </table:table-cell>
          <table:table-cell office:value-type="float" office:value="7064" calcext:value-type="float">
            <text:p>7064</text:p>
          </table:table-cell>
          <table:table-cell table:formula="of:=[.B381]-[.B$2]" office:value-type="float" office:value="37.8951296806335" calcext:value-type="float">
            <text:p>37.8951296806</text:p>
          </table:table-cell>
          <table:table-cell table:formula="of:=[.D381]/([.E381]-[.E380])" office:value-type="float" office:value="68438.413888844" calcext:value-type="float">
            <text:p>68438.413888844</text:p>
          </table:table-cell>
          <table:table-cell table:formula="of:=[.E381]-[.E380]" office:value-type="float" office:value="0.103216886520386" calcext:value-type="float">
            <text:p>0.103216886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6028893.01713" calcext:value-type="float">
            <text:p>1456028893.01713</text:p>
          </table:table-cell>
          <table:table-cell office:value-type="float" office:value="1456028893.01734" calcext:value-type="float">
            <text:p>1456028893.01734</text:p>
          </table:table-cell>
          <table:table-cell office:value-type="float" office:value="7168" calcext:value-type="float">
            <text:p>7168</text:p>
          </table:table-cell>
          <table:table-cell table:formula="of:=[.B382]-[.B$2]" office:value-type="float" office:value="37.9915547370911" calcext:value-type="float">
            <text:p>37.9915547371</text:p>
          </table:table-cell>
          <table:table-cell table:formula="of:=[.D382]/([.E382]-[.E381])" office:value-type="float" office:value="74337.5245329298" calcext:value-type="float">
            <text:p>74337.5245329298</text:p>
          </table:table-cell>
          <table:table-cell table:formula="of:=[.E382]-[.E381]" office:value-type="float" office:value="0.0964250564575195" calcext:value-type="float">
            <text:p>0.096425056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6028893.12025" calcext:value-type="float">
            <text:p>1456028893.12025</text:p>
          </table:table-cell>
          <table:table-cell office:value-type="float" office:value="1456028893.12046" calcext:value-type="float">
            <text:p>1456028893.12046</text:p>
          </table:table-cell>
          <table:table-cell office:value-type="float" office:value="7272" calcext:value-type="float">
            <text:p>7272</text:p>
          </table:table-cell>
          <table:table-cell table:formula="of:=[.B383]-[.B$2]" office:value-type="float" office:value="38.0946753025055" calcext:value-type="float">
            <text:p>38.0946753025</text:p>
          </table:table-cell>
          <table:table-cell table:formula="of:=[.D383]/([.E383]-[.E382])" office:value-type="float" office:value="70519.3961143903" calcext:value-type="float">
            <text:p>70519.3961143903</text:p>
          </table:table-cell>
          <table:table-cell table:formula="of:=[.E383]-[.E382]" office:value-type="float" office:value="0.103120565414429" calcext:value-type="float">
            <text:p>0.103120565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6028893.22087" calcext:value-type="float">
            <text:p>1456028893.22087</text:p>
          </table:table-cell>
          <table:table-cell office:value-type="float" office:value="1456028893.22108" calcext:value-type="float">
            <text:p>1456028893.22108</text:p>
          </table:table-cell>
          <table:table-cell office:value-type="float" office:value="7360" calcext:value-type="float">
            <text:p>7360</text:p>
          </table:table-cell>
          <table:table-cell table:formula="of:=[.B384]-[.B$2]" office:value-type="float" office:value="38.195300579071" calcext:value-type="float">
            <text:p>38.1953005791</text:p>
          </table:table-cell>
          <table:table-cell table:formula="of:=[.D384]/([.E384]-[.E383])" office:value-type="float" office:value="73142.6561119101" calcext:value-type="float">
            <text:p>73142.6561119101</text:p>
          </table:table-cell>
          <table:table-cell table:formula="of:=[.E384]-[.E383]" office:value-type="float" office:value="0.100625276565552" calcext:value-type="float">
            <text:p>0.100625276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6028893.32103" calcext:value-type="float">
            <text:p>1456028893.32103</text:p>
          </table:table-cell>
          <table:table-cell office:value-type="float" office:value="1456028893.32126" calcext:value-type="float">
            <text:p>1456028893.32126</text:p>
          </table:table-cell>
          <table:table-cell office:value-type="float" office:value="7448" calcext:value-type="float">
            <text:p>7448</text:p>
          </table:table-cell>
          <table:table-cell table:formula="of:=[.B385]-[.B$2]" office:value-type="float" office:value="38.2954587936401" calcext:value-type="float">
            <text:p>38.2954587936</text:p>
          </table:table-cell>
          <table:table-cell table:formula="of:=[.D385]/([.E385]-[.E384])" office:value-type="float" office:value="74362.3479316534" calcext:value-type="float">
            <text:p>74362.3479316534</text:p>
          </table:table-cell>
          <table:table-cell table:formula="of:=[.E385]-[.E384]" office:value-type="float" office:value="0.100158214569092" calcext:value-type="float">
            <text:p>0.100158214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6028893.42067" calcext:value-type="float">
            <text:p>1456028893.42067</text:p>
          </table:table-cell>
          <table:table-cell office:value-type="float" office:value="1456028893.42089" calcext:value-type="float">
            <text:p>1456028893.42089</text:p>
          </table:table-cell>
          <table:table-cell office:value-type="float" office:value="7528" calcext:value-type="float">
            <text:p>7528</text:p>
          </table:table-cell>
          <table:table-cell table:formula="of:=[.B386]-[.B$2]" office:value-type="float" office:value="38.3951032161713" calcext:value-type="float">
            <text:p>38.3951032162</text:p>
          </table:table-cell>
          <table:table-cell table:formula="of:=[.D386]/([.E386]-[.E385])" office:value-type="float" office:value="75548.6339202611" calcext:value-type="float">
            <text:p>75548.6339202611</text:p>
          </table:table-cell>
          <table:table-cell table:formula="of:=[.E386]-[.E385]" office:value-type="float" office:value="0.0996444225311279" calcext:value-type="float">
            <text:p>0.099644422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6028893.51716" calcext:value-type="float">
            <text:p>1456028893.51716</text:p>
          </table:table-cell>
          <table:table-cell office:value-type="float" office:value="1456028893.51738" calcext:value-type="float">
            <text:p>1456028893.51738</text:p>
          </table:table-cell>
          <table:table-cell office:value-type="float" office:value="7600" calcext:value-type="float">
            <text:p>7600</text:p>
          </table:table-cell>
          <table:table-cell table:formula="of:=[.B387]-[.B$2]" office:value-type="float" office:value="38.4915935993195" calcext:value-type="float">
            <text:p>38.4915935993</text:p>
          </table:table-cell>
          <table:table-cell table:formula="of:=[.D387]/([.E387]-[.E386])" office:value-type="float" office:value="78764.326060636" calcext:value-type="float">
            <text:p>78764.326060636</text:p>
          </table:table-cell>
          <table:table-cell table:formula="of:=[.E387]-[.E386]" office:value-type="float" office:value="0.0964903831481934" calcext:value-type="float">
            <text:p>0.096490383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6028893.62116" calcext:value-type="float">
            <text:p>1456028893.62116</text:p>
          </table:table-cell>
          <table:table-cell office:value-type="float" office:value="1456028893.62138" calcext:value-type="float">
            <text:p>1456028893.62138</text:p>
          </table:table-cell>
          <table:table-cell office:value-type="float" office:value="7664" calcext:value-type="float">
            <text:p>7664</text:p>
          </table:table-cell>
          <table:table-cell table:formula="of:=[.B388]-[.B$2]" office:value-type="float" office:value="38.5955939292908" calcext:value-type="float">
            <text:p>38.5955939293</text:p>
          </table:table-cell>
          <table:table-cell table:formula="of:=[.D388]/([.E388]-[.E387])" office:value-type="float" office:value="73692.0738820153" calcext:value-type="float">
            <text:p>73692.0738820153</text:p>
          </table:table-cell>
          <table:table-cell table:formula="of:=[.E388]-[.E387]" office:value-type="float" office:value="0.104000329971313" calcext:value-type="float">
            <text:p>0.1040003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6028893.72104" calcext:value-type="float">
            <text:p>1456028893.72104</text:p>
          </table:table-cell>
          <table:table-cell office:value-type="float" office:value="1456028893.72127" calcext:value-type="float">
            <text:p>1456028893.72127</text:p>
          </table:table-cell>
          <table:table-cell office:value-type="float" office:value="7720" calcext:value-type="float">
            <text:p>7720</text:p>
          </table:table-cell>
          <table:table-cell table:formula="of:=[.B389]-[.B$2]" office:value-type="float" office:value="38.6954710483551" calcext:value-type="float">
            <text:p>38.6954710484</text:p>
          </table:table-cell>
          <table:table-cell table:formula="of:=[.D389]/([.E389]-[.E388])" office:value-type="float" office:value="77294.9807956268" calcext:value-type="float">
            <text:p>77294.9807956268</text:p>
          </table:table-cell>
          <table:table-cell table:formula="of:=[.E389]-[.E388]" office:value-type="float" office:value="0.0998771190643311" calcext:value-type="float">
            <text:p>0.099877119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6028893.84501" calcext:value-type="float">
            <text:p>1456028893.84501</text:p>
          </table:table-cell>
          <table:table-cell office:value-type="float" office:value="1456028893.84522" calcext:value-type="float">
            <text:p>1456028893.84522</text:p>
          </table:table-cell>
          <table:table-cell office:value-type="float" office:value="7768" calcext:value-type="float">
            <text:p>7768</text:p>
          </table:table-cell>
          <table:table-cell table:formula="of:=[.B390]-[.B$2]" office:value-type="float" office:value="38.8194417953491" calcext:value-type="float">
            <text:p>38.8194417953</text:p>
          </table:table-cell>
          <table:table-cell table:formula="of:=[.D390]/([.E390]-[.E389])" office:value-type="float" office:value="62659.9434814634" calcext:value-type="float">
            <text:p>62659.9434814634</text:p>
          </table:table-cell>
          <table:table-cell table:formula="of:=[.E390]-[.E389]" office:value-type="float" office:value="0.123970746994019" calcext:value-type="float">
            <text:p>0.12397074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6028894.02096" calcext:value-type="float">
            <text:p>1456028894.02096</text:p>
          </table:table-cell>
          <table:table-cell office:value-type="float" office:value="1456028894.02119" calcext:value-type="float">
            <text:p>1456028894.02119</text:p>
          </table:table-cell>
          <table:table-cell office:value-type="float" office:value="7848" calcext:value-type="float">
            <text:p>7848</text:p>
          </table:table-cell>
          <table:table-cell table:formula="of:=[.B391]-[.B$2]" office:value-type="float" office:value="38.9953901767731" calcext:value-type="float">
            <text:p>38.9953901768</text:p>
          </table:table-cell>
          <table:table-cell table:formula="of:=[.D391]/([.E391]-[.E390])" office:value-type="float" office:value="44603.9908778139" calcext:value-type="float">
            <text:p>44603.9908778139</text:p>
          </table:table-cell>
          <table:table-cell table:formula="of:=[.E391]-[.E390]" office:value-type="float" office:value="0.17594838142395" calcext:value-type="float">
            <text:p>0.175948381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6028894.10318" calcext:value-type="float">
            <text:p>1456028894.10318</text:p>
          </table:table-cell>
          <table:table-cell office:value-type="float" office:value="1456028894.1034" calcext:value-type="float">
            <text:p>1456028894.1034</text:p>
          </table:table-cell>
          <table:table-cell office:value-type="float" office:value="7864" calcext:value-type="float">
            <text:p>7864</text:p>
          </table:table-cell>
          <table:table-cell table:formula="of:=[.B392]-[.B$2]" office:value-type="float" office:value="39.0776119232178" calcext:value-type="float">
            <text:p>39.0776119232</text:p>
          </table:table-cell>
          <table:table-cell table:formula="of:=[.D392]/([.E392]-[.E391])" office:value-type="float" office:value="95643.7966844805" calcext:value-type="float">
            <text:p>95643.7966844805</text:p>
          </table:table-cell>
          <table:table-cell table:formula="of:=[.E392]-[.E391]" office:value-type="float" office:value="0.0822217464447022" calcext:value-type="float">
            <text:p>0.082221746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6028894.22181" calcext:value-type="float">
            <text:p>1456028894.22181</text:p>
          </table:table-cell>
          <table:table-cell office:value-type="float" office:value="1456028894.22203" calcext:value-type="float">
            <text:p>1456028894.22203</text:p>
          </table:table-cell>
          <table:table-cell office:value-type="float" office:value="7888" calcext:value-type="float">
            <text:p>7888</text:p>
          </table:table-cell>
          <table:table-cell table:formula="of:=[.B393]-[.B$2]" office:value-type="float" office:value="39.1962404251099" calcext:value-type="float">
            <text:p>39.1962404251</text:p>
          </table:table-cell>
          <table:table-cell table:formula="of:=[.D393]/([.E393]-[.E392])" office:value-type="float" office:value="66493.2952384015" calcext:value-type="float">
            <text:p>66493.2952384015</text:p>
          </table:table-cell>
          <table:table-cell table:formula="of:=[.E393]-[.E392]" office:value-type="float" office:value="0.11862850189209" calcext:value-type="float">
            <text:p>0.118628501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6028894.37796" calcext:value-type="float">
            <text:p>1456028894.37796</text:p>
          </table:table-cell>
          <table:table-cell office:value-type="float" office:value="1456028894.37817" calcext:value-type="float">
            <text:p>1456028894.37817</text:p>
          </table:table-cell>
          <table:table-cell office:value-type="float" office:value="7888" calcext:value-type="float">
            <text:p>7888</text:p>
          </table:table-cell>
          <table:table-cell table:formula="of:=[.B394]-[.B$2]" office:value-type="float" office:value="39.3523876667023" calcext:value-type="float">
            <text:p>39.3523876667</text:p>
          </table:table-cell>
          <table:table-cell table:formula="of:=[.D394]/([.E394]-[.E393])" office:value-type="float" office:value="50516.4223175337" calcext:value-type="float">
            <text:p>50516.4223175337</text:p>
          </table:table-cell>
          <table:table-cell table:formula="of:=[.E394]-[.E393]" office:value-type="float" office:value="0.156147241592407" calcext:value-type="float">
            <text:p>0.15614724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6028894.50265" calcext:value-type="float">
            <text:p>1456028894.50265</text:p>
          </table:table-cell>
          <table:table-cell office:value-type="float" office:value="1456028894.50287" calcext:value-type="float">
            <text:p>1456028894.50287</text:p>
          </table:table-cell>
          <table:table-cell office:value-type="float" office:value="7880" calcext:value-type="float">
            <text:p>7880</text:p>
          </table:table-cell>
          <table:table-cell table:formula="of:=[.B395]-[.B$2]" office:value-type="float" office:value="39.4770777225494" calcext:value-type="float">
            <text:p>39.4770777225</text:p>
          </table:table-cell>
          <table:table-cell table:formula="of:=[.D395]/([.E395]-[.E394])" office:value-type="float" office:value="63196.6995801051" calcext:value-type="float">
            <text:p>63196.6995801051</text:p>
          </table:table-cell>
          <table:table-cell table:formula="of:=[.E395]-[.E394]" office:value-type="float" office:value="0.124690055847168" calcext:value-type="float">
            <text:p>0.124690055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6028894.6185" calcext:value-type="float">
            <text:p>1456028894.6185</text:p>
          </table:table-cell>
          <table:table-cell office:value-type="float" office:value="1456028894.61871" calcext:value-type="float">
            <text:p>1456028894.61871</text:p>
          </table:table-cell>
          <table:table-cell office:value-type="float" office:value="7864" calcext:value-type="float">
            <text:p>7864</text:p>
          </table:table-cell>
          <table:table-cell table:formula="of:=[.B396]-[.B$2]" office:value-type="float" office:value="39.5929253101349" calcext:value-type="float">
            <text:p>39.5929253101</text:p>
          </table:table-cell>
          <table:table-cell table:formula="of:=[.D396]/([.E396]-[.E395])" office:value-type="float" office:value="67882.2940028813" calcext:value-type="float">
            <text:p>67882.2940028813</text:p>
          </table:table-cell>
          <table:table-cell table:formula="of:=[.E396]-[.E395]" office:value-type="float" office:value="0.115847587585449" calcext:value-type="float">
            <text:p>0.115847587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6028894.71679" calcext:value-type="float">
            <text:p>1456028894.71679</text:p>
          </table:table-cell>
          <table:table-cell office:value-type="float" office:value="1456028894.717" calcext:value-type="float">
            <text:p>1456028894.717</text:p>
          </table:table-cell>
          <table:table-cell office:value-type="float" office:value="7840" calcext:value-type="float">
            <text:p>7840</text:p>
          </table:table-cell>
          <table:table-cell table:formula="of:=[.B397]-[.B$2]" office:value-type="float" office:value="39.6912178993225" calcext:value-type="float">
            <text:p>39.6912178993</text:p>
          </table:table-cell>
          <table:table-cell table:formula="of:=[.D397]/([.E397]-[.E396])" office:value-type="float" office:value="79761.8626673361" calcext:value-type="float">
            <text:p>79761.8626673361</text:p>
          </table:table-cell>
          <table:table-cell table:formula="of:=[.E397]-[.E396]" office:value-type="float" office:value="0.0982925891876221" calcext:value-type="float">
            <text:p>0.098292589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6028894.84419" calcext:value-type="float">
            <text:p>1456028894.84419</text:p>
          </table:table-cell>
          <table:table-cell office:value-type="float" office:value="1456028894.84441" calcext:value-type="float">
            <text:p>1456028894.84441</text:p>
          </table:table-cell>
          <table:table-cell office:value-type="float" office:value="7792" calcext:value-type="float">
            <text:p>7792</text:p>
          </table:table-cell>
          <table:table-cell table:formula="of:=[.B398]-[.B$2]" office:value-type="float" office:value="39.8186206817627" calcext:value-type="float">
            <text:p>39.8186206818</text:p>
          </table:table-cell>
          <table:table-cell table:formula="of:=[.D398]/([.E398]-[.E397])" office:value-type="float" office:value="61160.3596935434" calcext:value-type="float">
            <text:p>61160.3596935434</text:p>
          </table:table-cell>
          <table:table-cell table:formula="of:=[.E398]-[.E397]" office:value-type="float" office:value="0.127402782440186" calcext:value-type="float">
            <text:p>0.127402782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6028895.00698" calcext:value-type="float">
            <text:p>1456028895.00698</text:p>
          </table:table-cell>
          <table:table-cell office:value-type="float" office:value="1456028895.0072" calcext:value-type="float">
            <text:p>1456028895.0072</text:p>
          </table:table-cell>
          <table:table-cell office:value-type="float" office:value="7704" calcext:value-type="float">
            <text:p>7704</text:p>
          </table:table-cell>
          <table:table-cell table:formula="of:=[.B399]-[.B$2]" office:value-type="float" office:value="39.981413602829" calcext:value-type="float">
            <text:p>39.9814136028</text:p>
          </table:table-cell>
          <table:table-cell table:formula="of:=[.D399]/([.E399]-[.E398])" office:value-type="float" office:value="47323.9250794153" calcext:value-type="float">
            <text:p>47323.9250794153</text:p>
          </table:table-cell>
          <table:table-cell table:formula="of:=[.E399]-[.E398]" office:value-type="float" office:value="0.162792921066284" calcext:value-type="float">
            <text:p>0.162792921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6028895.10343" calcext:value-type="float">
            <text:p>1456028895.10343</text:p>
          </table:table-cell>
          <table:table-cell office:value-type="float" office:value="1456028895.10365" calcext:value-type="float">
            <text:p>1456028895.10365</text:p>
          </table:table-cell>
          <table:table-cell office:value-type="float" office:value="7648" calcext:value-type="float">
            <text:p>7648</text:p>
          </table:table-cell>
          <table:table-cell table:formula="of:=[.B400]-[.B$2]" office:value-type="float" office:value="40.0778613090515" calcext:value-type="float">
            <text:p>40.0778613091</text:p>
          </table:table-cell>
          <table:table-cell table:formula="of:=[.D400]/([.E400]-[.E399])" office:value-type="float" office:value="79296.8573286102" calcext:value-type="float">
            <text:p>79296.8573286102</text:p>
          </table:table-cell>
          <table:table-cell table:formula="of:=[.E400]-[.E399]" office:value-type="float" office:value="0.0964477062225342" calcext:value-type="float">
            <text:p>0.096447706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6028895.30425" calcext:value-type="float">
            <text:p>1456028895.30425</text:p>
          </table:table-cell>
          <table:table-cell office:value-type="float" office:value="1456028895.30447" calcext:value-type="float">
            <text:p>1456028895.30447</text:p>
          </table:table-cell>
          <table:table-cell office:value-type="float" office:value="7584" calcext:value-type="float">
            <text:p>7584</text:p>
          </table:table-cell>
          <table:table-cell table:formula="of:=[.B401]-[.B$2]" office:value-type="float" office:value="40.2786791324616" calcext:value-type="float">
            <text:p>40.2786791325</text:p>
          </table:table-cell>
          <table:table-cell table:formula="of:=[.D401]/([.E401]-[.E400])" office:value-type="float" office:value="37765.5721549916" calcext:value-type="float">
            <text:p>37765.5721549916</text:p>
          </table:table-cell>
          <table:table-cell table:formula="of:=[.E401]-[.E400]" office:value-type="float" office:value="0.200817823410034" calcext:value-type="float">
            <text:p>0.20081782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6028895.42916" calcext:value-type="float">
            <text:p>1456028895.42916</text:p>
          </table:table-cell>
          <table:table-cell office:value-type="float" office:value="1456028895.42937" calcext:value-type="float">
            <text:p>1456028895.42937</text:p>
          </table:table-cell>
          <table:table-cell office:value-type="float" office:value="7496" calcext:value-type="float">
            <text:p>7496</text:p>
          </table:table-cell>
          <table:table-cell table:formula="of:=[.B402]-[.B$2]" office:value-type="float" office:value="40.4035847187042" calcext:value-type="float">
            <text:p>40.4035847187</text:p>
          </table:table-cell>
          <table:table-cell table:formula="of:=[.D402]/([.E402]-[.E401])" office:value-type="float" office:value="60013.3286707947" calcext:value-type="float">
            <text:p>60013.3286707947</text:p>
          </table:table-cell>
          <table:table-cell table:formula="of:=[.E402]-[.E401]" office:value-type="float" office:value="0.124905586242676" calcext:value-type="float">
            <text:p>0.124905586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6028895.46795" calcext:value-type="float">
            <text:p>1456028895.46795</text:p>
          </table:table-cell>
          <table:table-cell office:value-type="float" office:value="1456028895.46837" calcext:value-type="float">
            <text:p>1456028895.46837</text:p>
          </table:table-cell>
          <table:table-cell office:value-type="float" office:value="7392" calcext:value-type="float">
            <text:p>7392</text:p>
          </table:table-cell>
          <table:table-cell table:formula="of:=[.B403]-[.B$2]" office:value-type="float" office:value="40.4423804283142" calcext:value-type="float">
            <text:p>40.4423804283</text:p>
          </table:table-cell>
          <table:table-cell table:formula="of:=[.D403]/([.E403]-[.E402])" office:value-type="float" office:value="190536.532887581" calcext:value-type="float">
            <text:p>190536.532887581</text:p>
          </table:table-cell>
          <table:table-cell table:formula="of:=[.E403]-[.E402]" office:value-type="float" office:value="0.0387957096099854" calcext:value-type="float">
            <text:p>0.038795709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6028895.6035" calcext:value-type="float">
            <text:p>1456028895.6035</text:p>
          </table:table-cell>
          <table:table-cell office:value-type="float" office:value="1456028895.60371" calcext:value-type="float">
            <text:p>1456028895.60371</text:p>
          </table:table-cell>
          <table:table-cell office:value-type="float" office:value="7248" calcext:value-type="float">
            <text:p>7248</text:p>
          </table:table-cell>
          <table:table-cell table:formula="of:=[.B404]-[.B$2]" office:value-type="float" office:value="40.5779299736023" calcext:value-type="float">
            <text:p>40.5779299736</text:p>
          </table:table-cell>
          <table:table-cell table:formula="of:=[.D404]/([.E404]-[.E403])" office:value-type="float" office:value="53471.2232681835" calcext:value-type="float">
            <text:p>53471.2232681835</text:p>
          </table:table-cell>
          <table:table-cell table:formula="of:=[.E404]-[.E403]" office:value-type="float" office:value="0.135549545288086" calcext:value-type="float">
            <text:p>0.135549545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6028895.70847" calcext:value-type="float">
            <text:p>1456028895.70847</text:p>
          </table:table-cell>
          <table:table-cell office:value-type="float" office:value="1456028895.70868" calcext:value-type="float">
            <text:p>1456028895.70868</text:p>
          </table:table-cell>
          <table:table-cell office:value-type="float" office:value="7144" calcext:value-type="float">
            <text:p>7144</text:p>
          </table:table-cell>
          <table:table-cell table:formula="of:=[.B405]-[.B$2]" office:value-type="float" office:value="40.6828973293304" calcext:value-type="float">
            <text:p>40.6828973293</text:p>
          </table:table-cell>
          <table:table-cell table:formula="of:=[.D405]/([.E405]-[.E404])" office:value-type="float" office:value="68059.2547125027" calcext:value-type="float">
            <text:p>68059.2547125027</text:p>
          </table:table-cell>
          <table:table-cell table:formula="of:=[.E405]-[.E404]" office:value-type="float" office:value="0.104967355728149" calcext:value-type="float">
            <text:p>0.104967355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6028895.82592" calcext:value-type="float">
            <text:p>1456028895.82592</text:p>
          </table:table-cell>
          <table:table-cell office:value-type="float" office:value="1456028895.82615" calcext:value-type="float">
            <text:p>1456028895.82615</text:p>
          </table:table-cell>
          <table:table-cell office:value-type="float" office:value="7024" calcext:value-type="float">
            <text:p>7024</text:p>
          </table:table-cell>
          <table:table-cell table:formula="of:=[.B406]-[.B$2]" office:value-type="float" office:value="40.8003468513489" calcext:value-type="float">
            <text:p>40.8003468513</text:p>
          </table:table-cell>
          <table:table-cell table:formula="of:=[.D406]/([.E406]-[.E405])" office:value-type="float" office:value="59804.4153717173" calcext:value-type="float">
            <text:p>59804.4153717173</text:p>
          </table:table-cell>
          <table:table-cell table:formula="of:=[.E406]-[.E405]" office:value-type="float" office:value="0.117449522018433" calcext:value-type="float">
            <text:p>0.11744952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028896.00368" calcext:value-type="float">
            <text:p>1456028896.00368</text:p>
          </table:table-cell>
          <table:table-cell office:value-type="float" office:value="1456028896.00389" calcext:value-type="float">
            <text:p>1456028896.00389</text:p>
          </table:table-cell>
          <table:table-cell office:value-type="float" office:value="6824" calcext:value-type="float">
            <text:p>6824</text:p>
          </table:table-cell>
          <table:table-cell table:formula="of:=[.B407]-[.B$2]" office:value-type="float" office:value="40.9781081676483" calcext:value-type="float">
            <text:p>40.9781081676</text:p>
          </table:table-cell>
          <table:table-cell table:formula="of:=[.D407]/([.E407]-[.E406])" office:value-type="float" office:value="38388.5546195269" calcext:value-type="float">
            <text:p>38388.5546195269</text:p>
          </table:table-cell>
          <table:table-cell table:formula="of:=[.E407]-[.E406]" office:value-type="float" office:value="0.177761316299438" calcext:value-type="float">
            <text:p>0.177761316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6028896.10324" calcext:value-type="float">
            <text:p>1456028896.10324</text:p>
          </table:table-cell>
          <table:table-cell office:value-type="float" office:value="1456028896.10346" calcext:value-type="float">
            <text:p>1456028896.10346</text:p>
          </table:table-cell>
          <table:table-cell office:value-type="float" office:value="6704" calcext:value-type="float">
            <text:p>6704</text:p>
          </table:table-cell>
          <table:table-cell table:formula="of:=[.B408]-[.B$2]" office:value-type="float" office:value="41.0776734352112" calcext:value-type="float">
            <text:p>41.0776734352</text:p>
          </table:table-cell>
          <table:table-cell table:formula="of:=[.D408]/([.E408]-[.E407])" office:value-type="float" office:value="67332.7171623081" calcext:value-type="float">
            <text:p>67332.7171623081</text:p>
          </table:table-cell>
          <table:table-cell table:formula="of:=[.E408]-[.E407]" office:value-type="float" office:value="0.0995652675628662" calcext:value-type="float">
            <text:p>0.099565267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6028896.21188" calcext:value-type="float">
            <text:p>1456028896.21188</text:p>
          </table:table-cell>
          <table:table-cell office:value-type="float" office:value="1456028896.2121" calcext:value-type="float">
            <text:p>1456028896.2121</text:p>
          </table:table-cell>
          <table:table-cell office:value-type="float" office:value="6576" calcext:value-type="float">
            <text:p>6576</text:p>
          </table:table-cell>
          <table:table-cell table:formula="of:=[.B409]-[.B$2]" office:value-type="float" office:value="41.1863095760346" calcext:value-type="float">
            <text:p>41.186309576</text:p>
          </table:table-cell>
          <table:table-cell table:formula="of:=[.D409]/([.E409]-[.E408])" office:value-type="float" office:value="60532.341724953" calcext:value-type="float">
            <text:p>60532.341724953</text:p>
          </table:table-cell>
          <table:table-cell table:formula="of:=[.E409]-[.E408]" office:value-type="float" office:value="0.108636140823364" calcext:value-type="float">
            <text:p>0.108636140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6028896.2762" calcext:value-type="float">
            <text:p>1456028896.2762</text:p>
          </table:table-cell>
          <table:table-cell office:value-type="float" office:value="1456028896.27643" calcext:value-type="float">
            <text:p>1456028896.27643</text:p>
          </table:table-cell>
          <table:table-cell office:value-type="float" office:value="6496" calcext:value-type="float">
            <text:p>6496</text:p>
          </table:table-cell>
          <table:table-cell table:formula="of:=[.B410]-[.B$2]" office:value-type="float" office:value="41.2506327629089" calcext:value-type="float">
            <text:p>41.2506327629</text:p>
          </table:table-cell>
          <table:table-cell table:formula="of:=[.D410]/([.E410]-[.E409])" office:value-type="float" office:value="100990.021105226" calcext:value-type="float">
            <text:p>100990.021105226</text:p>
          </table:table-cell>
          <table:table-cell table:formula="of:=[.E410]-[.E409]" office:value-type="float" office:value="0.0643231868743897" calcext:value-type="float">
            <text:p>0.064323186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6028896.40324" calcext:value-type="float">
            <text:p>1456028896.40324</text:p>
          </table:table-cell>
          <table:table-cell office:value-type="float" office:value="1456028896.40348" calcext:value-type="float">
            <text:p>1456028896.40348</text:p>
          </table:table-cell>
          <table:table-cell office:value-type="float" office:value="6336" calcext:value-type="float">
            <text:p>6336</text:p>
          </table:table-cell>
          <table:table-cell table:formula="of:=[.B411]-[.B$2]" office:value-type="float" office:value="41.3776738643646" calcext:value-type="float">
            <text:p>41.3776738644</text:p>
          </table:table-cell>
          <table:table-cell table:formula="of:=[.D411]/([.E411]-[.E410])" office:value-type="float" office:value="49873.6230038904" calcext:value-type="float">
            <text:p>49873.6230038904</text:p>
          </table:table-cell>
          <table:table-cell table:formula="of:=[.E411]-[.E410]" office:value-type="float" office:value="0.127041101455688" calcext:value-type="float">
            <text:p>0.127041101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6028896.504" calcext:value-type="float">
            <text:p>1456028896.504</text:p>
          </table:table-cell>
          <table:table-cell office:value-type="float" office:value="1456028896.50422" calcext:value-type="float">
            <text:p>1456028896.50422</text:p>
          </table:table-cell>
          <table:table-cell office:value-type="float" office:value="6216" calcext:value-type="float">
            <text:p>6216</text:p>
          </table:table-cell>
          <table:table-cell table:formula="of:=[.B412]-[.B$2]" office:value-type="float" office:value="41.4784333705902" calcext:value-type="float">
            <text:p>41.4784333706</text:p>
          </table:table-cell>
          <table:table-cell table:formula="of:=[.D412]/([.E412]-[.E411])" office:value-type="float" office:value="61691.4495996366" calcext:value-type="float">
            <text:p>61691.4495996366</text:p>
          </table:table-cell>
          <table:table-cell table:formula="of:=[.E412]-[.E411]" office:value-type="float" office:value="0.100759506225586" calcext:value-type="float">
            <text:p>0.100759506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6028896.61756" calcext:value-type="float">
            <text:p>1456028896.61756</text:p>
          </table:table-cell>
          <table:table-cell office:value-type="float" office:value="1456028896.61777" calcext:value-type="float">
            <text:p>1456028896.61777</text:p>
          </table:table-cell>
          <table:table-cell office:value-type="float" office:value="6072" calcext:value-type="float">
            <text:p>6072</text:p>
          </table:table-cell>
          <table:table-cell table:formula="of:=[.B413]-[.B$2]" office:value-type="float" office:value="41.5919909477234" calcext:value-type="float">
            <text:p>41.5919909477</text:p>
          </table:table-cell>
          <table:table-cell table:formula="of:=[.D413]/([.E413]-[.E412])" office:value-type="float" office:value="53470.6723522187" calcext:value-type="float">
            <text:p>53470.6723522187</text:p>
          </table:table-cell>
          <table:table-cell table:formula="of:=[.E413]-[.E412]" office:value-type="float" office:value="0.113557577133179" calcext:value-type="float">
            <text:p>0.113557577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6028896.72038" calcext:value-type="float">
            <text:p>1456028896.72038</text:p>
          </table:table-cell>
          <table:table-cell office:value-type="float" office:value="1456028896.72059" calcext:value-type="float">
            <text:p>1456028896.72059</text:p>
          </table:table-cell>
          <table:table-cell office:value-type="float" office:value="5944" calcext:value-type="float">
            <text:p>5944</text:p>
          </table:table-cell>
          <table:table-cell table:formula="of:=[.B414]-[.B$2]" office:value-type="float" office:value="41.6948051452637" calcext:value-type="float">
            <text:p>41.6948051453</text:p>
          </table:table-cell>
          <table:table-cell table:formula="of:=[.D414]/([.E414]-[.E413])" office:value-type="float" office:value="57813.0272102849" calcext:value-type="float">
            <text:p>57813.0272102849</text:p>
          </table:table-cell>
          <table:table-cell table:formula="of:=[.E414]-[.E413]" office:value-type="float" office:value="0.102814197540283" calcext:value-type="float">
            <text:p>0.102814197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028896.82063" calcext:value-type="float">
            <text:p>1456028896.82063</text:p>
          </table:table-cell>
          <table:table-cell office:value-type="float" office:value="1456028896.82085" calcext:value-type="float">
            <text:p>1456028896.82085</text:p>
          </table:table-cell>
          <table:table-cell office:value-type="float" office:value="5816" calcext:value-type="float">
            <text:p>5816</text:p>
          </table:table-cell>
          <table:table-cell table:formula="of:=[.B415]-[.B$2]" office:value-type="float" office:value="41.7950615882874" calcext:value-type="float">
            <text:p>41.7950615883</text:p>
          </table:table-cell>
          <table:table-cell table:formula="of:=[.D415]/([.E415]-[.E414])" office:value-type="float" office:value="58011.234236848" calcext:value-type="float">
            <text:p>58011.234236848</text:p>
          </table:table-cell>
          <table:table-cell table:formula="of:=[.E415]-[.E414]" office:value-type="float" office:value="0.100256443023682" calcext:value-type="float">
            <text:p>0.10025644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6028897.00369" calcext:value-type="float">
            <text:p>1456028897.00369</text:p>
          </table:table-cell>
          <table:table-cell office:value-type="float" office:value="1456028897.00391" calcext:value-type="float">
            <text:p>1456028897.00391</text:p>
          </table:table-cell>
          <table:table-cell office:value-type="float" office:value="5592" calcext:value-type="float">
            <text:p>5592</text:p>
          </table:table-cell>
          <table:table-cell table:formula="of:=[.B416]-[.B$2]" office:value-type="float" office:value="41.9781210422516" calcext:value-type="float">
            <text:p>41.9781210423</text:p>
          </table:table-cell>
          <table:table-cell table:formula="of:=[.D416]/([.E416]-[.E415])" office:value-type="float" office:value="30547.4526384886" calcext:value-type="float">
            <text:p>30547.4526384886</text:p>
          </table:table-cell>
          <table:table-cell table:formula="of:=[.E416]-[.E415]" office:value-type="float" office:value="0.183059453964233" calcext:value-type="float">
            <text:p>0.18305945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6028897.02084" calcext:value-type="float">
            <text:p>1456028897.02084</text:p>
          </table:table-cell>
          <table:table-cell office:value-type="float" office:value="1456028897.02105" calcext:value-type="float">
            <text:p>1456028897.02105</text:p>
          </table:table-cell>
          <table:table-cell office:value-type="float" office:value="5568" calcext:value-type="float">
            <text:p>5568</text:p>
          </table:table-cell>
          <table:table-cell table:formula="of:=[.B417]-[.B$2]" office:value-type="float" office:value="41.9952733516693" calcext:value-type="float">
            <text:p>41.9952733517</text:p>
          </table:table-cell>
          <table:table-cell table:formula="of:=[.D417]/([.E417]-[.E416])" office:value-type="float" office:value="324621.009591059" calcext:value-type="float">
            <text:p>324621.009591059</text:p>
          </table:table-cell>
          <table:table-cell table:formula="of:=[.E417]-[.E416]" office:value-type="float" office:value="0.0171523094177246" calcext:value-type="float">
            <text:p>0.017152309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6028897.12107" calcext:value-type="float">
            <text:p>1456028897.12107</text:p>
          </table:table-cell>
          <table:table-cell office:value-type="float" office:value="1456028897.12128" calcext:value-type="float">
            <text:p>1456028897.12128</text:p>
          </table:table-cell>
          <table:table-cell office:value-type="float" office:value="5448" calcext:value-type="float">
            <text:p>5448</text:p>
          </table:table-cell>
          <table:table-cell table:formula="of:=[.B418]-[.B$2]" office:value-type="float" office:value="42.0954947471619" calcext:value-type="float">
            <text:p>42.0954947472</text:p>
          </table:table-cell>
          <table:table-cell table:formula="of:=[.D418]/([.E418]-[.E417])" office:value-type="float" office:value="54359.6501847231" calcext:value-type="float">
            <text:p>54359.6501847231</text:p>
          </table:table-cell>
          <table:table-cell table:formula="of:=[.E418]-[.E417]" office:value-type="float" office:value="0.100221395492554" calcext:value-type="float">
            <text:p>0.100221395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6028897.22058" calcext:value-type="float">
            <text:p>1456028897.22058</text:p>
          </table:table-cell>
          <table:table-cell office:value-type="float" office:value="1456028897.22079" calcext:value-type="float">
            <text:p>1456028897.22079</text:p>
          </table:table-cell>
          <table:table-cell office:value-type="float" office:value="5336" calcext:value-type="float">
            <text:p>5336</text:p>
          </table:table-cell>
          <table:table-cell table:formula="of:=[.B419]-[.B$2]" office:value-type="float" office:value="42.1950106620789" calcext:value-type="float">
            <text:p>42.1950106621</text:p>
          </table:table-cell>
          <table:table-cell table:formula="of:=[.D419]/([.E419]-[.E418])" office:value-type="float" office:value="53619.5643124102" calcext:value-type="float">
            <text:p>53619.5643124102</text:p>
          </table:table-cell>
          <table:table-cell table:formula="of:=[.E419]-[.E418]" office:value-type="float" office:value="0.0995159149169922" calcext:value-type="float">
            <text:p>0.099515914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6028897.31708" calcext:value-type="float">
            <text:p>1456028897.31708</text:p>
          </table:table-cell>
          <table:table-cell office:value-type="float" office:value="1456028897.31729" calcext:value-type="float">
            <text:p>1456028897.31729</text:p>
          </table:table-cell>
          <table:table-cell office:value-type="float" office:value="5232" calcext:value-type="float">
            <text:p>5232</text:p>
          </table:table-cell>
          <table:table-cell table:formula="of:=[.B420]-[.B$2]" office:value-type="float" office:value="42.2915058135986" calcext:value-type="float">
            <text:p>42.2915058136</text:p>
          </table:table-cell>
          <table:table-cell table:formula="of:=[.D420]/([.E420]-[.E419])" office:value-type="float" office:value="54220.3407901564" calcext:value-type="float">
            <text:p>54220.3407901564</text:p>
          </table:table-cell>
          <table:table-cell table:formula="of:=[.E420]-[.E419]" office:value-type="float" office:value="0.0964951515197754" calcext:value-type="float">
            <text:p>0.096495151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6028897.42118" calcext:value-type="float">
            <text:p>1456028897.42118</text:p>
          </table:table-cell>
          <table:table-cell office:value-type="float" office:value="1456028897.42141" calcext:value-type="float">
            <text:p>1456028897.42141</text:p>
          </table:table-cell>
          <table:table-cell office:value-type="float" office:value="5112" calcext:value-type="float">
            <text:p>5112</text:p>
          </table:table-cell>
          <table:table-cell table:formula="of:=[.B421]-[.B$2]" office:value-type="float" office:value="42.3956074714661" calcext:value-type="float">
            <text:p>42.3956074715</text:p>
          </table:table-cell>
          <table:table-cell table:formula="of:=[.D421]/([.E421]-[.E420])" office:value-type="float" office:value="49105.8461961277" calcext:value-type="float">
            <text:p>49105.8461961277</text:p>
          </table:table-cell>
          <table:table-cell table:formula="of:=[.E421]-[.E420]" office:value-type="float" office:value="0.104101657867432" calcext:value-type="float">
            <text:p>0.104101657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6028897.50354" calcext:value-type="float">
            <text:p>1456028897.50354</text:p>
          </table:table-cell>
          <table:table-cell office:value-type="float" office:value="1456028897.50376" calcext:value-type="float">
            <text:p>1456028897.50376</text:p>
          </table:table-cell>
          <table:table-cell office:value-type="float" office:value="5032" calcext:value-type="float">
            <text:p>5032</text:p>
          </table:table-cell>
          <table:table-cell table:formula="of:=[.B422]-[.B$2]" office:value-type="float" office:value="42.4779679775238" calcext:value-type="float">
            <text:p>42.4779679775</text:p>
          </table:table-cell>
          <table:table-cell table:formula="of:=[.D422]/([.E422]-[.E421])" office:value-type="float" office:value="61097.2447943956" calcext:value-type="float">
            <text:p>61097.2447943956</text:p>
          </table:table-cell>
          <table:table-cell table:formula="of:=[.E422]-[.E421]" office:value-type="float" office:value="0.0823605060577393" calcext:value-type="float">
            <text:p>0.082360506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6028897.60274" calcext:value-type="float">
            <text:p>1456028897.60274</text:p>
          </table:table-cell>
          <table:table-cell office:value-type="float" office:value="1456028897.60296" calcext:value-type="float">
            <text:p>1456028897.60296</text:p>
          </table:table-cell>
          <table:table-cell office:value-type="float" office:value="4936" calcext:value-type="float">
            <text:p>4936</text:p>
          </table:table-cell>
          <table:table-cell table:formula="of:=[.B423]-[.B$2]" office:value-type="float" office:value="42.5771722793579" calcext:value-type="float">
            <text:p>42.5771722794</text:p>
          </table:table-cell>
          <table:table-cell table:formula="of:=[.D423]/([.E423]-[.E422])" office:value-type="float" office:value="49755.9068381348" calcext:value-type="float">
            <text:p>49755.9068381348</text:p>
          </table:table-cell>
          <table:table-cell table:formula="of:=[.E423]-[.E422]" office:value-type="float" office:value="0.0992043018341064" calcext:value-type="float">
            <text:p>0.09920430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6028897.70298" calcext:value-type="float">
            <text:p>1456028897.70298</text:p>
          </table:table-cell>
          <table:table-cell office:value-type="float" office:value="1456028897.7032" calcext:value-type="float">
            <text:p>1456028897.7032</text:p>
          </table:table-cell>
          <table:table-cell office:value-type="float" office:value="4840" calcext:value-type="float">
            <text:p>4840</text:p>
          </table:table-cell>
          <table:table-cell table:formula="of:=[.B424]-[.B$2]" office:value-type="float" office:value="42.6774070262909" calcext:value-type="float">
            <text:p>42.6774070263</text:p>
          </table:table-cell>
          <table:table-cell table:formula="of:=[.D424]/([.E424]-[.E423])" office:value-type="float" office:value="48286.6485734334" calcext:value-type="float">
            <text:p>48286.6485734334</text:p>
          </table:table-cell>
          <table:table-cell table:formula="of:=[.E424]-[.E423]" office:value-type="float" office:value="0.100234746932983" calcext:value-type="float">
            <text:p>0.100234746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6028897.80273" calcext:value-type="float">
            <text:p>1456028897.80273</text:p>
          </table:table-cell>
          <table:table-cell office:value-type="float" office:value="1456028897.80295" calcext:value-type="float">
            <text:p>1456028897.80295</text:p>
          </table:table-cell>
          <table:table-cell office:value-type="float" office:value="4752" calcext:value-type="float">
            <text:p>4752</text:p>
          </table:table-cell>
          <table:table-cell table:formula="of:=[.B425]-[.B$2]" office:value-type="float" office:value="42.7771565914154" calcext:value-type="float">
            <text:p>42.7771565914</text:p>
          </table:table-cell>
          <table:table-cell table:formula="of:=[.D425]/([.E425]-[.E424])" office:value-type="float" office:value="47639.3054352503" calcext:value-type="float">
            <text:p>47639.3054352503</text:p>
          </table:table-cell>
          <table:table-cell table:formula="of:=[.E425]-[.E424]" office:value-type="float" office:value="0.0997495651245117" calcext:value-type="float">
            <text:p>0.099749565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6028897.90343" calcext:value-type="float">
            <text:p>1456028897.90343</text:p>
          </table:table-cell>
          <table:table-cell office:value-type="float" office:value="1456028897.90365" calcext:value-type="float">
            <text:p>1456028897.90365</text:p>
          </table:table-cell>
          <table:table-cell office:value-type="float" office:value="4672" calcext:value-type="float">
            <text:p>4672</text:p>
          </table:table-cell>
          <table:table-cell table:formula="of:=[.B426]-[.B$2]" office:value-type="float" office:value="42.8778614997864" calcext:value-type="float">
            <text:p>42.8778614998</text:p>
          </table:table-cell>
          <table:table-cell table:formula="of:=[.D426]/([.E426]-[.E425])" office:value-type="float" office:value="46392.9720564317" calcext:value-type="float">
            <text:p>46392.9720564317</text:p>
          </table:table-cell>
          <table:table-cell table:formula="of:=[.E426]-[.E425]" office:value-type="float" office:value="0.100704908370972" calcext:value-type="float">
            <text:p>0.100704908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6028898.00322" calcext:value-type="float">
            <text:p>1456028898.00322</text:p>
          </table:table-cell>
          <table:table-cell office:value-type="float" office:value="1456028898.00343" calcext:value-type="float">
            <text:p>1456028898.00343</text:p>
          </table:table-cell>
          <table:table-cell office:value-type="float" office:value="4600" calcext:value-type="float">
            <text:p>4600</text:p>
          </table:table-cell>
          <table:table-cell table:formula="of:=[.B427]-[.B$2]" office:value-type="float" office:value="42.977644443512" calcext:value-type="float">
            <text:p>42.9776444435</text:p>
          </table:table-cell>
          <table:table-cell table:formula="of:=[.D427]/([.E427]-[.E426])" office:value-type="float" office:value="46100.0630794227" calcext:value-type="float">
            <text:p>46100.0630794227</text:p>
          </table:table-cell>
          <table:table-cell table:formula="of:=[.E427]-[.E426]" office:value-type="float" office:value="0.0997829437255859" calcext:value-type="float">
            <text:p>0.099782943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6028898.02901" calcext:value-type="float">
            <text:p>1456028898.02901</text:p>
          </table:table-cell>
          <table:table-cell office:value-type="float" office:value="1456028898.02923" calcext:value-type="float">
            <text:p>1456028898.02923</text:p>
          </table:table-cell>
          <table:table-cell office:value-type="float" office:value="4584" calcext:value-type="float">
            <text:p>4584</text:p>
          </table:table-cell>
          <table:table-cell table:formula="of:=[.B428]-[.B$2]" office:value-type="float" office:value="43.0034394264221" calcext:value-type="float">
            <text:p>43.0034394264</text:p>
          </table:table-cell>
          <table:table-cell table:formula="of:=[.D428]/([.E428]-[.E427])" office:value-type="float" office:value="177708.976042591" calcext:value-type="float">
            <text:p>177708.976042591</text:p>
          </table:table-cell>
          <table:table-cell table:formula="of:=[.E428]-[.E427]" office:value-type="float" office:value="0.0257949829101562" calcext:value-type="float">
            <text:p>0.025794982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6028898.12059" calcext:value-type="float">
            <text:p>1456028898.12059</text:p>
          </table:table-cell>
          <table:table-cell office:value-type="float" office:value="1456028898.1208" calcext:value-type="float">
            <text:p>1456028898.1208</text:p>
          </table:table-cell>
          <table:table-cell office:value-type="float" office:value="4520" calcext:value-type="float">
            <text:p>4520</text:p>
          </table:table-cell>
          <table:table-cell table:formula="of:=[.B429]-[.B$2]" office:value-type="float" office:value="43.0950169563293" calcext:value-type="float">
            <text:p>43.0950169563</text:p>
          </table:table-cell>
          <table:table-cell table:formula="of:=[.D429]/([.E429]-[.E428])" office:value-type="float" office:value="49357.0857892654" calcext:value-type="float">
            <text:p>49357.0857892654</text:p>
          </table:table-cell>
          <table:table-cell table:formula="of:=[.E429]-[.E428]" office:value-type="float" office:value="0.0915775299072266" calcext:value-type="float">
            <text:p>0.091577529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6028898.20304" calcext:value-type="float">
            <text:p>1456028898.20304</text:p>
          </table:table-cell>
          <table:table-cell office:value-type="float" office:value="1456028898.20325" calcext:value-type="float">
            <text:p>1456028898.20325</text:p>
          </table:table-cell>
          <table:table-cell office:value-type="float" office:value="4472" calcext:value-type="float">
            <text:p>4472</text:p>
          </table:table-cell>
          <table:table-cell table:formula="of:=[.B430]-[.B$2]" office:value-type="float" office:value="43.1774659156799" calcext:value-type="float">
            <text:p>43.1774659157</text:p>
          </table:table-cell>
          <table:table-cell table:formula="of:=[.D430]/([.E430]-[.E429])" office:value-type="float" office:value="54239.6172762394" calcext:value-type="float">
            <text:p>54239.6172762394</text:p>
          </table:table-cell>
          <table:table-cell table:formula="of:=[.E430]-[.E429]" office:value-type="float" office:value="0.0824489593505859" calcext:value-type="float">
            <text:p>0.082448959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6028898.30348" calcext:value-type="float">
            <text:p>1456028898.30348</text:p>
          </table:table-cell>
          <table:table-cell office:value-type="float" office:value="1456028898.3037" calcext:value-type="float">
            <text:p>1456028898.3037</text:p>
          </table:table-cell>
          <table:table-cell office:value-type="float" office:value="4424" calcext:value-type="float">
            <text:p>4424</text:p>
          </table:table-cell>
          <table:table-cell table:formula="of:=[.B431]-[.B$2]" office:value-type="float" office:value="43.2779047489166" calcext:value-type="float">
            <text:p>43.2779047489</text:p>
          </table:table-cell>
          <table:table-cell table:formula="of:=[.D431]/([.E431]-[.E430])" office:value-type="float" office:value="44046.7084038541" calcext:value-type="float">
            <text:p>44046.7084038541</text:p>
          </table:table-cell>
          <table:table-cell table:formula="of:=[.E431]-[.E430]" office:value-type="float" office:value="0.100438833236694" calcext:value-type="float">
            <text:p>0.100438833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028898.4035" calcext:value-type="float">
            <text:p>1456028898.4035</text:p>
          </table:table-cell>
          <table:table-cell office:value-type="float" office:value="1456028898.40371" calcext:value-type="float">
            <text:p>1456028898.40371</text:p>
          </table:table-cell>
          <table:table-cell office:value-type="float" office:value="4376" calcext:value-type="float">
            <text:p>4376</text:p>
          </table:table-cell>
          <table:table-cell table:formula="of:=[.B432]-[.B$2]" office:value-type="float" office:value="43.3779258728027" calcext:value-type="float">
            <text:p>43.3779258728</text:p>
          </table:table-cell>
          <table:table-cell table:formula="of:=[.D432]/([.E432]-[.E431])" office:value-type="float" office:value="43750.758139679" calcext:value-type="float">
            <text:p>43750.758139679</text:p>
          </table:table-cell>
          <table:table-cell table:formula="of:=[.E432]-[.E431]" office:value-type="float" office:value="0.100021123886108" calcext:value-type="float">
            <text:p>0.100021123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6028898.50313" calcext:value-type="float">
            <text:p>1456028898.50313</text:p>
          </table:table-cell>
          <table:table-cell office:value-type="float" office:value="1456028898.50334" calcext:value-type="float">
            <text:p>1456028898.50334</text:p>
          </table:table-cell>
          <table:table-cell office:value-type="float" office:value="4344" calcext:value-type="float">
            <text:p>4344</text:p>
          </table:table-cell>
          <table:table-cell table:formula="of:=[.B433]-[.B$2]" office:value-type="float" office:value="43.4775631427765" calcext:value-type="float">
            <text:p>43.4775631428</text:p>
          </table:table-cell>
          <table:table-cell table:formula="of:=[.D433]/([.E433]-[.E432])" office:value-type="float" office:value="43598.1435575688" calcext:value-type="float">
            <text:p>43598.1435575688</text:p>
          </table:table-cell>
          <table:table-cell table:formula="of:=[.E433]-[.E432]" office:value-type="float" office:value="0.0996372699737549" calcext:value-type="float">
            <text:p>0.0996372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6028898.52169" calcext:value-type="float">
            <text:p>1456028898.52169</text:p>
          </table:table-cell>
          <table:table-cell office:value-type="float" office:value="1456028898.5219" calcext:value-type="float">
            <text:p>1456028898.5219</text:p>
          </table:table-cell>
          <table:table-cell office:value-type="float" office:value="4336" calcext:value-type="float">
            <text:p>4336</text:p>
          </table:table-cell>
          <table:table-cell table:formula="of:=[.B434]-[.B$2]" office:value-type="float" office:value="43.4961171150208" calcext:value-type="float">
            <text:p>43.496117115</text:p>
          </table:table-cell>
          <table:table-cell table:formula="of:=[.D434]/([.E434]-[.E433])" office:value-type="float" office:value="233696.587604888" calcext:value-type="float">
            <text:p>233696.587604888</text:p>
          </table:table-cell>
          <table:table-cell table:formula="of:=[.E434]-[.E433]" office:value-type="float" office:value="0.0185539722442627" calcext:value-type="float">
            <text:p>0.018553972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6028898.60258" calcext:value-type="float">
            <text:p>1456028898.60258</text:p>
          </table:table-cell>
          <table:table-cell office:value-type="float" office:value="1456028898.60279" calcext:value-type="float">
            <text:p>1456028898.60279</text:p>
          </table:table-cell>
          <table:table-cell office:value-type="float" office:value="4320" calcext:value-type="float">
            <text:p>4320</text:p>
          </table:table-cell>
          <table:table-cell table:formula="of:=[.B435]-[.B$2]" office:value-type="float" office:value="43.577005147934" calcext:value-type="float">
            <text:p>43.5770051479</text:p>
          </table:table-cell>
          <table:table-cell table:formula="of:=[.D435]/([.E435]-[.E434])" office:value-type="float" office:value="53407.1585673905" calcext:value-type="float">
            <text:p>53407.1585673905</text:p>
          </table:table-cell>
          <table:table-cell table:formula="of:=[.E435]-[.E434]" office:value-type="float" office:value="0.080888032913208" calcext:value-type="float">
            <text:p>0.080888032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6028898.70284" calcext:value-type="float">
            <text:p>1456028898.70284</text:p>
          </table:table-cell>
          <table:table-cell office:value-type="float" office:value="1456028898.70305" calcext:value-type="float">
            <text:p>1456028898.70305</text:p>
          </table:table-cell>
          <table:table-cell office:value-type="float" office:value="4304" calcext:value-type="float">
            <text:p>4304</text:p>
          </table:table-cell>
          <table:table-cell table:formula="of:=[.B436]-[.B$2]" office:value-type="float" office:value="43.6772673130035" calcext:value-type="float">
            <text:p>43.677267313</text:p>
          </table:table-cell>
          <table:table-cell table:formula="of:=[.D436]/([.E436]-[.E435])" office:value-type="float" office:value="42927.4591967279" calcext:value-type="float">
            <text:p>42927.4591967279</text:p>
          </table:table-cell>
          <table:table-cell table:formula="of:=[.E436]-[.E435]" office:value-type="float" office:value="0.10026216506958" calcext:value-type="float">
            <text:p>0.100262165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6028898.80759" calcext:value-type="float">
            <text:p>1456028898.80759</text:p>
          </table:table-cell>
          <table:table-cell office:value-type="float" office:value="1456028898.80781" calcext:value-type="float">
            <text:p>1456028898.80781</text:p>
          </table:table-cell>
          <table:table-cell office:value-type="float" office:value="4296" calcext:value-type="float">
            <text:p>4296</text:p>
          </table:table-cell>
          <table:table-cell table:formula="of:=[.B437]-[.B$2]" office:value-type="float" office:value="43.782023191452" calcext:value-type="float">
            <text:p>43.7820231915</text:p>
          </table:table-cell>
          <table:table-cell table:formula="of:=[.D437]/([.E437]-[.E436])" office:value-type="float" office:value="41009.6317612625" calcext:value-type="float">
            <text:p>41009.6317612625</text:p>
          </table:table-cell>
          <table:table-cell table:formula="of:=[.E437]-[.E436]" office:value-type="float" office:value="0.104755878448486" calcext:value-type="float">
            <text:p>0.104755878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6028898.9032" calcext:value-type="float">
            <text:p>1456028898.9032</text:p>
          </table:table-cell>
          <table:table-cell office:value-type="float" office:value="1456028898.90341" calcext:value-type="float">
            <text:p>1456028898.90341</text:p>
          </table:table-cell>
          <table:table-cell office:value-type="float" office:value="4296" calcext:value-type="float">
            <text:p>4296</text:p>
          </table:table-cell>
          <table:table-cell table:formula="of:=[.B438]-[.B$2]" office:value-type="float" office:value="43.8776319026947" calcext:value-type="float">
            <text:p>43.8776319027</text:p>
          </table:table-cell>
          <table:table-cell table:formula="of:=[.D438]/([.E438]-[.E437])" office:value-type="float" office:value="44933.1441054133" calcext:value-type="float">
            <text:p>44933.1441054133</text:p>
          </table:table-cell>
          <table:table-cell table:formula="of:=[.E438]-[.E437]" office:value-type="float" office:value="0.0956087112426758" calcext:value-type="float">
            <text:p>0.095608711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6028898.91562" calcext:value-type="float">
            <text:p>1456028898.91562</text:p>
          </table:table-cell>
          <table:table-cell office:value-type="float" office:value="1456028898.91694" calcext:value-type="float">
            <text:p>1456028898.91694</text:p>
          </table:table-cell>
          <table:table-cell office:value-type="float" office:value="4296" calcext:value-type="float">
            <text:p>4296</text:p>
          </table:table-cell>
          <table:table-cell table:formula="of:=[.B439]-[.B$2]" office:value-type="float" office:value="43.8900444507599" calcext:value-type="float">
            <text:p>43.8900444508</text:p>
          </table:table-cell>
          <table:table-cell table:formula="of:=[.D439]/([.E439]-[.E438])" office:value-type="float" office:value="346101.378817564" calcext:value-type="float">
            <text:p>346101.378817564</text:p>
          </table:table-cell>
          <table:table-cell table:formula="of:=[.E439]-[.E438]" office:value-type="float" office:value="0.0124125480651855" calcext:value-type="float">
            <text:p>0.012412548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6028899.01908" calcext:value-type="float">
            <text:p>1456028899.01908</text:p>
          </table:table-cell>
          <table:table-cell office:value-type="float" office:value="1456028899.01929" calcext:value-type="float">
            <text:p>1456028899.01929</text:p>
          </table:table-cell>
          <table:table-cell office:value-type="float" office:value="4304" calcext:value-type="float">
            <text:p>4304</text:p>
          </table:table-cell>
          <table:table-cell table:formula="of:=[.B440]-[.B$2]" office:value-type="float" office:value="43.9935069084167" calcext:value-type="float">
            <text:p>43.9935069084</text:p>
          </table:table-cell>
          <table:table-cell table:formula="of:=[.D440]/([.E440]-[.E439])" office:value-type="float" office:value="41599.6304115884" calcext:value-type="float">
            <text:p>41599.6304115884</text:p>
          </table:table-cell>
          <table:table-cell table:formula="of:=[.E440]-[.E439]" office:value-type="float" office:value="0.10346245765686" calcext:value-type="float">
            <text:p>0.103462457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6028899.10363" calcext:value-type="float">
            <text:p>1456028899.10363</text:p>
          </table:table-cell>
          <table:table-cell office:value-type="float" office:value="1456028899.10386" calcext:value-type="float">
            <text:p>1456028899.10386</text:p>
          </table:table-cell>
          <table:table-cell office:value-type="float" office:value="4320" calcext:value-type="float">
            <text:p>4320</text:p>
          </table:table-cell>
          <table:table-cell table:formula="of:=[.B441]-[.B$2]" office:value-type="float" office:value="44.0780575275421" calcext:value-type="float">
            <text:p>44.0780575275</text:p>
          </table:table-cell>
          <table:table-cell table:formula="of:=[.D441]/([.E441]-[.E440])" office:value-type="float" office:value="51093.6530647349" calcext:value-type="float">
            <text:p>51093.6530647349</text:p>
          </table:table-cell>
          <table:table-cell table:formula="of:=[.E441]-[.E440]" office:value-type="float" office:value="0.0845506191253662" calcext:value-type="float">
            <text:p>0.084550619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6028899.12439" calcext:value-type="float">
            <text:p>1456028899.12439</text:p>
          </table:table-cell>
          <table:table-cell office:value-type="float" office:value="1456028899.1246" calcext:value-type="float">
            <text:p>1456028899.1246</text:p>
          </table:table-cell>
          <table:table-cell office:value-type="float" office:value="4328" calcext:value-type="float">
            <text:p>4328</text:p>
          </table:table-cell>
          <table:table-cell table:formula="of:=[.B442]-[.B$2]" office:value-type="float" office:value="44.0988204479218" calcext:value-type="float">
            <text:p>44.0988204479</text:p>
          </table:table-cell>
          <table:table-cell table:formula="of:=[.D442]/([.E442]-[.E441])" office:value-type="float" office:value="208448.518843442" calcext:value-type="float">
            <text:p>208448.518843442</text:p>
          </table:table-cell>
          <table:table-cell table:formula="of:=[.E442]-[.E441]" office:value-type="float" office:value="0.0207629203796387" calcext:value-type="float">
            <text:p>0.020762920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6028899.21851" calcext:value-type="float">
            <text:p>1456028899.21851</text:p>
          </table:table-cell>
          <table:table-cell office:value-type="float" office:value="1456028899.21875" calcext:value-type="float">
            <text:p>1456028899.21875</text:p>
          </table:table-cell>
          <table:table-cell office:value-type="float" office:value="4352" calcext:value-type="float">
            <text:p>4352</text:p>
          </table:table-cell>
          <table:table-cell table:formula="of:=[.B443]-[.B$2]" office:value-type="float" office:value="44.1929359436035" calcext:value-type="float">
            <text:p>44.1929359436</text:p>
          </table:table-cell>
          <table:table-cell table:formula="of:=[.D443]/([.E443]-[.E442])" office:value-type="float" office:value="46241.0569957112" calcext:value-type="float">
            <text:p>46241.0569957112</text:p>
          </table:table-cell>
          <table:table-cell table:formula="of:=[.E443]-[.E442]" office:value-type="float" office:value="0.0941154956817627" calcext:value-type="float">
            <text:p>0.094115495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6028899.30317" calcext:value-type="float">
            <text:p>1456028899.30317</text:p>
          </table:table-cell>
          <table:table-cell office:value-type="float" office:value="1456028899.30339" calcext:value-type="float">
            <text:p>1456028899.30339</text:p>
          </table:table-cell>
          <table:table-cell office:value-type="float" office:value="4384" calcext:value-type="float">
            <text:p>4384</text:p>
          </table:table-cell>
          <table:table-cell table:formula="of:=[.B444]-[.B$2]" office:value-type="float" office:value="44.2775964736939" calcext:value-type="float">
            <text:p>44.2775964737</text:p>
          </table:table-cell>
          <table:table-cell table:formula="of:=[.D444]/([.E444]-[.E443])" office:value-type="float" office:value="51783.2807723069" calcext:value-type="float">
            <text:p>51783.2807723069</text:p>
          </table:table-cell>
          <table:table-cell table:formula="of:=[.E444]-[.E443]" office:value-type="float" office:value="0.084660530090332" calcext:value-type="float">
            <text:p>0.084660530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6028899.42072" calcext:value-type="float">
            <text:p>1456028899.42072</text:p>
          </table:table-cell>
          <table:table-cell office:value-type="float" office:value="1456028899.42094" calcext:value-type="float">
            <text:p>1456028899.42094</text:p>
          </table:table-cell>
          <table:table-cell office:value-type="float" office:value="4432" calcext:value-type="float">
            <text:p>4432</text:p>
          </table:table-cell>
          <table:table-cell table:formula="of:=[.B445]-[.B$2]" office:value-type="float" office:value="44.3951494693756" calcext:value-type="float">
            <text:p>44.3951494694</text:p>
          </table:table-cell>
          <table:table-cell table:formula="of:=[.D445]/([.E445]-[.E444])" office:value-type="float" office:value="37702.1442481843" calcext:value-type="float">
            <text:p>37702.1442481843</text:p>
          </table:table-cell>
          <table:table-cell table:formula="of:=[.E445]-[.E444]" office:value-type="float" office:value="0.117552995681763" calcext:value-type="float">
            <text:p>0.117552995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6028899.43257" calcext:value-type="float">
            <text:p>1456028899.43257</text:p>
          </table:table-cell>
          <table:table-cell office:value-type="float" office:value="1456028899.4338" calcext:value-type="float">
            <text:p>1456028899.4338</text:p>
          </table:table-cell>
          <table:table-cell office:value-type="float" office:value="4440" calcext:value-type="float">
            <text:p>4440</text:p>
          </table:table-cell>
          <table:table-cell table:formula="of:=[.B446]-[.B$2]" office:value-type="float" office:value="44.4070014953613" calcext:value-type="float">
            <text:p>44.4070014954</text:p>
          </table:table-cell>
          <table:table-cell table:formula="of:=[.D446]/([.E446]-[.E445])" office:value-type="float" office:value="374619.495886222" calcext:value-type="float">
            <text:p>374619.495886222</text:p>
          </table:table-cell>
          <table:table-cell table:formula="of:=[.E446]-[.E445]" office:value-type="float" office:value="0.0118520259857178" calcext:value-type="float">
            <text:p>0.01185202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6028899.51657" calcext:value-type="float">
            <text:p>1456028899.51657</text:p>
          </table:table-cell>
          <table:table-cell office:value-type="float" office:value="1456028899.51679" calcext:value-type="float">
            <text:p>1456028899.51679</text:p>
          </table:table-cell>
          <table:table-cell office:value-type="float" office:value="4480" calcext:value-type="float">
            <text:p>4480</text:p>
          </table:table-cell>
          <table:table-cell table:formula="of:=[.B447]-[.B$2]" office:value-type="float" office:value="44.4910011291504" calcext:value-type="float">
            <text:p>44.4910011292</text:p>
          </table:table-cell>
          <table:table-cell table:formula="of:=[.D447]/([.E447]-[.E446])" office:value-type="float" office:value="53333.565849228" calcext:value-type="float">
            <text:p>53333.565849228</text:p>
          </table:table-cell>
          <table:table-cell table:formula="of:=[.E447]-[.E446]" office:value-type="float" office:value="0.0839996337890625" calcext:value-type="float">
            <text:p>0.083999633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6028899.62117" calcext:value-type="float">
            <text:p>1456028899.62117</text:p>
          </table:table-cell>
          <table:table-cell office:value-type="float" office:value="1456028899.62156" calcext:value-type="float">
            <text:p>1456028899.62156</text:p>
          </table:table-cell>
          <table:table-cell office:value-type="float" office:value="4544" calcext:value-type="float">
            <text:p>4544</text:p>
          </table:table-cell>
          <table:table-cell table:formula="of:=[.B448]-[.B$2]" office:value-type="float" office:value="44.5955986976624" calcext:value-type="float">
            <text:p>44.5955986977</text:p>
          </table:table-cell>
          <table:table-cell table:formula="of:=[.D448]/([.E448]-[.E447])" office:value-type="float" office:value="43442.6924511185" calcext:value-type="float">
            <text:p>43442.6924511185</text:p>
          </table:table-cell>
          <table:table-cell table:formula="of:=[.E448]-[.E447]" office:value-type="float" office:value="0.104597568511963" calcext:value-type="float">
            <text:p>0.104597568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6028899.7208" calcext:value-type="float">
            <text:p>1456028899.7208</text:p>
          </table:table-cell>
          <table:table-cell office:value-type="float" office:value="1456028899.72103" calcext:value-type="float">
            <text:p>1456028899.72103</text:p>
          </table:table-cell>
          <table:table-cell office:value-type="float" office:value="4616" calcext:value-type="float">
            <text:p>4616</text:p>
          </table:table-cell>
          <table:table-cell table:formula="of:=[.B449]-[.B$2]" office:value-type="float" office:value="44.6952297687531" calcext:value-type="float">
            <text:p>44.6952297688</text:p>
          </table:table-cell>
          <table:table-cell table:formula="of:=[.D449]/([.E449]-[.E448])" office:value-type="float" office:value="46330.9281880335" calcext:value-type="float">
            <text:p>46330.9281880335</text:p>
          </table:table-cell>
          <table:table-cell table:formula="of:=[.E449]-[.E448]" office:value-type="float" office:value="0.0996310710906982" calcext:value-type="float">
            <text:p>0.099631071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6028899.81751" calcext:value-type="float">
            <text:p>1456028899.81751</text:p>
          </table:table-cell>
          <table:table-cell office:value-type="float" office:value="1456028899.81776" calcext:value-type="float">
            <text:p>1456028899.81776</text:p>
          </table:table-cell>
          <table:table-cell office:value-type="float" office:value="4688" calcext:value-type="float">
            <text:p>4688</text:p>
          </table:table-cell>
          <table:table-cell table:formula="of:=[.B450]-[.B$2]" office:value-type="float" office:value="44.7919359207153" calcext:value-type="float">
            <text:p>44.7919359207</text:p>
          </table:table-cell>
          <table:table-cell table:formula="of:=[.D450]/([.E450]-[.E449])" office:value-type="float" office:value="48476.7504949275" calcext:value-type="float">
            <text:p>48476.7504949275</text:p>
          </table:table-cell>
          <table:table-cell table:formula="of:=[.E450]-[.E449]" office:value-type="float" office:value="0.0967061519622803" calcext:value-type="float">
            <text:p>0.09670615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6028899.92014" calcext:value-type="float">
            <text:p>1456028899.92014</text:p>
          </table:table-cell>
          <table:table-cell office:value-type="float" office:value="1456028899.92038" calcext:value-type="float">
            <text:p>1456028899.92038</text:p>
          </table:table-cell>
          <table:table-cell office:value-type="float" office:value="4768" calcext:value-type="float">
            <text:p>4768</text:p>
          </table:table-cell>
          <table:table-cell table:formula="of:=[.B451]-[.B$2]" office:value-type="float" office:value="44.8945693969727" calcext:value-type="float">
            <text:p>44.894569397</text:p>
          </table:table-cell>
          <table:table-cell table:formula="of:=[.D451]/([.E451]-[.E450])" office:value-type="float" office:value="46456.5770728217" calcext:value-type="float">
            <text:p>46456.5770728217</text:p>
          </table:table-cell>
          <table:table-cell table:formula="of:=[.E451]-[.E450]" office:value-type="float" office:value="0.102633476257324" calcext:value-type="float">
            <text:p>0.102633476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6028900.02064" calcext:value-type="float">
            <text:p>1456028900.02064</text:p>
          </table:table-cell>
          <table:table-cell office:value-type="float" office:value="1456028900.02086" calcext:value-type="float">
            <text:p>1456028900.02086</text:p>
          </table:table-cell>
          <table:table-cell office:value-type="float" office:value="4864" calcext:value-type="float">
            <text:p>4864</text:p>
          </table:table-cell>
          <table:table-cell table:formula="of:=[.B452]-[.B$2]" office:value-type="float" office:value="44.9950723648071" calcext:value-type="float">
            <text:p>44.9950723648</text:p>
          </table:table-cell>
          <table:table-cell table:formula="of:=[.D452]/([.E452]-[.E451])" office:value-type="float" office:value="48396.5807657636" calcext:value-type="float">
            <text:p>48396.5807657636</text:p>
          </table:table-cell>
          <table:table-cell table:formula="of:=[.E452]-[.E451]" office:value-type="float" office:value="0.100502967834473" calcext:value-type="float">
            <text:p>0.100502967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6028900.1206" calcext:value-type="float">
            <text:p>1456028900.1206</text:p>
          </table:table-cell>
          <table:table-cell office:value-type="float" office:value="1456028900.12081" calcext:value-type="float">
            <text:p>1456028900.12081</text:p>
          </table:table-cell>
          <table:table-cell office:value-type="float" office:value="4952" calcext:value-type="float">
            <text:p>4952</text:p>
          </table:table-cell>
          <table:table-cell table:formula="of:=[.B453]-[.B$2]" office:value-type="float" office:value="45.0950300693512" calcext:value-type="float">
            <text:p>45.0950300694</text:p>
          </table:table-cell>
          <table:table-cell table:formula="of:=[.D453]/([.E453]-[.E452])" office:value-type="float" office:value="49540.9535721867" calcext:value-type="float">
            <text:p>49540.9535721867</text:p>
          </table:table-cell>
          <table:table-cell table:formula="of:=[.E453]-[.E452]" office:value-type="float" office:value="0.0999577045440674" calcext:value-type="float">
            <text:p>0.099957704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6028900.22032" calcext:value-type="float">
            <text:p>1456028900.22032</text:p>
          </table:table-cell>
          <table:table-cell office:value-type="float" office:value="1456028900.22054" calcext:value-type="float">
            <text:p>1456028900.22054</text:p>
          </table:table-cell>
          <table:table-cell office:value-type="float" office:value="5056" calcext:value-type="float">
            <text:p>5056</text:p>
          </table:table-cell>
          <table:table-cell table:formula="of:=[.B454]-[.B$2]" office:value-type="float" office:value="45.1947512626648" calcext:value-type="float">
            <text:p>45.1947512627</text:p>
          </table:table-cell>
          <table:table-cell table:formula="of:=[.D454]/([.E454]-[.E453])" office:value-type="float" office:value="50701.3587783704" calcext:value-type="float">
            <text:p>50701.3587783704</text:p>
          </table:table-cell>
          <table:table-cell table:formula="of:=[.E454]-[.E453]" office:value-type="float" office:value="0.0997211933135986" calcext:value-type="float">
            <text:p>0.099721193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6028900.32075" calcext:value-type="float">
            <text:p>1456028900.32075</text:p>
          </table:table-cell>
          <table:table-cell office:value-type="float" office:value="1456028900.32097" calcext:value-type="float">
            <text:p>1456028900.32097</text:p>
          </table:table-cell>
          <table:table-cell office:value-type="float" office:value="5160" calcext:value-type="float">
            <text:p>5160</text:p>
          </table:table-cell>
          <table:table-cell table:formula="of:=[.B455]-[.B$2]" office:value-type="float" office:value="45.2951798439026" calcext:value-type="float">
            <text:p>45.2951798439</text:p>
          </table:table-cell>
          <table:table-cell table:formula="of:=[.D455]/([.E455]-[.E454])" office:value-type="float" office:value="51379.7958350347" calcext:value-type="float">
            <text:p>51379.7958350347</text:p>
          </table:table-cell>
          <table:table-cell table:formula="of:=[.E455]-[.E454]" office:value-type="float" office:value="0.100428581237793" calcext:value-type="float">
            <text:p>0.100428581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6028900.41725" calcext:value-type="float">
            <text:p>1456028900.41725</text:p>
          </table:table-cell>
          <table:table-cell office:value-type="float" office:value="1456028900.41746" calcext:value-type="float">
            <text:p>1456028900.41746</text:p>
          </table:table-cell>
          <table:table-cell office:value-type="float" office:value="5264" calcext:value-type="float">
            <text:p>5264</text:p>
          </table:table-cell>
          <table:table-cell table:formula="of:=[.B456]-[.B$2]" office:value-type="float" office:value="45.3916752338409" calcext:value-type="float">
            <text:p>45.3916752338</text:p>
          </table:table-cell>
          <table:table-cell table:formula="of:=[.D456]/([.E456]-[.E455])" office:value-type="float" office:value="54551.828883876" calcext:value-type="float">
            <text:p>54551.828883876</text:p>
          </table:table-cell>
          <table:table-cell table:formula="of:=[.E456]-[.E455]" office:value-type="float" office:value="0.0964953899383545" calcext:value-type="float">
            <text:p>0.096495389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6028900.52067" calcext:value-type="float">
            <text:p>1456028900.52067</text:p>
          </table:table-cell>
          <table:table-cell office:value-type="float" office:value="1456028900.52089" calcext:value-type="float">
            <text:p>1456028900.52089</text:p>
          </table:table-cell>
          <table:table-cell office:value-type="float" office:value="5384" calcext:value-type="float">
            <text:p>5384</text:p>
          </table:table-cell>
          <table:table-cell table:formula="of:=[.B457]-[.B$2]" office:value-type="float" office:value="45.4951031208038" calcext:value-type="float">
            <text:p>45.4951031208</text:p>
          </table:table-cell>
          <table:table-cell table:formula="of:=[.D457]/([.E457]-[.E456])" office:value-type="float" office:value="52055.5931103161" calcext:value-type="float">
            <text:p>52055.5931103161</text:p>
          </table:table-cell>
          <table:table-cell table:formula="of:=[.E457]-[.E456]" office:value-type="float" office:value="0.103427886962891" calcext:value-type="float">
            <text:p>0.10342788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6028900.61712" calcext:value-type="float">
            <text:p>1456028900.61712</text:p>
          </table:table-cell>
          <table:table-cell office:value-type="float" office:value="1456028900.61734" calcext:value-type="float">
            <text:p>1456028900.61734</text:p>
          </table:table-cell>
          <table:table-cell office:value-type="float" office:value="5496" calcext:value-type="float">
            <text:p>5496</text:p>
          </table:table-cell>
          <table:table-cell table:formula="of:=[.B458]-[.B$2]" office:value-type="float" office:value="45.5915477275848" calcext:value-type="float">
            <text:p>45.5915477276</text:p>
          </table:table-cell>
          <table:table-cell table:formula="of:=[.D458]/([.E458]-[.E457])" office:value-type="float" office:value="56986.079195487" calcext:value-type="float">
            <text:p>56986.079195487</text:p>
          </table:table-cell>
          <table:table-cell table:formula="of:=[.E458]-[.E457]" office:value-type="float" office:value="0.0964446067810059" calcext:value-type="float">
            <text:p>0.096444606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6028900.72047" calcext:value-type="float">
            <text:p>1456028900.72047</text:p>
          </table:table-cell>
          <table:table-cell office:value-type="float" office:value="1456028900.72068" calcext:value-type="float">
            <text:p>1456028900.72068</text:p>
          </table:table-cell>
          <table:table-cell office:value-type="float" office:value="5624" calcext:value-type="float">
            <text:p>5624</text:p>
          </table:table-cell>
          <table:table-cell table:formula="of:=[.B459]-[.B$2]" office:value-type="float" office:value="45.6948945522308" calcext:value-type="float">
            <text:p>45.6948945522</text:p>
          </table:table-cell>
          <table:table-cell table:formula="of:=[.D459]/([.E459]-[.E458])" office:value-type="float" office:value="54418.7014866149" calcext:value-type="float">
            <text:p>54418.7014866149</text:p>
          </table:table-cell>
          <table:table-cell table:formula="of:=[.E459]-[.E458]" office:value-type="float" office:value="0.103346824645996" calcext:value-type="float">
            <text:p>0.103346824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6028900.81724" calcext:value-type="float">
            <text:p>1456028900.81724</text:p>
          </table:table-cell>
          <table:table-cell office:value-type="float" office:value="1456028900.81749" calcext:value-type="float">
            <text:p>1456028900.81749</text:p>
          </table:table-cell>
          <table:table-cell office:value-type="float" office:value="5736" calcext:value-type="float">
            <text:p>5736</text:p>
          </table:table-cell>
          <table:table-cell table:formula="of:=[.B460]-[.B$2]" office:value-type="float" office:value="45.7916734218597" calcext:value-type="float">
            <text:p>45.7916734219</text:p>
          </table:table-cell>
          <table:table-cell table:formula="of:=[.D460]/([.E460]-[.E459])" office:value-type="float" office:value="59269.1361450532" calcext:value-type="float">
            <text:p>59269.1361450532</text:p>
          </table:table-cell>
          <table:table-cell table:formula="of:=[.E460]-[.E459]" office:value-type="float" office:value="0.0967788696289063" calcext:value-type="float">
            <text:p>0.096778869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6028900.91714" calcext:value-type="float">
            <text:p>1456028900.91714</text:p>
          </table:table-cell>
          <table:table-cell office:value-type="float" office:value="1456028900.91737" calcext:value-type="float">
            <text:p>1456028900.91737</text:p>
          </table:table-cell>
          <table:table-cell office:value-type="float" office:value="5864" calcext:value-type="float">
            <text:p>5864</text:p>
          </table:table-cell>
          <table:table-cell table:formula="of:=[.B461]-[.B$2]" office:value-type="float" office:value="45.8915722370148" calcext:value-type="float">
            <text:p>45.891572237</text:p>
          </table:table-cell>
          <table:table-cell table:formula="of:=[.D461]/([.E461]-[.E460])" office:value-type="float" office:value="58699.3948917199" calcext:value-type="float">
            <text:p>58699.3948917199</text:p>
          </table:table-cell>
          <table:table-cell table:formula="of:=[.E461]-[.E460]" office:value-type="float" office:value="0.0998988151550293" calcext:value-type="float">
            <text:p>0.0998988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6028901.01998" calcext:value-type="float">
            <text:p>1456028901.01998</text:p>
          </table:table-cell>
          <table:table-cell office:value-type="float" office:value="1456028901.02019" calcext:value-type="float">
            <text:p>1456028901.02019</text:p>
          </table:table-cell>
          <table:table-cell office:value-type="float" office:value="5992" calcext:value-type="float">
            <text:p>5992</text:p>
          </table:table-cell>
          <table:table-cell table:formula="of:=[.B462]-[.B$2]" office:value-type="float" office:value="45.9944124221802" calcext:value-type="float">
            <text:p>45.9944124222</text:p>
          </table:table-cell>
          <table:table-cell table:formula="of:=[.D462]/([.E462]-[.E461])" office:value-type="float" office:value="58265.1615257463" calcext:value-type="float">
            <text:p>58265.1615257463</text:p>
          </table:table-cell>
          <table:table-cell table:formula="of:=[.E462]-[.E461]" office:value-type="float" office:value="0.102840185165405" calcext:value-type="float">
            <text:p>0.102840185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6028901.12094" calcext:value-type="float">
            <text:p>1456028901.12094</text:p>
          </table:table-cell>
          <table:table-cell office:value-type="float" office:value="1456028901.12116" calcext:value-type="float">
            <text:p>1456028901.12116</text:p>
          </table:table-cell>
          <table:table-cell office:value-type="float" office:value="6120" calcext:value-type="float">
            <text:p>6120</text:p>
          </table:table-cell>
          <table:table-cell table:formula="of:=[.B463]-[.B$2]" office:value-type="float" office:value="46.095370054245" calcext:value-type="float">
            <text:p>46.0953700542</text:p>
          </table:table-cell>
          <table:table-cell table:formula="of:=[.D463]/([.E463]-[.E462])" office:value-type="float" office:value="60619.4883421066" calcext:value-type="float">
            <text:p>60619.4883421066</text:p>
          </table:table-cell>
          <table:table-cell table:formula="of:=[.E463]-[.E462]" office:value-type="float" office:value="0.100957632064819" calcext:value-type="float">
            <text:p>0.100957632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6028901.21759" calcext:value-type="float">
            <text:p>1456028901.21759</text:p>
          </table:table-cell>
          <table:table-cell office:value-type="float" office:value="1456028901.21784" calcext:value-type="float">
            <text:p>1456028901.21784</text:p>
          </table:table-cell>
          <table:table-cell office:value-type="float" office:value="6240" calcext:value-type="float">
            <text:p>6240</text:p>
          </table:table-cell>
          <table:table-cell table:formula="of:=[.B464]-[.B$2]" office:value-type="float" office:value="46.1920208930969" calcext:value-type="float">
            <text:p>46.1920208931</text:p>
          </table:table-cell>
          <table:table-cell table:formula="of:=[.D464]/([.E464]-[.E463])" office:value-type="float" office:value="64562.2953108542" calcext:value-type="float">
            <text:p>64562.2953108542</text:p>
          </table:table-cell>
          <table:table-cell table:formula="of:=[.E464]-[.E463]" office:value-type="float" office:value="0.0966508388519287" calcext:value-type="float">
            <text:p>0.096650838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6028901.32079" calcext:value-type="float">
            <text:p>1456028901.32079</text:p>
          </table:table-cell>
          <table:table-cell office:value-type="float" office:value="1456028901.321" calcext:value-type="float">
            <text:p>1456028901.321</text:p>
          </table:table-cell>
          <table:table-cell office:value-type="float" office:value="6368" calcext:value-type="float">
            <text:p>6368</text:p>
          </table:table-cell>
          <table:table-cell table:formula="of:=[.B465]-[.B$2]" office:value-type="float" office:value="46.295218706131" calcext:value-type="float">
            <text:p>46.2952187061</text:p>
          </table:table-cell>
          <table:table-cell table:formula="of:=[.D465]/([.E465]-[.E464])" office:value-type="float" office:value="61706.734016722" calcext:value-type="float">
            <text:p>61706.734016722</text:p>
          </table:table-cell>
          <table:table-cell table:formula="of:=[.E465]-[.E464]" office:value-type="float" office:value="0.103197813034058" calcext:value-type="float">
            <text:p>0.10319781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6028901.4209" calcext:value-type="float">
            <text:p>1456028901.4209</text:p>
          </table:table-cell>
          <table:table-cell office:value-type="float" office:value="1456028901.42112" calcext:value-type="float">
            <text:p>1456028901.42112</text:p>
          </table:table-cell>
          <table:table-cell office:value-type="float" office:value="6488" calcext:value-type="float">
            <text:p>6488</text:p>
          </table:table-cell>
          <table:table-cell table:formula="of:=[.B466]-[.B$2]" office:value-type="float" office:value="46.3953306674957" calcext:value-type="float">
            <text:p>46.3953306675</text:p>
          </table:table-cell>
          <table:table-cell table:formula="of:=[.D466]/([.E466]-[.E465])" office:value-type="float" office:value="64807.4407049297" calcext:value-type="float">
            <text:p>64807.4407049297</text:p>
          </table:table-cell>
          <table:table-cell table:formula="of:=[.E466]-[.E465]" office:value-type="float" office:value="0.100111961364746" calcext:value-type="float">
            <text:p>0.100111961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6028901.52029" calcext:value-type="float">
            <text:p>1456028901.52029</text:p>
          </table:table-cell>
          <table:table-cell office:value-type="float" office:value="1456028901.5205" calcext:value-type="float">
            <text:p>1456028901.5205</text:p>
          </table:table-cell>
          <table:table-cell office:value-type="float" office:value="6616" calcext:value-type="float">
            <text:p>6616</text:p>
          </table:table-cell>
          <table:table-cell table:formula="of:=[.B467]-[.B$2]" office:value-type="float" office:value="46.4947192668915" calcext:value-type="float">
            <text:p>46.4947192669</text:p>
          </table:table-cell>
          <table:table-cell table:formula="of:=[.D467]/([.E467]-[.E466])" office:value-type="float" office:value="66566.9909851127" calcext:value-type="float">
            <text:p>66566.9909851127</text:p>
          </table:table-cell>
          <table:table-cell table:formula="of:=[.E467]-[.E466]" office:value-type="float" office:value="0.099388599395752" calcext:value-type="float">
            <text:p>0.099388599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6028901.6169" calcext:value-type="float">
            <text:p>1456028901.6169</text:p>
          </table:table-cell>
          <table:table-cell office:value-type="float" office:value="1456028901.61715" calcext:value-type="float">
            <text:p>1456028901.61715</text:p>
          </table:table-cell>
          <table:table-cell office:value-type="float" office:value="6728" calcext:value-type="float">
            <text:p>6728</text:p>
          </table:table-cell>
          <table:table-cell table:formula="of:=[.B468]-[.B$2]" office:value-type="float" office:value="46.591325044632" calcext:value-type="float">
            <text:p>46.5913250446</text:p>
          </table:table-cell>
          <table:table-cell table:formula="of:=[.D468]/([.E468]-[.E467])" office:value-type="float" office:value="69643.867658455" calcext:value-type="float">
            <text:p>69643.867658455</text:p>
          </table:table-cell>
          <table:table-cell table:formula="of:=[.E468]-[.E467]" office:value-type="float" office:value="0.0966057777404785" calcext:value-type="float">
            <text:p>0.096605777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028901.71755" calcext:value-type="float">
            <text:p>1456028901.71755</text:p>
          </table:table-cell>
          <table:table-cell office:value-type="float" office:value="1456028901.71776" calcext:value-type="float">
            <text:p>1456028901.71776</text:p>
          </table:table-cell>
          <table:table-cell office:value-type="float" office:value="6848" calcext:value-type="float">
            <text:p>6848</text:p>
          </table:table-cell>
          <table:table-cell table:formula="of:=[.B469]-[.B$2]" office:value-type="float" office:value="46.6919798851013" calcext:value-type="float">
            <text:p>46.6919798851</text:p>
          </table:table-cell>
          <table:table-cell table:formula="of:=[.D469]/([.E469]-[.E468])" office:value-type="float" office:value="68034.4826743285" calcext:value-type="float">
            <text:p>68034.4826743285</text:p>
          </table:table-cell>
          <table:table-cell table:formula="of:=[.E469]-[.E468]" office:value-type="float" office:value="0.10065484046936" calcext:value-type="float">
            <text:p>0.100654840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6028901.82082" calcext:value-type="float">
            <text:p>1456028901.82082</text:p>
          </table:table-cell>
          <table:table-cell office:value-type="float" office:value="1456028901.82104" calcext:value-type="float">
            <text:p>1456028901.82104</text:p>
          </table:table-cell>
          <table:table-cell office:value-type="float" office:value="6960" calcext:value-type="float">
            <text:p>6960</text:p>
          </table:table-cell>
          <table:table-cell table:formula="of:=[.B470]-[.B$2]" office:value-type="float" office:value="46.7952508926392" calcext:value-type="float">
            <text:p>46.7952508926</text:p>
          </table:table-cell>
          <table:table-cell table:formula="of:=[.D470]/([.E470]-[.E469])" office:value-type="float" office:value="67395.4884912848" calcext:value-type="float">
            <text:p>67395.4884912848</text:p>
          </table:table-cell>
          <table:table-cell table:formula="of:=[.E470]-[.E469]" office:value-type="float" office:value="0.103271007537842" calcext:value-type="float">
            <text:p>0.103271007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6028901.91725" calcext:value-type="float">
            <text:p>1456028901.91725</text:p>
          </table:table-cell>
          <table:table-cell office:value-type="float" office:value="1456028901.91748" calcext:value-type="float">
            <text:p>1456028901.91748</text:p>
          </table:table-cell>
          <table:table-cell office:value-type="float" office:value="7064" calcext:value-type="float">
            <text:p>7064</text:p>
          </table:table-cell>
          <table:table-cell table:formula="of:=[.B471]-[.B$2]" office:value-type="float" office:value="46.891681432724" calcext:value-type="float">
            <text:p>46.8916814327</text:p>
          </table:table-cell>
          <table:table-cell table:formula="of:=[.D471]/([.E471]-[.E470])" office:value-type="float" office:value="73254.8007486544" calcext:value-type="float">
            <text:p>73254.8007486544</text:p>
          </table:table-cell>
          <table:table-cell table:formula="of:=[.E471]-[.E470]" office:value-type="float" office:value="0.0964305400848389" calcext:value-type="float">
            <text:p>0.096430540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6028902.01721" calcext:value-type="float">
            <text:p>1456028902.01721</text:p>
          </table:table-cell>
          <table:table-cell office:value-type="float" office:value="1456028902.01742" calcext:value-type="float">
            <text:p>1456028902.01742</text:p>
          </table:table-cell>
          <table:table-cell office:value-type="float" office:value="7168" calcext:value-type="float">
            <text:p>7168</text:p>
          </table:table-cell>
          <table:table-cell table:formula="of:=[.B472]-[.B$2]" office:value-type="float" office:value="46.9916369915009" calcext:value-type="float">
            <text:p>46.9916369915</text:p>
          </table:table-cell>
          <table:table-cell table:formula="of:=[.D472]/([.E472]-[.E471])" office:value-type="float" office:value="71711.8696320043" calcext:value-type="float">
            <text:p>71711.8696320043</text:p>
          </table:table-cell>
          <table:table-cell table:formula="of:=[.E472]-[.E471]" office:value-type="float" office:value="0.0999555587768555" calcext:value-type="float">
            <text:p>0.099955558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6028902.12091" calcext:value-type="float">
            <text:p>1456028902.12091</text:p>
          </table:table-cell>
          <table:table-cell office:value-type="float" office:value="1456028902.12112" calcext:value-type="float">
            <text:p>1456028902.12112</text:p>
          </table:table-cell>
          <table:table-cell office:value-type="float" office:value="7272" calcext:value-type="float">
            <text:p>7272</text:p>
          </table:table-cell>
          <table:table-cell table:formula="of:=[.B473]-[.B$2]" office:value-type="float" office:value="47.0953412055969" calcext:value-type="float">
            <text:p>47.0953412056</text:p>
          </table:table-cell>
          <table:table-cell table:formula="of:=[.D473]/([.E473]-[.E472])" office:value-type="float" office:value="70122.5120250502" calcext:value-type="float">
            <text:p>70122.5120250502</text:p>
          </table:table-cell>
          <table:table-cell table:formula="of:=[.E473]-[.E472]" office:value-type="float" office:value="0.103704214096069" calcext:value-type="float">
            <text:p>0.103704214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6028902.21743" calcext:value-type="float">
            <text:p>1456028902.21743</text:p>
          </table:table-cell>
          <table:table-cell office:value-type="float" office:value="1456028902.21764" calcext:value-type="float">
            <text:p>1456028902.21764</text:p>
          </table:table-cell>
          <table:table-cell office:value-type="float" office:value="7360" calcext:value-type="float">
            <text:p>7360</text:p>
          </table:table-cell>
          <table:table-cell table:formula="of:=[.B474]-[.B$2]" office:value-type="float" office:value="47.1918547153473" calcext:value-type="float">
            <text:p>47.1918547153</text:p>
          </table:table-cell>
          <table:table-cell table:formula="of:=[.D474]/([.E474]-[.E473])" office:value-type="float" office:value="76258.7540235223" calcext:value-type="float">
            <text:p>76258.7540235223</text:p>
          </table:table-cell>
          <table:table-cell table:formula="of:=[.E474]-[.E473]" office:value-type="float" office:value="0.0965135097503662" calcext:value-type="float">
            <text:p>0.096513509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6028902.32081" calcext:value-type="float">
            <text:p>1456028902.32081</text:p>
          </table:table-cell>
          <table:table-cell office:value-type="float" office:value="1456028902.32103" calcext:value-type="float">
            <text:p>1456028902.32103</text:p>
          </table:table-cell>
          <table:table-cell office:value-type="float" office:value="7448" calcext:value-type="float">
            <text:p>7448</text:p>
          </table:table-cell>
          <table:table-cell table:formula="of:=[.B475]-[.B$2]" office:value-type="float" office:value="47.2952396869659" calcext:value-type="float">
            <text:p>47.295239687</text:p>
          </table:table-cell>
          <table:table-cell table:formula="of:=[.D475]/([.E475]-[.E474])" office:value-type="float" office:value="72041.4184323891" calcext:value-type="float">
            <text:p>72041.4184323891</text:p>
          </table:table-cell>
          <table:table-cell table:formula="of:=[.E475]-[.E474]" office:value-type="float" office:value="0.103384971618652" calcext:value-type="float">
            <text:p>0.10338497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6028902.41721" calcext:value-type="float">
            <text:p>1456028902.41721</text:p>
          </table:table-cell>
          <table:table-cell office:value-type="float" office:value="1456028902.41742" calcext:value-type="float">
            <text:p>1456028902.41742</text:p>
          </table:table-cell>
          <table:table-cell office:value-type="float" office:value="7520" calcext:value-type="float">
            <text:p>7520</text:p>
          </table:table-cell>
          <table:table-cell table:formula="of:=[.B476]-[.B$2]" office:value-type="float" office:value="47.3916373252869" calcext:value-type="float">
            <text:p>47.3916373253</text:p>
          </table:table-cell>
          <table:table-cell table:formula="of:=[.D476]/([.E476]-[.E475])" office:value-type="float" office:value="78010.2099074745" calcext:value-type="float">
            <text:p>78010.2099074745</text:p>
          </table:table-cell>
          <table:table-cell table:formula="of:=[.E476]-[.E475]" office:value-type="float" office:value="0.0963976383209229" calcext:value-type="float">
            <text:p>0.096397638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6028902.5204" calcext:value-type="float">
            <text:p>1456028902.5204</text:p>
          </table:table-cell>
          <table:table-cell office:value-type="float" office:value="1456028902.52061" calcext:value-type="float">
            <text:p>1456028902.52061</text:p>
          </table:table-cell>
          <table:table-cell office:value-type="float" office:value="7600" calcext:value-type="float">
            <text:p>7600</text:p>
          </table:table-cell>
          <table:table-cell table:formula="of:=[.B477]-[.B$2]" office:value-type="float" office:value="47.4948270320892" calcext:value-type="float">
            <text:p>47.4948270321</text:p>
          </table:table-cell>
          <table:table-cell table:formula="of:=[.D477]/([.E477]-[.E476])" office:value-type="float" office:value="73650.7568003438" calcext:value-type="float">
            <text:p>73650.7568003438</text:p>
          </table:table-cell>
          <table:table-cell table:formula="of:=[.E477]-[.E476]" office:value-type="float" office:value="0.103189706802368" calcext:value-type="float">
            <text:p>0.103189706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6028902.61697" calcext:value-type="float">
            <text:p>1456028902.61697</text:p>
          </table:table-cell>
          <table:table-cell office:value-type="float" office:value="1456028902.61719" calcext:value-type="float">
            <text:p>1456028902.61719</text:p>
          </table:table-cell>
          <table:table-cell office:value-type="float" office:value="7664" calcext:value-type="float">
            <text:p>7664</text:p>
          </table:table-cell>
          <table:table-cell table:formula="of:=[.B478]-[.B$2]" office:value-type="float" office:value="47.5913982391357" calcext:value-type="float">
            <text:p>47.5913982391</text:p>
          </table:table-cell>
          <table:table-cell table:formula="of:=[.D478]/([.E478]-[.E477])" office:value-type="float" office:value="79361.1287918252" calcext:value-type="float">
            <text:p>79361.1287918252</text:p>
          </table:table-cell>
          <table:table-cell table:formula="of:=[.E478]-[.E477]" office:value-type="float" office:value="0.0965712070465088" calcext:value-type="float">
            <text:p>0.09657120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6028902.71895" calcext:value-type="float">
            <text:p>1456028902.71895</text:p>
          </table:table-cell>
          <table:table-cell office:value-type="float" office:value="1456028902.71916" calcext:value-type="float">
            <text:p>1456028902.71916</text:p>
          </table:table-cell>
          <table:table-cell office:value-type="float" office:value="7720" calcext:value-type="float">
            <text:p>7720</text:p>
          </table:table-cell>
          <table:table-cell table:formula="of:=[.B479]-[.B$2]" office:value-type="float" office:value="47.6933782100678" calcext:value-type="float">
            <text:p>47.6933782101</text:p>
          </table:table-cell>
          <table:table-cell table:formula="of:=[.D479]/([.E479]-[.E478])" office:value-type="float" office:value="75701.1394438145" calcext:value-type="float">
            <text:p>75701.1394438145</text:p>
          </table:table-cell>
          <table:table-cell table:formula="of:=[.E479]-[.E478]" office:value-type="float" office:value="0.101979970932007" calcext:value-type="float">
            <text:p>0.101979970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6028902.8447" calcext:value-type="float">
            <text:p>1456028902.8447</text:p>
          </table:table-cell>
          <table:table-cell office:value-type="float" office:value="1456028902.84491" calcext:value-type="float">
            <text:p>1456028902.84491</text:p>
          </table:table-cell>
          <table:table-cell office:value-type="float" office:value="7768" calcext:value-type="float">
            <text:p>7768</text:p>
          </table:table-cell>
          <table:table-cell table:formula="of:=[.B480]-[.B$2]" office:value-type="float" office:value="47.8191239833832" calcext:value-type="float">
            <text:p>47.8191239834</text:p>
          </table:table-cell>
          <table:table-cell table:formula="of:=[.D480]/([.E480]-[.E479])" office:value-type="float" office:value="61775.4362249154" calcext:value-type="float">
            <text:p>61775.4362249154</text:p>
          </table:table-cell>
          <table:table-cell table:formula="of:=[.E480]-[.E479]" office:value-type="float" office:value="0.12574577331543" calcext:value-type="float">
            <text:p>0.125745773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6028903.01854" calcext:value-type="float">
            <text:p>1456028903.01854</text:p>
          </table:table-cell>
          <table:table-cell office:value-type="float" office:value="1456028903.01876" calcext:value-type="float">
            <text:p>1456028903.01876</text:p>
          </table:table-cell>
          <table:table-cell office:value-type="float" office:value="7840" calcext:value-type="float">
            <text:p>7840</text:p>
          </table:table-cell>
          <table:table-cell table:formula="of:=[.B481]-[.B$2]" office:value-type="float" office:value="47.9929666519165" calcext:value-type="float">
            <text:p>47.9929666519</text:p>
          </table:table-cell>
          <table:table-cell table:formula="of:=[.D481]/([.E481]-[.E480])" office:value-type="float" office:value="45098.2492741538" calcext:value-type="float">
            <text:p>45098.2492741538</text:p>
          </table:table-cell>
          <table:table-cell table:formula="of:=[.E481]-[.E480]" office:value-type="float" office:value="0.173842668533325" calcext:value-type="float">
            <text:p>0.173842668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6028903.10329" calcext:value-type="float">
            <text:p>1456028903.10329</text:p>
          </table:table-cell>
          <table:table-cell office:value-type="float" office:value="1456028903.10349" calcext:value-type="float">
            <text:p>1456028903.10349</text:p>
          </table:table-cell>
          <table:table-cell office:value-type="float" office:value="7864" calcext:value-type="float">
            <text:p>7864</text:p>
          </table:table-cell>
          <table:table-cell table:formula="of:=[.B482]-[.B$2]" office:value-type="float" office:value="48.0777146816254" calcext:value-type="float">
            <text:p>48.0777146816</text:p>
          </table:table-cell>
          <table:table-cell table:formula="of:=[.D482]/([.E482]-[.E481])" office:value-type="float" office:value="92792.7177424119" calcext:value-type="float">
            <text:p>92792.7177424119</text:p>
          </table:table-cell>
          <table:table-cell table:formula="of:=[.E482]-[.E481]" office:value-type="float" office:value="0.0847480297088623" calcext:value-type="float">
            <text:p>0.084748029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6028903.22202" calcext:value-type="float">
            <text:p>1456028903.22202</text:p>
          </table:table-cell>
          <table:table-cell office:value-type="float" office:value="1456028903.22224" calcext:value-type="float">
            <text:p>1456028903.22224</text:p>
          </table:table-cell>
          <table:table-cell office:value-type="float" office:value="7888" calcext:value-type="float">
            <text:p>7888</text:p>
          </table:table-cell>
          <table:table-cell table:formula="of:=[.B483]-[.B$2]" office:value-type="float" office:value="48.1964523792267" calcext:value-type="float">
            <text:p>48.1964523792</text:p>
          </table:table-cell>
          <table:table-cell table:formula="of:=[.D483]/([.E483]-[.E482])" office:value-type="float" office:value="66432.1454714852" calcext:value-type="float">
            <text:p>66432.1454714852</text:p>
          </table:table-cell>
          <table:table-cell table:formula="of:=[.E483]-[.E482]" office:value-type="float" office:value="0.118737697601318" calcext:value-type="float">
            <text:p>0.118737697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6028903.37811" calcext:value-type="float">
            <text:p>1456028903.37811</text:p>
          </table:table-cell>
          <table:table-cell office:value-type="float" office:value="1456028903.37833" calcext:value-type="float">
            <text:p>1456028903.37833</text:p>
          </table:table-cell>
          <table:table-cell office:value-type="float" office:value="7888" calcext:value-type="float">
            <text:p>7888</text:p>
          </table:table-cell>
          <table:table-cell table:formula="of:=[.B484]-[.B$2]" office:value-type="float" office:value="48.352541923523" calcext:value-type="float">
            <text:p>48.3525419235</text:p>
          </table:table-cell>
          <table:table-cell table:formula="of:=[.D484]/([.E484]-[.E483])" office:value-type="float" office:value="50535.0953234141" calcext:value-type="float">
            <text:p>50535.0953234141</text:p>
          </table:table-cell>
          <table:table-cell table:formula="of:=[.E484]-[.E483]" office:value-type="float" office:value="0.156089544296265" calcext:value-type="float">
            <text:p>0.156089544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6028903.50293" calcext:value-type="float">
            <text:p>1456028903.50293</text:p>
          </table:table-cell>
          <table:table-cell office:value-type="float" office:value="1456028903.50315" calcext:value-type="float">
            <text:p>1456028903.50315</text:p>
          </table:table-cell>
          <table:table-cell office:value-type="float" office:value="7880" calcext:value-type="float">
            <text:p>7880</text:p>
          </table:table-cell>
          <table:table-cell table:formula="of:=[.B485]-[.B$2]" office:value-type="float" office:value="48.4773597717285" calcext:value-type="float">
            <text:p>48.4773597717</text:p>
          </table:table-cell>
          <table:table-cell table:formula="of:=[.D485]/([.E485]-[.E484])" office:value-type="float" office:value="63131.9968521023" calcext:value-type="float">
            <text:p>63131.9968521023</text:p>
          </table:table-cell>
          <table:table-cell table:formula="of:=[.E485]-[.E484]" office:value-type="float" office:value="0.124817848205566" calcext:value-type="float">
            <text:p>0.124817848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6028903.6202" calcext:value-type="float">
            <text:p>1456028903.6202</text:p>
          </table:table-cell>
          <table:table-cell office:value-type="float" office:value="1456028903.62042" calcext:value-type="float">
            <text:p>1456028903.62042</text:p>
          </table:table-cell>
          <table:table-cell office:value-type="float" office:value="7864" calcext:value-type="float">
            <text:p>7864</text:p>
          </table:table-cell>
          <table:table-cell table:formula="of:=[.B486]-[.B$2]" office:value-type="float" office:value="48.5946316719055" calcext:value-type="float">
            <text:p>48.5946316719</text:p>
          </table:table-cell>
          <table:table-cell table:formula="of:=[.D486]/([.E486]-[.E485])" office:value-type="float" office:value="67057.837283532" calcext:value-type="float">
            <text:p>67057.837283532</text:p>
          </table:table-cell>
          <table:table-cell table:formula="of:=[.E486]-[.E485]" office:value-type="float" office:value="0.117271900177002" calcext:value-type="float">
            <text:p>0.117271900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6028903.71664" calcext:value-type="float">
            <text:p>1456028903.71664</text:p>
          </table:table-cell>
          <table:table-cell office:value-type="float" office:value="1456028903.71685" calcext:value-type="float">
            <text:p>1456028903.71685</text:p>
          </table:table-cell>
          <table:table-cell office:value-type="float" office:value="7840" calcext:value-type="float">
            <text:p>7840</text:p>
          </table:table-cell>
          <table:table-cell table:formula="of:=[.B487]-[.B$2]" office:value-type="float" office:value="48.6910667419434" calcext:value-type="float">
            <text:p>48.6910667419</text:p>
          </table:table-cell>
          <table:table-cell table:formula="of:=[.D487]/([.E487]-[.E486])" office:value-type="float" office:value="81298.2247736589" calcext:value-type="float">
            <text:p>81298.2247736589</text:p>
          </table:table-cell>
          <table:table-cell table:formula="of:=[.E487]-[.E486]" office:value-type="float" office:value="0.0964350700378418" calcext:value-type="float">
            <text:p>0.0964350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6028903.84432" calcext:value-type="float">
            <text:p>1456028903.84432</text:p>
          </table:table-cell>
          <table:table-cell office:value-type="float" office:value="1456028903.84542" calcext:value-type="float">
            <text:p>1456028903.84542</text:p>
          </table:table-cell>
          <table:table-cell office:value-type="float" office:value="7792" calcext:value-type="float">
            <text:p>7792</text:p>
          </table:table-cell>
          <table:table-cell table:formula="of:=[.B488]-[.B$2]" office:value-type="float" office:value="48.8187534809113" calcext:value-type="float">
            <text:p>48.8187534809</text:p>
          </table:table-cell>
          <table:table-cell table:formula="of:=[.D488]/([.E488]-[.E487])" office:value-type="float" office:value="61024.3480488538" calcext:value-type="float">
            <text:p>61024.3480488538</text:p>
          </table:table-cell>
          <table:table-cell table:formula="of:=[.E488]-[.E487]" office:value-type="float" office:value="0.127686738967896" calcext:value-type="float">
            <text:p>0.12768673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6028904.05597" calcext:value-type="float">
            <text:p>1456028904.05597</text:p>
          </table:table-cell>
          <table:table-cell office:value-type="float" office:value="1456028904.07916" calcext:value-type="float">
            <text:p>1456028904.07916</text:p>
          </table:table-cell>
          <table:table-cell office:value-type="float" office:value="7744" calcext:value-type="float">
            <text:p>7744</text:p>
          </table:table-cell>
          <table:table-cell table:formula="of:=[.B489]-[.B$2]" office:value-type="float" office:value="49.0304002761841" calcext:value-type="float">
            <text:p>49.0304002762</text:p>
          </table:table-cell>
          <table:table-cell table:formula="of:=[.D489]/([.E489]-[.E488])" office:value-type="float" office:value="36589.2617935342" calcext:value-type="float">
            <text:p>36589.2617935342</text:p>
          </table:table-cell>
          <table:table-cell table:formula="of:=[.E489]-[.E488]" office:value-type="float" office:value="0.211646795272827" calcext:value-type="float">
            <text:p>0.211646795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6028904.0973" calcext:value-type="float">
            <text:p>1456028904.0973</text:p>
          </table:table-cell>
          <table:table-cell office:value-type="float" office:value="1456028904.12075" calcext:value-type="float">
            <text:p>1456028904.12075</text:p>
          </table:table-cell>
          <table:table-cell office:value-type="float" office:value="7672" calcext:value-type="float">
            <text:p>7672</text:p>
          </table:table-cell>
          <table:table-cell table:formula="of:=[.B490]-[.B$2]" office:value-type="float" office:value="49.0717251300812" calcext:value-type="float">
            <text:p>49.0717251301</text:p>
          </table:table-cell>
          <table:table-cell table:formula="of:=[.D490]/([.E490]-[.E489])" office:value-type="float" office:value="185650.989090112" calcext:value-type="float">
            <text:p>185650.989090112</text:p>
          </table:table-cell>
          <table:table-cell table:formula="of:=[.E490]-[.E489]" office:value-type="float" office:value="0.0413248538970947" calcext:value-type="float">
            <text:p>0.041324853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6028904.22247" calcext:value-type="float">
            <text:p>1456028904.22247</text:p>
          </table:table-cell>
          <table:table-cell office:value-type="float" office:value="1456028904.24539" calcext:value-type="float">
            <text:p>1456028904.24539</text:p>
          </table:table-cell>
          <table:table-cell office:value-type="float" office:value="7584" calcext:value-type="float">
            <text:p>7584</text:p>
          </table:table-cell>
          <table:table-cell table:formula="of:=[.B491]-[.B$2]" office:value-type="float" office:value="49.1968982219696" calcext:value-type="float">
            <text:p>49.196898222</text:p>
          </table:table-cell>
          <table:table-cell table:formula="of:=[.D491]/([.E491]-[.E490])" office:value-type="float" office:value="60588.1015287211" calcext:value-type="float">
            <text:p>60588.1015287211</text:p>
          </table:table-cell>
          <table:table-cell table:formula="of:=[.E491]-[.E490]" office:value-type="float" office:value="0.125173091888428" calcext:value-type="float">
            <text:p>0.125173091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6028904.34598" calcext:value-type="float">
            <text:p>1456028904.34598</text:p>
          </table:table-cell>
          <table:table-cell office:value-type="float" office:value="1456028904.36986" calcext:value-type="float">
            <text:p>1456028904.36986</text:p>
          </table:table-cell>
          <table:table-cell office:value-type="float" office:value="7496" calcext:value-type="float">
            <text:p>7496</text:p>
          </table:table-cell>
          <table:table-cell table:formula="of:=[.B492]-[.B$2]" office:value-type="float" office:value="49.3204078674316" calcext:value-type="float">
            <text:p>49.3204078674</text:p>
          </table:table-cell>
          <table:table-cell table:formula="of:=[.D492]/([.E492]-[.E491])" office:value-type="float" office:value="60691.6162050201" calcext:value-type="float">
            <text:p>60691.6162050201</text:p>
          </table:table-cell>
          <table:table-cell table:formula="of:=[.E492]-[.E491]" office:value-type="float" office:value="0.123509645462036" calcext:value-type="float">
            <text:p>0.1235096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0T22:49:02.467459050</dc:date>
    <meta:editing-duration>PT4M53S</meta:editing-duration>
    <meta:editing-cycles>1</meta:editing-cycles>
    <meta:document-statistic meta:table-count="1" meta:cell-count="3440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5.78cm" svg:height="22.366cm" xlink:href=".." xlink:type="simple" chart:class="chart:scatter" chart:style-name="ch1">
        <chart:plot-area chart:style-name="ch2" table:cell-range-address="'relay3.comm.sub.network'.E2:'relay3.comm.sub.network'.F492" svg:x="0.915cm" svg:y="0.447cm" svg:width="43.95cm" svg:height="21.472cm">
          <chartooo:coordinate-region svg:x="2.277cm" svg:y="0.646cm" svg:width="42.401cm" svg:height="20.62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elay3.comm.sub.network'.F2:'relay3.comm.sub.network'.F492" chart:class="chart:scatter">
            <chart:domain table:cell-range-address="'relay3.comm.sub.network'.E2:'relay3.comm.sub.network'.E492"/>
            <chart:data-point chart:repeated="49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lay3.comm.sub.network'.E2:'relay3.comm.sub.network'.E492</svg:desc>
                </draw:g>
              </table:table-cell>
              <table:table-cell office:value-type="float" office:value="0">
                <text:p>0</text:p>
                <draw:g>
                  <svg:desc>'relay3.comm.sub.network'.F2:'relay3.comm.sub.network'.F4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49721336364746">
                <text:p>0.0949721336364746</text:p>
              </table:table-cell>
              <table:table-cell office:value-type="float" office:value="52141.6104955039">
                <text:p>52141.6104955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4721221923828">
                <text:p>0.194721221923828</text:p>
              </table:table-cell>
              <table:table-cell office:value-type="float" office:value="50687.1800716099">
                <text:p>50687.18007160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5341014862061">
                <text:p>0.295341014862061</text:p>
              </table:table-cell>
              <table:table-cell office:value-type="float" office:value="51282.1568134967">
                <text:p>51282.1568134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1765117645264">
                <text:p>0.391765117645264</text:p>
              </table:table-cell>
              <table:table-cell office:value-type="float" office:value="54592.1595126004">
                <text:p>54592.1595126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5320081710815">
                <text:p>0.495320081710815</text:p>
              </table:table-cell>
              <table:table-cell office:value-type="float" office:value="51991.7132759744">
                <text:p>51991.7132759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5328569412231">
                <text:p>0.595328569412231</text:p>
              </table:table-cell>
              <table:table-cell office:value-type="float" office:value="55035.3287656211">
                <text:p>55035.3287656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4977045059204">
                <text:p>0.694977045059204</text:p>
              </table:table-cell>
              <table:table-cell office:value-type="float" office:value="56438.3947018346">
                <text:p>56438.39470183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1391134262085">
                <text:p>0.791391134262085</text:p>
              </table:table-cell>
              <table:table-cell office:value-type="float" office:value="59493.3795197705">
                <text:p>59493.3795197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1591787338257">
                <text:p>0.891591787338257</text:p>
              </table:table-cell>
              <table:table-cell office:value-type="float" office:value="58522.5726577074">
                <text:p>58522.5726577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5230197906494">
                <text:p>0.995230197906494</text:p>
              </table:table-cell>
              <table:table-cell office:value-type="float" office:value="57816.401922285">
                <text:p>57816.401922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55502986908">
                <text:p>1.0955502986908</text:p>
              </table:table-cell>
              <table:table-cell office:value-type="float" office:value="61004.7234019293">
                <text:p>61004.7234019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9197154045105">
                <text:p>1.19197154045105</text:p>
              </table:table-cell>
              <table:table-cell office:value-type="float" office:value="64716.0302655655">
                <text:p>64716.0302655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951192855835">
                <text:p>1.2951192855835</text:p>
              </table:table-cell>
              <table:table-cell office:value-type="float" office:value="61736.6864571126">
                <text:p>61736.6864571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9158654212952">
                <text:p>1.39158654212952</text:p>
              </table:table-cell>
              <table:table-cell office:value-type="float" office:value="67255.9812759353">
                <text:p>67255.9812759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9217343330383">
                <text:p>1.49217343330383</text:p>
              </table:table-cell>
              <table:table-cell office:value-type="float" office:value="65694.4450996938">
                <text:p>65694.4450996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9549903869629">
                <text:p>1.59549903869629</text:p>
              </table:table-cell>
              <table:table-cell office:value-type="float" office:value="65114.5471100353">
                <text:p>65114.5471100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9813346862793">
                <text:p>1.69813346862793</text:p>
              </table:table-cell>
              <table:table-cell office:value-type="float" office:value="66722.2490986805">
                <text:p>66722.2490986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9489254951477">
                <text:p>1.79489254951477</text:p>
              </table:table-cell>
              <table:table-cell office:value-type="float" office:value="71931.2330812617">
                <text:p>71931.23308126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9140963554382">
                <text:p>1.89140963554382</text:p>
              </table:table-cell>
              <table:table-cell office:value-type="float" office:value="73189.1138722698">
                <text:p>73189.1138722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202585220337">
                <text:p>1.99202585220337</text:p>
              </table:table-cell>
              <table:table-cell office:value-type="float" office:value="71241.0010828999">
                <text:p>71241.0010828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9500694274902">
                <text:p>2.09500694274902</text:p>
              </table:table-cell>
              <table:table-cell office:value-type="float" office:value="70614.9057217075">
                <text:p>70614.90572170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9148778915405">
                <text:p>2.19148778915405</text:p>
              </table:table-cell>
              <table:table-cell office:value-type="float" office:value="76284.5712308795">
                <text:p>76284.57123087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9491186141968">
                <text:p>2.29491186141968</text:p>
              </table:table-cell>
              <table:table-cell office:value-type="float" office:value="72014.1823546769">
                <text:p>72014.18235467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9546322822571">
                <text:p>2.39546322822571</text:p>
              </table:table-cell>
              <table:table-cell office:value-type="float" office:value="74867.2070716052">
                <text:p>74867.20707160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0533699989319">
                <text:p>2.50533699989319</text:p>
              </table:table-cell>
              <table:table-cell office:value-type="float" office:value="69170.2840874569">
                <text:p>69170.2840874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7689323425293">
                <text:p>2.67689323425293</text:p>
              </table:table-cell>
              <table:table-cell office:value-type="float" office:value="44953.1900066569">
                <text:p>44953.19000665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7734088897705">
                <text:p>2.77734088897705</text:p>
              </table:table-cell>
              <table:table-cell office:value-type="float" office:value="77254.1680670673">
                <text:p>77254.16806706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8187909126282">
                <text:p>2.88187909126282</text:p>
              </table:table-cell>
              <table:table-cell office:value-type="float" office:value="74690.398622467">
                <text:p>74690.3986224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0863194465637">
                <text:p>3.00863194465637</text:p>
              </table:table-cell>
              <table:table-cell office:value-type="float" office:value="61915.7659167858">
                <text:p>61915.7659167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8198657035828">
                <text:p>3.18198657035828</text:p>
              </table:table-cell>
              <table:table-cell office:value-type="float" office:value="45455.9546253483">
                <text:p>45455.95462534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6451182365417">
                <text:p>3.26451182365417</text:p>
              </table:table-cell>
              <table:table-cell office:value-type="float" office:value="95582.863244505">
                <text:p>95582.8632445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9255571365356">
                <text:p>3.39255571365356</text:p>
              </table:table-cell>
              <table:table-cell office:value-type="float" office:value="61603.876608541">
                <text:p>61603.876608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2084350585937">
                <text:p>3.52084350585937</text:p>
              </table:table-cell>
              <table:table-cell office:value-type="float" office:value="61424.3948275157">
                <text:p>61424.39482751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7847561836243">
                <text:p>3.67847561836243</text:p>
              </table:table-cell>
              <table:table-cell office:value-type="float" office:value="49736.0586971022">
                <text:p>49736.05869710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78496932983398">
                <text:p>3.78496932983398</text:p>
              </table:table-cell>
              <table:table-cell office:value-type="float" office:value="73243.7614598795">
                <text:p>73243.76145987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0337729454041">
                <text:p>3.90337729454041</text:p>
              </table:table-cell>
              <table:table-cell office:value-type="float" office:value="65536.1319590286">
                <text:p>65536.1319590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07681035995483">
                <text:p>4.07681035995483</text:p>
              </table:table-cell>
              <table:table-cell office:value-type="float" office:value="44097.704101145">
                <text:p>44097.7041011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7728304862976">
                <text:p>4.17728304862976</text:p>
              </table:table-cell>
              <table:table-cell office:value-type="float" office:value="75483.1994646582">
                <text:p>75483.19946465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7850580215454">
                <text:p>4.27850580215454</text:p>
              </table:table-cell>
              <table:table-cell office:value-type="float" office:value="74212.5632668251">
                <text:p>74212.5632668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40143346786499">
                <text:p>4.40143346786499</text:p>
              </table:table-cell>
              <table:table-cell office:value-type="float" office:value="60393.2398544597">
                <text:p>60393.23985445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7670783996582">
                <text:p>4.57670783996582</text:p>
              </table:table-cell>
              <table:table-cell office:value-type="float" office:value="41352.3090291286">
                <text:p>41352.30902912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67751502990723">
                <text:p>4.67751502990723</text:p>
              </table:table-cell>
              <table:table-cell office:value-type="float" office:value="70867.9609475517">
                <text:p>70867.96094755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78075170516968">
                <text:p>4.78075170516968</text:p>
              </table:table-cell>
              <table:table-cell office:value-type="float" office:value="68192.8198685469">
                <text:p>68192.81986854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87725901603699">
                <text:p>4.87725901603699</text:p>
              </table:table-cell>
              <table:table-cell office:value-type="float" office:value="71870.2027614932">
                <text:p>71870.20276149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9230599403381">
                <text:p>4.99230599403381</text:p>
              </table:table-cell>
              <table:table-cell office:value-type="float" office:value="59175.8264192547">
                <text:p>59175.82641925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18755435943604">
                <text:p>5.18755435943604</text:p>
              </table:table-cell>
              <table:table-cell office:value-type="float" office:value="33680.1795316089">
                <text:p>33680.17953160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2228376865387">
                <text:p>5.2228376865387</text:p>
              </table:table-cell>
              <table:table-cell office:value-type="float" office:value="185016.56550149">
                <text:p>185016.565501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7656021118164">
                <text:p>5.37656021118164</text:p>
              </table:table-cell>
              <table:table-cell office:value-type="float" office:value="41217.1216594107">
                <text:p>41217.12165941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48068356513977">
                <text:p>5.48068356513977</text:p>
              </table:table-cell>
              <table:table-cell office:value-type="float" office:value="59698.4227236819">
                <text:p>59698.42272368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57683873176575">
                <text:p>5.57683873176575</text:p>
              </table:table-cell>
              <table:table-cell office:value-type="float" office:value="63314.3305099875">
                <text:p>63314.3305099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67770123481751">
                <text:p>5.67770123481751</text:p>
              </table:table-cell>
              <table:table-cell office:value-type="float" office:value="59090.3439798794">
                <text:p>59090.3439798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778172492981">
                <text:p>5.7778172492981</text:p>
              </table:table-cell>
              <table:table-cell office:value-type="float" office:value="58332.3260549109">
                <text:p>58332.32605491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89141869544983">
                <text:p>5.89141869544983</text:p>
              </table:table-cell>
              <table:table-cell office:value-type="float" office:value="50140.206775115">
                <text:p>50140.2067751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99493145942688">
                <text:p>5.99493145942688</text:p>
              </table:table-cell>
              <table:table-cell office:value-type="float" office:value="53790.4678232189">
                <text:p>53790.46782321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09142994880676">
                <text:p>6.09142994880676</text:p>
              </table:table-cell>
              <table:table-cell office:value-type="float" office:value="56539.7451821398">
                <text:p>56539.74518213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19468641281128">
                <text:p>6.19468641281128</text:p>
              </table:table-cell>
              <table:table-cell office:value-type="float" office:value="51677.1521419385">
                <text:p>51677.15214193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29510951042175">
                <text:p>6.29510951042175</text:p>
              </table:table-cell>
              <table:table-cell office:value-type="float" office:value="52019.9050248691">
                <text:p>52019.90502486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37651085853577">
                <text:p>6.37651085853577</text:p>
              </table:table-cell>
              <table:table-cell office:value-type="float" office:value="63094.7781455208">
                <text:p>63094.77814552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47751784324646">
                <text:p>6.47751784324646</text:p>
              </table:table-cell>
              <table:table-cell office:value-type="float" office:value="49818.3369636543">
                <text:p>49818.3369636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57688808441162">
                <text:p>6.57688808441162</text:p>
              </table:table-cell>
              <table:table-cell office:value-type="float" office:value="49672.8189659516">
                <text:p>49672.81896595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67765617370606">
                <text:p>6.67765617370606</text:p>
              </table:table-cell>
              <table:table-cell office:value-type="float" office:value="48031.078428589">
                <text:p>48031.0784285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77712726593018">
                <text:p>6.77712726593018</text:p>
              </table:table-cell>
              <table:table-cell office:value-type="float" office:value="47772.6733842747">
                <text:p>47772.67338427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87705540657043">
                <text:p>6.87705540657043</text:p>
              </table:table-cell>
              <table:table-cell office:value-type="float" office:value="46753.5968353419">
                <text:p>46753.59683534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97764992713928">
                <text:p>6.97764992713928</text:p>
              </table:table-cell>
              <table:table-cell office:value-type="float" office:value="45728.1368208492">
                <text:p>45728.13682084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00411200523376">
                <text:p>7.00411200523376</text:p>
              </table:table-cell>
              <table:table-cell office:value-type="float" office:value="172926.70604559">
                <text:p>172926.706045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09573197364807">
                <text:p>7.09573197364807</text:p>
              </table:table-cell>
              <table:table-cell office:value-type="float" office:value="49334.223512941">
                <text:p>49334.223512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18056201934814">
                <text:p>7.18056201934814</text:p>
              </table:table-cell>
              <table:table-cell office:value-type="float" office:value="52717.1707040132">
                <text:p>52717.17070401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27658295631409">
                <text:p>7.27658295631409</text:p>
              </table:table-cell>
              <table:table-cell office:value-type="float" office:value="46073.2850541663">
                <text:p>46073.28505416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7696528434753">
                <text:p>7.37696528434753</text:p>
              </table:table-cell>
              <table:table-cell office:value-type="float" office:value="43593.3304768736">
                <text:p>43593.3304768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47758293151856">
                <text:p>7.47758293151856</text:p>
              </table:table-cell>
              <table:table-cell office:value-type="float" office:value="43173.3410801832">
                <text:p>43173.34108018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57765054702759">
                <text:p>7.57765054702759</text:p>
              </table:table-cell>
              <table:table-cell office:value-type="float" office:value="43170.8098371748">
                <text:p>43170.80983717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58963394165039">
                <text:p>7.58963394165039</text:p>
              </table:table-cell>
              <table:table-cell office:value-type="float" office:value="360498.851617524">
                <text:p>360498.8516175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67730331420898">
                <text:p>7.67730331420898</text:p>
              </table:table-cell>
              <table:table-cell office:value-type="float" office:value="49093.5417283091">
                <text:p>49093.54172830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77639818191528">
                <text:p>7.77639818191528</text:p>
              </table:table-cell>
              <table:table-cell office:value-type="float" office:value="43352.3965411877">
                <text:p>43352.39654118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87679696083069">
                <text:p>7.87679696083069</text:p>
              </table:table-cell>
              <table:table-cell office:value-type="float" office:value="42789.3650342078">
                <text:p>42789.36503420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89296770095825">
                <text:p>7.89296770095825</text:p>
              </table:table-cell>
              <table:table-cell office:value-type="float" office:value="265665.02003686">
                <text:p>265665.020036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97791409492493">
                <text:p>7.97791409492493</text:p>
              </table:table-cell>
              <table:table-cell office:value-type="float" office:value="50667.247884454">
                <text:p>50667.2478844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07736968994141">
                <text:p>8.07736968994141</text:p>
              </table:table-cell>
              <table:table-cell office:value-type="float" office:value="43436.4703090278">
                <text:p>43436.47030902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17756485939026">
                <text:p>8.17756485939026</text:p>
              </table:table-cell>
              <table:table-cell office:value-type="float" office:value="43355.3835369031">
                <text:p>43355.3835369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9448852539063">
                <text:p>8.19448852539063</text:p>
              </table:table-cell>
              <table:table-cell office:value-type="float" office:value="257154.685037262">
                <text:p>257154.6850372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7712059020996">
                <text:p>8.27712059020996</text:p>
              </table:table-cell>
              <table:table-cell office:value-type="float" office:value="53054.4651109111">
                <text:p>53054.46511091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772144317627">
                <text:p>8.3772144317627</text:p>
              </table:table-cell>
              <table:table-cell office:value-type="float" office:value="44198.5234193376">
                <text:p>44198.52341933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7689986228943">
                <text:p>8.47689986228943</text:p>
              </table:table-cell>
              <table:table-cell office:value-type="float" office:value="44861.119386957">
                <text:p>44861.1193869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7705688476563">
                <text:p>8.57705688476563</text:p>
              </table:table-cell>
              <table:table-cell office:value-type="float" office:value="45288.8862693382">
                <text:p>45288.88626933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9283638000488">
                <text:p>8.59283638000488</text:p>
              </table:table-cell>
              <table:table-cell office:value-type="float" office:value="287968.653692735">
                <text:p>287968.653692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8064856529236">
                <text:p>8.68064856529236</text:p>
              </table:table-cell>
              <table:table-cell office:value-type="float" office:value="52384.5293787044">
                <text:p>52384.52937870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7690553665161">
                <text:p>8.77690553665161</text:p>
              </table:table-cell>
              <table:table-cell office:value-type="float" office:value="48536.744238119">
                <text:p>48536.7442381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7703347206116">
                <text:p>8.87703347206116</text:p>
              </table:table-cell>
              <table:table-cell office:value-type="float" office:value="47539.1805546626">
                <text:p>47539.18055466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7790431976318">
                <text:p>8.97790431976318</text:p>
              </table:table-cell>
              <table:table-cell office:value-type="float" office:value="48061.457898332">
                <text:p>48061.4578983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9480080604553">
                <text:p>8.99480080604553</text:p>
              </table:table-cell>
              <table:table-cell office:value-type="float" office:value="287870.502702169">
                <text:p>287870.5027021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9135103225708">
                <text:p>9.09135103225708</text:p>
              </table:table-cell>
              <table:table-cell office:value-type="float" office:value="51289.3671439966">
                <text:p>51289.36714399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9467759132385">
                <text:p>9.19467759132385</text:p>
              </table:table-cell>
              <table:table-cell office:value-type="float" office:value="48932.2401294006">
                <text:p>48932.24012940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9512095451355">
                <text:p>9.29512095451355</text:p>
              </table:table-cell>
              <table:table-cell office:value-type="float" office:value="51372.2344228441">
                <text:p>51372.23442284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9132452011108">
                <text:p>9.39132452011108</text:p>
              </table:table-cell>
              <table:table-cell office:value-type="float" office:value="54717.3066539118">
                <text:p>54717.30665391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9504089355469">
                <text:p>9.49504089355469</text:p>
              </table:table-cell>
              <table:table-cell office:value-type="float" office:value="51910.8007852549">
                <text:p>51910.80078525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9510564804077">
                <text:p>9.59510564804077</text:p>
              </table:table-cell>
              <table:table-cell office:value-type="float" office:value="55004.382194986">
                <text:p>55004.3821949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9173192977905">
                <text:p>9.69173192977905</text:p>
              </table:table-cell>
              <table:table-cell office:value-type="float" office:value="58120.8331622582">
                <text:p>58120.83316225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9571580886841">
                <text:p>9.79571580886841</text:p>
              </table:table-cell>
              <table:table-cell office:value-type="float" office:value="55239.3318108864">
                <text:p>55239.33181088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9165616035461">
                <text:p>9.89165616035461</text:p>
              </table:table-cell>
              <table:table-cell office:value-type="float" office:value="61121.3103679645">
                <text:p>61121.31036796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501156806946">
                <text:p>9.99501156806946</text:p>
              </table:table-cell>
              <table:table-cell office:value-type="float" office:value="57974.712039566">
                <text:p>57974.7120395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091185092926">
                <text:p>10.091185092926</text:p>
              </table:table-cell>
              <table:table-cell office:value-type="float" office:value="63551.7935847251">
                <text:p>63551.79358472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1919031143188">
                <text:p>10.1919031143188</text:p>
              </table:table-cell>
              <table:table-cell office:value-type="float" office:value="61955.1487778204">
                <text:p>61955.14877782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2952897548676">
                <text:p>10.2952897548676</text:p>
              </table:table-cell>
              <table:table-cell office:value-type="float" office:value="61594.0315518812">
                <text:p>61594.03155188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3914504051209">
                <text:p>10.3914504051209</text:p>
              </table:table-cell>
              <table:table-cell office:value-type="float" office:value="67470.4256149477">
                <text:p>67470.42561494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4950044155121">
                <text:p>10.4950044155121</text:p>
              </table:table-cell>
              <table:table-cell office:value-type="float" office:value="63889.3653177141">
                <text:p>63889.36531771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595330953598">
                <text:p>10.595330953598</text:p>
              </table:table-cell>
              <table:table-cell office:value-type="float" office:value="67061.0202281369">
                <text:p>67061.02022813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691586971283">
                <text:p>10.691586971283</text:p>
              </table:table-cell>
              <table:table-cell office:value-type="float" office:value="71060.4922633364">
                <text:p>71060.49226333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7919106483459">
                <text:p>10.7919106483459</text:p>
              </table:table-cell>
              <table:table-cell office:value-type="float" office:value="69375.4475888096">
                <text:p>69375.44758880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8952894210815">
                <text:p>10.8952894210815</text:p>
              </table:table-cell>
              <table:table-cell office:value-type="float" office:value="68408.627930683">
                <text:p>68408.6279306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9956092834473">
                <text:p>10.9956092834473</text:p>
              </table:table-cell>
              <table:table-cell office:value-type="float" office:value="71451.4536898843">
                <text:p>71451.45368988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0950968265533">
                <text:p>11.0950968265533</text:p>
              </table:table-cell>
              <table:table-cell office:value-type="float" office:value="73094.5782050944">
                <text:p>73094.57820509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191654920578">
                <text:p>11.191654920578</text:p>
              </table:table-cell>
              <table:table-cell office:value-type="float" office:value="76223.542669768">
                <text:p>76223.5426697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2919120788574">
                <text:p>11.2919120788574</text:p>
              </table:table-cell>
              <table:table-cell office:value-type="float" office:value="74288.9597892078">
                <text:p>74288.9597892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3952028751373">
                <text:p>11.3952028751373</text:p>
              </table:table-cell>
              <table:table-cell office:value-type="float" office:value="72881.614539982">
                <text:p>72881.6145399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491931438446">
                <text:p>11.491931438446</text:p>
              </table:table-cell>
              <table:table-cell office:value-type="float" office:value="78570.3802479117">
                <text:p>78570.38024791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5947284698486">
                <text:p>11.5947284698486</text:p>
              </table:table-cell>
              <table:table-cell office:value-type="float" office:value="74554.682128759">
                <text:p>74554.6821287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77580499649">
                <text:p>11.777580499649</text:p>
              </table:table-cell>
              <table:table-cell office:value-type="float" office:value="42438.6866717866">
                <text:p>42438.68667178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95307302475">
                <text:p>11.895307302475</text:p>
              </table:table-cell>
              <table:table-cell office:value-type="float" office:value="66323.044647233">
                <text:p>66323.0446472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769649505615">
                <text:p>11.9769649505615</text:p>
              </table:table-cell>
              <table:table-cell office:value-type="float" office:value="96010.6026038184">
                <text:p>96010.60260381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0925407409668">
                <text:p>12.0925407409668</text:p>
              </table:table-cell>
              <table:table-cell office:value-type="float" office:value="68111.1500288803">
                <text:p>68111.15002888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991033554077">
                <text:p>12.1991033554077</text:p>
              </table:table-cell>
              <table:table-cell office:value-type="float" office:value="74022.2078951843">
                <text:p>74022.20789518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952386379242">
                <text:p>12.3952386379242</text:p>
              </table:table-cell>
              <table:table-cell office:value-type="float" office:value="40217.1394090568">
                <text:p>40217.13940905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765815734863">
                <text:p>12.4765815734863</text:p>
              </table:table-cell>
              <table:table-cell office:value-type="float" office:value="96873.8089613309">
                <text:p>96873.80896133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918574333191">
                <text:p>12.5918574333191</text:p>
              </table:table-cell>
              <table:table-cell office:value-type="float" office:value="68218.9663248549">
                <text:p>68218.96632485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966080665588">
                <text:p>12.6966080665588</text:p>
              </table:table-cell>
              <table:table-cell office:value-type="float" office:value="74768.0444286638">
                <text:p>74768.04442866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8242614269257">
                <text:p>12.8242614269257</text:p>
              </table:table-cell>
              <table:table-cell office:value-type="float" office:value="60977.6348827176">
                <text:p>60977.63488271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9774103164673">
                <text:p>12.9774103164673</text:p>
              </table:table-cell>
              <table:table-cell office:value-type="float" office:value="50356.2253900892">
                <text:p>50356.22539008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0926289558411">
                <text:p>13.0926289558411</text:p>
              </table:table-cell>
              <table:table-cell office:value-type="float" office:value="66308.7156863151">
                <text:p>66308.71568631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2775843143463">
                <text:p>13.2775843143463</text:p>
              </table:table-cell>
              <table:table-cell office:value-type="float" office:value="40615.2060730201">
                <text:p>40615.20607302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3831505775452">
                <text:p>13.3831505775452</text:p>
              </table:table-cell>
              <table:table-cell office:value-type="float" office:value="70325.4977020035">
                <text:p>70325.49770200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4562113285065">
                <text:p>13.4562113285065</text:p>
              </table:table-cell>
              <table:table-cell office:value-type="float" office:value="100738.083076893">
                <text:p>100738.0830768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5915648937225">
                <text:p>13.5915648937225</text:p>
              </table:table-cell>
              <table:table-cell office:value-type="float" office:value="53430.4359730428">
                <text:p>53430.4359730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7779190540314">
                <text:p>13.7779190540314</text:p>
              </table:table-cell>
              <table:table-cell office:value-type="float" office:value="37777.5306348561">
                <text:p>37777.53063485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8776669502258">
                <text:p>13.8776669502258</text:p>
              </table:table-cell>
              <table:table-cell office:value-type="float" office:value="69535.30114037">
                <text:p>69535.301140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9777266979218">
                <text:p>13.9777266979218</text:p>
              </table:table-cell>
              <table:table-cell office:value-type="float" office:value="68199.2525179839">
                <text:p>68199.25251798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0772705078125">
                <text:p>14.0772705078125</text:p>
              </table:table-cell>
              <table:table-cell office:value-type="float" office:value="67347.2314085415">
                <text:p>67347.23140854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1860635280609">
                <text:p>14.1860635280609</text:p>
              </table:table-cell>
              <table:table-cell office:value-type="float" office:value="60445.0541494726">
                <text:p>60445.05414947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2899453639984">
                <text:p>14.2899453639984</text:p>
              </table:table-cell>
              <table:table-cell office:value-type="float" office:value="62070.5240893067">
                <text:p>62070.52408930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4777355194092">
                <text:p>14.4777355194092</text:p>
              </table:table-cell>
              <table:table-cell office:value-type="float" office:value="33100.7766962187">
                <text:p>33100.77669621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5774612426758">
                <text:p>14.5774612426758</text:p>
              </table:table-cell>
              <table:table-cell office:value-type="float" office:value="61047.4389212967">
                <text:p>61047.43892129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6778953075409">
                <text:p>14.6778953075409</text:p>
              </table:table-cell>
              <table:table-cell office:value-type="float" office:value="59342.4154245331">
                <text:p>59342.41542453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7811326980591">
                <text:p>14.7811326980591</text:p>
              </table:table-cell>
              <table:table-cell office:value-type="float" office:value="56568.6518294077">
                <text:p>56568.65182940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8773722648621">
                <text:p>14.8773722648621</text:p>
              </table:table-cell>
              <table:table-cell office:value-type="float" office:value="59351.8881032954">
                <text:p>59351.88810329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9773623943329">
                <text:p>14.9773623943329</text:p>
              </table:table-cell>
              <table:table-cell office:value-type="float" office:value="55925.5201447821">
                <text:p>55925.52014478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0770728588104">
                <text:p>15.0770728588104</text:p>
              </table:table-cell>
              <table:table-cell office:value-type="float" office:value="54878.8938921514">
                <text:p>54878.89389215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1775810718536">
                <text:p>15.1775810718536</text:p>
              </table:table-cell>
              <table:table-cell office:value-type="float" office:value="53328.9751922612">
                <text:p>53328.97519226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2809743881226">
                <text:p>15.2809743881226</text:p>
              </table:table-cell>
              <table:table-cell office:value-type="float" office:value="50680.2585417709">
                <text:p>50680.25854177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3770000934601">
                <text:p>15.3770000934601</text:p>
              </table:table-cell>
              <table:table-cell office:value-type="float" office:value="53485.6784643995">
                <text:p>53485.67846439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4774794578552">
                <text:p>15.4774794578552</text:p>
              </table:table-cell>
              <table:table-cell office:value-type="float" office:value="50079.9346243009">
                <text:p>50079.93462430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5779104232788">
                <text:p>15.5779104232788</text:p>
              </table:table-cell>
              <table:table-cell office:value-type="float" office:value="49068.5315949653">
                <text:p>49068.53159496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6776876449585">
                <text:p>15.6776876449585</text:p>
              </table:table-cell>
              <table:table-cell office:value-type="float" office:value="48508.0654534333">
                <text:p>48508.0654534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6946377754211">
                <text:p>15.6946377754211</text:p>
              </table:table-cell>
              <table:table-cell office:value-type="float" office:value="284599.579373787">
                <text:p>284599.5793737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7950294017792">
                <text:p>15.7950294017792</text:p>
              </table:table-cell>
              <table:table-cell office:value-type="float" office:value="47175.2492893156">
                <text:p>47175.24928931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8766589164734">
                <text:p>15.8766589164734</text:p>
              </table:table-cell>
              <table:table-cell office:value-type="float" office:value="57234.2003685974">
                <text:p>57234.20036859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9775066375732">
                <text:p>15.9775066375732</text:p>
              </table:table-cell>
              <table:table-cell office:value-type="float" office:value="45613.3262093781">
                <text:p>45613.32620937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0779278278351">
                <text:p>16.0779278278351</text:p>
              </table:table-cell>
              <table:table-cell office:value-type="float" office:value="45090.0849531217">
                <text:p>45090.08495312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1776947975159">
                <text:p>16.1776947975159</text:p>
              </table:table-cell>
              <table:table-cell office:value-type="float" office:value="44824.4545695694">
                <text:p>44824.45456956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280505657196">
                <text:p>16.280505657196</text:p>
              </table:table-cell>
              <table:table-cell office:value-type="float" office:value="43030.4737628125">
                <text:p>43030.4737628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292138338089">
                <text:p>16.292138338089</text:p>
              </table:table-cell>
              <table:table-cell office:value-type="float" office:value="379620.144370888">
                <text:p>379620.1443708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376681804657">
                <text:p>16.376681804657</text:p>
              </table:table-cell>
              <table:table-cell office:value-type="float" office:value="51760.3568630658">
                <text:p>51760.35686306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4773585796356">
                <text:p>16.4773585796356</text:p>
              </table:table-cell>
              <table:table-cell office:value-type="float" office:value="43147.9852321624">
                <text:p>43147.98523216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5774607658386">
                <text:p>16.5774607658386</text:p>
              </table:table-cell>
              <table:table-cell office:value-type="float" office:value="43155.9006237808">
                <text:p>43155.90062378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607090473175">
                <text:p>16.607090473175</text:p>
              </table:table-cell>
              <table:table-cell office:value-type="float" office:value="145529.618333387">
                <text:p>145529.6183333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695018529892">
                <text:p>16.695018529892</text:p>
              </table:table-cell>
              <table:table-cell office:value-type="float" office:value="48858.1251582849">
                <text:p>48858.12515828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777060508728">
                <text:p>16.777060508728</text:p>
              </table:table-cell>
              <table:table-cell office:value-type="float" office:value="52363.4371202148">
                <text:p>52363.43712021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8775553703308">
                <text:p>16.8775553703308</text:p>
              </table:table-cell>
              <table:table-cell office:value-type="float" office:value="42748.4543138176">
                <text:p>42748.45431381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9952721595764">
                <text:p>16.9952721595764</text:p>
              </table:table-cell>
              <table:table-cell office:value-type="float" office:value="36562.3291935026">
                <text:p>36562.32919350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0070672035217">
                <text:p>17.0070672035217</text:p>
              </table:table-cell>
              <table:table-cell office:value-type="float" office:value="364899.021992238">
                <text:p>364899.0219922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077075958252">
                <text:p>17.077075958252</text:p>
              </table:table-cell>
              <table:table-cell office:value-type="float" office:value="61706.5682234588">
                <text:p>61706.56822345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945781707764">
                <text:p>17.1945781707764</text:p>
              </table:table-cell>
              <table:table-cell office:value-type="float" office:value="37037.6004545086">
                <text:p>37037.60045450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766993045807">
                <text:p>17.2766993045807</text:p>
              </table:table-cell>
              <table:table-cell office:value-type="float" office:value="53384.5527564953">
                <text:p>53384.55275649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9119348526">
                <text:p>17.29119348526</text:p>
              </table:table-cell>
              <table:table-cell office:value-type="float" office:value="302466.217097363">
                <text:p>302466.2170973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954682350159">
                <text:p>17.3954682350159</text:p>
              </table:table-cell>
              <table:table-cell office:value-type="float" office:value="42503.0988842144">
                <text:p>42503.09888421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773108959198">
                <text:p>17.4773108959198</text:p>
              </table:table-cell>
              <table:table-cell office:value-type="float" office:value="54641.429672593">
                <text:p>54641.4296725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922696590424">
                <text:p>17.5922696590424</text:p>
              </table:table-cell>
              <table:table-cell office:value-type="float" office:value="39527.2172087969">
                <text:p>39527.21720879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041421890259">
                <text:p>17.6041421890259</text:p>
              </table:table-cell>
              <table:table-cell office:value-type="float" office:value="383406.064783019">
                <text:p>383406.0647830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6946413516998">
                <text:p>17.6946413516998</text:p>
              </table:table-cell>
              <table:table-cell office:value-type="float" office:value="51005.9967806608">
                <text:p>51005.99678066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7956111431122">
                <text:p>17.7956111431122</text:p>
              </table:table-cell>
              <table:table-cell office:value-type="float" office:value="46429.7284804179">
                <text:p>46429.72848041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8916306495667">
                <text:p>17.8916306495667</text:p>
              </table:table-cell>
              <table:table-cell office:value-type="float" office:value="49656.5768358846">
                <text:p>49656.57683588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9948489665985">
                <text:p>17.9948489665985</text:p>
              </table:table-cell>
              <table:table-cell office:value-type="float" office:value="47123.4189809414">
                <text:p>47123.41898094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0949432849884">
                <text:p>18.0949432849884</text:p>
              </table:table-cell>
              <table:table-cell office:value-type="float" office:value="49473.3375446018">
                <text:p>49473.33754460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1946394443512">
                <text:p>18.1946394443512</text:p>
              </table:table-cell>
              <table:table-cell office:value-type="float" office:value="50714.0900142531">
                <text:p>50714.09001425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2950069904327">
                <text:p>18.2950069904327</text:p>
              </table:table-cell>
              <table:table-cell office:value-type="float" office:value="51411.0407343006">
                <text:p>51411.04073430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3911070823669">
                <text:p>18.3911070823669</text:p>
              </table:table-cell>
              <table:table-cell office:value-type="float" office:value="54776.2223120874">
                <text:p>54776.22231208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4947085380554">
                <text:p>18.4947085380554</text:p>
              </table:table-cell>
              <table:table-cell office:value-type="float" office:value="51968.3817589337">
                <text:p>51968.38175893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5912489891052">
                <text:p>18.5912489891052</text:p>
              </table:table-cell>
              <table:table-cell office:value-type="float" office:value="56929.5040600612">
                <text:p>56929.50406006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6917703151703">
                <text:p>18.6917703151703</text:p>
              </table:table-cell>
              <table:table-cell office:value-type="float" office:value="55868.7416873608">
                <text:p>55868.74168736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7950241565704">
                <text:p>18.7950241565704</text:p>
              </table:table-cell>
              <table:table-cell office:value-type="float" office:value="55629.8915576409">
                <text:p>55629.89155764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8910038471222">
                <text:p>18.8910038471222</text:p>
              </table:table-cell>
              <table:table-cell office:value-type="float" office:value="61096.2586594066">
                <text:p>61096.25865940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9916152954102">
                <text:p>18.9916152954102</text:p>
              </table:table-cell>
              <table:table-cell office:value-type="float" office:value="59476.3329802486">
                <text:p>59476.33298024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0948145389557">
                <text:p>19.0948145389557</text:p>
              </table:table-cell>
              <table:table-cell office:value-type="float" office:value="59302.7602697477">
                <text:p>59302.76026974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1953620910645">
                <text:p>19.1953620910645</text:p>
              </table:table-cell>
              <table:table-cell office:value-type="float" office:value="62060.1881311844">
                <text:p>62060.18813118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2921061515808">
                <text:p>19.2921061515808</text:p>
              </table:table-cell>
              <table:table-cell office:value-type="float" office:value="65740.4699167517">
                <text:p>65740.46991675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39506316185">
                <text:p>19.39506316185</text:p>
              </table:table-cell>
              <table:table-cell office:value-type="float" office:value="63016.5928773392">
                <text:p>63016.59287733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4950437545776">
                <text:p>19.4950437545776</text:p>
              </table:table-cell>
              <table:table-cell office:value-type="float" office:value="66172.842343728">
                <text:p>66172.8423437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595308303833">
                <text:p>19.595308303833</text:p>
              </table:table-cell>
              <table:table-cell office:value-type="float" office:value="67102.4808864793">
                <text:p>67102.48088647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6918423175812">
                <text:p>19.6918423175812</text:p>
              </table:table-cell>
              <table:table-cell office:value-type="float" office:value="70855.8541639396">
                <text:p>70855.85416393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7919955253601">
                <text:p>19.7919955253601</text:p>
              </table:table-cell>
              <table:table-cell office:value-type="float" office:value="69413.6528841416">
                <text:p>69413.65288414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8954372406006">
                <text:p>19.8954372406006</text:p>
              </table:table-cell>
              <table:table-cell office:value-type="float" office:value="68289.6642189063">
                <text:p>68289.66421890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.9918138980865">
                <text:p>19.9918138980865</text:p>
              </table:table-cell>
              <table:table-cell office:value-type="float" office:value="74374.8557688264">
                <text:p>74374.85576882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0950169563293">
                <text:p>20.0950169563293</text:p>
              </table:table-cell>
              <table:table-cell office:value-type="float" office:value="70463.0281681356">
                <text:p>70463.02816813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1952774524689">
                <text:p>20.1952774524689</text:p>
              </table:table-cell>
              <table:table-cell office:value-type="float" office:value="73408.7729803126">
                <text:p>73408.77298031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2951459884644">
                <text:p>20.2951459884644</text:p>
              </table:table-cell>
              <table:table-cell office:value-type="float" office:value="74578.0432821889">
                <text:p>74578.04328218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3913502693176">
                <text:p>20.3913502693176</text:p>
              </table:table-cell>
              <table:table-cell office:value-type="float" office:value="78166.9997769572">
                <text:p>78166.99977695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4917392730713">
                <text:p>20.4917392730713</text:p>
              </table:table-cell>
              <table:table-cell office:value-type="float" office:value="75705.5027525638">
                <text:p>75705.50275256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5954377651215">
                <text:p>20.5954377651215</text:p>
              </table:table-cell>
              <table:table-cell office:value-type="float" office:value="73906.5713346347">
                <text:p>73906.57133463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6924016475677">
                <text:p>20.6924016475677</text:p>
              </table:table-cell>
              <table:table-cell office:value-type="float" office:value="79617.2740326927">
                <text:p>79617.27403269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180401325226">
                <text:p>20.8180401325226</text:p>
              </table:table-cell>
              <table:table-cell office:value-type="float" office:value="61828.1890520451">
                <text:p>61828.18905204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935095310211">
                <text:p>20.9935095310211</text:p>
              </table:table-cell>
              <table:table-cell office:value-type="float" office:value="44680.1554406961">
                <text:p>44680.15544069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0781645774841">
                <text:p>21.0781645774841</text:p>
              </table:table-cell>
              <table:table-cell office:value-type="float" office:value="92894.6392278684">
                <text:p>92894.63922786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967108249664">
                <text:p>21.1967108249664</text:p>
              </table:table-cell>
              <table:table-cell office:value-type="float" office:value="66539.4322260412">
                <text:p>66539.43222604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3524935245514">
                <text:p>21.3524935245514</text:p>
              </table:table-cell>
              <table:table-cell office:value-type="float" office:value="50634.634147536">
                <text:p>50634.6341475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4773099422455">
                <text:p>21.4773099422455</text:p>
              </table:table-cell>
              <table:table-cell office:value-type="float" office:value="63132.7204031189">
                <text:p>63132.72040311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5948855876923">
                <text:p>21.5948855876923</text:p>
              </table:table-cell>
              <table:table-cell office:value-type="float" office:value="66884.5998685993">
                <text:p>66884.59986859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6901214122772">
                <text:p>21.6901214122772</text:p>
              </table:table-cell>
              <table:table-cell office:value-type="float" office:value="82321.9627085378">
                <text:p>82321.96270853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8174822330475">
                <text:p>21.8174822330475</text:p>
              </table:table-cell>
              <table:table-cell office:value-type="float" office:value="61180.5102454183">
                <text:p>61180.51024541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9774701595306">
                <text:p>21.9774701595306</text:p>
              </table:table-cell>
              <table:table-cell office:value-type="float" office:value="48203.6374214277">
                <text:p>48203.63742142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0779509544373">
                <text:p>22.0779509544373</text:p>
              </table:table-cell>
              <table:table-cell office:value-type="float" office:value="76114.0475362264">
                <text:p>76114.04753622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1948218345642">
                <text:p>22.1948218345642</text:p>
              </table:table-cell>
              <table:table-cell office:value-type="float" office:value="64892.1270359369">
                <text:p>64892.12703593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3186948299408">
                <text:p>22.3186948299408</text:p>
              </table:table-cell>
              <table:table-cell office:value-type="float" office:value="60513.5927908369">
                <text:p>60513.59279083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4414474964142">
                <text:p>22.4414474964142</text:p>
              </table:table-cell>
              <table:table-cell office:value-type="float" office:value="60218.65114924">
                <text:p>60218.651149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5780568122864">
                <text:p>22.5780568122864</text:p>
              </table:table-cell>
              <table:table-cell office:value-type="float" office:value="53056.4109316016">
                <text:p>53056.41093160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6818759441376">
                <text:p>22.6818759441376</text:p>
              </table:table-cell>
              <table:table-cell office:value-type="float" office:value="68811.9797634166">
                <text:p>68811.97976341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7993023395538">
                <text:p>22.7993023395538</text:p>
              </table:table-cell>
              <table:table-cell office:value-type="float" office:value="59816.1935832308">
                <text:p>59816.19358323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9781413078308">
                <text:p>22.9781413078308</text:p>
              </table:table-cell>
              <table:table-cell office:value-type="float" office:value="38112.4990021397">
                <text:p>38112.49900213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0778415203094">
                <text:p>23.0778415203094</text:p>
              </table:table-cell>
              <table:table-cell office:value-type="float" office:value="67241.5818716177">
                <text:p>67241.58187161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1871647834778">
                <text:p>23.1871647834778</text:p>
              </table:table-cell>
              <table:table-cell office:value-type="float" office:value="60151.8817625699">
                <text:p>60151.88176256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2538356781006">
                <text:p>23.2538356781006</text:p>
              </table:table-cell>
              <table:table-cell office:value-type="float" office:value="97313.82842103">
                <text:p>97313.828421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3775038719177">
                <text:p>23.3775038719177</text:p>
              </table:table-cell>
              <table:table-cell office:value-type="float" office:value="51233.868664474">
                <text:p>51233.8686644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4784488677978">
                <text:p>23.4784488677978</text:p>
              </table:table-cell>
              <table:table-cell office:value-type="float" office:value="61578.0895903107">
                <text:p>61578.08959031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5921876430511">
                <text:p>23.5921876430511</text:p>
              </table:table-cell>
              <table:table-cell office:value-type="float" office:value="53385.4878116779">
                <text:p>53385.48781167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6948578357697">
                <text:p>23.6948578357697</text:p>
              </table:table-cell>
              <table:table-cell office:value-type="float" office:value="57894.1155423449">
                <text:p>57894.11554234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8773601055145">
                <text:p>23.8773601055145</text:p>
              </table:table-cell>
              <table:table-cell office:value-type="float" office:value="31298.2408820725">
                <text:p>31298.24088207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980541229248">
                <text:p>23.980541229248</text:p>
              </table:table-cell>
              <table:table-cell office:value-type="float" office:value="54195.9594706694">
                <text:p>54195.95947066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.0771143436432">
                <text:p>24.0771143436432</text:p>
              </table:table-cell>
              <table:table-cell office:value-type="float" office:value="56661.732763537">
                <text:p>56661.7327635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.1773874759674">
                <text:p>24.1773874759674</text:p>
              </table:table-cell>
              <table:table-cell office:value-type="float" office:value="53453.9998478277">
                <text:p>53453.99984782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.1950399875641">
                <text:p>24.1950399875641</text:p>
              </table:table-cell>
              <table:table-cell office:value-type="float" office:value="302279.931712588">
                <text:p>302279.9317125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.295371055603">
                <text:p>24.295371055603</text:p>
              </table:table-cell>
              <table:table-cell office:value-type="float" office:value="52067.6207490631">
                <text:p>52067.62074906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3934948444366">
                <text:p>24.3934948444366</text:p>
              </table:table-cell>
              <table:table-cell office:value-type="float" office:value="52178.9879993488">
                <text:p>52178.98799934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4811933040619">
                <text:p>24.4811933040619</text:p>
              </table:table-cell>
              <table:table-cell office:value-type="float" office:value="57378.4308356487">
                <text:p>57378.43083564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5772140026093">
                <text:p>24.5772140026093</text:p>
              </table:table-cell>
              <table:table-cell office:value-type="float" office:value="51405.5831156577">
                <text:p>51405.58311565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6812498569489">
                <text:p>24.6812498569489</text:p>
              </table:table-cell>
              <table:table-cell office:value-type="float" office:value="46522.4227812943">
                <text:p>46522.42278129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7773282527924">
                <text:p>24.7773282527924</text:p>
              </table:table-cell>
              <table:table-cell office:value-type="float" office:value="49459.6101265069">
                <text:p>49459.61012650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8776879310608">
                <text:p>24.8776879310608</text:p>
              </table:table-cell>
              <table:table-cell office:value-type="float" office:value="46552.5605562801">
                <text:p>46552.56055628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9772856235504">
                <text:p>24.9772856235504</text:p>
              </table:table-cell>
              <table:table-cell office:value-type="float" office:value="46185.8089782474">
                <text:p>46185.80897824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.0036528110504">
                <text:p>25.0036528110504</text:p>
              </table:table-cell>
              <table:table-cell office:value-type="float" office:value="173549.037037037">
                <text:p>173549.0370370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.0953071117401">
                <text:p>25.0953071117401</text:p>
              </table:table-cell>
              <table:table-cell office:value-type="float" office:value="49315.7436801881">
                <text:p>49315.74368018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.1777837276459">
                <text:p>25.1777837276459</text:p>
              </table:table-cell>
              <table:table-cell office:value-type="float" office:value="54221.4293213695">
                <text:p>54221.42932136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.2772898674011">
                <text:p>25.2772898674011</text:p>
              </table:table-cell>
              <table:table-cell office:value-type="float" office:value="44459.5681319919">
                <text:p>44459.56813199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3781788349152">
                <text:p>25.3781788349152</text:p>
              </table:table-cell>
              <table:table-cell office:value-type="float" office:value="43374.4155364768">
                <text:p>43374.41553647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4809353351593">
                <text:p>25.4809353351593</text:p>
              </table:table-cell>
              <table:table-cell office:value-type="float" office:value="42274.6978505402">
                <text:p>42274.69785054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4964461326599">
                <text:p>25.4964461326599</text:p>
              </table:table-cell>
              <table:table-cell office:value-type="float" office:value="279547.199286779">
                <text:p>279547.1992867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577201128006">
                <text:p>25.577201128006</text:p>
              </table:table-cell>
              <table:table-cell office:value-type="float" office:value="53495.1427027761">
                <text:p>53495.14270277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6780498027801">
                <text:p>25.6780498027801</text:p>
              </table:table-cell>
              <table:table-cell office:value-type="float" office:value="42677.804241235">
                <text:p>42677.8042412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7773141860962">
                <text:p>25.7773141860962</text:p>
              </table:table-cell>
              <table:table-cell office:value-type="float" office:value="43278.3628577262">
                <text:p>43278.36285772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8782784938812">
                <text:p>25.8782784938812</text:p>
              </table:table-cell>
              <table:table-cell office:value-type="float" office:value="42549.6900265659">
                <text:p>42549.69002656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8977649211884">
                <text:p>25.8977649211884</text:p>
              </table:table-cell>
              <table:table-cell office:value-type="float" office:value="220461.141095287">
                <text:p>220461.1410952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9944632053375">
                <text:p>25.9944632053375</text:p>
              </table:table-cell>
              <table:table-cell office:value-type="float" office:value="44509.5798531493">
                <text:p>44509.57985314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.0769057273865">
                <text:p>26.0769057273865</text:p>
              </table:table-cell>
              <table:table-cell office:value-type="float" office:value="52400.1436714297">
                <text:p>52400.14367142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1022608280182">
                <text:p>26.1022608280182</text:p>
              </table:table-cell>
              <table:table-cell office:value-type="float" office:value="170695.437689827">
                <text:p>170695.4376898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952502727509">
                <text:p>26.1952502727509</text:p>
              </table:table-cell>
              <table:table-cell office:value-type="float" office:value="46801.0107223621">
                <text:p>46801.01072236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775340080261">
                <text:p>26.2775340080261</text:p>
              </table:table-cell>
              <table:table-cell office:value-type="float" office:value="53279.0591644138">
                <text:p>53279.05916441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927195072174">
                <text:p>26.3927195072174</text:p>
              </table:table-cell>
              <table:table-cell office:value-type="float" office:value="38477.0655257564">
                <text:p>38477.06552575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773139953613">
                <text:p>26.4773139953613</text:p>
              </table:table-cell>
              <table:table-cell office:value-type="float" office:value="52863.9642856136">
                <text:p>52863.96428561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4946992397308">
                <text:p>26.4946992397308</text:p>
              </table:table-cell>
              <table:table-cell office:value-type="float" office:value="258149.952028964">
                <text:p>258149.9520289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5948441028595">
                <text:p>26.5948441028595</text:p>
              </table:table-cell>
              <table:table-cell office:value-type="float" office:value="45374.2694137197">
                <text:p>45374.26941371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6917533874512">
                <text:p>26.6917533874512</text:p>
              </table:table-cell>
              <table:table-cell office:value-type="float" office:value="47549.6235413945">
                <text:p>47549.62354139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7920072078705">
                <text:p>26.7920072078705</text:p>
              </table:table-cell>
              <table:table-cell office:value-type="float" office:value="46761.3102462574">
                <text:p>46761.31024625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8952434062958">
                <text:p>26.8952434062958</text:p>
              </table:table-cell>
              <table:table-cell office:value-type="float" office:value="46185.3504170862">
                <text:p>46185.35041708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9951455593109">
                <text:p>26.9951455593109</text:p>
              </table:table-cell>
              <table:table-cell office:value-type="float" office:value="48687.6393871414">
                <text:p>48687.63938714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0950207710266">
                <text:p>27.0950207710266</text:p>
              </table:table-cell>
              <table:table-cell office:value-type="float" office:value="49581.8723678525">
                <text:p>49581.87236785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191312789917">
                <text:p>27.191312789917</text:p>
              </table:table-cell>
              <table:table-cell office:value-type="float" office:value="52423.8670885763">
                <text:p>52423.86708857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2957546710968">
                <text:p>27.2957546710968</text:p>
              </table:table-cell>
              <table:table-cell office:value-type="float" office:value="49405.4678229744">
                <text:p>49405.46782297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3951480388641">
                <text:p>27.3951480388641</text:p>
              </table:table-cell>
              <table:table-cell office:value-type="float" office:value="53041.7684642804">
                <text:p>53041.76846428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4915599822998">
                <text:p>27.4915599822998</text:p>
              </table:table-cell>
              <table:table-cell office:value-type="float" office:value="55760.7264040595">
                <text:p>55760.72640405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5944323539734">
                <text:p>27.5944323539734</text:p>
              </table:table-cell>
              <table:table-cell office:value-type="float" office:value="53425.4232753466">
                <text:p>53425.42327534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6954627037048">
                <text:p>27.6954627037048</text:p>
              </table:table-cell>
              <table:table-cell office:value-type="float" office:value="55666.4409749099">
                <text:p>55666.44097490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7919533252716">
                <text:p>27.7919533252716</text:p>
              </table:table-cell>
              <table:table-cell office:value-type="float" office:value="59446.1918356556">
                <text:p>59446.19183565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8948230743408">
                <text:p>27.8948230743408</text:p>
              </table:table-cell>
              <table:table-cell office:value-type="float" office:value="57004.1246630681">
                <text:p>57004.12466306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9913024902344">
                <text:p>27.9913024902344</text:p>
              </table:table-cell>
              <table:table-cell office:value-type="float" office:value="62023.5927485519">
                <text:p>62023.59274855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097731590271">
                <text:p>28.097731590271</text:p>
              </table:table-cell>
              <table:table-cell office:value-type="float" office:value="57503.0700991944">
                <text:p>57503.07009919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1946573257446">
                <text:p>28.1946573257446</text:p>
              </table:table-cell>
              <table:table-cell office:value-type="float" office:value="64379.1864927091">
                <text:p>64379.18649270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2914154529571">
                <text:p>28.2914154529571</text:p>
              </table:table-cell>
              <table:table-cell office:value-type="float" office:value="65730.9125674847">
                <text:p>65730.91256748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3911361694336">
                <text:p>28.3911361694336</text:p>
              </table:table-cell>
              <table:table-cell office:value-type="float" office:value="65061.7066267552">
                <text:p>65061.70662675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4948499202728">
                <text:p>28.4948499202728</text:p>
              </table:table-cell>
              <table:table-cell office:value-type="float" office:value="63713.8272073783">
                <text:p>63713.82720737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5911617279053">
                <text:p>28.5911617279053</text:p>
              </table:table-cell>
              <table:table-cell office:value-type="float" office:value="69856.4398840482">
                <text:p>69856.43988404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6912684440613">
                <text:p>28.6912684440613</text:p>
              </table:table-cell>
              <table:table-cell office:value-type="float" office:value="68327.0839624843">
                <text:p>68327.08396248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7950897216797">
                <text:p>28.7950897216797</text:p>
              </table:table-cell>
              <table:table-cell office:value-type="float" office:value="67038.2811660367">
                <text:p>67038.28116603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8914616107941">
                <text:p>28.8914616107941</text:p>
              </table:table-cell>
              <table:table-cell office:value-type="float" office:value="73299.3828897141">
                <text:p>73299.38288971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.9951791763306">
                <text:p>28.9951791763306</text:p>
              </table:table-cell>
              <table:table-cell office:value-type="float" office:value="69110.762125221">
                <text:p>69110.7621252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0945475101471">
                <text:p>29.0945475101471</text:p>
              </table:table-cell>
              <table:table-cell office:value-type="float" office:value="73182.2676369604">
                <text:p>73182.26763696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1954910755157">
                <text:p>29.1954910755157</text:p>
              </table:table-cell>
              <table:table-cell office:value-type="float" office:value="72912.0273602464">
                <text:p>72912.02736024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2921187877655">
                <text:p>29.2921187877655</text:p>
              </table:table-cell>
              <table:table-cell office:value-type="float" office:value="77079.3370410031">
                <text:p>77079.33704100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3948514461517">
                <text:p>29.3948514461517</text:p>
              </table:table-cell>
              <table:table-cell office:value-type="float" office:value="73277.5742227751">
                <text:p>73277.57422277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4913101196289">
                <text:p>29.4913101196289</text:p>
              </table:table-cell>
              <table:table-cell office:value-type="float" office:value="78707.2818474604">
                <text:p>78707.28184746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5916543006897">
                <text:p>29.5916543006897</text:p>
              </table:table-cell>
              <table:table-cell office:value-type="float" office:value="76377.124403028">
                <text:p>76377.1244030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6967599391937">
                <text:p>29.6967599391937</text:p>
              </table:table-cell>
              <table:table-cell office:value-type="float" office:value="73449.9129626059">
                <text:p>73449.91296260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150413036346">
                <text:p>29.8150413036346</text:p>
              </table:table-cell>
              <table:table-cell office:value-type="float" office:value="65673.9126803035">
                <text:p>65673.91268030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95094537735">
                <text:p>29.995094537735</text:p>
              </table:table-cell>
              <table:table-cell office:value-type="float" office:value="43587.1093302684">
                <text:p>43587.10933026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0769319534302">
                <text:p>30.0769319534302</text:p>
              </table:table-cell>
              <table:table-cell office:value-type="float" office:value="96092.9659520293">
                <text:p>96092.96595202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953573226929">
                <text:p>30.1953573226929</text:p>
              </table:table-cell>
              <table:table-cell office:value-type="float" office:value="66607.349836525">
                <text:p>66607.3498365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3524355888367">
                <text:p>30.3524355888367</text:p>
              </table:table-cell>
              <table:table-cell office:value-type="float" office:value="50217.0045140354">
                <text:p>50217.00451403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4774537086487">
                <text:p>30.4774537086487</text:p>
              </table:table-cell>
              <table:table-cell office:value-type="float" office:value="63030.8631408716">
                <text:p>63030.86314087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5958242416382">
                <text:p>30.5958242416382</text:p>
              </table:table-cell>
              <table:table-cell office:value-type="float" office:value="66367.8687726846">
                <text:p>66367.86877268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6944878101349">
                <text:p>30.6944878101349</text:p>
              </table:table-cell>
              <table:table-cell office:value-type="float" office:value="79461.9545943334">
                <text:p>79461.95459433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821938753128">
                <text:p>30.821938753128</text:p>
              </table:table-cell>
              <table:table-cell office:value-type="float" office:value="61137.2487092381">
                <text:p>61137.24870923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9781837463379">
                <text:p>30.9781837463379</text:p>
              </table:table-cell>
              <table:table-cell office:value-type="float" office:value="49307.1799725028">
                <text:p>49307.179972502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.0776455402374">
                <text:p>31.0776455402374</text:p>
              </table:table-cell>
              <table:table-cell office:value-type="float" office:value="76893.8473774669">
                <text:p>76893.84737746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.2811939716339">
                <text:p>31.2811939716339</text:p>
              </table:table-cell>
              <table:table-cell office:value-type="float" office:value="37258.9459322701">
                <text:p>37258.94593227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4057171344757">
                <text:p>31.4057171344757</text:p>
              </table:table-cell>
              <table:table-cell office:value-type="float" office:value="60197.6357565175">
                <text:p>60197.63575651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4458312988281">
                <text:p>31.4458312988281</text:p>
              </table:table-cell>
              <table:table-cell office:value-type="float" office:value="184274.06177675">
                <text:p>184274.061776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5776801109314">
                <text:p>31.5776801109314</text:p>
              </table:table-cell>
              <table:table-cell office:value-type="float" office:value="54972.0538575877">
                <text:p>54972.05385758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6860337257385">
                <text:p>31.6860337257385</text:p>
              </table:table-cell>
              <table:table-cell office:value-type="float" office:value="65932.2719663431">
                <text:p>65932.27196634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8035976886749">
                <text:p>31.8035976886749</text:p>
              </table:table-cell>
              <table:table-cell office:value-type="float" office:value="59746.1996394233">
                <text:p>59746.19963942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9782516956329">
                <text:p>31.9782516956329</text:p>
              </table:table-cell>
              <table:table-cell office:value-type="float" office:value="39071.5341654927">
                <text:p>39071.53416549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.0775408744812">
                <text:p>32.0775408744812</text:p>
              </table:table-cell>
              <table:table-cell office:value-type="float" office:value="67519.9460582208">
                <text:p>67519.94605822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.1866409778595">
                <text:p>32.1866409778595</text:p>
              </table:table-cell>
              <table:table-cell office:value-type="float" office:value="60274.919971416">
                <text:p>60274.9199714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.253086566925">
                <text:p>32.253086566925</text:p>
              </table:table-cell>
              <table:table-cell office:value-type="float" office:value="97764.2021292246">
                <text:p>97764.20212922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.3780307769775">
                <text:p>32.3780307769775</text:p>
              </table:table-cell>
              <table:table-cell office:value-type="float" office:value="50710.6331484923">
                <text:p>50710.63314849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.4785449504852">
                <text:p>32.4785449504852</text:p>
              </table:table-cell>
              <table:table-cell office:value-type="float" office:value="61842.0246924122">
                <text:p>61842.02469241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5950660705566">
                <text:p>32.5950660705566</text:p>
              </table:table-cell>
              <table:table-cell office:value-type="float" office:value="52042.0675349123">
                <text:p>52042.06753491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6955208778381">
                <text:p>32.6955208778381</text:p>
              </table:table-cell>
              <table:table-cell office:value-type="float" office:value="59170.8864996749">
                <text:p>59170.88649967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7954466342926">
                <text:p>32.7954466342926</text:p>
              </table:table-cell>
              <table:table-cell office:value-type="float" office:value="58203.2121282977">
                <text:p>58203.21212829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9778413772583">
                <text:p>32.9778413772583</text:p>
              </table:table-cell>
              <table:table-cell office:value-type="float" office:value="30658.7783675961">
                <text:p>30658.77836759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.077232837677">
                <text:p>33.077232837677</text:p>
              </table:table-cell>
              <table:table-cell office:value-type="float" office:value="55055.0316591425">
                <text:p>55055.03165914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.0950140953064">
                <text:p>33.0950140953064</text:p>
              </table:table-cell>
              <table:table-cell office:value-type="float" office:value="306390.026709574">
                <text:p>306390.0267095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.1986441612244">
                <text:p>33.1986441612244</text:p>
              </table:table-cell>
              <table:table-cell office:value-type="float" office:value="51490.8482662151">
                <text:p>51490.84826621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.2955057621002">
                <text:p>33.2955057621002</text:p>
              </table:table-cell>
              <table:table-cell office:value-type="float" office:value="53932.6209020176">
                <text:p>53932.62090201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.3932852745056">
                <text:p>33.3932852745056</text:p>
              </table:table-cell>
              <table:table-cell office:value-type="float" office:value="52362.707422516">
                <text:p>52362.7074225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.4809091091156">
                <text:p>33.4809091091156</text:p>
              </table:table-cell>
              <table:table-cell office:value-type="float" office:value="57427.2972918554">
                <text:p>57427.29729185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5771007537842">
                <text:p>33.5771007537842</text:p>
              </table:table-cell>
              <table:table-cell office:value-type="float" office:value="51314.2281432718">
                <text:p>51314.22814327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677384853363">
                <text:p>33.677384853363</text:p>
              </table:table-cell>
              <table:table-cell office:value-type="float" office:value="48262.8853459876">
                <text:p>48262.88534598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7778785228729">
                <text:p>33.7778785228729</text:p>
              </table:table-cell>
              <table:table-cell office:value-type="float" office:value="47286.560667709">
                <text:p>47286.5606677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8773775100708">
                <text:p>33.8773775100708</text:p>
              </table:table-cell>
              <table:table-cell office:value-type="float" office:value="46955.2518229023">
                <text:p>46955.25182290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9773485660553">
                <text:p>33.9773485660553</text:p>
              </table:table-cell>
              <table:table-cell office:value-type="float" office:value="46013.3181019248">
                <text:p>46013.31810192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.0047097206116">
                <text:p>34.0047097206116</text:p>
              </table:table-cell>
              <table:table-cell office:value-type="float" office:value="167244.404492816">
                <text:p>167244.4044928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.0949656963348">
                <text:p>34.0949656963348</text:p>
              </table:table-cell>
              <table:table-cell office:value-type="float" office:value="50079.7865601581">
                <text:p>50079.78656015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.1775133609772">
                <text:p>34.1775133609772</text:p>
              </table:table-cell>
              <table:table-cell office:value-type="float" office:value="54174.7609623661">
                <text:p>54174.76096236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.2804236412048">
                <text:p>34.2804236412048</text:p>
              </table:table-cell>
              <table:table-cell office:value-type="float" office:value="42988.9024712895">
                <text:p>42988.90247128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.3767211437225">
                <text:p>34.3767211437225</text:p>
              </table:table-cell>
              <table:table-cell office:value-type="float" office:value="45442.5077036204">
                <text:p>45442.50770362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4771640300751">
                <text:p>34.4771640300751</text:p>
              </table:table-cell>
              <table:table-cell office:value-type="float" office:value="43248.4584797098">
                <text:p>43248.45847970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4925012588501">
                <text:p>34.4925012588501</text:p>
              </table:table-cell>
              <table:table-cell office:value-type="float" office:value="283232.392482395">
                <text:p>283232.3924823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5774250030518">
                <text:p>34.5774250030518</text:p>
              </table:table-cell>
              <table:table-cell office:value-type="float" office:value="50869.165515615">
                <text:p>50869.1655156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6771667003632">
                <text:p>34.6771667003632</text:p>
              </table:table-cell>
              <table:table-cell office:value-type="float" office:value="43151.4613849269">
                <text:p>43151.46138492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7776610851288">
                <text:p>34.7776610851288</text:p>
              </table:table-cell>
              <table:table-cell office:value-type="float" office:value="42748.6571515336">
                <text:p>42748.65715153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8773307800293">
                <text:p>34.8773307800293</text:p>
              </table:table-cell>
              <table:table-cell office:value-type="float" office:value="43102.3693238766">
                <text:p>43102.36932387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8942184448242">
                <text:p>34.8942184448242</text:p>
              </table:table-cell>
              <table:table-cell office:value-type="float" office:value="254386.858820872">
                <text:p>254386.8588208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9948441982269">
                <text:p>34.9948441982269</text:p>
              </table:table-cell>
              <table:table-cell office:value-type="float" office:value="42772.3505609459">
                <text:p>42772.350560945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.0767905712128">
                <text:p>35.0767905712128</text:p>
              </table:table-cell>
              <table:table-cell office:value-type="float" office:value="52717.4033772854">
                <text:p>52717.40337728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1012225151062">
                <text:p>35.1012225151062</text:p>
              </table:table-cell>
              <table:table-cell office:value-type="float" office:value="177145.135028056">
                <text:p>177145.1350280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945912837982">
                <text:p>35.1945912837982</text:p>
              </table:table-cell>
              <table:table-cell office:value-type="float" office:value="46610.8749313743">
                <text:p>46610.87493137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2768461704254">
                <text:p>35.2768461704254</text:p>
              </table:table-cell>
              <table:table-cell office:value-type="float" office:value="53297.7453348097">
                <text:p>53297.74533480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953714370728">
                <text:p>35.3953714370728</text:p>
              </table:table-cell>
              <table:table-cell office:value-type="float" office:value="37392.8709495083">
                <text:p>37392.87094950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4771313667297">
                <text:p>35.4771313667297</text:p>
              </table:table-cell>
              <table:table-cell office:value-type="float" office:value="54696.7202486834">
                <text:p>54696.72024868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4989411830902">
                <text:p>35.4989411830902</text:p>
              </table:table-cell>
              <table:table-cell office:value-type="float" office:value="205412.091782634">
                <text:p>205412.0917826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5953104496002">
                <text:p>35.5953104496002</text:p>
              </table:table-cell>
              <table:table-cell office:value-type="float" office:value="47151.9620783668">
                <text:p>47151.96207836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6917412281036">
                <text:p>35.6917412281036</text:p>
              </table:table-cell>
              <table:table-cell office:value-type="float" office:value="47785.5729417001">
                <text:p>47785.57294170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7950613498688">
                <text:p>35.7950613498688</text:p>
              </table:table-cell>
              <table:table-cell office:value-type="float" office:value="45373.543119283">
                <text:p>45373.5431192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8912982940674">
                <text:p>35.8912982940674</text:p>
              </table:table-cell>
              <table:table-cell office:value-type="float" office:value="49544.3827700937">
                <text:p>49544.38277009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.9947347640991">
                <text:p>35.9947347640991</text:p>
              </table:table-cell>
              <table:table-cell office:value-type="float" office:value="46946.6910317995">
                <text:p>46946.69103179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0952880382538">
                <text:p>36.0952880382538</text:p>
              </table:table-cell>
              <table:table-cell office:value-type="float" office:value="49247.5261659131">
                <text:p>49247.52616591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1919159889221">
                <text:p>36.1919159889221</text:p>
              </table:table-cell>
              <table:table-cell office:value-type="float" office:value="52241.6129606921">
                <text:p>52241.61296069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2951877117157">
                <text:p>36.2951877117157</text:p>
              </table:table-cell>
              <table:table-cell office:value-type="float" office:value="49965.2747181712">
                <text:p>49965.27471817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3916759490967">
                <text:p>36.3916759490967</text:p>
              </table:table-cell>
              <table:table-cell office:value-type="float" office:value="54555.8727455578">
                <text:p>54555.87274555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4949696063995">
                <text:p>36.4949696063995</text:p>
              </table:table-cell>
              <table:table-cell office:value-type="float" office:value="52123.2391279761">
                <text:p>52123.23912797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5914835929871">
                <text:p>36.5914835929871</text:p>
              </table:table-cell>
              <table:table-cell office:value-type="float" office:value="56945.1143230511">
                <text:p>56945.11432305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6920101642609">
                <text:p>36.6920101642609</text:p>
              </table:table-cell>
              <table:table-cell office:value-type="float" office:value="55865.8266052239">
                <text:p>55865.82660522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7950429916382">
                <text:p>36.7950429916382</text:p>
              </table:table-cell>
              <table:table-cell office:value-type="float" office:value="55749.2223227529">
                <text:p>55749.22232275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8914029598236">
                <text:p>36.8914029598236</text:p>
              </table:table-cell>
              <table:table-cell office:value-type="float" office:value="60855.1467007123">
                <text:p>60855.14670071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.9945149421692">
                <text:p>36.9945149421692</text:p>
              </table:table-cell>
              <table:table-cell office:value-type="float" office:value="58111.5779533531">
                <text:p>58111.57795335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0956249237061">
                <text:p>37.0956249237061</text:p>
              </table:table-cell>
              <table:table-cell office:value-type="float" office:value="60528.1487245512">
                <text:p>60528.14872455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1921379566193">
                <text:p>37.1921379566193</text:p>
              </table:table-cell>
              <table:table-cell office:value-type="float" office:value="64654.4804535517">
                <text:p>64654.48045355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2949976921082">
                <text:p>37.2949976921082</text:p>
              </table:table-cell>
              <table:table-cell office:value-type="float" office:value="61909.5506101872">
                <text:p>61909.55061018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3914608955383">
                <text:p>37.3914608955383</text:p>
              </table:table-cell>
              <table:table-cell office:value-type="float" office:value="67258.8071854393">
                <text:p>67258.80718543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4947392940521">
                <text:p>37.4947392940521</text:p>
              </table:table-cell>
              <table:table-cell office:value-type="float" office:value="63982.4018874327">
                <text:p>63982.40188743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5912215709686">
                <text:p>37.5912215709686</text:p>
              </table:table-cell>
              <table:table-cell office:value-type="float" office:value="69733.0143423381">
                <text:p>69733.01434233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6917703151703">
                <text:p>37.6917703151703</text:p>
              </table:table-cell>
              <table:table-cell office:value-type="float" office:value="68026.7073876301">
                <text:p>68026.70738763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7919127941132">
                <text:p>37.7919127941132</text:p>
              </table:table-cell>
              <table:table-cell office:value-type="float" office:value="69500.9757444742">
                <text:p>69500.97574447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8951296806335">
                <text:p>37.8951296806335</text:p>
              </table:table-cell>
              <table:table-cell office:value-type="float" office:value="68438.413888844">
                <text:p>68438.4138888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.9915547370911">
                <text:p>37.9915547370911</text:p>
              </table:table-cell>
              <table:table-cell office:value-type="float" office:value="74337.5245329298">
                <text:p>74337.52453292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0946753025055">
                <text:p>38.0946753025055</text:p>
              </table:table-cell>
              <table:table-cell office:value-type="float" office:value="70519.3961143903">
                <text:p>70519.39611439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195300579071">
                <text:p>38.195300579071</text:p>
              </table:table-cell>
              <table:table-cell office:value-type="float" office:value="73142.6561119101">
                <text:p>73142.65611191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2954587936401">
                <text:p>38.2954587936401</text:p>
              </table:table-cell>
              <table:table-cell office:value-type="float" office:value="74362.3479316534">
                <text:p>74362.34793165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3951032161713">
                <text:p>38.3951032161713</text:p>
              </table:table-cell>
              <table:table-cell office:value-type="float" office:value="75548.6339202611">
                <text:p>75548.63392026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4915935993195">
                <text:p>38.4915935993195</text:p>
              </table:table-cell>
              <table:table-cell office:value-type="float" office:value="78764.326060636">
                <text:p>78764.3260606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5955939292908">
                <text:p>38.5955939292908</text:p>
              </table:table-cell>
              <table:table-cell office:value-type="float" office:value="73692.0738820153">
                <text:p>73692.07388201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6954710483551">
                <text:p>38.6954710483551</text:p>
              </table:table-cell>
              <table:table-cell office:value-type="float" office:value="77294.9807956268">
                <text:p>77294.98079562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8194417953491">
                <text:p>38.8194417953491</text:p>
              </table:table-cell>
              <table:table-cell office:value-type="float" office:value="62659.9434814634">
                <text:p>62659.94348146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9953901767731">
                <text:p>38.9953901767731</text:p>
              </table:table-cell>
              <table:table-cell office:value-type="float" office:value="44603.9908778139">
                <text:p>44603.99087781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.0776119232178">
                <text:p>39.0776119232178</text:p>
              </table:table-cell>
              <table:table-cell office:value-type="float" office:value="95643.7966844805">
                <text:p>95643.79668448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1962404251099">
                <text:p>39.1962404251099</text:p>
              </table:table-cell>
              <table:table-cell office:value-type="float" office:value="66493.2952384015">
                <text:p>66493.29523840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3523876667023">
                <text:p>39.3523876667023</text:p>
              </table:table-cell>
              <table:table-cell office:value-type="float" office:value="50516.4223175337">
                <text:p>50516.422317533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4770777225494">
                <text:p>39.4770777225494</text:p>
              </table:table-cell>
              <table:table-cell office:value-type="float" office:value="63196.6995801051">
                <text:p>63196.699580105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5929253101349">
                <text:p>39.5929253101349</text:p>
              </table:table-cell>
              <table:table-cell office:value-type="float" office:value="67882.2940028813">
                <text:p>67882.29400288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6912178993225">
                <text:p>39.6912178993225</text:p>
              </table:table-cell>
              <table:table-cell office:value-type="float" office:value="79761.8626673361">
                <text:p>79761.86266733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8186206817627">
                <text:p>39.8186206817627</text:p>
              </table:table-cell>
              <table:table-cell office:value-type="float" office:value="61160.3596935434">
                <text:p>61160.35969354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981413602829">
                <text:p>39.981413602829</text:p>
              </table:table-cell>
              <table:table-cell office:value-type="float" office:value="47323.9250794153">
                <text:p>47323.92507941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.0778613090515">
                <text:p>40.0778613090515</text:p>
              </table:table-cell>
              <table:table-cell office:value-type="float" office:value="79296.8573286102">
                <text:p>79296.85732861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.2786791324616">
                <text:p>40.2786791324616</text:p>
              </table:table-cell>
              <table:table-cell office:value-type="float" office:value="37765.5721549916">
                <text:p>37765.57215499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.4035847187042">
                <text:p>40.4035847187042</text:p>
              </table:table-cell>
              <table:table-cell office:value-type="float" office:value="60013.3286707947">
                <text:p>60013.32867079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4423804283142">
                <text:p>40.4423804283142</text:p>
              </table:table-cell>
              <table:table-cell office:value-type="float" office:value="190536.532887581">
                <text:p>190536.5328875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5779299736023">
                <text:p>40.5779299736023</text:p>
              </table:table-cell>
              <table:table-cell office:value-type="float" office:value="53471.2232681835">
                <text:p>53471.22326818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6828973293304">
                <text:p>40.6828973293304</text:p>
              </table:table-cell>
              <table:table-cell office:value-type="float" office:value="68059.2547125027">
                <text:p>68059.25471250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8003468513489">
                <text:p>40.8003468513489</text:p>
              </table:table-cell>
              <table:table-cell office:value-type="float" office:value="59804.4153717173">
                <text:p>59804.41537171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9781081676483">
                <text:p>40.9781081676483</text:p>
              </table:table-cell>
              <table:table-cell office:value-type="float" office:value="38388.5546195269">
                <text:p>38388.55461952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.0776734352112">
                <text:p>41.0776734352112</text:p>
              </table:table-cell>
              <table:table-cell office:value-type="float" office:value="67332.7171623081">
                <text:p>67332.71716230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.1863095760346">
                <text:p>41.1863095760346</text:p>
              </table:table-cell>
              <table:table-cell office:value-type="float" office:value="60532.341724953">
                <text:p>60532.3417249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.2506327629089">
                <text:p>41.2506327629089</text:p>
              </table:table-cell>
              <table:table-cell office:value-type="float" office:value="100990.021105226">
                <text:p>100990.0211052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.3776738643646">
                <text:p>41.3776738643646</text:p>
              </table:table-cell>
              <table:table-cell office:value-type="float" office:value="49873.6230038904">
                <text:p>49873.62300389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.4784333705902">
                <text:p>41.4784333705902</text:p>
              </table:table-cell>
              <table:table-cell office:value-type="float" office:value="61691.4495996366">
                <text:p>61691.44959963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5919909477234">
                <text:p>41.5919909477234</text:p>
              </table:table-cell>
              <table:table-cell office:value-type="float" office:value="53470.6723522187">
                <text:p>53470.67235221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6948051452637">
                <text:p>41.6948051452637</text:p>
              </table:table-cell>
              <table:table-cell office:value-type="float" office:value="57813.0272102849">
                <text:p>57813.02721028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7950615882874">
                <text:p>41.7950615882874</text:p>
              </table:table-cell>
              <table:table-cell office:value-type="float" office:value="58011.234236848">
                <text:p>58011.2342368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9781210422516">
                <text:p>41.9781210422516</text:p>
              </table:table-cell>
              <table:table-cell office:value-type="float" office:value="30547.4526384886">
                <text:p>30547.45263848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9952733516693">
                <text:p>41.9952733516693</text:p>
              </table:table-cell>
              <table:table-cell office:value-type="float" office:value="324621.009591059">
                <text:p>324621.0095910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.0954947471619">
                <text:p>42.0954947471619</text:p>
              </table:table-cell>
              <table:table-cell office:value-type="float" office:value="54359.6501847231">
                <text:p>54359.65018472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.1950106620789">
                <text:p>42.1950106620789</text:p>
              </table:table-cell>
              <table:table-cell office:value-type="float" office:value="53619.5643124102">
                <text:p>53619.56431241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.2915058135986">
                <text:p>42.2915058135986</text:p>
              </table:table-cell>
              <table:table-cell office:value-type="float" office:value="54220.3407901564">
                <text:p>54220.34079015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.3956074714661">
                <text:p>42.3956074714661</text:p>
              </table:table-cell>
              <table:table-cell office:value-type="float" office:value="49105.8461961277">
                <text:p>49105.84619612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.4779679775238">
                <text:p>42.4779679775238</text:p>
              </table:table-cell>
              <table:table-cell office:value-type="float" office:value="61097.2447943956">
                <text:p>61097.24479439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5771722793579">
                <text:p>42.5771722793579</text:p>
              </table:table-cell>
              <table:table-cell office:value-type="float" office:value="49755.9068381348">
                <text:p>49755.90683813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6774070262909">
                <text:p>42.6774070262909</text:p>
              </table:table-cell>
              <table:table-cell office:value-type="float" office:value="48286.6485734334">
                <text:p>48286.64857343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7771565914154">
                <text:p>42.7771565914154</text:p>
              </table:table-cell>
              <table:table-cell office:value-type="float" office:value="47639.3054352503">
                <text:p>47639.30543525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8778614997864">
                <text:p>42.8778614997864</text:p>
              </table:table-cell>
              <table:table-cell office:value-type="float" office:value="46392.9720564317">
                <text:p>46392.97205643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977644443512">
                <text:p>42.977644443512</text:p>
              </table:table-cell>
              <table:table-cell office:value-type="float" office:value="46100.0630794227">
                <text:p>46100.06307942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.0034394264221">
                <text:p>43.0034394264221</text:p>
              </table:table-cell>
              <table:table-cell office:value-type="float" office:value="177708.976042591">
                <text:p>177708.9760425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.0950169563293">
                <text:p>43.0950169563293</text:p>
              </table:table-cell>
              <table:table-cell office:value-type="float" office:value="49357.0857892654">
                <text:p>49357.08578926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.1774659156799">
                <text:p>43.1774659156799</text:p>
              </table:table-cell>
              <table:table-cell office:value-type="float" office:value="54239.6172762394">
                <text:p>54239.61727623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.2779047489166">
                <text:p>43.2779047489166</text:p>
              </table:table-cell>
              <table:table-cell office:value-type="float" office:value="44046.7084038541">
                <text:p>44046.70840385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3779258728027">
                <text:p>43.3779258728027</text:p>
              </table:table-cell>
              <table:table-cell office:value-type="float" office:value="43750.758139679">
                <text:p>43750.7581396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4775631427765">
                <text:p>43.4775631427765</text:p>
              </table:table-cell>
              <table:table-cell office:value-type="float" office:value="43598.1435575688">
                <text:p>43598.143557568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4961171150208">
                <text:p>43.4961171150208</text:p>
              </table:table-cell>
              <table:table-cell office:value-type="float" office:value="233696.587604888">
                <text:p>233696.5876048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577005147934">
                <text:p>43.577005147934</text:p>
              </table:table-cell>
              <table:table-cell office:value-type="float" office:value="53407.1585673905">
                <text:p>53407.15856739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6772673130035">
                <text:p>43.6772673130035</text:p>
              </table:table-cell>
              <table:table-cell office:value-type="float" office:value="42927.4591967279">
                <text:p>42927.459196727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782023191452">
                <text:p>43.782023191452</text:p>
              </table:table-cell>
              <table:table-cell office:value-type="float" office:value="41009.6317612625">
                <text:p>41009.63176126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8776319026947">
                <text:p>43.8776319026947</text:p>
              </table:table-cell>
              <table:table-cell office:value-type="float" office:value="44933.1441054133">
                <text:p>44933.14410541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8900444507599">
                <text:p>43.8900444507599</text:p>
              </table:table-cell>
              <table:table-cell office:value-type="float" office:value="346101.378817564">
                <text:p>346101.3788175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9935069084167">
                <text:p>43.9935069084167</text:p>
              </table:table-cell>
              <table:table-cell office:value-type="float" office:value="41599.6304115884">
                <text:p>41599.63041158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.0780575275421">
                <text:p>44.0780575275421</text:p>
              </table:table-cell>
              <table:table-cell office:value-type="float" office:value="51093.6530647349">
                <text:p>51093.65306473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0988204479218">
                <text:p>44.0988204479218</text:p>
              </table:table-cell>
              <table:table-cell office:value-type="float" office:value="208448.518843442">
                <text:p>208448.5188434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1929359436035">
                <text:p>44.1929359436035</text:p>
              </table:table-cell>
              <table:table-cell office:value-type="float" office:value="46241.0569957112">
                <text:p>46241.05699571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2775964736939">
                <text:p>44.2775964736939</text:p>
              </table:table-cell>
              <table:table-cell office:value-type="float" office:value="51783.2807723069">
                <text:p>51783.28077230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3951494693756">
                <text:p>44.3951494693756</text:p>
              </table:table-cell>
              <table:table-cell office:value-type="float" office:value="37702.1442481843">
                <text:p>37702.14424818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4070014953613">
                <text:p>44.4070014953613</text:p>
              </table:table-cell>
              <table:table-cell office:value-type="float" office:value="374619.495886222">
                <text:p>374619.4958862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4910011291504">
                <text:p>44.4910011291504</text:p>
              </table:table-cell>
              <table:table-cell office:value-type="float" office:value="53333.565849228">
                <text:p>53333.5658492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5955986976624">
                <text:p>44.5955986976624</text:p>
              </table:table-cell>
              <table:table-cell office:value-type="float" office:value="43442.6924511185">
                <text:p>43442.69245111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6952297687531">
                <text:p>44.6952297687531</text:p>
              </table:table-cell>
              <table:table-cell office:value-type="float" office:value="46330.9281880335">
                <text:p>46330.92818803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7919359207153">
                <text:p>44.7919359207153</text:p>
              </table:table-cell>
              <table:table-cell office:value-type="float" office:value="48476.7504949275">
                <text:p>48476.75049492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8945693969727">
                <text:p>44.8945693969727</text:p>
              </table:table-cell>
              <table:table-cell office:value-type="float" office:value="46456.5770728217">
                <text:p>46456.57707282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.9950723648071">
                <text:p>44.9950723648071</text:p>
              </table:table-cell>
              <table:table-cell office:value-type="float" office:value="48396.5807657636">
                <text:p>48396.58076576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0950300693512">
                <text:p>45.0950300693512</text:p>
              </table:table-cell>
              <table:table-cell office:value-type="float" office:value="49540.9535721867">
                <text:p>49540.95357218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1947512626648">
                <text:p>45.1947512626648</text:p>
              </table:table-cell>
              <table:table-cell office:value-type="float" office:value="50701.3587783704">
                <text:p>50701.358778370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2951798439026">
                <text:p>45.2951798439026</text:p>
              </table:table-cell>
              <table:table-cell office:value-type="float" office:value="51379.7958350347">
                <text:p>51379.79583503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3916752338409">
                <text:p>45.3916752338409</text:p>
              </table:table-cell>
              <table:table-cell office:value-type="float" office:value="54551.828883876">
                <text:p>54551.82888387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4951031208038">
                <text:p>45.4951031208038</text:p>
              </table:table-cell>
              <table:table-cell office:value-type="float" office:value="52055.5931103161">
                <text:p>52055.59311031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5915477275848">
                <text:p>45.5915477275848</text:p>
              </table:table-cell>
              <table:table-cell office:value-type="float" office:value="56986.079195487">
                <text:p>56986.07919548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6948945522308">
                <text:p>45.6948945522308</text:p>
              </table:table-cell>
              <table:table-cell office:value-type="float" office:value="54418.7014866149">
                <text:p>54418.701486614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7916734218597">
                <text:p>45.7916734218597</text:p>
              </table:table-cell>
              <table:table-cell office:value-type="float" office:value="59269.1361450532">
                <text:p>59269.13614505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8915722370148">
                <text:p>45.8915722370148</text:p>
              </table:table-cell>
              <table:table-cell office:value-type="float" office:value="58699.3948917199">
                <text:p>58699.39489171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.9944124221802">
                <text:p>45.9944124221802</text:p>
              </table:table-cell>
              <table:table-cell office:value-type="float" office:value="58265.1615257463">
                <text:p>58265.16152574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095370054245">
                <text:p>46.095370054245</text:p>
              </table:table-cell>
              <table:table-cell office:value-type="float" office:value="60619.4883421066">
                <text:p>60619.488342106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1920208930969">
                <text:p>46.1920208930969</text:p>
              </table:table-cell>
              <table:table-cell office:value-type="float" office:value="64562.2953108542">
                <text:p>64562.29531085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295218706131">
                <text:p>46.295218706131</text:p>
              </table:table-cell>
              <table:table-cell office:value-type="float" office:value="61706.734016722">
                <text:p>61706.7340167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3953306674957">
                <text:p>46.3953306674957</text:p>
              </table:table-cell>
              <table:table-cell office:value-type="float" office:value="64807.4407049297">
                <text:p>64807.44070492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4947192668915">
                <text:p>46.4947192668915</text:p>
              </table:table-cell>
              <table:table-cell office:value-type="float" office:value="66566.9909851127">
                <text:p>66566.99098511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591325044632">
                <text:p>46.591325044632</text:p>
              </table:table-cell>
              <table:table-cell office:value-type="float" office:value="69643.867658455">
                <text:p>69643.8676584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6919798851013">
                <text:p>46.6919798851013</text:p>
              </table:table-cell>
              <table:table-cell office:value-type="float" office:value="68034.4826743285">
                <text:p>68034.482674328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7952508926392">
                <text:p>46.7952508926392</text:p>
              </table:table-cell>
              <table:table-cell office:value-type="float" office:value="67395.4884912848">
                <text:p>67395.48849128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891681432724">
                <text:p>46.891681432724</text:p>
              </table:table-cell>
              <table:table-cell office:value-type="float" office:value="73254.8007486544">
                <text:p>73254.80074865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.9916369915009">
                <text:p>46.9916369915009</text:p>
              </table:table-cell>
              <table:table-cell office:value-type="float" office:value="71711.8696320043">
                <text:p>71711.86963200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0953412055969">
                <text:p>47.0953412055969</text:p>
              </table:table-cell>
              <table:table-cell office:value-type="float" office:value="70122.5120250502">
                <text:p>70122.51202505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1918547153473">
                <text:p>47.1918547153473</text:p>
              </table:table-cell>
              <table:table-cell office:value-type="float" office:value="76258.7540235223">
                <text:p>76258.75402352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2952396869659">
                <text:p>47.2952396869659</text:p>
              </table:table-cell>
              <table:table-cell office:value-type="float" office:value="72041.4184323891">
                <text:p>72041.41843238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3916373252869">
                <text:p>47.3916373252869</text:p>
              </table:table-cell>
              <table:table-cell office:value-type="float" office:value="78010.2099074745">
                <text:p>78010.20990747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4948270320892">
                <text:p>47.4948270320892</text:p>
              </table:table-cell>
              <table:table-cell office:value-type="float" office:value="73650.7568003438">
                <text:p>73650.75680034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5913982391357">
                <text:p>47.5913982391357</text:p>
              </table:table-cell>
              <table:table-cell office:value-type="float" office:value="79361.1287918252">
                <text:p>79361.12879182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6933782100678">
                <text:p>47.6933782100678</text:p>
              </table:table-cell>
              <table:table-cell office:value-type="float" office:value="75701.1394438145">
                <text:p>75701.13944381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8191239833832">
                <text:p>47.8191239833832</text:p>
              </table:table-cell>
              <table:table-cell office:value-type="float" office:value="61775.4362249154">
                <text:p>61775.43622491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9929666519165">
                <text:p>47.9929666519165</text:p>
              </table:table-cell>
              <table:table-cell office:value-type="float" office:value="45098.2492741538">
                <text:p>45098.24927415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.0777146816254">
                <text:p>48.0777146816254</text:p>
              </table:table-cell>
              <table:table-cell office:value-type="float" office:value="92792.7177424119">
                <text:p>92792.71774241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1964523792267">
                <text:p>48.1964523792267</text:p>
              </table:table-cell>
              <table:table-cell office:value-type="float" office:value="66432.1454714852">
                <text:p>66432.145471485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352541923523">
                <text:p>48.352541923523</text:p>
              </table:table-cell>
              <table:table-cell office:value-type="float" office:value="50535.0953234141">
                <text:p>50535.095323414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4773597717285">
                <text:p>48.4773597717285</text:p>
              </table:table-cell>
              <table:table-cell office:value-type="float" office:value="63131.9968521023">
                <text:p>63131.99685210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5946316719055">
                <text:p>48.5946316719055</text:p>
              </table:table-cell>
              <table:table-cell office:value-type="float" office:value="67057.837283532">
                <text:p>67057.8372835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6910667419434">
                <text:p>48.6910667419434</text:p>
              </table:table-cell>
              <table:table-cell office:value-type="float" office:value="81298.2247736589">
                <text:p>81298.22477365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8187534809113">
                <text:p>48.8187534809113</text:p>
              </table:table-cell>
              <table:table-cell office:value-type="float" office:value="61024.3480488538">
                <text:p>61024.348048853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.0304002761841">
                <text:p>49.0304002761841</text:p>
              </table:table-cell>
              <table:table-cell office:value-type="float" office:value="36589.2617935342">
                <text:p>36589.26179353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.0717251300812">
                <text:p>49.0717251300812</text:p>
              </table:table-cell>
              <table:table-cell office:value-type="float" office:value="185650.989090112">
                <text:p>185650.9890901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.1968982219696">
                <text:p>49.1968982219696</text:p>
              </table:table-cell>
              <table:table-cell office:value-type="float" office:value="60588.1015287211">
                <text:p>60588.10152872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3204078674316">
                <text:p>49.3204078674316</text:p>
              </table:table-cell>
              <table:table-cell office:value-type="float" office:value="60691.6162050201">
                <text:p>60691.6162050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